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Standard">
      <style:text-properties style:font-name="DejaVu Serif"/>
    </style:style>
    <style:style style:name="P6"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7"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9"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2" style:family="paragraph" style:parent-style-name="Standard">
      <style:text-properties style:font-name="DejaVu Serif" fo:language="en" fo:country="US"/>
    </style:style>
    <style:style style:name="P13" style:family="paragraph" style:parent-style-name="Standard">
      <style:text-properties style:font-name="DejaVu Serif"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5" style:family="paragraph" style:parent-style-name="Standard">
      <style:text-properties style:font-name="DejaVu Serif" fo:language="en" fo:country="US" fo:font-style="normal" style:font-style-asian="normal" style:font-style-complex="normal"/>
    </style:style>
    <style:style style:name="P16"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8" style:family="paragraph" style:parent-style-name="Standard">
      <style:text-properties style:font-name="DejaVu Serif" fo:language="en" fo:country="US" fo:font-weight="normal" style:font-weight-asian="normal" style:font-weight-complex="normal"/>
    </style:style>
    <style:style style:name="P19"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20"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1" style:family="paragraph" style:parent-style-name="Standard">
      <style:text-properties style:font-name="DejaVu Serif" fo:language="en" fo:country="US" fo:font-style="italic" style:font-style-asian="italic" style:font-style-complex="italic"/>
    </style:style>
    <style:style style:name="P22" style:family="paragraph" style:parent-style-name="Standard">
      <style:text-properties style:font-name="DejaVu Serif" fo:language="en" fo:country="US" fo:font-style="italic" style:text-underline-style="none" style:font-style-asian="italic" style:font-style-complex="italic"/>
    </style:style>
    <style:style style:name="P23" style:family="paragraph" style:parent-style-name="Standard">
      <style:text-properties style:font-name="DejaVu Serif" fo:language="en" fo:country="US" style:text-underline-style="solid" style:text-underline-width="auto" style:text-underline-color="font-color"/>
    </style:style>
    <style:style style:name="P24"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5" style:family="paragraph" style:parent-style-name="Standard">
      <style:text-properties style:font-name="DejaVu Serif" fo:language="en" fo:country="US" style:text-underline-style="none"/>
    </style:style>
    <style:style style:name="P26"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7" style:family="paragraph" style:parent-style-name="Standard">
      <style:text-properties style:font-name="DejaVu Serif" fo:font-weight="bold" style:font-weight-asian="bold" style:font-weight-complex="bold"/>
    </style:style>
    <style:style style:name="P28"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9" style:family="paragraph" style:parent-style-name="Standard">
      <style:text-properties fo:color="#ff3366" style:font-name="DejaVu Serif" fo:language="en" fo:country="US" fo:font-weight="bold" style:font-weight-asian="bold" style:font-weight-complex="bold"/>
    </style:style>
    <style:style style:name="P30"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1" style:family="paragraph" style:parent-style-name="Standard">
      <style:paragraph-properties fo:margin-left="1.27cm" fo:margin-right="0cm" fo:text-indent="0cm" style:auto-text-indent="false"/>
      <style:text-properties style:font-name="DejaVu Serif" fo:language="en" fo:country="US"/>
    </style:style>
    <style:style style:name="P32"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5" style:family="paragraph" style:parent-style-name="Standard">
      <style:paragraph-properties fo:margin-left="1.244cm" fo:margin-right="0cm" fo:text-indent="0cm" style:auto-text-indent="false"/>
      <style:text-properties style:font-name="DejaVu Serif" fo:language="en" fo:country="US"/>
    </style:style>
    <style:style style:name="P36"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9"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40"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1"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2" style:family="paragraph" style:parent-style-name="Standard">
      <style:paragraph-properties fo:margin-left="1cm" fo:margin-right="0cm" fo:text-indent="0cm" style:auto-text-indent="false" fo:background-color="transparent">
        <style:background-image/>
      </style:paragraph-properties>
      <style:text-properties style:font-name="DejaVu Serif" fo:language="en" fo:country="US"/>
    </style:style>
    <style:style style:name="P43"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4"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5"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6" style:family="paragraph" style:parent-style-name="Standard">
      <style:paragraph-properties fo:margin-left="1.221cm" fo:margin-right="0cm" fo:text-indent="0cm" style:auto-text-indent="false"/>
      <style:text-properties style:font-name="DejaVu Serif" fo:language="en" fo:country="US"/>
    </style:style>
    <style:style style:name="P47"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48"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49"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Standard">
      <style:paragraph-properties fo:margin-left="1.261cm" fo:margin-right="0cm" fo:text-indent="0cm" style:auto-text-indent="false"/>
      <style:text-properties style:font-name="DejaVu Serif" fo:language="en" fo:country="US"/>
    </style:style>
    <style:style style:name="P51"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52"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53"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54" style:family="paragraph" style:parent-style-name="Standard">
      <style:paragraph-properties fo:margin-left="1.323cm" fo:margin-right="0cm" fo:text-indent="0cm" style:auto-text-indent="false"/>
      <style:text-properties style:font-name="DejaVu Serif" fo:language="en" fo:country="US"/>
    </style:style>
    <style:style style:name="P55" style:family="paragraph" style:parent-style-name="Contents_20_1">
      <style:paragraph-properties>
        <style:tab-stops>
          <style:tab-stop style:position="21.001cm" style:type="right" style:leader-style="dotted" style:leader-text="."/>
        </style:tab-stops>
      </style:paragraph-properties>
    </style:style>
    <style:style style:name="P56" style:family="paragraph" style:parent-style-name="Contents_20_2">
      <style:paragraph-properties>
        <style:tab-stops>
          <style:tab-stop style:position="20.502cm" style:type="right" style:leader-style="dotted" style:leader-text="."/>
        </style:tab-stops>
      </style:paragraph-properties>
    </style:style>
    <style:style style:name="P57" style:family="paragraph" style:parent-style-name="Heading_20_1">
      <style:text-properties style:font-name="DejaVu Serif"/>
    </style:style>
    <style:style style:name="P58" style:family="paragraph" style:parent-style-name="Heading_20_1">
      <style:text-properties style:font-name="DejaVu Serif" fo:language="en" fo:country="US"/>
    </style:style>
    <style:style style:name="P59" style:family="paragraph" style:parent-style-name="Heading_20_1" style:master-page-name="NovStyle">
      <style:paragraph-properties style:page-number="1"/>
      <style:text-properties style:font-name="DejaVu Serif" fo:language="en" fo:country="US"/>
    </style:style>
    <style:style style:name="P60" style:family="paragraph" style:parent-style-name="Heading_20_3">
      <style:text-properties style:font-name="DejaVu Serif" fo:language="en" fo:country="US"/>
    </style:style>
    <style:style style:name="P61" style:family="paragraph" style:parent-style-name="Contents_20_3">
      <style:paragraph-properties>
        <style:tab-stops>
          <style:tab-stop style:position="20.003cm" style:type="right" style:leader-style="dotted" style:leader-text="."/>
        </style:tab-stops>
      </style:paragraph-properties>
    </style:style>
    <style:style style:name="P62" style:family="paragraph" style:parent-style-name="Standard">
      <style:text-properties style:font-name="DejaVu Serif" fo:language="en" fo:country="US"/>
    </style:style>
    <style:style style:name="P63" style:family="paragraph" style:parent-style-name="Standard" style:list-style-name="L1">
      <style:text-properties style:font-name="DejaVu Serif" fo:language="en" fo:country="US"/>
    </style:style>
    <style:style style:name="P64" style:family="paragraph" style:parent-style-name="Standard" style:list-style-name="L2">
      <style:text-properties style:font-name="DejaVu Serif" fo:language="en" fo:country="US"/>
    </style:style>
    <style:style style:name="P65" style:family="paragraph" style:parent-style-name="Standard" style:list-style-name="L3">
      <style:text-properties style:font-name="DejaVu Serif" fo:language="en" fo:country="US"/>
    </style:style>
    <style:style style:name="P66" style:family="paragraph" style:parent-style-name="Standard" style:list-style-name="L4">
      <style:text-properties style:font-name="DejaVu Serif" fo:language="en" fo:country="US"/>
    </style:style>
    <style:style style:name="P67" style:family="paragraph" style:parent-style-name="Standard" style:list-style-name="L5">
      <style:text-properties style:font-name="DejaVu Serif" fo:language="en" fo:country="US"/>
    </style:style>
    <style:style style:name="P68" style:family="paragraph" style:parent-style-name="Standard" style:list-style-name="L6">
      <style:text-properties style:font-name="DejaVu Serif" fo:language="en" fo:country="US"/>
    </style:style>
    <style:style style:name="P69" style:family="paragraph" style:parent-style-name="Standard" style:list-style-name="L7">
      <style:text-properties style:font-name="DejaVu Serif"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T28" style:family="text">
      <style:text-properties style:font-name="DejaVu Serif1"/>
    </style:style>
    <style:style style:name="T29" style:family="text">
      <style:text-properties fo:language="pt" fo:country="B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span text:style-name="T20">Version: 1.95 Beta</text:span></text:p>
      <text:p text:style-name="P28"/>
      <text:p text:style-name="P9"><text:soft-page-break/></text:p>
      <text:p text:style-name="P9"/>
      <text:p text:style-name="P10">Sambahsa Mundialect</text:p>
      <text:p text:style-name="P11">Complete Grammar</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Henrique Matheus da Silva Lima</text:p>
      <text:p text:style-name="P13"/>
      <text:p text:style-name="P13"/>
      <text:p text:style-name="P14">Revision: <text:span text:style-name="T5">Dr. Olivier Simon</text:span></text:p>
      <text:p text:style-name="P14">Revision of the translation:<text:span text:style-name="T5"> Cale Short</text:span></text:p>
      <text:p text:style-name="P13"/>
      <text:p text:style-name="P13"/>
      <text:p text:style-name="P13"/>
      <text:p text:style-name="P13"/>
      <text:p text:style-name="P12"><text:span text:style-name="T1">Version:</text:span> 1.95 Beta</text:p>
      <text:p text:style-name="P26"><text:soft-page-break/>IMPORTANT NOTES ABOUT LEGAL ISSUES</text:p>
      <text:p text:style-name="P12"/>
      <text:p text:style-name="P12"><text:tab/>This grammar is licensed under the Creative Commons CC-BY 4.0 license, in other words, you may distribute, remix, adapt and create derivative works, even for commercial purposes; Its only obligation is to attribute due credit for the original creation.</text:p>
      <text:p text:style-name="P12"/>
      <text:p text:style-name="P12"><draw:frame draw:style-name="fr2" draw:name="figuras2" text:anchor-type="paragraph" svg:width="2.328cm" svg:height="0.82cm" draw:z-index="1"><draw:image xlink:href="Pictures/200000070000091900000335273053DC.svm" xlink:type="simple" xlink:show="embed" xlink:actuate="onLoad"/></draw:frame></text:p>
      <text:p text:style-name="P12"><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2"><text:tab/></text:p>
      <text:p text:style-name="P12"><text:tab/>It's very important to inform the reader that the language itself is not under a Creative Commons license or anything like it, the language is under the traditional Copyright license in which Dr. Olivier Simon has all property rights.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2"/>
      <text:p text:style-name="P12"><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2"/>
      <text:p text:style-name="P12"><text:tab/><text:span text:style-name="T16">This is a beta version of the grammar. It already can be used, but know that there are things to be improved and even corrected.</text:span></text:p>
      <text:p text:style-name="P29"/>
      <text:p text:style-name="P29"><text:tab/>THIS GRAMMAR WAS TRANSLATED FROM BRAZILIAN PORTUGUESE TO ENGLISH! WAITING FOR AVAILABLE NATIVE SPEAKERS TO MAKE A REVISION.</text:p>
      <text:p text:style-name="P29"/>
      <text:p text:style-name="P29"><text:tab/>For the people who will revise my translation, I thank you very much, my English definitively is not good, but I hope that I didn't leave much work for you. If you find something very strange, please warn me, maybe it is strange in the original work too :P !!!</text:p>
      <text:p text:style-name="P29"/>
      <text:p text:style-name="P5"><text:span text:style-name="T27">Pay attention here (!!!):</text:span><text:span text:style-name="T17"> this grammar still is in its beta version, so I still will make some changes and additions, just keep it in mind. But you can start the revision if you want.</text:span></text:p>
      <text:p text:style-name="P12"/>
      <text:p text:style-name="P12"/>
      <text:p text:style-name="P12"/>
      <text:p text:style-name="P26"><text:soft-page-break/>ACKNOWLEDGEMENTS</text:p>
      <text:p text:style-name="P12"/>
      <text:p text:style-name="P12"/>
      <text:p text:style-name="P12"><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2"/>
      <text:p text:style-name="P12"><text:tab/>I thank to Cale Short for making the revision of the translation of this grammar.</text:p>
      <text:p text:style-name="P12"/>
      <text:p text:style-name="P12"><text:tab/>Also a thanks to Sylvain Auclair, Martín Rincón Botero and Justin Gagnon, who helped me a lo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55">INTRODUCTION<text:tab/>1</text:p>
          <text:p text:style-name="P56">WHY LEARN AN AUXILIARY LANGUAGE?<text:tab/>2</text:p>
          <text:p text:style-name="P61">SO ARE YOU AGAINST THE ENGLISH LANGUAGE?<text:tab/>3</text:p>
          <text:p text:style-name="P56">BUT WHY LEARN SAMBAHSA?<text:tab/>3</text:p>
          <text:p text:style-name="P56">IS SAMBAHSA DIFFICULT?<text:tab/>4</text:p>
          <text:p text:style-name="P56">THE SAMBAHSA VOCABULARY<text:tab/>5</text:p>
          <text:p text:style-name="P55">METHODOLOGY OF TEACHING<text:tab/>6</text:p>
          <text:p text:style-name="P56">ACTUALLY YOU DON'T NEED TO LEARN EVERYTHING<text:tab/>7</text:p>
          <text:p text:style-name="P56">TIPS FOR STUDYING A LANGUAGE<text:tab/>7</text:p>
          <text:p text:style-name="P55">ALPHABET AND PRONUNCIATION<text:tab/>8</text:p>
          <text:p text:style-name="P56">SOME ENGLISH WORDS IN IPA AND SPT<text:tab/>12</text:p>
          <text:p text:style-name="P56">A LAST VISIT TO THE ALPHABET AND THE NAME OF THE LANGUAGE<text:tab/>13</text:p>
          <text:p text:style-name="P56">WE ARE NOT FINISHED YET, SOME CONVENTIONS<text:tab/>14</text:p>
          <text:p text:style-name="P61">THE LETTER “e”:<text:tab/>14</text:p>
          <text:p text:style-name="P61">THE LETTER “h”:<text:tab/>15</text:p>
          <text:p text:style-name="P56">VOWELS<text:tab/>15</text:p>
          <text:p text:style-name="P56">SEMIVOWELS<text:tab/>16</text:p>
          <text:p text:style-name="P56">CONSONANTS<text:tab/>16</text:p>
          <text:p text:style-name="P56">MORE OBSERVATIONS<text:tab/>17</text:p>
          <text:p text:style-name="P56">STRESS ACCENT IN SAMBAHSA<text:tab/>17</text:p>
          <text:p text:style-name="P61">ALWAYS RECEIVES ACCENTUATION<text:tab/>18</text:p>
          <text:p text:style-name="P61">NEVER IS ACCENTUATED<text:tab/>18</text:p>
          <text:p text:style-name="P56">IF YOU FOUND SOME SOUNDS VERY DIFFICULT<text:tab/>19</text:p>
          <text:p text:style-name="P55">SELLAMAT!<text:tab/>20</text:p>
          <text:p text:style-name="P55">USEFUL WORDS AND SENTENCES<text:tab/>22</text:p>
          <text:p text:style-name="P55">THE DECLINATION CASES<text:tab/>23</text:p>
          <text:p text:style-name="P56">NOMINATIVE CASE<text:tab/>24</text:p>
          <text:p text:style-name="P56">ACCUSATIVE CASE<text:tab/>25</text:p>
          <text:p text:style-name="P56">DATIVE CASE<text:tab/>26</text:p>
          <text:p text:style-name="P56">GENITIVE CASE<text:tab/>27</text:p>
          <text:p text:style-name="P55">DECLINATIONS<text:tab/>28</text:p>
          <text:p text:style-name="P56">SINGULAR<text:tab/>29</text:p>
          <text:p text:style-name="P56">PLURAL<text:tab/>29</text:p>
          <text:p text:style-name="P55">POSSESSION <text:tab/>30</text:p>
          <text:p text:style-name="P56">DIFFERENCE OF USE OF PREPOSITION OF POSSESSION AND GENITIVE CASE<text:tab/>31</text:p>
          <text:p text:style-name="P56">OTHER PREPOSITIONS OF POSSESSION<text:tab/>31</text:p>
          <text:p text:style-name="P55">THE ARTICLES<text:tab/>32</text:p>
          <text:p text:style-name="P56">DEFINITE ARTICLES<text:tab/>32</text:p>
          <text:p text:style-name="P56">INDEFINITE ARTICLE<text:tab/>32</text:p>
          <text:p text:style-name="P55">HOW TO SAY THE CONJUNCTIONS “AND” AND “OR”<text:tab/>32</text:p>
          <text:p text:style-name="P55">ADJECTIVES<text:tab/>33</text:p>
          <text:p text:style-name="P56">COMPARISONS<text:tab/>36</text:p>
          <text:p text:style-name="P55">PLURAL<text:tab/>37</text:p>
          <text:p text:style-name="P55">SOME, FEW, MANY AND OTHERS<text:tab/>38</text:p>
          <text:p text:style-name="P56">ARE YOU A BIT CONFUSE WITH SO MANY “MUCHS” AND “FEWS”?<text:tab/>39</text:p>
          <text:p text:style-name="P55">NUMBERS<text:tab/>40</text:p>
          <text:p text:style-name="P55">TIME<text:tab/>43</text:p>
          <text:p text:style-name="P55">CORRELATIVES<text:tab/>45</text:p>
          <text:p text:style-name="P55">THE VERBS<text:tab/>48</text:p>
          <text:p text:style-name="P56">PRESENT<text:tab/>49</text:p>
          <text:p text:style-name="P56"><text:soft-page-break/>BRIEF EXPLANATION ABOUT THE NASAL INFIX<text:tab/>51</text:p>
          <text:p text:style-name="P56">PAST TENSE<text:tab/>51</text:p>
          <text:p text:style-name="P61">ACTUALLY THERE ARE TWO WAYS OF REPRESENTING THE PAST<text:tab/>53</text:p>
          <text:p text:style-name="P56">INFINITIVE<text:tab/>53</text:p>
          <text:p text:style-name="P61">THE USE OF THE PREPOSITION “AD” WITH VERBS IN THE INFINITIVE<text:tab/>54</text:p>
          <text:p text:style-name="P56">FUTURE<text:tab/>55</text:p>
          <text:p text:style-name="P61">THE NEAR FUTURE<text:tab/>56</text:p>
          <text:p text:style-name="P56">FUTURE PERFECT<text:tab/>56</text:p>
          <text:p text:style-name="P56">SUBJUNCTIVE<text:tab/>56</text:p>
          <text:p text:style-name="P56">IMPERATIVE<text:tab/>57</text:p>
          <text:p text:style-name="P56">CONDITIONAL<text:tab/>58</text:p>
          <text:p text:style-name="P61">BUT WHAT ABOUT VERBS THAT ALREADY FINISH WITH “IE”?<text:tab/>58</text:p>
          <text:p text:style-name="P56">CATEGORIES OF VERBAL STEMS<text:tab/>59</text:p>
          <text:p text:style-name="P61">NASAL INFIXES<text:tab/>59</text:p>
          <text:p text:style-name="P61">VERBS WITH “EH” + CONSONANT<text:tab/>60</text:p>
          <text:p text:style-name="P61">VERBS WITH “EU” AND “EI”<text:tab/>60</text:p>
          <text:p text:style-name="P61">VERBS WITH “A”<text:tab/>61</text:p>
          <text:p text:style-name="P61">THE VON WAHL RULES<text:tab/>61</text:p>
          <text:p text:style-name="P61">ENDING WITH A STRESSED VOWEL<text:tab/>62</text:p>
          <text:p text:style-name="P61">THE OTHER VERBS<text:tab/>63</text:p>
          <text:p text:style-name="P56">VERBAL AFFIXES<text:tab/>63</text:p>
          <text:p text:style-name="P61">AFFIXES THAT CHANGE THE TENSE OF THE VERB<text:tab/>64</text:p>
          <text:p text:style-name="P56">SOME LITERARY VERBAL FORMS<text:tab/>64</text:p>
          <text:p text:style-name="P61">OPTIONAL ENDINGS OF THE PRESENT OF THE INDICATIVE<text:tab/>64</text:p>
          <text:p text:style-name="P61">OLD FORMS OF THE IMPERATIVE<text:tab/>65</text:p>
          <text:p text:style-name="P61">PARTICIPLE IN THE FUTURE<text:tab/>65</text:p>
          <text:p text:style-name="P61">THE OLD FORMATIONS OF THE INFINITIVE<text:tab/>65</text:p>
          <text:p text:style-name="P61">THE DURATIVE<text:tab/>66</text:p>
          <text:p text:style-name="P61">THE EVENTIVE<text:tab/>66</text:p>
          <text:p text:style-name="P61">THE INTENSIVE<text:tab/>66</text:p>
          <text:p text:style-name="P61">THE ITERATIVE<text:tab/>67</text:p>
          <text:p text:style-name="P61">THE PERFECT<text:tab/>67</text:p>
          <text:p text:style-name="P55">MORE ABOUT THE USE OF THE DECLINATIONS<text:tab/>67</text:p>
          <text:p text:style-name="P56">ACCUSATIVE<text:tab/>67</text:p>
          <text:p text:style-name="P56">DATIVE<text:tab/>67</text:p>
          <text:p text:style-name="P55">ADVERBS<text:tab/>67</text:p>
          <text:p text:style-name="P55">GERUND<text:tab/>68</text:p>
          <text:p text:style-name="P55">REFLEXIVE PRONOUNS AND THE POSSESSIVE PRONOUN “SIEN”<text:tab/>69</text:p>
          <text:p text:style-name="P55">RELATIVE PRONOUN AND INTEGRANT CONJUNCTION<text:tab/>69</text:p>
          <text:p text:style-name="P56">THE RELATIVE PRONOUNS “YO(S)”, “YA” AND “YOD”<text:tab/>70</text:p>
          <text:p text:style-name="P55">QUESTIONS<text:tab/>71</text:p>
          <text:p text:style-name="P55">NEGATION<text:tab/>72</text:p>
          <text:p text:style-name="P56">ABOUT THE USE OF THE “SI”<text:tab/>72</text:p>
          <text:p text:style-name="P55">AVOIDING REPETITIONS<text:tab/>73</text:p>
          <text:p text:style-name="P55">PARTICIPLES<text:tab/>73</text:p>
          <text:p text:style-name="P56">ACTIVE PRESENT<text:tab/>73</text:p>
          <text:p text:style-name="P56">ACTIVE PAST<text:tab/>74</text:p>
          <text:p text:style-name="P56">PASSIVE PRESENT<text:tab/>74</text:p>
          <text:p text:style-name="P56">PASSIVE PAST<text:tab/>74</text:p>
          <text:p text:style-name="P61">OTHER WAY OF EXPRESSING THE PAST TENSE, THE PRESENT PERFECT<text:tab/>74</text:p>
          <text:p text:style-name="P61">A WAY OF MAKING ADJECTIVES WITH VERBS<text:tab/>75</text:p>
          <text:p text:style-name="P55">CONJUNCTIONS AND OTHER INVARIABLE WORDS<text:tab/>75</text:p>
          <text:p text:style-name="P56"><text:soft-page-break/>SOME DOUBTS THAT CAN APPEAR<text:tab/>89</text:p>
          <text:p text:style-name="P61">WHAT'S THE DIFFERENCE BETWEEN “BET” AND “MEN”?<text:tab/>89</text:p>
          <text:p text:style-name="P55">PREPOSITIONS<text:tab/>90</text:p>
          <text:p text:style-name="P56">SOME DOUBTS THAT CAN APPEAR<text:tab/>97</text:p>
          <text:p text:style-name="P61">DIFFERENCE BETWEEN “MED” AND “PER”<text:tab/>97</text:p>
          <text:p text:style-name="P61">DIFFERENCE BETWEEN “POS” AND “TRANS”<text:tab/>98</text:p>
          <text:p text:style-name="P61">DIFFERENCE BETWEEN “EX” AND “UD”<text:tab/>98</text:p>
          <text:p text:style-name="P61">DIFFERENCE BETWEEN “VICE” AND “INSTET”<text:tab/>98</text:p>
          <text:p text:style-name="P55">ENCLITICS AND PROCLITICS<text:tab/>98</text:p>
          <text:p text:style-name="P55">USEFUL AFFIXES<text:tab/>100</text:p>
          <text:p text:style-name="P56">PREFFIXES<text:tab/>101</text:p>
          <text:p text:style-name="P56">SUFFIXES<text:tab/>103</text:p>
          <text:p text:style-name="P61">EXPRESSING QUALITY OR STATE<text:tab/>103</text:p>
          <text:p text:style-name="P61">EXPRESSING AN ACTION<text:tab/>103</text:p>
          <text:p text:style-name="P61">INDICATING THE PERFORMER OF AN ACTION<text:tab/>103</text:p>
          <text:p text:style-name="P61">OTHER SUFFIXES<text:tab/>103</text:p>
          <text:p text:style-name="P55">STYLE<text:tab/>105</text:p>
          <text:p text:style-name="P55">CHOOSING NEW WORDS<text:tab/>106</text:p>
          <text:p text:style-name="P55">COMMON MISTAKES AND DOUBTS<text:tab/>106</text:p>
          <text:p text:style-name="P56">WHAT REALLY MEANS THE VERB “LEIT”<text:tab/>107</text:p>
          <text:p text:style-name="P56">HOW ASK SOMETHING TO SOMEONE<text:tab/>107</text:p>
          <text:p text:style-name="P56">HOW TO SAY WHETHER SOMETHING WILL BE DELAYED OR BE LATE?<text:tab/>108</text:p>
          <text:p text:style-name="P56">VERBS OF DIRECTION LIKE “GWAH”<text:tab/>108</text:p>
          <text:p text:style-name="P56">WHAT'S THE DIFFERENCE BETWEEN “YAKIN” AND “WEIDWOS”?<text:tab/>109</text:p>
          <text:p text:style-name="P55">ABOUT MINOR GRAMMATICAL ISSUES<text:tab/>109</text:p>
          <text:p text:style-name="P56">NAMES OF LANGUAGES AND NATIONALITIES<text:tab/>109</text:p>
          <text:p text:style-name="P56">WORDS RELATED TO NUMBERS LESSER THAN TWO<text:tab/>109</text:p>
          <text:p text:style-name="P56">VERBAL CONCORDANCE OF THE VERB “ES”<text:tab/>109</text:p>
          <text:p text:style-name="P55">WORDS AND THEIR MEANINGS<text:tab/>110</text:p>
          <text:p text:style-name="P55">VOCABULARY<text:tab/>110</text:p>
          <text:p text:style-name="P56">VERBS<text:tab/>111</text:p>
          <text:p text:style-name="P56">ADJECTIVES<text:tab/>116</text:p>
          <text:p text:style-name="P56">BODY<text:tab/>117</text:p>
          <text:p text:style-name="P56">COLORS<text:tab/>119</text:p>
          <text:p text:style-name="P56">COMPUTING<text:tab/>119</text:p>
          <text:p text:style-name="P56">ANIMALS<text:tab/>125</text:p>
          <text:p text:style-name="P56">MEASURES<text:tab/>126</text:p>
          <text:p text:style-name="P56">FAMILY<text:tab/>127</text:p>
          <text:p text:style-name="P56">VARIOUS<text:tab/>128</text:p>
          <text:p text:style-name="P56">INTERJECTIONS<text:tab/>129</text:p>
          <text:p text:style-name="P55">REFERENCES<text:tab/>130</text:p>
        </text:index-body>
      </text:table-of-content>
      <text:p text:style-name="P12"/>
      <text:h text:style-name="P59" text:outline-level="1">INTRODUCTION</text:h>
      <text:p text:style-name="P12"/>
      <text:p text:style-name="P12"><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2"/>
      <text:p text:style-name="P12"><text:tab/>For being an auxiliary language, Sambahsa is much more easier than any national language like German or Spanish, but Sambahsa is a bit more challenger if compared to other auxiliary languages because it is a bit complicated at the beginning, but after that, the learning process shows itself incredibly simple and the advantages of its complexity will make all the effort worth it. </text:p>
      <text:p text:style-name="P12"/>
      <text:p text:style-name="P12"><text:tab/>With what the language looks alike? The interesting of Sambahsa is that it is so natural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2"/>
      <text:p text:style-name="P12"><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2"/>
      <text:p text:style-name="P12"><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2"><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2"><text:s/></text:p>
      <text:p text:style-name="P12"><text:tab/>The movement that supports Sambahsa is not linked to any kind of thought: people from all kinds, ethnicity, places, believes, genres, sexual orientation, social class and ideologies may use the language as they please. </text:p>
      <text:p text:style-name="P12"/>
      <text:p text:style-name="P12"><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But just remember that this license doesn't apply to the language itself.</text:p>
      <text:p text:style-name="P12"/>
      <text:p text:style-name="P12"><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2"/>
      <text:h text:style-name="P4" text:outline-level="2">WHY LEARN AN AUXILIARY LANGUAGE?</text:h>
      <text:p text:style-name="P12"><text:tab/></text:p>
      <text:p text:style-name="P12"><text:tab/>You ask me: “but we already have English as an international language, why learn an artificial language?”. Before answer this question, I must remember that w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2"/>
      <text:p text:style-name="P12"><text:tab/>The problem with a national language – no matter whether it is English, Spanish, French or Mandarin – is that it's spent much time <text:span text:style-name="T8">(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2"/>
      <text:p text:style-name="P12"><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ext:soft-page-break/>that for centuries, but it's much more efficient to calculate with indo-Arabic numerals, that in our case would be a language that you learn in months instead one you learn in years and is fully of traps. <text:span text:style-name="T13">I said “language of a determined country” because people learn – in the international communication scope – the English variant from United States of America or England, but never the English from Jamaica.</text:span></text:p>
      <text:p text:style-name="P12"/>
      <text:p text:style-name="P12"><text:tab/><text:span text:style-name="T13">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acquire great economic and military power. Do some decades hence we will have to communicate with each other in Mandarin or in the language of the country that “rules” the world?</text:span></text:p>
      <text:p text:style-name="P15"/>
      <text:h text:style-name="P60" text:outline-level="3">SO ARE YOU AGAINST THE ENGLISH LANGUAGE?</text:h>
      <text:p text:style-name="P15"/>
      <text:p text:style-name="P12"><text:span text:style-name="T13"><text:tab/>My answer for this question is a loud “</text:span><text:span text:style-name="T14">NO</text:span><text:span text:style-name="T13">”!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15"/>
      <text:p text:style-name="P15"><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5"/>
      <text:p text:style-name="P15"><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15"/>
      <text:p text:style-name="P15"><text:tab/>But an auxiliary language surely would help us immensely. A neutral language that can be learned in matter of months would greatly reduce language barriers.</text:p>
      <text:p text:style-name="P12"/>
      <text:h text:style-name="P4" text:outline-level="2">BUT WHY LEARN SAMBAHSA?</text:h>
      <text:p text:style-name="P12"/>
      <text:p text:style-name="P12"><text:tab/>Before I meet Sambahsa I've already known other auxiliary languages <text:span text:style-name="T8">(not only Esperanto)</text:span>, but I was not fully satisfied with them, not because they are inefficient, but they have certain aspects, due their enormous simplicity, that displeased me.</text:p>
      <text:p text:style-name="P12"/>
      <text:p text:style-name="P12"><text:tab/>Sambahsa has success in having the regularity – and facility – of an <text:soft-page-break/>auxiliary language and the naturality and native beauty of a national language. Sambahsa is as good as English or Portuguese for making poetry or music and the imported proper nouns from other languages don't need, in most cases, to have its spelling or pronounce changed to adequate the standards of the language, the “problems” of importing these proper nouns will be the same that occurs in any national language like English or Portuguese.</text:p>
      <text:p text:style-name="P12"/>
      <text:p text:style-name="P12"><text:tab/>Sambahsa is also a finished language, it means that you don't have to worry whether what you've learned today will change in five years. What you write today in Sambahsa will be understood even in a century.</text:p>
      <text:p text:style-name="P12"/>
      <text:p text:style-name="P12"><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2"/>
      <text:h text:style-name="P4" text:outline-level="2">IS SAMBAHSA DIFFICULT?</text:h>
      <text:p text:style-name="P12"/>
      <text:p text:style-name="P12"><text:tab/>It's undeniable that in the <text:span text:style-name="T1">beginning</text:span> – and only at the beginning – Sambahsa is a bit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2"/>
      <text:p text:style-name="P12"><text:tab/>Sambahsa undoubtedly is easy, you only have to know what are you priorities of study, <text:span text:style-name="T2">you have to know how to study</text:span>! Doesn't make sense decorate all declinative cases from dative if you use them a very few times (and maybe only a few of them, even if you only use Sambahsa in all days of your life)! Also it's necessary have in mind that it's not because it is an easy language that you will be writing philosophical treatises in three weeks, but maybe you can do it in six or eight months.</text:p>
      <text:p text:style-name="P12"/>
      <text:p text:style-name="P12"><text:tab/>People also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e thought.</text:p>
      <text:p text:style-name="P12"/>
      <text:p text:style-name="P12"><text:tab/>People complains that Sambahsa has difficult sounds to learn, but all languages have different sounds to be learned, even other auxiliary language that tries to be the simplest. Soon after some of the the languages most studied by americans and their sounds that don't exist in the General American English <text:span text:style-name="T8">(the sounds in italic are used in sambahsa)</text:span>.</text:p>
      <text:p text:style-name="P54"><text:span text:style-name="T1">Spanish </text:span><text:span text:style-name="T9">(European Castilian)</text:span><text:span text:style-name="T1"> –</text:span> [β], <text:span text:style-name="T8">[x]</text:span>, [ɲ], [ɣ] </text:p>
      <text:p text:style-name="P54"><text:span text:style-name="T1">German –</text:span> <text:span text:style-name="T8">[ç]</text:span>, <text:span text:style-name="T8">[ʁ]</text:span>, <text:span text:style-name="T8">[x]</text:span>, [ʏ], <text:span text:style-name="T8">[y]</text:span>, <text:span text:style-name="T8">[ø]</text:span>, [œ]</text:p>
      <text:p text:style-name="P54"><text:span text:style-name="T1">French –</text:span> [ɲ], <text:span text:style-name="T8">[ʁ]</text:span>, [ɥ], [œ], <text:span text:style-name="T8">[ø]</text:span>, <text:span text:style-name="T8">[y]</text:span>, [ɑ̃], [ɛ̃], [œ̃], [ɔ̃]</text:p>
      <text:p text:style-name="P12"><text:tab/>Maybe Sambahsa could have simpler sounds (simple for who?) or less “extra sounds”, but wouldn't the language be poorer? Even Esperanto has <text:soft-page-break/>sounds that defies the Americans like the [x] of the letter “ĥ”. The sounds are easily learnable and I'll show you that you can be pronouncing all of them in a week.</text:p>
      <text:p text:style-name="P12"/>
      <text:p text:style-name="P12"><text:tab/>Other complaint is that Sambahsa build its vocabulaty upon loanwords instead compound words, I explain: the adjective “beautiful” is “bell” in Sambahsa while “ugly” is “biaur” in Sambahsa;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2"/>
      <text:p text:style-name="P12"><text:tab/><text:span text:style-name="T1">Everything has a price:</text:span> many auxiliary languages try the possible to be the simplest ones adopting, for example,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8">(as in orthography as in </text:span><text:span text:style-name="T8">pronounce)</text:span> in order to make them fit to the language's rules. Other problem of this simplicity is the little freedom for the creation of poetr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2"/>
      <text:p text:style-name="P12"><text:tab/>Many complain that very simple auxiliary languages offers little poetic freedom, others will say that more complex auxiliary languages are unnecessarily difficult.</text:p>
      <text:p text:style-name="P12"/>
      <text:p text:style-name="P12"><text:tab/><text:bookmark-start text:name="__DdeLink__52105_232630187"/><text:span text:style-name="T8">Arrested for having dog, arrested for not having dog</text:span><text:bookmark-end text:name="__DdeLink__52105_232630187"/>.</text:p>
      <text:p text:style-name="P12"/>
      <text:h text:style-name="Heading_20_2" text:outline-level="2">THE SAMBAHSA VOCABULARY</text:h>
      <text:p text:style-name="P12"/>
      <text:p text:style-name="P12"><text:tab/>Just below there is there is a list of languages that had contributed for the Sambahsa vocabulary, the percentage of borrowed words and some examples between parentheses:</text:p>
      <text:p text:style-name="P12"/>
      <text:p text:style-name="P12"><text:span text:style-name="T1">Indo-European –</text:span> 44,28 % <text:span text:style-name="T8">(skadh, paursk, potnia) </text:span></text:p>
      <text:p text:style-name="P12"><text:span text:style-name="T1">Latin –</text:span> 15 % <text:span text:style-name="T8">(facil, question, caise) </text:span></text:p>
      <text:p text:style-name="P12"><text:span text:style-name="T1">Germanic family –</text:span> 9,5 % <text:span text:style-name="T8">(apter, buk, rogv) </text:span></text:p>
      <text:p text:style-name="P12"><text:span text:style-name="T1">French –</text:span> 6,21 % <text:span text:style-name="T8">(journal, adresse, place) </text:span></text:p>
      <text:p text:style-name="P12"><text:span text:style-name="T1">Greek –</text:span> 4,64 % <text:span text:style-name="T8">(pharmacia, ieftin, papier) </text:span></text:p>
      <text:p text:style-name="P12"><text:span text:style-name="T1">Romance family –</text:span> 3,95 % <text:span text:style-name="T8">(important, visite, torte) </text:span></text:p>
      <text:p text:style-name="P12"><text:soft-page-break/><text:span text:style-name="T1">Arabic –</text:span> 3,42 % <text:span text:style-name="T8">(lakin, mutawassit, hatta) </text:span></text:p>
      <text:p text:style-name="P12"><text:span text:style-name="T1">English –</text:span> 1,45 % <text:span text:style-name="T8">(film, sport, wagon) </text:span></text:p>
      <text:p text:style-name="P12"><text:span text:style-name="T1">Slavic family –</text:span> 1,28 % <text:span text:style-name="T8">(lige, grance, vessel) </text:span></text:p>
      <text:p text:style-name="P12"><text:span text:style-name="T1">Italian –</text:span> 1 % <text:span text:style-name="T8">(autostrad, valise, dusch) </text:span></text:p>
      <text:p text:style-name="P12"><text:span text:style-name="T1">Indo-iranian/Persian –</text:span> 0,92 % <text:span text:style-name="T8">(naft, ris, hevd) </text:span></text:p>
      <text:p text:style-name="P12"><text:span text:style-name="T1">German –</text:span> 0,78 % <text:span text:style-name="T8">(dank, postamt, vurst) </text:span></text:p>
      <text:p text:style-name="P12"><text:span text:style-name="T1">Chinese –</text:span> 0,71 % <text:span text:style-name="T8">(gienxin, yui, saan)</text:span></text:p>
      <text:p text:style-name="P12"><text:span text:style-name="T1">Other languages or families –</text:span> 6,86 %</text:p>
      <text:p text:style-name="P12"/>
      <text:p text:style-name="P12"><text:tab/>How some words can have “multiple origins”:</text:p>
      <text:p text:style-name="P12"/>
      <text:p text:style-name="P12"><text:span text:style-name="T1">Amlak –</text:span> means “asset(s)” <text:span text:style-name="T8">(finance)</text:span>, it corresponds to the Arabic “أملاك”, to the Turkish “emlak” and to the Persian “املاک”. </text:p>
      <text:p text:style-name="P12"><text:span text:style-name="T1">Schut –</text:span> means “hornless”, it corresponds to the Romanian “Șut”, to the Bulgarian/Serbo-croatian “šut” and to the ao Albanian “shut”. </text:p>
      <text:p text:style-name="P12"><text:span text:style-name="T1">Geong –</text:span> means “palace-fortress”, it corresponds to the character “城”, which is read as <text:span text:style-name="T8">chéng</text:span> in Mandarim pinyin, <text:span text:style-name="T8">jō</text:span> in Japanese goon, <text:span text:style-name="T8">seong</text:span> in Korean and <text:span text:style-name="T8">thành</text:span> in Vietnamese. </text:p>
      <text:p text:style-name="P12"><text:span text:style-name="T1">Potire –</text:span> means “pitcher”, it corresponds to the Old Greek “ποτήρ”, to the Serbo-croatian “путир”, to the Russian “потир” and to the Albanian “potir”.</text:p>
      <text:p text:style-name="P12"/>
      <text:p text:style-name="P12"><text:tab/>More examples of words of languages whose contribuition is not very significant, but have their mark in Sambahsa:</text:p>
      <text:p text:style-name="P12"/>
      <text:p text:style-name="P12"><text:span text:style-name="T1">Portuguese –</text:span> banan, mingo, </text:p>
      <text:p text:style-name="P12"><text:span text:style-name="T1">Spanish –</text:span> chocolat, ghitarr(a), salg, vanilia </text:p>
      <text:p text:style-name="P12"><text:span text:style-name="T1">Baltic –</text:span> biaur, tik </text:p>
      <text:p text:style-name="P12"><text:span text:style-name="T1">Malay –</text:span> kye <text:span text:style-name="T8">(also from slav; from Malay-Indonesian comes “ke” and from Russian with some Slavic languages comes “k(o)”) </text:span></text:p>
      <text:p text:style-name="P12"><text:span text:style-name="T1">Scandinavian –</text:span> leik, lyt, tiel </text:p>
      <text:p text:style-name="P12"><text:span text:style-name="T1">Sanskrit –</text:span> bahsa, nagor </text:p>
      <text:p text:style-name="P12"><text:span text:style-name="T1">Universal –</text:span> mama </text:p>
      <text:p text:style-name="P12"><text:span text:style-name="T1">Celtic –</text:span> sapoun, brigv <text:span text:style-name="T8">(also from Germanic)</text:span>, brugs <text:span text:style-name="T8">(also from Italian) </text:span></text:p>
      <text:p text:style-name="P12"><text:span text:style-name="T1">Arawak –</text:span> tabak </text:p>
      <text:p text:style-name="P12"><text:span text:style-name="T1">Nahuatl –</text:span> tomat</text:p>
      <text:p text:style-name="P12"/>
      <text:h text:style-name="P58" text:outline-level="1">METHODOLOGY OF TEACHING</text:h>
      <text:p text:style-name="P12"/>
      <text:p text:style-name="P12"><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2"/>
      <text:p text:style-name="P12"><text:tab/>This book was made in the way that it serves the student without any previous knowledge, in other words, I am assuming you don't know another language and you even don't know certain basic grammar terms. Thus a <text:soft-page-break/>student can read this grammar without the necessity of consulting other books, except dictionaries. <text:span text:style-name="T2">The goal of this grammar is to be accessible to everyone!</text:span></text:p>
      <text:p text:style-name="P12"/>
      <text:p text:style-name="P12"><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2"/>
      <text:p text:style-name="P12"><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2"/>
      <text:h text:style-name="P4" text:outline-level="2">ACTUALLY YOU DON'T NEED TO LEARN EVERYTHING</text:h>
      <text:p text:style-name="P12"/>
      <text:p text:style-name="P12"><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2"/>
      <text:p text:style-name="P12"><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2"/>
      <text:h text:style-name="P4" text:outline-level="2">TIPS FOR STUDYING A LANGUAGE</text:h>
      <text:p text:style-name="P12"/>
      <text:p text:style-name="P12"><text:tab/>In these years studying languages I've learned <text:s/>some things, they are tips that are useful for any language, not only Sambahsa:</text:p>
      <text:p text:style-name="P12"/>
      <text:list xml:id="list3192087320139664394" text:style-name="L1">
        <text:list-item>
          <text:p text:style-name="P63">When you read, listen, write or say a word, directly associate this word to its idea. I'll explain: some people, when read “nebh”, associate this <text:soft-page-break/>word to the English word “cloud” and then they make association to a cloud. Don't do this, train your mind to don't need an intermediate, try to directly associate the word to the idea or object.</text:p>
        </text:list-item>
        <text:list-item>
          <text:p text:style-name="P63">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63">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2"/>
      <text:h text:style-name="P58" text:outline-level="1">ALPHABET AND PRONUNCIATION</text:h>
      <text:p text:style-name="P12"/>
      <text:p text:style-name="P12"><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will not spare explanations in this chapter.</text:p>
      <text:p text:style-name="P12"/>
      <text:p text:style-name="P12"><text:tab/>The alphabet is composed by 26 Latin letters, they are: a, b, c, d, e, f, g, h, i, j, k, l, m, n, o, p, q, r, s, t, u, v, w, x, y, z. The orthography is a bit complex, but still regular.</text:p>
      <text:p text:style-name="P12"/>
      <text:p text:style-name="P12"><text:tab/>For represent the sounds there is the <text:span text:style-name="T2">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2"><text:tab/>Initially the SPT was made between square brackets [ ], but I've choosen curly brackets { } because the square brackets already are used by the other system of phonetic transcription that I'll talk soon after.</text:p>
      <text:p text:style-name="P12"/>
      <text:p text:style-name="P12"><text:tab/>In addiction there is something called <text:span text:style-name="T2">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 Actually you don't need to learn IPA, but it would be a very useful resource for you.</text:span></text:p>
      <text:p text:style-name="P12"><text:tab/>The difference between slashes and square brackets in IPA is that the slashes indicate a more simple transcription while square brackets indicate a more precise transcription.</text:p>
      <text:p text:style-name="P12"/>
      <text:p text:style-name="P12"><text:soft-page-break/><text:tab/>You ask me: why we don't only use IPA if this one is official and more known while SPT only applies to Sambahsa? There are two reasons:</text:p>
      <text:list xml:id="list3562738518856799163" text:style-name="L2">
        <text:list-item>
          <text:p text:style-name="P64">SPT is easer to type in computers, what facilitates when someone wanna explain the pronunciation in internet or in any typed work.</text:p>
        </text:list-item>
        <text:list-item>
          <text:p text:style-name="P64">Sambahsa was made for people of all the world, one letter of SPT can encompass several similar sounds of IPA, thus there wont unnecessary effort to people of diverse backgrounds pronounce Sambahsa words. For example: {r} represents, preferably, the sounds /ʀ/ and /r/, but it also can represent the sound /ɾ/; {o} represents the sounds /o/ and /ɔ/.</text:p>
        </text:list-item>
      </text:list>
      <text:p text:style-name="P12"/>
      <text:p text:style-name="P12"><text:tab/>Before we go on, some observations:</text:p>
      <text:p text:style-name="P12"/>
      <text:list xml:id="list7466172558532075402" text:style-name="L3">
        <text:list-item>
          <text:p text:style-name="P65">Probably many sounds here will be new for you. Don't worry, all the sounds not found in the English language will be explained with all details as possible.</text:p>
        </text:list-item>
        <text:list-item>
          <text:p text:style-name="P65">Keep in mind that the phonetic descriptions were based on the English of the United States of America, more precisely the General American.</text:p>
        </text:list-item>
        <text:list-item>
          <text:p text:style-name="P65">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65">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65">You don't need to use IPA if you don't want, since all the sounds will be explained. The IPA is there for serving as additional resource for you.</text:p>
        </text:list-item>
        <text:list-item>
          <text:p text:style-name="P65">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65">As I've said before: the IPA practically only will be used in this “alphabet and pronunciation” chapter, in the rest of the book I will use only SPT! The IPA is only a secure guide for you learning SPT!</text:p>
            </text:list-item>
          </text:list>
        </text:list-item>
        <text:list-item>
          <text:p text:style-name="P65">If the IPA wont be clear for you, I put some words from our English language transcribed in these alphabets to you comprehend them well.</text:p>
        </text:list-item>
      </text:list>
      <text:p text:style-name="P12"/>
      <text:p text:style-name="P12"><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2"><text:span text:style-name="T1">{ä} –</text:span> /ɛ/ – like “e” in “dr<text:span text:style-name="T1">e</text:span>ss” and “m<text:span text:style-name="T1">e</text:span>t” or “ae” in “br<text:span text:style-name="T1">ea</text:span>d”.</text:p>
      <text:p text:style-name="P12"><text:span text:style-name="T1">{b} –</text:span> /b/ – like “b” in “<text:span text:style-name="T1">b</text:span>ad”.</text:p>
      <text:p text:style-name="P12"><text:span text:style-name="T1">{c} –</text:span> /ʃ/ – like “sh” in “<text:span text:style-name="T1">sh</text:span><text:span text:style-name="T5">oe</text:span>” or “cra<text:span text:style-name="T1">sh</text:span>”.</text:p>
      <text:p text:style-name="P12"><text:span text:style-name="T1">{d} –</text:span> /d/ – like “d” in “<text:span text:style-name="T1">d</text:span>ay”.</text:p>
      <text:p text:style-name="P12"><text:span text:style-name="T1">{e} –</text:span> /e/ – something like the first part of “a” in “l<text:span text:style-name="T1">a</text:span>ke”, “ai” in “p<text:span text:style-name="T1">ai</text:span>d” or “ei” <text:soft-page-break/>in “r<text:span text:style-name="T1">ei</text:span>n”, whose sound actually is /eɪ/, but without the semivowel /…ɪ/. It's like the “é” in the French word “beaut<text:span text:style-name="T1">é</text:span>” or the “ee” in the standard German “S<text:span text:style-name="T1">ee</text:span>le”.</text:p>
      <text:p text:style-name="P12"><text:span text:style-name="T1">{ë} –</text:span> /ə/ – like “a” in “<text:span text:style-name="T1">a</text:span><text:span text:style-name="T5">gain</text:span>” or “u” in “syr<text:span text:style-name="T1">u</text:span>p”.</text:p>
      <text:p text:style-name="P12"><text:span text:style-name="T1">{f} –</text:span> /f/ – like “f” in “<text:span text:style-name="T1">f</text:span>ather”.</text:p>
      <text:p text:style-name="P12"><text:span text:style-name="T1">{g} –</text:span> /g/ – like “g” in “<text:span text:style-name="T1">g</text:span>irl” or “<text:span text:style-name="T1">g</text:span>oat”.</text:p>
      <text:p text:style-name="P12"><text:span text:style-name="T1">{h} –</text:span> /h/ – like “h” in “<text:span text:style-name="T1">h</text:span>orse”</text:p>
      <text:p text:style-name="P12"><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2"><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2"><text:span text:style-name="T1">{k} –</text:span> /k/ – like “c” in “<text:span text:style-name="T1">c</text:span>ut”, “ck” in “ba<text:span text:style-name="T1">ck</text:span>” or “k” in “spea<text:span text:style-name="T1">k</text:span>”</text:p>
      <text:p text:style-name="P12"><text:span text:style-name="T1">{l} –</text:span> /l/ – like “l” in “<text:span text:style-name="T1">l</text:span>eft” or “sou<text:span text:style-name="T1">l</text:span>”.</text:p>
      <text:p text:style-name="P12"><text:span text:style-name="T1">{m} –</text:span> /m/ – like “m” in “<text:span text:style-name="T1">m</text:span><text:span text:style-name="T5">other</text:span>”.</text:p>
      <text:p text:style-name="P12"><text:span text:style-name="T1">{n} –</text:span> /n/ – like “n” in “<text:span text:style-name="T1">n</text:span>ight”</text:p>
      <text:p text:style-name="P12"><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2"><text:span text:style-name="T1">{ö} –</text:span> /ø/ – like the “ö” from German or the “eux” French. <text:bookmark-start text:name="__DdeLink__52443_232630187"/><text:bookmark-start text:name="__DdeLink__52425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12"><text:span text:style-name="T1">{p} –</text:span> /p/ – like “p” in “<text:span text:style-name="T1">p</text:span>each”.</text:p>
      <text:p text:style-name="P12"><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2"><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2">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8">(or any other liquid)</text:span> in order to you understand how to vibrate your uvula. The /<text:bookmark-start text:name="__DdeLink__17327_17947670922"/>ʀ<text:bookmark-end text:name="__DdeLink__17327_17947670922"/>/ sound is made by the trill of the uvula.</text:p>
      <text:p text:style-name="P12"><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8">(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8">(voiceless, without vibration)</text:span> and /d/ <text:span text:style-name="T8">(voiced, with vibration)</text:span>, /k/ (voiceless) and /g/ <text:span text:style-name="T8">(voiced)</text:span>, /s/ <text:span text:style-name="T8">(voiceless)</text:span> and /z/ <text:span text:style-name="T8">(voiced)</text:span>, /f/ <text:span text:style-name="T8">(voiceless)</text:span> and /v/ <text:span text:style-name="T8">(voiced)</text:span>; OK, try to make the sound /h/ be voiced, in order to make the sound /ɦ/ <text:span text:style-name="T8">(/ɦ/ is just the voiced version of /h/ if you didn't understand)</text:span>; when you be able to <text:soft-page-break/>make the sound /ɦ/, then make this sound with the back of the tongue against the uvula, thus you're be making the sound /ʁ/. Just below some examples in IPA:</text:p>
      <text:p text:style-name="P44">spar – /spaʁ/ </text:p>
      <text:p text:style-name="P45">cherkin – /t͡ʃəʁ'kin/ </text:p>
      <text:p text:style-name="P45">wir – /wiʁ/ </text:p>
      <text:p text:style-name="P45">clever – /'klevəʁ/ </text:p>
      <text:p text:style-name="P45">cort – /koʁt/ </text:p>
      <text:p text:style-name="P45">amor – /a'moʁ/ </text:p>
      <text:p text:style-name="P45">cort – /koʁt/ </text:p>
      <text:p text:style-name="P45">aur – /'aʊʁ/ </text:p>
      <text:p text:style-name="P45">mer – /meʁ/ </text:p>
      <text:p text:style-name="P45">air – /ɛʁ/ </text:p>
      <text:p text:style-name="P45">atelier – /ate'ljeʁ/ </text:p>
      <text:p text:style-name="P45">ier – /jeʁ/ </text:p>
      <text:p text:style-name="P45">ierk – /jeʁk/ </text:p>
      <text:p text:style-name="P45">piurn – /pjuʁn/ </text:p>
      <text:p text:style-name="P45">oyr – /ojʁ/ </text:p>
      <text:p text:style-name="P45">ayr – /ajʁ/ </text:p>
      <text:p text:style-name="P45">butour – /bu'tuːʁ/ </text:p>
      <text:p text:style-name="P45">alabster – /a'labstəʁ/ </text:p>
      <text:p text:style-name="P45">gurgule – /'guʁgyl/ </text:p>
      <text:p text:style-name="P45">eurp – /øʁp/ </text:p>
      <text:p text:style-name="P45">arbust – /aʁ'bust/ </text:p>
      <text:p text:style-name="P45">ender – /'endəʁ/ </text:p>
      <text:p text:style-name="P45">biaur – /bj'aʊʁ/</text:p>
      <text:p text:style-name="P12"><text:span text:style-name="T1">{s} </text:span><text:span text:style-name="T5">– /s/ – like</text:span> “s” in “<text:span text:style-name="T1">s</text:span>ound” or “c” in “ri<text:span text:style-name="T1">c</text:span>e”.</text:p>
      <text:p text:style-name="P12"><text:span text:style-name="T1">{t} –</text:span> /t/ – like “t” in “<text:span text:style-name="T1">t</text:span>o<text:span text:style-name="T1">t</text:span>al”.</text:p>
      <text:p text:style-name="P12"><text:span text:style-name="T1">{u} –</text:span> /u/ – like “oo” in “l<text:span text:style-name="T1">oo</text:span>se”.</text:p>
      <text:p text:style-name="P12"><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2"><text:span text:style-name="T1">{v} </text:span><text:span text:style-name="T5">– /v/ – like</text:span> “v” in “<text:span text:style-name="T1">v</text:span>ein”.</text:p>
      <text:p text:style-name="P12"><text:span text:style-name="T1">{w} –</text:span> /w/ – like “w” in “<text:span text:style-name="T1">w</text:span>ater”. If this {w} comes after a vowel and you find difficult to pronouce it, you may pronounce it as the “w” in “sh<text:span text:style-name="T5">o</text:span><text:span text:style-name="T1">w</text:span>”, whose sound actually is [ʊ̯] ({o} in SPT). It's a semivowel.</text:p>
      <text:p text:style-name="P12"><text:span text:style-name="T1">{y} –</text:span> /j/ – like “y” in “<text:span text:style-name="T1">y</text:span>ou” or the first part of “u” in “t<text:span text:style-name="T1">u</text:span>be” /t<text:span text:style-name="T7">j</text:span>u:b/. It's a semivowel.</text:p>
      <text:p text:style-name="P12"><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2"><text:span text:style-name="T1">{z} –</text:span> /z/ – like “z” in “<text:span text:style-name="T1">z</text:span>ap”.</text:p>
      <text:p text:style-name="P12"><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2"/>
      <text:p text:style-name="P12"><text:soft-page-break/><text:span text:style-name="T1">{tc} –</text:span> /<text:bookmark-start text:name="__DdeLink__52505_232630187"/>t͡ʃ<text:bookmark-end text:name="__DdeLink__52505_232630187"/>/ – like “ch” in “whi<text:span text:style-name="T1">ch</text:span>” or “<text:span text:style-name="T1">ch</text:span>eap”</text:p>
      <text:p text:style-name="P12"><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2"><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2"><text:span text:style-name="T1">{nk} –</text:span> /ŋk/ </text:p>
      <text:p text:style-name="P12"/>
      <text:p text:style-name="P12"><text:tab/>I suggest you to learn the SPT very well before move on. Because it's a very important part, I suggest you to make an exception and read this chapter more than twice, I need that you know it very well.</text:p>
      <text:p text:style-name="P12"/>
      <text:h text:style-name="P4" text:outline-level="2">SOME ENGLISH WORDS IN IPA AND SPT</text:h>
      <text:p text:style-name="P12"/>
      <text:p text:style-name="P12"><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text:tab/>It's important to highlight that the SPT was not made to transcribe words of other languages that are not Sambahsa (!!!), what we're going to do here is just a fun for you acquiring more intimacy with the SPT.</text:p>
      <text:p text:style-name="P12"/>
      <text:p text:style-name="P12"><text:tab/>For you don't being lost, firstly I show the word, then the transcription to IPA, which is between square brackets, and then the transcription in SPT, which is between curly brackets.</text:p>
      <text:p text:style-name="P15"/>
      <text:p text:style-name="P12"><text:span text:style-name="T14">Men –</text:span><text:span text:style-name="T13"> [mɛn] <text:s/>– {män}</text:span></text:p>
      <text:p text:style-name="P12"><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2"><text:span text:style-name="T14">Black –</text:span><text:span text:style-name="T13"> [blæk] – {bläk}</text:span></text:p>
      <text:p text:style-name="P12"><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2"><text:span text:style-name="T14">Fire –</text:span><text:span text:style-name="T13"> [ˈfaɪ̯ɚ] – {fAyë}</text:span></text:p>
      <text:p text:style-name="P12"><text:span text:style-name="T14">Breathe –</text:span><text:span text:style-name="T13"> [bɹiːð] </text:span><text:span text:style-name="T8">(the sound /</text:span><text:span text:style-name="T13">ð</text:span><text:span text:style-name="T8">/ doesn't exist In Sambahsa)</text:span></text:p>
      <text:p text:style-name="P12"><text:span text:style-name="T14">Two –</text:span><text:span text:style-name="T13"> [tʰuː] – {tu:} – </text:span><text:span text:style-name="T8">(SPT, as broad IPA transcription, can't representate diacritics)</text:span></text:p>
      <text:p text:style-name="P12"><text:span text:style-name="T14">The –</text:span><text:span text:style-name="T13"> [ðə] or [ðiː] </text:span></text:p>
      <text:p text:style-name="P12"><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2"><text:span text:style-name="T14">Letter –</text:span><text:span text:style-name="T13"> [ˈlɛɾɚ] – {lÄrë}</text:span></text:p>
      <text:p text:style-name="P12"><text:span text:style-name="T14">Turn –</text:span><text:span text:style-name="T13"> [tʰɚn] – {tën}</text:span></text:p>
      <text:p text:style-name="P12"><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2"><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2"><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2"><text:span text:style-name="T14">Cheek –</text:span><text:span text:style-name="T13"> [t͡ʃiːk] – {tci:k}</text:span></text:p>
      <text:p text:style-name="P12"><text:span text:style-name="T14">Divide –</text:span><text:span text:style-name="T13"> [dɪˈvaɪ̯d] – {divAyd}</text:span></text:p>
      <text:p text:style-name="P12"><text:span text:style-name="T14">Thing –</text:span><text:span text:style-name="T13"> [θɪŋ] – {§ing} </text:span></text:p>
      <text:p text:style-name="P12"><text:span text:style-name="T14">Thin –</text:span><text:span text:style-name="T13"> [θɪn] – {§in}</text:span></text:p>
      <text:p text:style-name="P12"><text:span text:style-name="T14">North –</text:span><text:span text:style-name="T13"> [nɔːɹθ] – {nor§}</text:span></text:p>
      <text:p text:style-name="P12"><text:soft-page-break/><text:span text:style-name="T14">Father –</text:span><text:span text:style-name="T13"> [ˈfɑːðɚ] </text:span></text:p>
      <text:p text:style-name="P12"><text:span text:style-name="T14">Situation –</text:span><text:span text:style-name="T13"> [ˌsɪt͡ʃuːˈeɪ̯ʃn̩] – {sItcu:eycn}</text:span></text:p>
      <text:p text:style-name="P12"><text:span text:style-name="T14">Have –</text:span><text:span text:style-name="T13"> [hæv] – {häv}</text:span></text:p>
      <text:p text:style-name="P12"><text:span text:style-name="T14">Battleship –</text:span><text:span text:style-name="T13"> [ˈbæɾɫ̩ˌʃɪp] – {bÄrlcip}</text:span></text:p>
      <text:p text:style-name="P12"><text:span text:style-name="T14">Ring –</text:span><text:span text:style-name="T13"> [ɹɪŋ] – {ring}</text:span></text:p>
      <text:p text:style-name="P12"><text:span text:style-name="T14">Pleasure –</text:span><text:span text:style-name="T13"> [ˈpl̥ɛʒɚ] – {pläjë} </text:span></text:p>
      <text:p text:style-name="P12"><text:span text:style-name="T14">Emotion –</text:span><text:span text:style-name="T13"> [ɪˈmoʊ̯ʃn̩] – {imOocn}</text:span></text:p>
      <text:p text:style-name="P12"><text:span text:style-name="T14">Shy –</text:span><text:span text:style-name="T13"> [ʃaɪ̯] – {cay}</text:span></text:p>
      <text:p text:style-name="P12"><text:span text:style-name="T14">Human –</text:span><text:span text:style-name="T13"> [ˈhjuːmən] or [ˈçuːmən] – {hyU:mën} or {xU:mën}</text:span></text:p>
      <text:p text:style-name="P12"><text:span text:style-name="T14">Beautiful –</text:span><text:span text:style-name="T13"> [ˈbjuːɾɪfɫ̩] – {byU:rufl} </text:span></text:p>
      <text:p text:style-name="P12"><text:span text:style-name="T14">Enough –</text:span><text:span text:style-name="T13"> [ɪˈnʌf] – {inOf}</text:span></text:p>
      <text:p text:style-name="P12"><text:span text:style-name="T14">Kid –</text:span><text:span text:style-name="T13"> [kʰɪd] – {kid}</text:span></text:p>
      <text:p text:style-name="P12"><text:span text:style-name="T14">Feel –</text:span><text:span text:style-name="T13"> [fiːɫ] – {fi:l}</text:span></text:p>
      <text:p text:style-name="P12"><text:span text:style-name="T14">Sang –</text:span><text:span text:style-name="T13"> [sæŋ] – {säng}</text:span></text:p>
      <text:p text:style-name="P12"><text:span text:style-name="T14">Sink –</text:span><text:span text:style-name="T13"> [sɪŋk] – {singk}</text:span></text:p>
      <text:p text:style-name="P12"><text:span text:style-name="T14">Jam –</text:span><text:span text:style-name="T13"> [d͡ʒæm] – {djäm}</text:span></text:p>
      <text:p text:style-name="P12"><text:span text:style-name="T14">Hurry –</text:span><text:span text:style-name="T13"> [ˈhʌɹi] or [ˈhɚ.i] – {hOri} or {hËi}</text:span></text:p>
      <text:p text:style-name="P12"><text:span text:style-name="T14">Has –</text:span><text:span text:style-name="T13"> [hæz] – {häz}</text:span></text:p>
      <text:p text:style-name="P12"><text:span text:style-name="T14">Square –</text:span><text:span text:style-name="T13"> [skwɛɹ] – {skwär}</text:span></text:p>
      <text:p text:style-name="P12"><text:span text:style-name="T14">Twenty –</text:span><text:span text:style-name="T13"> [ˈtw̥ɛnti] or [ˈtw̥ɛ̃ɾ̃i] – {twËnti} </text:span><text:span text:style-name="T8">(Sambahsa doens't have nasal vowels)</text:span></text:p>
      <text:p text:style-name="P12"><text:span text:style-name="T14">Horse –</text:span><text:span text:style-name="T13"> [hɔːɹs] – {ho:rs}</text:span></text:p>
      <text:p text:style-name="P12"><text:span text:style-name="T14">Milk –</text:span><text:span text:style-name="T13"> [mɪɫk] – {milk}</text:span></text:p>
      <text:p text:style-name="P12"><text:span text:style-name="T14">Queen –</text:span><text:span text:style-name="T13"> [kw̥iːn] – {kwi:n}</text:span></text:p>
      <text:p text:style-name="P12"><text:span text:style-name="T14">Girl –</text:span><text:span text:style-name="T13"> [gɚɫ] – {gël}</text:span></text:p>
      <text:p text:style-name="P12"><text:span text:style-name="T14">When –</text:span><text:span text:style-name="T13"> [wɛn] or [ʍɛn] – {wän}</text:span></text:p>
      <text:p text:style-name="P12"><text:span text:style-name="T14">True –</text:span><text:span text:style-name="T13"> [tɹ̥uː] – {tru:}</text:span></text:p>
      <text:p text:style-name="P12"><text:span text:style-name="T14">Yellow –</text:span><text:span text:style-name="T13"> [ˈjɛloʊ̯] – {yÄlOo}</text:span></text:p>
      <text:p text:style-name="P12"><text:span text:style-name="T14">Star –</text:span><text:span text:style-name="T13"> [stɑːɹ] – {sta:r}</text:span></text:p>
      <text:p text:style-name="P12"><text:span text:style-name="T14">Thought –</text:span><text:span text:style-name="T13"> [θɔːt] – {§o:t}</text:span></text:p>
      <text:p text:style-name="P12"><text:span text:style-name="T14">Choice –</text:span><text:span text:style-name="T13"> [t͡ʃɔɪ̯s] – {tcoys}</text:span></text:p>
      <text:p text:style-name="P12"><text:span text:style-name="T14">Go –</text:span><text:span text:style-name="T13"> [goʊ̯] – {gOo}</text:span></text:p>
      <text:p text:style-name="P12"><text:span text:style-name="T14">Price –</text:span><text:span text:style-name="T13"> [pɹ̥aɪ̯s] – {prays}</text:span></text:p>
      <text:p text:style-name="P12"><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2"><text:span text:style-name="T14">Red –</text:span><text:span text:style-name="T13"> [ɹɛd] – {räd}</text:span></text:p>
      <text:p text:style-name="P12"/>
      <text:p text:style-name="P12"><text:tab/>It’s good to remember that the letter {r} from SPT can assume various sounds, like /r/, /ɾ/, /ʁ/, /ʀ/ or /<text:span text:style-name="T15">ɹ/.</text:span></text:p>
      <text:p text:style-name="P12"/>
      <text:h text:style-name="P4" text:outline-level="2">A LAST VISIT TO THE ALPHABET AND THE NAME OF THE LANGUAGE</text:h>
      <text:p text:style-name="P12"/>
      <text:p text:style-name="P12"><text:tab/>Now that you alread know SPT, let's go back to the alphabet for you know how each letter is pronounced:</text:p>
      <text:p text:style-name="P12">a {a}, b {be}, c {tse}, d {de}, e {e}, f {ef}, g {dje}, h {hatc}, i {i}, j {jye}, k {ka}, l {el}, m {em}, n {en}, o {o}, p {pe}, q {ku}, r {er}, s {es}, t {te}, u {u}, v {ve}, w {we}, x {iks}, y {ü}, z {dzed}</text:p>
      <text:p text:style-name="P12"/>
      <text:p text:style-name="P12"><text:tab/>Before we go on, it's important to know how our language is <text:soft-page-break/>pronounced!</text:p>
      <text:p text:style-name="P12"/>
      <text:p text:style-name="P12"><text:span text:style-name="T1">Sambahsa Mundialect –</text:span> {sambA:sa mundyAlëkt}</text:p>
      <text:p text:style-name="P12"/>
      <text:h text:style-name="P4" text:outline-level="2">WE ARE NOT FINISHED YET, SOME CONVENTIONS</text:h>
      <text:p text:style-name="P12"/>
      <text:p text:style-name="P12"><text:tab/><text:span text:style-name="T1">Before we go on, a warning: </text:span>don't worry, initially, with the more complex grammar rules, because I'll show you the pronunciaton of each example in almost all parts of this grammar, so you'll naturally learn the pronunciation. <text:span text:style-name="T2">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2"/>
      <text:p text:style-name="P12"><text:tab/>Since here until the final of the <text:span text:style-name="T1">ALPHABET AND PRONUNCIATION</text:span> chapter, the text will be almost a transcription of a chapter of the book <text:span text:style-name="T8">The Grammar Of </text:span><text:span text:style-name="T8">Sambahsa-Mundialect In English</text:span>, of Dr. Olivier Simon.</text:p>
      <text:p text:style-name="P12"/>
      <text:p text:style-name="P12"><text:tab/>The vowels are represented by V, they are: “a”, “e”, “i”, “o”, “u”. The semivowels are “w” and “y”, they are represented by C, as well as the consonants. The letters “w” and “y” can assume the function of vowels when they're not related to any other vowel.</text:p>
      <text:p text:style-name="P12"/>
      <text:h text:style-name="P60" text:outline-level="3">THE LETTER “e”:</text:h>
      <text:p text:style-name="P12"/>
      <text:p text:style-name="P12"><text:tab/>When it is the stressed <text:bookmark-start text:name="__DdeLink__52561_232630187"/>syllable <text:bookmark-end text:name="__DdeLink__52561_232630187"/>or the first letter of the word, it's pronounced as {e}.</text:p>
      <text:p text:style-name="P12"/>
      <text:p text:style-name="P12"><text:span text:style-name="T1">incandescent {inkandEsënt} –</text:span> incandescent</text:p>
      <text:p text:style-name="P12"><text:span text:style-name="T1">emigrant {emigrAnt} –</text:span> emigrant</text:p>
      <text:p text:style-name="P12"/>
      <text:p text:style-name="P12"><text:tab/>It's not pronounced when alone in the final of a word…</text:p>
      <text:p text:style-name="P12"/>
      <text:p text:style-name="P12"><text:span text:style-name="T1">monte {mont} –</text:span> mount <text:span text:style-name="T8">(an animal)</text:span></text:p>
      <text:p text:style-name="P12"><text:span text:style-name="T1">claviature {klavyatÜr} –</text:span> keyboard</text:p>
      <text:p text:style-name="P12"><text:bookmark-start text:name="__DdeLink__52571_232630187"/><text:span text:style-name="T1">clientele</text:span><text:bookmark-end text:name="__DdeLink__52571_232630187"/><text:span text:style-name="T1"> {klyentEl} – </text:span>customers</text:p>
      <text:p text:style-name="P12"/>
      <text:p text:style-name="P12"><text:tab/>… or at the end of a word before the letters “s” and “t”.</text:p>
      <text:p text:style-name="P12"/>
      <text:p text:style-name="P12"><text:span text:style-name="T1">crimes {krims} – </text:span><text:span text:style-name="T13">crimes</text:span></text:p>
      <text:p text:style-name="P12"><text:span text:style-name="T1">survivet {survIvd} –</text:span> <text:span text:style-name="T8">(he/she/it)</text:span> survives</text:p>
      <text:p text:style-name="P12"/>
      <text:p text:style-name="P12"><text:tab/>In some cases the loss of “e” can create a confusion or make the word unpronounceable, in these cases “e” assumes the sound {ë}.</text:p>
      <text:p text:style-name="P12"><text:tab/></text:p>
      <text:p text:style-name="P12"><text:bookmark-start text:name="__DdeLink__52597_232630187"/><text:span text:style-name="T1">storgnet</text:span><text:bookmark-end text:name="__DdeLink__52597_232630187"/><text:span text:style-name="T1"> {stOrnyët} –</text:span> <text:span text:style-name="T13">stunned</text:span></text:p>
      <text:p text:style-name="P15"/>
      <text:p text:style-name="P12"><text:span text:style-name="T13"><text:tab/></text:span><text:span text:style-name="T8">Why do “gn” of “storgnet” is pronounced as {ny}? I explain it later.</text:span></text:p>
      <text:p text:style-name="P12"><text:soft-page-break/></text:p>
      <text:p text:style-name="P12"><text:tab/>All words ending with “quet” and “ques” are pronounced, respectively, as {kët} e {kës}.</text:p>
      <text:p text:style-name="P12"/>
      <text:p text:style-name="P12"><text:tab/>In all the other cases “e” has the {ë} sound, like in “kohlen”, which is pronounced as {kO:lën}.</text:p>
      <text:p text:style-name="P12"/>
      <text:p text:style-name="P12"><text:tab/><text:span text:style-name="T8">Why do the pronounce of “o” is lengthened in this word? I am going to answer you.</text:span></text:p>
      <text:p text:style-name="P12"/>
      <text:h text:style-name="P60" text:outline-level="3">THE LETTER “h”:</text:h>
      <text:p text:style-name="P12"/>
      <text:p text:style-name="P12"><text:tab/>The {h} sound appears when “h” is at the beginning of a word or between vowels.</text:p>
      <text:p text:style-name="P12"/>
      <text:p text:style-name="P12"><text:span text:style-name="T1">habe {hab} –</text:span> have</text:p>
      <text:p text:style-name="P12"><text:span text:style-name="T1">rahat {rahAt} –</text:span><text:span text:style-name="T5"> rest</text:span></text:p>
      <text:p text:style-name="P12"/>
      <text:p text:style-name="P12"><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2"/>
      <text:p text:style-name="P12"><text:bookmark-start text:name="__DdeLink__52623_232630187"/><text:span text:style-name="T1">kohlen</text:span><text:bookmark-end text:name="__DdeLink__52623_232630187"/><text:span text:style-name="T1"> {kO:lën} –</text:span> hiden</text:p>
      <text:p text:style-name="P12"><text:span text:style-name="T1">bahsa {bA:sa} –</text:span><text:span text:style-name="T5"> language</text:span></text:p>
      <text:p text:style-name="P12"><text:span text:style-name="T1">bah {ba:} –</text:span> to say, to speak</text:p>
      <text:p text:style-name="P12"/>
      <text:p text:style-name="P30">Maybe you ask me: “don't would be much more simple to write the vowel twice to indicate the lengthened of its pronounce? Instead to write 'bahsa', would be much more simpler to write 'baasa'?”</text:p>
      <text:p text:style-name="P30"><text:span text:style-name="T1">The answer is:</text:span> No! This would produce a different sound, “baasa” would be pronounced as {baAza}</text:p>
      <text:p text:style-name="P12"/>
      <text:p text:style-name="P12"><text:tab/>If the letter “h” is after a diphthong, like in “credeih”, which means “to believe”, you lengthen the pronunciation of the main vowel then you release the semivowel.</text:p>
      <text:p text:style-name="P12"/>
      <text:p text:style-name="P12"><text:span text:style-name="T1">eih {e:y} –</text:span> to go</text:p>
      <text:p text:style-name="P12"><text:span text:style-name="T1">addeih {adE:y} –</text:span> to add</text:p>
      <text:p text:style-name="P12"><text:span text:style-name="T1">wehrgeih {we:rdjE:y} –</text:span> to play, to run</text:p>
      <text:p text:style-name="P12"/>
      <text:p text:style-name="P12"><text:tab/>“gh”, “bh” e “dh” respectively correspond to {g}, {b} and {d}, the “h” in these letters serves to indicate that they will not suffer any kind of modification.</text:p>
      <text:p text:style-name="P12"/>
      <text:h text:style-name="P4" text:outline-level="2">VOWELS</text:h>
      <text:p text:style-name="P12"/>
      <text:p text:style-name="P12"><text:span text:style-name="T1">“eau” {o:} –</text:span> /o:/ like in “bureau” {bürO:} <text:span text:style-name="T8">(bureau, office)</text:span></text:p>
      <text:p text:style-name="P12"><text:span text:style-name="T1">“aa” {aA} –</text:span> /a'a/ – like in “saat” {saAt} <text:span text:style-name="T8">(hour, clock, watch)</text:span></text:p>
      <text:p text:style-name="P12"><text:span text:style-name="T1">“ae”, “ae” {ay} –</text:span> /aj/ – like “<text:bookmark-start text:name="__DdeLink__17273_584481832"/>yoinkjiae<text:bookmark-end text:name="__DdeLink__17273_584481832"/>” <text:s/>{yoynkjiAy} <text:span text:style-name="T8">(musical scale)</text:span></text:p>
      <text:p text:style-name="P12"><text:soft-page-break/><text:span text:style-name="T1">“ai” {ä} –</text:span> like in “caise” {käz} <text:span text:style-name="T8">(queijo)</text:span></text:p>
      <text:p text:style-name="P12"><text:span text:style-name="T1">“au” </text:span><text:span text:style-name="T14">{Ao} –</text:span><text:span text:style-name="T13"> [aʊ̯] – like in “Australia” </text:span><text:span text:style-name="T8">{aostrAlya} (Australia)</text:span></text:p>
      <text:p text:style-name="P15"><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5"><text:span text:style-name="T1">“ea” {ëa} </text:span><text:span text:style-name="T9">(at the end of a word)</text:span><text:span text:style-name="T1"> –</text:span><text:span text:style-name="T5"> /əa/ – like in “ocean” {ots(ë)An} </text:span><text:span text:style-name="T12">(ocean) Notice that as the sounds {ë} and {a} are similar, in practice the “e”, in this case, normally ends being absorbed, in other words, it is not pronounced. In this case, any final consonant – except “s” – shifts the stress on “a”, and leads </text:span><text:span text:style-name="T12">to that pronunciation different from “wakea”.</text:span></text:p>
      <text:p text:style-name="P12"><text:span text:style-name="T1">“ee” {Eë} –</text:span> /eə/ – like in “eet” {Eët} <text:span text:style-name="T8">(</text:span><text:span text:style-name="T13">(he/she/it)</text:span><text:span text:style-name="T8"> was)</text:span></text:p>
      <text:p text:style-name="P12"><text:span text:style-name="T14">“eo” {Eo} –</text:span><text:span text:style-name="T13"> [eʊ̯] – like in “fianceo” {fyantsEo} </text:span><text:span text:style-name="T8">(fiance)</text:span></text:p>
      <text:p text:style-name="P12"><text:span text:style-name="T1">“eu” {ö} –</text:span> like in “Europe” {örOp} <text:span text:style-name="T8">(Europa)</text:span></text:p>
      <text:p text:style-name="P12"><text:span text:style-name="T1">“ie” {i:} </text:span><text:span text:style-name="T9">(when alone at the end of a word</text:span><text:span text:style-name="T1"> –</text:span> like in “publie” {publI:} <text:span text:style-name="T8">(publish)</text:span></text:p>
      <text:p text:style-name="P15"><text:span text:style-name="T1">“ie” {ye} </text:span><text:span text:style-name="T9">(in all the other casees)</text:span><text:span text:style-name="T1"> –</text:span> /je/ – like in “publiet” {publyEt} <text:span text:style-name="T8">(published)</text:span></text:p>
      <text:p text:style-name="P12"><text:span text:style-name="T14">“iu” {yu} –</text:span><text:span text:style-name="T13"> /ju/ – like “iu” in “siuk” {syuk} </text:span><text:span text:style-name="T8">(dry)</text:span></text:p>
      <text:p text:style-name="P12"><text:span text:style-name="T1">“oe”, “oi”, e “oy” {oy} –</text:span> /oj/ – like in “<text:bookmark-start text:name="__DdeLink__34611_584481832"/>choengju<text:bookmark-end text:name="__DdeLink__34611_584481832"/>” {tcOyngju} <text:span text:style-name="T8">(rice wine)</text:span></text:p>
      <text:p text:style-name="P12"><text:span text:style-name="T1">“oo” {oO} –</text:span> /o'o/ – like “boot” {boOt} <text:span text:style-name="T8">(boat)</text:span></text:p>
      <text:p text:style-name="P12"><text:span text:style-name="T1">“ou” {u:} –</text:span> /u:/ – like in “courage” {ku:rAdj} <text:span text:style-name="T8">(courage)</text:span></text:p>
      <text:p text:style-name="P12"><text:span text:style-name="T1">“ue” {ü:} –</text:span> like in “continue” {kontinÜ:} <text:span text:style-name="T8">(continue)</text:span></text:p>
      <text:p text:style-name="P12"><text:span text:style-name="T1">“ui” {wi} </text:span><text:span text:style-name="T5">– /wi/ – like in</text:span> “<text:bookmark-start text:name="__DdeLink__34621_584481832"/>tuich<text:bookmark-end text:name="__DdeLink__34621_584481832"/>” {twitc} <text:span text:style-name="T8">(empty)</text:span></text:p>
      <text:p text:style-name="P12"><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2"><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2"/>
      <text:h text:style-name="P4" text:outline-level="2">SEMIVOWELS</text:h>
      <text:p text:style-name="P12"/>
      <text:p text:style-name="P12"><text:tab/>“w” and “y” respectively are {w} and {y} when combined to vowel, but when isolates the letter “w” is pronounced like a short {u}, more precisely [ŭ] or [ʊ<text:span text:style-name="T28">̆</text:span>], and the letter “y” is like {ü}. </text:p>
      <text:p text:style-name="P12"/>
      <text:p text:style-name="P12"><text:bookmark-start text:name="__DdeLink__34641_584481832"/><text:span text:style-name="T1">sehkwn</text:span><text:bookmark-end text:name="__DdeLink__34641_584481832"/><text:span text:style-name="T1">t {sE:kunt} –</text:span> (they) follow</text:p>
      <text:p text:style-name="P12"><text:span text:style-name="T1">type {tüp} –</text:span> guy, type</text:p>
      <text:p text:style-name="P12"/>
      <text:p text:style-name="P12"><text:tab/>But when the letter “y” finds itself at the final of a word or followed by a -s, “y” e “ys” respectively will have the sounds {i} and {is}.</text:p>
      <text:p text:style-name="P12"/>
      <text:p text:style-name="P12"><text:span text:style-name="T1">baby {bAbi} – </text:span>baby</text:p>
      <text:p text:style-name="P12"><text:span text:style-name="T1">babys {bAbis} –</text:span> babies</text:p>
      <text:p text:style-name="P12"/>
      <text:h text:style-name="P4" text:outline-level="2">CONSONANTS</text:h>
      <text:p text:style-name="P12"/>
      <text:p text:style-name="P12"><text:span text:style-name="T1">“sch” {c} –</text:span> like in “<text:bookmark-start text:name="__DdeLink__34651_584481832"/>muraischmusch<text:bookmark-end text:name="__DdeLink__34651_584481832"/>” {muräcmUc} <text:span text:style-name="T8">(mush fly)</text:span></text:p>
      <text:p text:style-name="P12"><text:span text:style-name="T1">“ch” {tc} </text:span><text:span text:style-name="T9">(it's {k} when before a consonant)</text:span><text:span text:style-name="T1"> –</text:span> like in “cheus” {tcös} <text:span text:style-name="T8">(choose)</text:span> and “Christ” {krist} <text:span text:style-name="T8">(Christ)</text:span>. </text:p>
      <text:p text:style-name="P12"><text:span text:style-name="T1">“gn” {ny} –</text:span> /nj/ – like in “gnoh” {nyo:} <text:span text:style-name="T8">(to know)</text:span></text:p>
      <text:p text:style-name="P12"><text:span text:style-name="T1">“kh” {q} –</text:span> like in “khiter” {qItër} <text:span text:style-name="T8">(evil)</text:span></text:p>
      <text:p text:style-name="P12"><text:soft-page-break/><text:span text:style-name="T1">“ph” {f} –</text:span> like in “philosophia” {filozOfya} <text:span text:style-name="T8">(philosophy)</text:span></text:p>
      <text:p text:style-name="P12"><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2"><text:span text:style-name="T1">“sc” {sk} </text:span><text:span text:style-name="T9">(it's {s} when before “e”, “i” e “y”)</text:span><text:span text:style-name="T1"> –</text:span> “scutt” {skut} <text:span text:style-name="T8">(shake)</text:span> and “science” {syents} <text:span text:style-name="T8">(science)</text:span></text:p>
      <text:p text:style-name="P12"><text:span text:style-name="T1">“sh” {x} –</text:span> like in “<text:bookmark-start text:name="__DdeLink__34681_584481832"/>shienciu<text:bookmark-end text:name="__DdeLink__34681_584481832"/>” {xyEntsyu} <text:span text:style-name="T8">(overgrown)</text:span></text:p>
      <text:p text:style-name="P12"><text:span text:style-name="T1">“ss” {s} –</text:span> like in “permission” {përmisyOn} <text:span text:style-name="T8">(permission)</text:span></text:p>
      <text:p text:style-name="P12"><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2"><text:span text:style-name="T1">“c” {k} </text:span><text:span text:style-name="T9">(it's {ts} (/t͡s/) when before “e”, “i” e “y”)</text:span><text:span text:style-name="T1"> –</text:span> like in “condition” {kondityOn} <text:span text:style-name="T8">(condition)</text:span> and “petrificit” {pëtrifItsit} <text:span text:style-name="T8">(petrified)</text:span></text:p>
      <text:p text:style-name="P12"><text:span text:style-name="T1">“g” {g} </text:span><text:span text:style-name="T9">(it's {dj} when before “e”, “i” e “y”)</text:span><text:span text:style-name="T1"> –</text:span> like in “gulf” {gulf} <text:span text:style-name="T8">(gulf)</text:span> and “large” {lardj} <text:span text:style-name="T8">(large)</text:span>.</text:p>
      <text:p text:style-name="P12"><text:span text:style-name="T1">“j” {j} –</text:span> always {j}. </text:p>
      <text:p text:style-name="P12"><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1"><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31"><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2"><text:span text:style-name="T1">“s” {s} </text:span><text:span text:style-name="T9">({z} when between vowels)</text:span><text:span text:style-name="T1"> –</text:span> “son” {son} <text:span text:style-name="T8">(son) and</text:span> “decision” {dëtsiziOn} <text:span text:style-name="T8">(decision)</text:span></text:p>
      <text:p text:style-name="P12"><text:span text:style-name="T1">“x” {ks} –</text:span> /ks/ – it may turn {gz}, if it facilitates the pronunciation.</text:p>
      <text:p text:style-name="P12"><text:span text:style-name="T1">“z” {dz} –</text:span> /d͡z/ – like in “<text:bookmark-start text:name="__DdeLink__34715_584481832"/>zangir<text:bookmark-end text:name="__DdeLink__34715_584481832"/>” {dzAndjir} <text:span text:style-name="T8">(chain)</text:span></text:p>
      <text:p text:style-name="P12"/>
      <text:h text:style-name="P4" text:outline-level="2">MORE OBSERVATIONS</text:h>
      <text:p text:style-name="P12"/>
      <text:p text:style-name="P12"><text:tab/>Some letters, especially those at the end of the word, may be modified by the neighbor sounds. Like in the case of “hands” {handz} (hands).</text:p>
      <text:p text:style-name="P12"/>
      <text:p text:style-name="P12"><text:tab/>Some consonantes, as well as the vowel {ë}, may be omitted. The word “franceois” officially is {frantsëOys}, but it may be {fransOys} because of {t} is inside a consonanl group and the unstressed vowel {ë} is close to the stressed vowel {o}.</text:p>
      <text:p text:style-name="P12"/>
      <text:p text:style-name="P12"><text:tab/>If the verbal form starts with {s<text:span text:style-name="T8">C</text:span>}, oi- may be added before this word for euphonic reasons. For example “skap”, which becomes “oiskap”.</text:p>
      <text:p text:style-name="P12"/>
      <text:h text:style-name="P4" text:outline-level="2">STRESS ACCENT IN SAMBAHSA</text:h>
      <text:p text:style-name="P12"/>
      <text:p text:style-name="P12"><text:soft-page-break/><text:tab/><text:bookmark-start text:name="__DdeLink__34729_584481832"/>Start analyzing the word since the last syllab<text:bookmark-end text:name="__DdeLink__34729_584481832"/>le</text:p>
      <text:p text:style-name="P12"/>
      <text:h text:style-name="P60" text:outline-level="3">ALWAYS RECEIVES ACCENTUATION</text:h>
      <text:p text:style-name="P12"/>
      <text:p text:style-name="P12"><text:tab/>Vowels before the letter “h” or a double consonant (rr”, “ll”, “tt” …), by double consonant also is understood the “ck”{k(k)}. The same is said about a syllable before a final -e. There some examples:</text:p>
      <text:p text:style-name="P12"/>
      <text:p text:style-name="P12"><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2"><text:bookmark-start text:name="__DdeLink__34758_584481832"/><text:span text:style-name="T1">Recess </text:span><text:bookmark-end text:name="__DdeLink__34758_584481832"/><text:span text:style-name="T1">–</text:span> {rëtsEs} <text:span text:style-name="T12">(recess)</text:span></text:p>
      <text:p text:style-name="P19"><text:tab/>F<text:bookmark-start text:name="__DdeLink__34743_5844818321"/>or you ro understand<text:bookmark-end text:name="__DdeLink__34743_5844818321"/>: if the word would “reces”, the pronunciation would be {rEtsës}</text:p>
      <text:p text:style-name="P12"><text:bookmark-start text:name="__DdeLink__34760_584481832"/><text:span text:style-name="T1">Frontdeck</text:span><text:bookmark-end text:name="__DdeLink__34760_584481832"/><text:span text:style-name="T1"> –</text:span> {frondEk} <text:span text:style-name="T8">(foredeck)</text:span></text:p>
      <text:p text:style-name="P19"><text:tab/>F<text:bookmark-start text:name="__DdeLink__34743_5844818322"/>or you ro understand<text:bookmark-end text:name="__DdeLink__34743_5844818322"/>: if the word would “frontdec”, the pronunciation would be {frOndëk}</text:p>
      <text:p text:style-name="P12"><text:span text:style-name="T1">Taslime –</text:span> {taslIm} <text:span text:style-name="T8">(surrender)</text:span></text:p>
      <text:p text:style-name="P12"/>
      <text:p text:style-name="P12"><text:tab/>The first of two closed vowels, with exception of “i” and “u” as semivowels.</text:p>
      <text:p text:style-name="P12"/>
      <text:p text:style-name="P12"><text:span text:style-name="T1">Armee – </text:span><text:span text:style-name="T5">{armEë}</text:span> <text:span text:style-name="T8">(army)</text:span></text:p>
      <text:p text:style-name="P12"><text:span text:style-name="T1">Australia –</text:span> {aostrAlya} <text:span text:style-name="T8">(Australia)</text:span></text:p>
      <text:p text:style-name="P12"/>
      <text:p text:style-name="P12"><text:tab/>The final syllable: -in <text:span text:style-name="T8">(but not -ing)</text:span>, ey, ie, ui <text:span text:style-name="T8">(when the pronunciation {wi})</text:span>, oCel <text:span text:style-name="T8">(where C is the only consonant)</text:span>.</text:p>
      <text:p text:style-name="P12"/>
      <text:p text:style-name="P12"><text:span text:style-name="T1">Hotel –</text:span> {hotEl} <text:span text:style-name="T8">(hotel)</text:span></text:p>
      <text:p text:style-name="P12"><text:bookmark-start text:name="__DdeLink__34770_584481832"/><text:span text:style-name="T1">Suadin </text:span><text:bookmark-end text:name="__DdeLink__34770_584481832"/><text:span text:style-name="T1">– </text:span>{swadIn} <text:span text:style-name="T8">(fair weather)</text:span></text:p>
      <text:p text:style-name="P12"><text:span text:style-name="T1">Reling –</text:span> {rEling} <text:span text:style-name="T8">(railing)</text:span></text:p>
      <text:p text:style-name="P12"><text:span text:style-name="T1">Kierey –</text:span> {kyerEy} <text:span text:style-name="T8">(ram) </text:span></text:p>
      <text:p text:style-name="P12"/>
      <text:p text:style-name="P12"><text:tab/>The vowels “a”, “o” and “u” when before a consonant or semivowel, with exception of a sole “s”.</text:p>
      <text:p text:style-name="P12"/>
      <text:p text:style-name="P12"><text:span text:style-name="T1">Cadaloc – </text:span>{kadalOk} <text:span text:style-name="T8">(anywhere)</text:span></text:p>
      <text:p text:style-name="P12"><text:span text:style-name="T1">Naval –</text:span> {navAl} <text:span text:style-name="T8">(naval)</text:span></text:p>
      <text:p text:style-name="P12"><text:span text:style-name="T1">Dayluk –</text:span> {daylUk} <text:span text:style-name="T8">(continent)</text:span></text:p>
      <text:p text:style-name="P12"/>
      <text:h text:style-name="P60" text:outline-level="3"><text:bookmark-start text:name="__DdeLink__34776_584481832"/>NEVER IS ACCENTUATED<text:bookmark-end text:name="__DdeLink__34776_584481832"/></text:h>
      <text:p text:style-name="P12"/>
      <text:p text:style-name="P12"><text:tab/>Prefixes.</text:p>
      <text:p text:style-name="P12"/>
      <text:p text:style-name="P12"><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3"><text:span text:style-name="T2">Re</text:span>cess</text:p>
      <text:p text:style-name="P12"><text:span text:style-name="T3">Be</text:span><text:span text:style-name="T1">vid</text:span> – {bëvId} <text:span text:style-name="T8">(to show, to prove)</text:span></text:p>
      <text:p text:style-name="P12"/>
      <text:p text:style-name="P33"><text:span text:style-name="T1">For- –</text:span> prefix<text:bookmark-start text:name="__DdeLink__34788_584481832"/> that means<text:bookmark-end text:name="__DdeLink__34788_584481832"/> something far</text:p>
      <text:p text:style-name="P33"><text:soft-page-break/><text:span text:style-name="T1">Re- –</text:span> prefix that means repetition</text:p>
      <text:p text:style-name="P33"><text:span text:style-name="T1">Be- –</text:span> prefix that means something factive</text:p>
      <text:p text:style-name="P12"/>
      <text:p text:style-name="P12"><text:tab/>The letter “w” when used as vowel.</text:p>
      <text:p text:style-name="P12"/>
      <text:p text:style-name="P12"><text:span text:style-name="T1">Sehkwnt –</text:span> {sE:kunt} <text:span text:style-name="T8">(</text:span><text:span text:style-name="T13">(they)</text:span><text:span text:style-name="T8"> follow)</text:span></text:p>
      <text:p text:style-name="P12"/>
      <text:p text:style-name="P12"><text:tab/>A word finishing in -(i)um, -ule e -s.</text:p>
      <text:p text:style-name="P12"/>
      <text:p text:style-name="P12"><text:bookmark-start text:name="__DdeLink__34798_584481832"/><text:span text:style-name="T1">Schives</text:span><text:bookmark-end text:name="__DdeLink__34798_584481832"/><text:span text:style-name="T1"> –</text:span> {civz} <text:span text:style-name="T8">(to shift)</text:span></text:p>
      <text:p text:style-name="P12"><text:bookmark-start text:name="__DdeLink__34800_584481832"/><text:span text:style-name="T1">Territorium</text:span><text:bookmark-end text:name="__DdeLink__34800_584481832"/><text:span text:style-name="T1"> –</text:span> {territOryum} <text:span text:style-name="T8">(territory)</text:span></text:p>
      <text:p text:style-name="P12"><text:span text:style-name="T1">Insule –</text:span> {Insül} <text:span text:style-name="T8">(island)</text:span></text:p>
      <text:p text:style-name="P12"/>
      <text:p text:style-name="P12"><text:tab/>A alone vowel or semivowel at the end of a word.</text:p>
      <text:p text:style-name="P12"/>
      <text:p text:style-name="P12"><text:span text:style-name="T1">Okwi –</text:span> {Okwi} <text:span text:style-name="T8">(eyes)</text:span></text:p>
      <text:p text:style-name="P12"><text:span text:style-name="T1">Baby –</text:span> {bAbi} <text:span text:style-name="T8">(baby)</text:span></text:p>
      <text:p text:style-name="P12"/>
      <text:p text:style-name="P12"><text:tab/>The vowels “e”, “i” and “y” at the end of a word followed by a semivowel – with the exception of “ey” – or two or diverse consonants, but not the double ones.</text:p>
      <text:p text:style-name="P12"/>
      <text:p text:style-name="P12"><text:bookmark-start text:name="__DdeLink__34810_584481832"/><text:span text:style-name="T1">Seghel</text:span><text:bookmark-end text:name="__DdeLink__34810_584481832"/><text:span text:style-name="T1"> – </text:span>{sEgël} <text:span text:style-name="T8">(sail)</text:span></text:p>
      <text:p text:style-name="P12"><text:span text:style-name="T1">Tolkit –</text:span> {tOlkit} <text:span text:style-name="T8">(</text:span><text:span text:style-name="T13">(he/she/it)</text:span><text:span text:style-name="T8"> talked)</text:span></text:p>
      <text:p text:style-name="P12"><text:span text:style-name="T1">Khitert –</text:span> {qItërt} <text:span text:style-name="T8">(evil </text:span><text:span text:style-name="T13">(noun)</text:span><text:span text:style-name="T8">)</text:span></text:p>
      <text:p text:style-name="P12"/>
      <text:p text:style-name="P12"><text:tab/>In compound words the stressed syllable stays the same of the original word.</text:p>
      <text:p text:style-name="P12"/>
      <text:p text:style-name="P12"><text:span text:style-name="T1">Gouverne –</text:span> {gu:vErn} <text:span text:style-name="T8">(to govern)</text:span></text:p>
      <text:p text:style-name="P12"><text:span text:style-name="T1">Gouvernement –</text:span> {gu:vErnëmënt} <text:span text:style-name="T8">(government)</text:span></text:p>
      <text:p text:style-name="P12"><text:span text:style-name="T1">Nest –</text:span> {nest} <text:span text:style-name="T8">(nest)</text:span></text:p>
      <text:p text:style-name="P12"><text:span text:style-name="T1">Corcuksnest –</text:span> {korkUksnëst} <text:span text:style-name="T8">(crow's nest)</text:span></text:p>
      <text:p text:style-name="P12"/>
      <text:p text:style-name="P34">These rules don't necessarily apply to proper nouns and the use of hyphen preserves the accentuation in both sides.</text:p>
      <text:p text:style-name="P12"/>
      <text:h text:style-name="P4" text:outline-level="2">IF YOU FOUND SOME SOUNDS VERY DIFFICULT</text:h>
      <text:p text:style-name="P12"/>
      <text:p text:style-name="P12"><text:tab/>I did my best to teach you each sound, but if you really can't learn some of them – but I believe you can – it's not the end of the world!!! If you can't pronounce sounds like /x/ e /ç/, no-one you put you in a jail if you use /ʃ/ and /h/ in their places. <text:s/>If you can't pronounce the Japanese “r”, use our “r”. The good news is that the difficult sounds are rarely used, with the exception of the vowels not found in English language.</text:p>
      <text:p text:style-name="P12"/>
      <text:p text:style-name="P12"><text:tab/>The advantage of learning the phonetics of Sambahsa is that you master the phonetics of many other languages.</text:p>
      <text:p text:style-name="P12"/>
      <text:h text:style-name="P58" text:outline-level="1"><text:soft-page-break/>SELLAMAT!</text:h>
      <text:p text:style-name="P12"/>
      <text:p text:style-name="P12"><text:tab/>Sellamat! It's with this word, “sellamat” {selamAt}, that we say “hello”, you also may say “salut” {salUt}, which have the same function.</text:p>
      <text:p text:style-name="P12"/>
      <text:p text:style-name="P12"><text:tab/>In this chapter I'll show you some sentences, maybe you'll deduce the elements of each one by youself, but, anyway, in posterior chapters, I'll unravel each sentence's element, so don't worry if you don't understand something in this chapter.</text:p>
      <text:p text:style-name="P12"/>
      <text:p text:style-name="P12"><text:tab/>Different from English and most of the auxiliary languages, the Sambahsa verbs are conjugated. All verbs are regular, with the exception of the verbs “to be”, “to have” and “to know”, but they are not difficult. Let's start with some basic sentences:</text:p>
      <text:p text:style-name="P12"/>
      <text:p text:style-name="P12"><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2"><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2"><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2"/>
      <text:p text:style-name="P12"><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2"/>
      <text:p text:style-name="P12"><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2"><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2"><text:span text:style-name="T1">Tu es </text:span><text:bookmark-start text:name="__DdeLink__34874_5844818321"/><text:span text:style-name="T1">Robert </text:span><text:bookmark-end text:name="__DdeLink__34874_5844818321"/><text:span text:style-name="T14">{tu es </text:span><text:bookmark-start text:name="__DdeLink__34876_5844818321"/><text:span text:style-name="T14">rObërt</text:span><text:bookmark-end text:name="__DdeLink__34876_5844818321"/><text:span text:style-name="T14"> }</text:span><text:span text:style-name="T1"> –</text:span> <text:bookmark-start text:name="__DdeLink__34878_5844818321"/>you are Robert<text:bookmark-end text:name="__DdeLink__34878_5844818321"/></text:p>
      <text:p text:style-name="P12"><text:span text:style-name="T1">Tu es Linda </text:span><text:span text:style-name="T14">{tu es lInda}</text:span><text:span text:style-name="T1"> –</text:span> you are Linda</text:p>
      <text:p text:style-name="P12"><text:span text:style-name="T1">Is est Robert <text:s/>{is est </text:span><text:span text:style-name="T14">rObërt</text:span><text:span text:style-name="T1">} –</text:span> he are Robert</text:p>
      <text:p text:style-name="P12"><text:span text:style-name="T1">Ia est Linda {ya est </text:span><text:span text:style-name="T14">lInda</text:span><text:span text:style-name="T1">} –</text:span> she are Linda</text:p>
      <text:p text:style-name="P12"><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2"><text:span text:style-name="T1">Wey smos Americans {wey smos amerikAns} –</text:span> we are Americans</text:p>
      <text:p text:style-name="P12"/>
      <text:p text:style-name="P12"><text:tab/>The next cases are fairly interesting:</text:p>
      <text:p text:style-name="P12"/>
      <text:p text:style-name="P12"><text:span text:style-name="T1">Id est gohd {id est go:d} –</text:span><text:span text:style-name="T5"> it is good</text:span> <text:span text:style-name="T8">(neutral)</text:span></text:p>
      <text:p text:style-name="P12"><text:span text:style-name="T1">El est gohd {el est go:d} –</text:span><text:span text:style-name="T5"> he/she is good</text:span> <text:span text:style-name="T8">(undetermined)</text:span></text:p>
      <text:p text:style-name="P15"/>
      <text:p text:style-name="P15"><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don't</text:span> indicate as <text:span text:style-name="T8">neutral</text:span> or <text:span text:style-name="T8">undetermined</text:span>, will have the masculine genre or the feminine genre, but I can specify whether the word is related to a male or female being if it's really necessary, when the word itself can't informe to which gender it is related. Are we understood?</text:p>
      <text:p text:style-name="P15"/>
      <text:p text:style-name="P15"><text:tab/>To make clear what is <text:span text:style-name="T8">neutral</text:span> and what is <text:span text:style-name="T8">undetermined</text:span>, look the examples:</text:p>
      <text:p text:style-name="P15"/>
      <text:p text:style-name="P15"><text:soft-page-break/><text:span text:style-name="T1">Chair – </text:span>to the best of my knowledge, chairs don't have genre, so it is <text:span text:style-name="T8">neutral</text:span></text:p>
      <text:p text:style-name="P15"><text:span text:style-name="T1">Dog –</text:span> if we don't know its genre, so it is <text:span text:style-name="T8">undete</text:span><text:span text:style-name="T8">r</text:span><text:span text:style-name="T8">mined</text:span></text:p>
      <text:p text:style-name="P15"><text:span text:style-name="T1">Female dog –</text:span> feminine </text:p>
      <text:p text:style-name="P15"><text:span text:style-name="T1">Grandfather –</text:span> masculine</text:p>
      <text:p text:style-name="P15"><text:span text:style-name="T1">Tree –</text:span> even it is a living creature, it has not genre <text:span text:style-name="T8">(although you can argue </text:span><text:span text:style-name="T8">about dioecious plants)</text:span>, so it's <text:span text:style-name="T8">neutral</text:span></text:p>
      <text:p text:style-name="P15"><text:span text:style-name="T1">Daughter –</text:span> feminine</text:p>
      <text:p text:style-name="P15"><text:span text:style-name="T1">Child –</text:span> as the genre is not specified, it's <text:span text:style-name="T8">undetermined</text:span></text:p>
      <text:p text:style-name="P15"><text:span text:style-name="T1">Ectoplasm – </text:span><text:span text:style-name="T9">like in “the ectoplasm was exteriorized by the medium”</text:span><text:span text:style-name="T1"> –</text:span> it's <text:span text:style-name="T8">neutral</text:span>, because “ectoplasm” here is considered as a substance</text:p>
      <text:p text:style-name="P15"><text:span text:style-name="T1">Ectoplasm – </text:span><text:span text:style-name="T9">like in “the ectoplasm spoke to me”</text:span><text:span text:style-name="T1"> –</text:span> it can be <text:span text:style-name="T8">masculine</text:span>, <text:span text:style-name="T8">feminine</text:span> or <text:span text:style-name="T8">undetermined</text:span></text:p>
      <text:p text:style-name="P15"><text:span text:style-name="T1">Android –</text:span> you decide, it depends of the context and point of view of each one, it can be <text:span text:style-name="T8">neutral</text:span>, <text:span text:style-name="T8">undetermined</text:span> or even have a genre.</text:p>
      <text:p text:style-name="P15"><text:tab/>In case of doubt whether the word must be considered as <text:span text:style-name="T8">neutral</text:span> or <text:span text:style-name="T8">undetermined</text:span>, use the <text:span text:style-name="T8">undetermided </text:span>form.</text:p>
      <text:p text:style-name="P15"/>
      <text:p text:style-name="P15"><text:tab/>We've known the basic pronouns and their verbs, now let's see more pronouns and verbs in the plural, let's use the word “prient” {pryent}, which means “friend”, and “gohd” {go:d}, which means “good”, in our examples:</text:p>
      <text:p text:style-name="P15"/>
      <text:p text:style-name="P12"><text:span text:style-name="T1">Smos prients {smos pryents} –</text:span> <text:bookmark-start text:name="__DdeLink__34958_584481832"/>we are friends<text:bookmark-end text:name="__DdeLink__34958_584481832"/></text:p>
      <text:p text:style-name="P12"><text:span text:style-name="T1">Wey smos prients {wey smos pryents} –</text:span> we are friends</text:p>
      <text:p text:style-name="P12"><text:span text:style-name="T1">Ste prients {ste pryents} –</text:span> <text:bookmark-start text:name="__DdeLink__34964_584481832"/>you are friends<text:bookmark-end text:name="__DdeLink__34964_584481832"/></text:p>
      <text:p text:style-name="P12"><text:span text:style-name="T1">Yu ste prients {yu ste pryents} –</text:span> you are friends</text:p>
      <text:p text:style-name="P12"><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5"><text:span text:style-name="T1">Tu es prient {tu es pryent} –</text:span> you are friend <text:span text:style-name="T8">(equal to the sentence just above, but this is informal)</text:span></text:p>
      <text:p text:style-name="P12"><text:span text:style-name="T1">Ies sont prients {yes sont pryents} –</text:span> <text:bookmark-start text:name="__DdeLink__34969_584481832"/><text:bookmark-start text:name="__DdeLink__34966_584481832"/>they are friends<text:bookmark-end text:name="__DdeLink__34966_584481832"/> <text:span text:style-name="T8">(all of masculine </text:span><text:span text:style-name="T8">genre)</text:span><text:bookmark-end text:name="__DdeLink__34969_584481832"/></text:p>
      <text:p text:style-name="P12"><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8">(all of feminine genre)</text:span></text:p>
      <text:p text:style-name="P12"><text:span text:style-name="T1">Ia sont gohd {ya sont go:d} –</text:span> they are goods <text:span text:style-name="T8">(neutral)</text:span></text:p>
      <text:p text:style-name="P12"><text:span text:style-name="T1">I sont prients {i sont pryents} –</text:span> they are friends <text:span text:style-name="T8">(undetermined)</text:span></text:p>
      <text:p text:style-name="P12"/>
      <text:p text:style-name="P12"><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2"/>
      <text:p text:style-name="P12"><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2"/>
      <text:p text:style-name="P12"><text:tab/>Other important observation about the second person of plural “yu”. You already know that, in most cases, it's not necessary the use of the pronoun, <text:soft-page-break/>but in future examples you'll notice that the pronunciation of the third person of singular and the second person of plural are very similar, look:</text:p>
      <text:p text:style-name="P12"/>
      <text:p text:style-name="P12"><text:span text:style-name="T1">Is lieubht me {is liÖb</text:span><text:span text:style-name="T3">t</text:span><text:span text:style-name="T1"> me} –</text:span> he loves me</text:p>
      <text:p text:style-name="P12"><text:span text:style-name="T1">Yu lieubhte me {yu liÖb</text:span><text:span text:style-name="T3">t</text:span><text:span text:style-name="T1"> me} –</text:span> you love me</text:p>
      <text:p text:style-name="P12"/>
      <text:p text:style-name="P12"><text:tab/>Did you imagine if didn't exist the pronoun there? That's why the pronoun “yu” always have to appear.</text:p>
      <text:p text:style-name="P12"/>
      <text:p text:style-name="P12"><text:tab/>It's important that you know how to say the verb “there be”, in the sense of existence. It's is pretty similar to English, I'll use the noun “anghen” {Angën}, which means “person”, and the adverb “her” {her}, which means “here”, in the following example:</text:p>
      <text:p text:style-name="P12"/>
      <text:p text:style-name="P12"><text:span text:style-name="T1">Sont anghens her {sont Angëns her} –</text:span> <text:bookmark-start text:name="__DdeLink__35002_584481832"/>there are persons here<text:bookmark-end text:name="__DdeLink__35002_584481832"/></text:p>
      <text:p text:style-name="P12"><text:span text:style-name="T1">Ter sont anghens her {ter sont Angëns her} –</text:span> there are persons here</text:p>
      <text:p text:style-name="P12"/>
      <text:p text:style-name="P12"><text:tab/>Yes, you may use or not the “ter” if you want.</text:p>
      <text:p text:style-name="P12"/>
      <text:h text:style-name="P58" text:outline-level="1">USEFUL WORDS AND SENTENCES</text:h>
      <text:p text:style-name="P12"/>
      <text:p text:style-name="P33">There is no problem whether you don't know how certain sentences were made, everything will be explained in the next chapters.</text:p>
      <text:p text:style-name="P12"/>
      <text:p text:style-name="P12"><text:span text:style-name="T1">Sellamat {selamAt} –</text:span> hello, hi</text:p>
      <text:p text:style-name="P12"><text:span text:style-name="T1">Salut {salUt} –</text:span> hello, hi</text:p>
      <text:p text:style-name="P12"><text:span text:style-name="T1">Ya {ya} –</text:span> yes</text:p>
      <text:p text:style-name="P12"><text:span text:style-name="T1">Si {si} –</text:span><text:span text:style-name="T5"> yes</text:span> <text:span text:style-name="T8">(answer for a negative question)</text:span> </text:p>
      <text:p text:style-name="P12"><text:span text:style-name="T1">No {no} –</text:span> no</text:p>
      <text:p text:style-name="P12"><text:span text:style-name="T1">Sell dien {sel dyen} –</text:span> good morning</text:p>
      <text:p text:style-name="P12"><text:span text:style-name="T1">Sell </text:span><text:bookmark-start text:name="__DdeLink__35012_584481832"/><text:span text:style-name="T1">posmiddien</text:span><text:bookmark-end text:name="__DdeLink__35012_584481832"/><text:span text:style-name="T1"> {sel posmiddyEn} –</text:span> good afternoon</text:p>
      <text:p text:style-name="P12"><text:span text:style-name="T1">Sell vesper {sel vEspër} –</text:span> <text:span text:style-name="T13">good evening</text:span></text:p>
      <text:p text:style-name="P12"><text:span text:style-name="T1">Sell noct {sel nokt} –</text:span> <text:span text:style-name="T13">good night</text:span></text:p>
      <text:p text:style-name="P12"><text:span text:style-name="T1">Dank {dank} –</text:span> <text:bookmark-start text:name="__DdeLink__35018_584481832"/>thank you<text:bookmark-end text:name="__DdeLink__35018_584481832"/></text:p>
      <text:p text:style-name="P12"><text:span text:style-name="T1">Mersie {mërsI:} –</text:span> thank you</text:p>
      <text:p text:style-name="P12"><text:span text:style-name="T1">Spollay dank {spolAy dank} –</text:span> thank you very much</text:p>
      <text:p text:style-name="P12"><text:span text:style-name="T1">Obligat {obligAt} –</text:span><text:span text:style-name="T5"> you're welcome </text:span><text:span text:style-name="T12">(when someone thanks you)</text:span></text:p>
      <text:p text:style-name="P12"><text:span text:style-name="T1">Plais {pläs} –</text:span> please</text:p>
      <text:p text:style-name="P12"><text:span text:style-name="T1">Kam leitte yu? {kam leyt yu} –</text:span> how are you?</text:p>
      <text:p text:style-name="P12"><text:span text:style-name="T1">Leito {lEyto} –</text:span> fine</text:p>
      <text:p text:style-name="P12"><text:span text:style-name="T1">Chao {tcAo} –</text:span> <text:bookmark-start text:name="__DdeLink__35020_584481832"/>good bye<text:bookmark-end text:name="__DdeLink__35020_584481832"/></text:p>
      <text:p text:style-name="P12"><text:span text:style-name="T1">Khuda hafiz {qUda hAfidz} –</text:span> good bye</text:p>
      <text:p text:style-name="P12"><text:span text:style-name="T1">Do reviden {do rëvIdën} –</text:span> good bye</text:p>
      <text:p text:style-name="P12"><text:span text:style-name="T1">Prosit {prosIt} –</text:span> good bye <text:span text:style-name="T8">(desiring good luck)</text:span> </text:p>
      <text:p text:style-name="P12"><text:span text:style-name="T1">Tiel mox {tyel moks} –</text:span><text:span text:style-name="T5"> see you soon</text:span></text:p>
      <text:p text:style-name="P12"><text:span text:style-name="T1">Ne gnohm {në nyo:m} –</text:span> I don't know</text:p>
      <text:p text:style-name="P12"><text:span text:style-name="T1">Excuset me {ekskÜzd me} –</text:span> excuse me</text:p>
      <text:p text:style-name="P12"><text:span text:style-name="T1">Maaf {maAf} –</text:span> sorry</text:p>
      <text:p text:style-name="P12"><text:span text:style-name="T1">Pardon {pardOn} –</text:span> pardon me</text:p>
      <text:p text:style-name="P12"><text:soft-page-break/><text:span text:style-name="T1">OK(ey) {ok(Ey)} –</text:span> OK</text:p>
      <text:p text:style-name="P12"><text:span text:style-name="T1">Tamam {tamAm} – </text:span>OK</text:p>
      <text:p text:style-name="P12"><text:span text:style-name="T1">Tabrick {tabrIk} –</text:span> congratulations</text:p>
      <text:p text:style-name="P12"><text:span text:style-name="T1">Sell appetite {sel apëtIt} –</text:span> <text:bookmark-start text:name="__DdeLink__35022_584481832"/>good appetite<text:bookmark-end text:name="__DdeLink__35022_584481832"/></text:p>
      <text:p text:style-name="P12"><text:span text:style-name="T1">Marba {mArba} –</text:span> pleased to meet you</text:p>
      <text:p text:style-name="P12"><text:bookmark-start text:name="__DdeLink__35038_584481832"/><text:span text:style-name="T1">Ne bahm maung Sambahsa {ne ba:m mAong sambA:sa} –</text:span> I don’t speak much Sambahsa.<text:bookmark-end text:name="__DdeLink__35038_584481832"/></text:p>
      <text:p text:style-name="P12"><text:span text:style-name="T1">Kam yarat ste yu? {kam yarAt ste yu} –</text:span> how old are you?</text:p>
      <text:p text:style-name="P12"><text:span text:style-name="T1">Quod est vies nam? {kwod est vyes nam} –</text:span> what's your name?</text:p>
      <text:p text:style-name="P12"><text:span text:style-name="T1">Mien nam est … {myen nam est} –</text:span> my name is…</text:p>
      <text:p text:style-name="P12"><text:span text:style-name="T1">Io ne prete {yo ne prEt} –</text:span> I don't understand (<text:bookmark-start text:name="__DdeLink__35028_584481832"/>what you wanted to say<text:bookmark-end text:name="__DdeLink__35028_584481832"/>)</text:p>
      <text:p text:style-name="P12"><text:span text:style-name="T1">Ne ho pretet hol / Ne ho preten hol {ne ho prEtët hol / ne ho prEtën hol} –</text:span> I haven’t understood everything (what you wanted to say)</text:p>
      <text:p text:style-name="P18"><text:span text:style-name="T1">Aun sibia {Aon sIbja} –</text:span> changing the subject; on a different note</text:p>
      <text:p text:style-name="P12"/>
      <text:p text:style-name="P12"><text:tab/>Good, at least you can start and finish a conversartion, continue studying and you'll be able to maintain a conversation.</text:p>
      <text:p text:style-name="P12"/>
      <text:h text:style-name="P58" text:outline-level="1">THE DECLINATION CASES</text:h>
      <text:p text:style-name="P12"><text:tab/></text:p>
      <text:p text:style-name="P12"><text:tab/>Sambahsa has an interesting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2"/>
      <text:p text:style-name="P12"><text:tab/>Before let's remember those English classes of your school time, look the sentence below:</text:p>
      <text:p text:style-name="P12"/>
      <text:p text:style-name="P12"><text:span text:style-name="T1">The man buys the car:</text:span><text:span text:style-name="T5"> In this case “the man” is the </text:span><text:span text:style-name="T4">subject</text:span><text:span text:style-name="T5"> of the sentence because it's him who is </text:span><text:span text:style-name="T4">doing</text:span><text:span text:style-name="T5"> the action, which in this case is the buying; and “the car” is the </text:span><text:span text:style-name="T4">direct object</text:span><text:span text:style-name="T5"> of the sentence, because it's the car that is </text:span><text:span text:style-name="T4">suffering</text:span><text:span text:style-name="T5"> the action, it's being affected directly by the verb. Look the </text:span><text:span text:style-name="T5">sentences below:</text:span></text:p>
      <text:p text:style-name="P12"/>
      <text:p text:style-name="P12"><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2"><text:span text:style-name="T1">He loves Mary –</text:span> “he” (subject), “Mary” (direct object)</text:p>
      <text:p text:style-name="P12"><text:span text:style-name="T1">People walk on the streets –</text:span> “people” (subject). Ops, this sentence doesn't have a <text:bookmark-start text:name="__DdeLink__35060_584481832"/>direct object<text:bookmark-end text:name="__DdeLink__35060_584481832"/>!</text:p>
      <text:p text:style-name="P12"/>
      <text:p text:style-name="P12"><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2"/>
      <text:p text:style-name="P12"><text:span text:style-name="T1">I've sent you the documents –</text:span> “I” (subject), “you” (indirect object), “documents” (direct object)</text:p>
      <text:p text:style-name="P12"><text:soft-page-break/><text:span text:style-name="T1">She bought a dog for him –</text:span> “she”(subject), “dog” (direct object), “him” (indirect object)</text:p>
      <text:p text:style-name="P12"/>
      <text:p text:style-name="P12"><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2"/>
      <text:h text:style-name="P4" text:outline-level="2">NOMINATIVE CASE</text:h>
      <text:p text:style-name="P12"/>
      <text:p text:style-name="P12"><text:tab/>Basically it is the subject of a sentence.</text:p>
      <text:p text:style-name="P12"/>
      <text:p text:style-name="P12"><text:span text:style-name="T1">Ego / io {Ego / yo} –</text:span> I</text:p>
      <text:p text:style-name="P12"><text:span text:style-name="T1">tu {tu} –</text:span> you</text:p>
      <text:p text:style-name="P12"><text:span text:style-name="T1">Is {is} –</text:span> he</text:p>
      <text:p text:style-name="P12"><text:span text:style-name="T1">Ia {ya} –</text:span><text:span text:style-name="T5"> she</text:span></text:p>
      <text:p text:style-name="P12"><text:span text:style-name="T1">Id {id} –</text:span> it <text:span text:style-name="T8">(neutral)</text:span></text:p>
      <text:p text:style-name="P12"><text:span text:style-name="T1">El {el} –</text:span> he / she / it <text:bookmark-start text:name="__DdeLink__35072_584481832"/><text:span text:style-name="T8">(undetermined)</text:span><text:bookmark-end text:name="__DdeLink__35072_584481832"/></text:p>
      <text:p text:style-name="P12"><text:span text:style-name="T1">Wey {wey} –</text:span> we</text:p>
      <text:p text:style-name="P12"><text:span text:style-name="T1">Yu {yu} –</text:span> yu</text:p>
      <text:p text:style-name="P12"><text:span text:style-name="T1">Ies {yes} –</text:span> they <text:bookmark-start text:name="__DdeLink__35082_584481832"/><text:bookmark-start text:name="__DdeLink__35088_584481832"/><text:span text:style-name="T8">(masculine)</text:span><text:bookmark-end text:name="__DdeLink__35082_584481832"/><text:bookmark-end text:name="__DdeLink__35088_584481832"/></text:p>
      <text:p text:style-name="P12"><text:span text:style-name="T1">Ias {yas}–</text:span> they <text:bookmark-start text:name="__DdeLink__35084_584481832"/><text:bookmark-start text:name="__DdeLink__35094_584481832"/><text:span text:style-name="T8">(feminine)</text:span><text:bookmark-end text:name="__DdeLink__35084_584481832"/><text:bookmark-end text:name="__DdeLink__35094_584481832"/></text:p>
      <text:p text:style-name="P12"><text:span text:style-name="T1">Ia {ya} –</text:span> they <text:span text:style-name="T8">(neutral)</text:span></text:p>
      <text:p text:style-name="P12"><text:span text:style-name="T1">I {i} –</text:span> they <text:bookmark-start text:name="__DdeLink__35086_584481832"/><text:span text:style-name="T8">(undetermined)</text:span><text:bookmark-end text:name="__DdeLink__35086_584481832"/></text:p>
      <text:p text:style-name="P20">PAY ATTENTION!!!!!!!! From the words below, just worry to initially learn the underlined ones. The others you can learn over time, you don't need be in a hurry!!!!!!</text:p>
      <text:p text:style-name="P23"><text:span text:style-name="T1">So {so} –</text:span> this <text:span text:style-name="T8">(masculine)</text:span></text:p>
      <text:p text:style-name="P23"><text:span text:style-name="T1">Toy {toy} –</text:span> these <text:span text:style-name="T8">(masculine)</text:span></text:p>
      <text:p text:style-name="P23"><text:span text:style-name="T1">Sa {sa} –</text:span> this <text:span text:style-name="T8">(feminine)</text:span></text:p>
      <text:p text:style-name="P23"><text:span text:style-name="T1">Tas {tas} –</text:span> these <text:span text:style-name="T8">(feminine)</text:span></text:p>
      <text:p text:style-name="P23"><text:span text:style-name="T1">Tod {tod} –</text:span> this <text:span text:style-name="T8">(neutral)</text:span></text:p>
      <text:p text:style-name="P23"><text:span text:style-name="T1">Ta {ta} –</text:span> these <text:span text:style-name="T8">(neutral)</text:span></text:p>
      <text:p text:style-name="P12"><text:span text:style-name="T1">Tel {tel} –</text:span> this <text:bookmark-start text:name="__DdeLink__35096_584481832"/><text:span text:style-name="T8">(undetermined)</text:span><text:bookmark-end text:name="__DdeLink__35096_584481832"/></text:p>
      <text:p text:style-name="P12"><text:span text:style-name="T1">Ti {Ti} –</text:span> these<text:span text:style-name="T8"> </text:span><text:bookmark-start text:name="__DdeLink__35110_584481832"/><text:span text:style-name="T8">(undetermined)</text:span><text:bookmark-end text:name="__DdeLink__35110_584481832"/></text:p>
      <text:p text:style-name="P12"><text:span text:style-name="T1">Cis {tsis} –</text:span> that <text:bookmark-start text:name="__DdeLink__35112_584481832"/><text:span text:style-name="T8">(masculine)</text:span><text:bookmark-end text:name="__DdeLink__35112_584481832"/></text:p>
      <text:p text:style-name="P12"><text:span text:style-name="T1">Cies {tsyes} –</text:span> those <text:bookmark-start text:name="__DdeLink__35098_584481832"/><text:span text:style-name="T8">(masculine)</text:span><text:bookmark-end text:name="__DdeLink__35098_584481832"/></text:p>
      <text:p text:style-name="P12"><text:span text:style-name="T1">Cia {tsya} –</text:span> that <text:span text:style-name="T8">(feminine)</text:span></text:p>
      <text:p text:style-name="P12"><text:span text:style-name="T1">Cias {tsyas} –</text:span> those <text:bookmark-start text:name="__DdeLink__35104_584481832"/><text:span text:style-name="T8">(feminine)</text:span><text:bookmark-end text:name="__DdeLink__35104_584481832"/></text:p>
      <text:p text:style-name="P12"><text:span text:style-name="T1">Cid {tsid} –</text:span> that <text:span text:style-name="T8">(neutral)</text:span></text:p>
      <text:p text:style-name="P12"><text:span text:style-name="T1">Cia {tsya} –</text:span> those <text:span text:style-name="T8">(neutral)</text:span></text:p>
      <text:p text:style-name="P12"><text:span text:style-name="T1">Cel {tsel} –</text:span> that <text:span text:style-name="T8">(undetermined)</text:span></text:p>
      <text:p text:style-name="P12"><text:span text:style-name="T1">Ci {tsi} –</text:span> those <text:span text:style-name="T8">(undetermined)</text:span></text:p>
      <text:p text:style-name="P23"><text:span text:style-name="T1">Qui {ki} –</text:span> who <text:span text:style-name="T8">(masculine / singular)</text:span></text:p>
      <text:p text:style-name="P23"><text:span text:style-name="T1">Quis {kis} –</text:span> <text:span text:style-name="T13">who </text:span><text:span text:style-name="T8">(masculine / singular / interrogative)</text:span></text:p>
      <text:p text:style-name="P23"><text:span text:style-name="T1">Quoy {kwoy} –</text:span> who <text:span text:style-name="T8">(masculine / plural)</text:span></text:p>
      <text:p text:style-name="P23"><text:span text:style-name="T1">Qua {kwa} –</text:span> who <text:span text:style-name="T8">(feminine / singular)</text:span></text:p>
      <text:p text:style-name="P23"><text:span text:style-name="T1">Quas {kwas} –</text:span> who <text:bookmark-start text:name="__DdeLink__35114_584481832"/><text:span text:style-name="T8">(feminine / plural)</text:span><text:bookmark-end text:name="__DdeLink__35114_584481832"/></text:p>
      <text:p text:style-name="P23"><text:span text:style-name="T1">Quod {kwod} –</text:span> what <text:span text:style-name="T8">(neutral)</text:span></text:p>
      <text:p text:style-name="P23"><text:soft-page-break/><text:span text:style-name="T1">Qua –</text:span> what <text:span text:style-name="T8">(neutral)</text:span></text:p>
      <text:p text:style-name="P12"><text:span text:style-name="T1">Quel {kel} –</text:span> who <text:bookmark-start text:name="__DdeLink__35130_584481832"/><text:span text:style-name="T8">(undetermined)</text:span><text:bookmark-end text:name="__DdeLink__35130_584481832"/></text:p>
      <text:p text:style-name="P12"><text:span text:style-name="T1">Qui {ki} –</text:span> who <text:span text:style-name="T8">(undetermined)</text:span></text:p>
      <text:p text:style-name="P12"><text:span text:style-name="T1">Neis {neys} –</text:span> none <text:span text:style-name="T8">(masculine / singular)</text:span></text:p>
      <text:p text:style-name="P12"><text:span text:style-name="T1">Noy {noy} –</text:span> <text:span text:style-name="T13">none </text:span><text:span text:style-name="T8">(masculine / plural)</text:span></text:p>
      <text:p text:style-name="P12"><text:span text:style-name="T1">Nia {nya} –</text:span> none <text:span text:style-name="T8">(feminine / plural)</text:span></text:p>
      <text:p text:style-name="P15"><text:span text:style-name="T1">Nias {nyas} –</text:span> none <text:span text:style-name="T8">(feminine / plural)</text:span></text:p>
      <text:p text:style-name="P23"><text:span text:style-name="T1">Neid {neyd} –</text:span> <text:bookmark-start text:name="__DdeLink__35128_584481832"/>none, nothing <text:span text:style-name="T8">(neutral / singular)</text:span><text:bookmark-end text:name="__DdeLink__35128_584481832"/></text:p>
      <text:p text:style-name="P25"><text:span text:style-name="T1">Nia {nya} –</text:span> <text:span text:style-name="T13">none, nothing </text:span><text:span text:style-name="T8">(neutral / plural</text:span></text:p>
      <text:p text:style-name="P12"><text:span text:style-name="T1">Nel {nel} –</text:span> none <text:span text:style-name="T8">(undetermined / singular)</text:span></text:p>
      <text:p text:style-name="P12"><text:span text:style-name="T1">Nei {ney} –</text:span> <text:span text:style-name="T13">none</text:span><text:span text:style-name="T8"> (undetermined / plural)</text:span></text:p>
      <text:p text:style-name="P12"/>
      <text:p text:style-name="P23"><text:span text:style-name="T1">To {to} –</text:span> generic pronoun<text:span text:style-name="T8">, when the sense of approximation doesn't apply, it can be translated as “this”, “that”, “these” and “those”</text:span></text:p>
      <text:p text:style-name="P12"/>
      <text:p text:style-name="P36">The pronoun “ego” is the emphatized form of “io”. When we use “ego” instead “io”, we want to say that there is a certain relevance in the “I” is doing, or suffering, this or that action.</text:p>
      <text:p text:style-name="P12"/>
      <text:p text:style-name="P12"><text:tab/>I'll ask you to stop here for a while and study the pronouns (only the personal pronouns!), because I will use them a lot from here.</text:p>
      <text:p text:style-name="P12"/>
      <text:p text:style-name="P12"><text:tab/>About the other cases, it's enough read them once or twice at most, you don't need record everything now! Follow the same method of study you made with the nominative case, focus on the personal pronouns and in those I indicate.</text:p>
      <text:p text:style-name="P12"/>
      <text:h text:style-name="P4" text:outline-level="2">ACCUSATIVE CASE</text:h>
      <text:p text:style-name="P12"/>
      <text:p text:style-name="P12"><text:tab/>Basically is the direct object of a sentence.</text:p>
      <text:p text:style-name="P12"/>
      <text:p text:style-name="P12"><text:span text:style-name="T1">Nominative case –</text:span><text:span text:style-name="T5"> accusative case</text:span></text:p>
      <text:p text:style-name="P16"><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20"><text:bookmark-start text:name="__DdeLink__35172_584481832"/>Don't be in a hurry to learn the pronouns from below!<text:bookmark-end text:name="__DdeLink__35172_584481832"/></text:p>
      <text:p text:style-name="P25"><text:span text:style-name="T1">So –</text:span> tom {tom}</text:p>
      <text:p text:style-name="P25"><text:span text:style-name="T1">Toy –</text:span> tens {tens}</text:p>
      <text:p text:style-name="P25"><text:span text:style-name="T1">Sa –</text:span> tam {tam}</text:p>
      <text:p text:style-name="P25"><text:span text:style-name="T1">Tas –</text:span> tans {tans}</text:p>
      <text:p text:style-name="P12"><text:soft-page-break/><text:span text:style-name="T1">Tod –</text:span> <text:span text:style-name="T13">tod</text:span></text:p>
      <text:p text:style-name="P12"><text:span text:style-name="T1">Ta –</text:span> ta</text:p>
      <text:p text:style-name="P12"><text:span text:style-name="T1">Tel –</text:span> <text:span text:style-name="T13">tel</text:span></text:p>
      <text:p text:style-name="P12"><text:span text:style-name="T1">Ti –</text:span> ti</text:p>
      <text:p text:style-name="P12"><text:span text:style-name="T1">Cis–</text:span> ciom {tsyom}</text:p>
      <text:p text:style-name="P12"><text:span text:style-name="T1">Cies –</text:span> ciens {tsyens}</text:p>
      <text:p text:style-name="P12"><text:span text:style-name="T1">Cia –</text:span> ciam {tsyam}</text:p>
      <text:p text:style-name="P12"><text:span text:style-name="T1">Cias –</text:span> cians {tsyans}</text:p>
      <text:p text:style-name="P12"><text:span text:style-name="T1">Cid –</text:span><text:span text:style-name="T13"> cid</text:span></text:p>
      <text:p text:style-name="P12"><text:span text:style-name="T1">Cia–</text:span> cia</text:p>
      <text:p text:style-name="P12"><text:span text:style-name="T1">Cel –</text:span> <text:span text:style-name="T13">cel</text:span></text:p>
      <text:p text:style-name="P12"><text:span text:style-name="T1">Ci –</text:span> ci</text:p>
      <text:p text:style-name="P25"><text:span text:style-name="T1">Qui –</text:span> quom {kwom}</text:p>
      <text:p text:style-name="P25"><text:span text:style-name="T1">Quis –</text:span> <text:span text:style-name="T13">quom</text:span></text:p>
      <text:p text:style-name="P25"><text:span text:style-name="T1">Quoy –</text:span> quens {kens}</text:p>
      <text:p text:style-name="P25"><text:span text:style-name="T1">Qua –</text:span> quam {kwam}</text:p>
      <text:p text:style-name="P25"><text:span text:style-name="T1">Quas –</text:span> quans {kwans}</text:p>
      <text:p text:style-name="P25"><text:span text:style-name="T1">Quod –</text:span> <text:span text:style-name="T13">quod</text:span></text:p>
      <text:p text:style-name="P25"><text:span text:style-name="T1">Qua –</text:span> qua</text:p>
      <text:p text:style-name="P25"><text:span text:style-name="T1">Quel –</text:span> quel</text:p>
      <text:p text:style-name="P25"><text:span text:style-name="T1">Qui –</text:span> qui</text:p>
      <text:p text:style-name="P12"><text:span text:style-name="T1">Neis – </text:span><text:span text:style-name="T5">niom {nyom}</text:span></text:p>
      <text:p text:style-name="P12"><text:span text:style-name="T1">Noy</text:span><text:span text:style-name="T5"> – niens {nyens}</text:span></text:p>
      <text:p text:style-name="P12"><text:span text:style-name="T1">Nia –</text:span><text:span text:style-name="T5"> niam {nyam}</text:span></text:p>
      <text:p text:style-name="P15"><text:span text:style-name="T1">Nias –</text:span><text:span text:style-name="T5"> nians {nyans}</text:span></text:p>
      <text:p text:style-name="P25"><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12"/>
      <text:p text:style-name="P12"><text:span text:style-name="T1">To – </text:span>to</text:p>
      <text:p text:style-name="P12"/>
      <text:h text:style-name="P4" text:outline-level="2">DATIVE CASE</text:h>
      <text:p text:style-name="P12"/>
      <text:p text:style-name="P12"><text:tab/>It's the indirect object of a sentence. <text:span text:style-name="T1">Attention: </text:span>often everything after a preposition is treaten as it is in the accusative case, no dative!</text:p>
      <text:p text:style-name="P12"/>
      <text:p text:style-name="P12"><text:span text:style-name="T1">Nominative case –</text:span><text:span text:style-name="T5"> dative case</text:span></text:p>
      <text:p text:style-name="P25"><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oft-page-break/><text:span text:style-name="T1">I –</text:span> im {im}</text:p>
      <text:p text:style-name="P20">Don't be in a hurry to learn the pronouns from below!</text:p>
      <text:p text:style-name="P25"><text:span text:style-name="T1">So – </text:span><text:span text:style-name="T5">tei {tey}</text:span></text:p>
      <text:p text:style-name="P25"><text:span text:style-name="T1">Toy –</text:span> tibs {tibz}</text:p>
      <text:p text:style-name="P25"><text:span text:style-name="T1">Sa –</text:span> tay {tay}</text:p>
      <text:p text:style-name="P25"><text:span text:style-name="T1">Tas –</text:span> tabs {tabz}</text:p>
      <text:p text:style-name="P12"><text:span text:style-name="T1">Tod –</text:span> <text:span text:style-name="T13">tei {tey}</text:span></text:p>
      <text:p text:style-name="P12"><text:span text:style-name="T1">Ta –</text:span> tibs {tibz}</text:p>
      <text:p text:style-name="P12"><text:span text:style-name="T1">Tel –</text:span> <text:span text:style-name="T13">tal {tal}</text:span></text:p>
      <text:p text:style-name="P12"><text:span text:style-name="T1">Ti –</text:span> tim {tim}</text:p>
      <text:p text:style-name="P12"><text:span text:style-name="T1">Cis–</text:span> cei {tsey}</text:p>
      <text:p text:style-name="P12"><text:span text:style-name="T1">Cies –</text:span> cibs {tsibz}</text:p>
      <text:p text:style-name="P12"><text:span text:style-name="T1">Cia –</text:span> ciay {tsyay}</text:p>
      <text:p text:style-name="P12"><text:span text:style-name="T1">Cias –</text:span> ciabs {tsyabz}</text:p>
      <text:p text:style-name="P12"><text:span text:style-name="T1">Cid –</text:span><text:span text:style-name="T13"> cei {tsey}</text:span></text:p>
      <text:p text:style-name="P12"><text:span text:style-name="T1">Cia–</text:span> cibs {tsibz}</text:p>
      <text:p text:style-name="P12"><text:span text:style-name="T1">Cel –</text:span> <text:span text:style-name="T13">cial {tsyal}</text:span></text:p>
      <text:p text:style-name="P12"><text:span text:style-name="T1">Ci –</text:span> cim {tsim}</text:p>
      <text:p text:style-name="P25"><text:span text:style-name="T1">Qui –</text:span> quei {key}</text:p>
      <text:p text:style-name="P25"><text:span text:style-name="T1">Quis –</text:span> <text:span text:style-name="T13">quei </text:span></text:p>
      <text:p text:style-name="P25"><text:span text:style-name="T1">Quoy –</text:span> <text:span text:style-name="T13">quibs {kibz}</text:span></text:p>
      <text:p text:style-name="P25"><text:span text:style-name="T1">Qua –</text:span> quay {kway}</text:p>
      <text:p text:style-name="P25"><text:span text:style-name="T1">Quas –</text:span> quabs {kwabz}</text:p>
      <text:p text:style-name="P25"><text:span text:style-name="T1">Quod –</text:span> <text:span text:style-name="T13">quei</text:span></text:p>
      <text:p text:style-name="P25"><text:span text:style-name="T1">Qua –</text:span> quibs</text:p>
      <text:p text:style-name="P25"><text:span text:style-name="T1">Quel –</text:span> qual {kwal}</text:p>
      <text:p text:style-name="P25"><text:span text:style-name="T1">Qui –</text:span> quim {kim}</text:p>
      <text:p text:style-name="P12"><text:span text:style-name="T1">Neis – </text:span><text:span text:style-name="T5">nei {ney}</text:span></text:p>
      <text:p text:style-name="P12"><text:span text:style-name="T1">Noy</text:span><text:span text:style-name="T5"> – neibs {neybz}</text:span></text:p>
      <text:p text:style-name="P12"><text:span text:style-name="T1">Nia –</text:span><text:span text:style-name="T5"> niay {nyay}</text:span></text:p>
      <text:p text:style-name="P15"><text:span text:style-name="T1">Nias –</text:span><text:span text:style-name="T5"> niabs {nyabz}</text:span></text:p>
      <text:p text:style-name="P25"><text:span text:style-name="T1">Neid</text:span><text:span text:style-name="T5"> – nei {ney}</text:span></text:p>
      <text:p text:style-name="P18"><text:span text:style-name="T1">Nia –</text:span> neibs {neybz}</text:p>
      <text:p text:style-name="P18"><text:span text:style-name="T1">Nel –</text:span> nal {nal} </text:p>
      <text:p text:style-name="P17"><text:span text:style-name="T1">Nei –</text:span> nim {nim}</text:p>
      <text:p text:style-name="P12"/>
      <text:p text:style-name="P12"><text:span text:style-name="T1">To – </text:span>ad to</text:p>
      <text:p text:style-name="P12"/>
      <text:h text:style-name="P4" text:outline-level="2">GENITIVE CASE</text:h>
      <text:p text:style-name="P12"/>
      <text:p text:style-name="P12"><text:tab/>It's the case of the possessor. Firstly let's see the list of genitives then let's understand them</text:p>
      <text:p text:style-name="P12"/>
      <text:p text:style-name="P12"><text:span text:style-name="T1">Nominative case –</text:span><text:span text:style-name="T5"> genitive case</text:span></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oft-page-break/><text:span text:style-name="T1">Ias –</text:span> iam {yam}</text:p>
      <text:p text:style-name="P18"><text:span text:style-name="T1">Ia –</text:span> iom {yom}</text:p>
      <text:p text:style-name="P18"><text:span text:style-name="T1">I –</text:span> im {im}</text:p>
      <text:p text:style-name="P20">Don't be in a hurry to learn the pronouns from below!</text:p>
      <text:p text:style-name="P25"><text:span text:style-name="T1">So – </text:span><text:span text:style-name="T5">tos {tos}</text:span></text:p>
      <text:p text:style-name="P25"><text:span text:style-name="T1">Toy –</text:span> tom {tom}</text:p>
      <text:p text:style-name="P25"><text:span text:style-name="T1">Sa –</text:span> tas {tas}</text:p>
      <text:p text:style-name="P25"><text:span text:style-name="T1">Tas –</text:span> tam {tam}</text:p>
      <text:p text:style-name="P12"><text:span text:style-name="T1">Tod –</text:span> <text:span text:style-name="T13">tos</text:span></text:p>
      <text:p text:style-name="P12"><text:span text:style-name="T1">Ta –</text:span> tom</text:p>
      <text:p text:style-name="P12"><text:span text:style-name="T1">Tel –</text:span> <text:span text:style-name="T13">tal {tal}</text:span></text:p>
      <text:p text:style-name="P12"><text:span text:style-name="T1">Ti –</text:span> tim {tim}</text:p>
      <text:p text:style-name="P12"><text:span text:style-name="T1">Cis–</text:span> cios {tsyos}</text:p>
      <text:p text:style-name="P12"><text:span text:style-name="T1">Cies –</text:span> ciom {tsyom}</text:p>
      <text:p text:style-name="P12"><text:span text:style-name="T1">Cia –</text:span> cias {tsyas}</text:p>
      <text:p text:style-name="P12"><text:span text:style-name="T1">Cias –</text:span> ciam {tsyam}</text:p>
      <text:p text:style-name="P12"><text:span text:style-name="T1">Cid –</text:span><text:span text:style-name="T13"> cios</text:span></text:p>
      <text:p text:style-name="P12"><text:span text:style-name="T1">Cia–</text:span> ciom</text:p>
      <text:p text:style-name="P12"><text:span text:style-name="T1">Cel –</text:span> <text:span text:style-name="T13">cial {tsyal}</text:span></text:p>
      <text:p text:style-name="P12"><text:span text:style-name="T1">Ci –</text:span> cim {tsim}</text:p>
      <text:p text:style-name="P25"><text:span text:style-name="T1">Qui –</text:span> quos {kwos}</text:p>
      <text:p text:style-name="P25"><text:span text:style-name="T1">Quis –</text:span> <text:span text:style-name="T13">quos</text:span></text:p>
      <text:p text:style-name="P25"><text:span text:style-name="T1">Quoy –</text:span> <text:span text:style-name="T13">quom {kwom}</text:span></text:p>
      <text:p text:style-name="P25"><text:span text:style-name="T1">Qua –</text:span> quas {kwas}</text:p>
      <text:p text:style-name="P25"><text:span text:style-name="T1">Quas –</text:span> quam {kwam}</text:p>
      <text:p text:style-name="P25"><text:span text:style-name="T1">Quod –</text:span> <text:span text:style-name="T13">quos</text:span></text:p>
      <text:p text:style-name="P25"><text:span text:style-name="T1">Qua –</text:span> quom</text:p>
      <text:p text:style-name="P25"><text:span text:style-name="T1">Quel –</text:span> qual {kwal}</text:p>
      <text:p text:style-name="P25"><text:span text:style-name="T1">Qui –</text:span> quim {kim}</text:p>
      <text:p text:style-name="P12"><text:span text:style-name="T1">Neis – </text:span><text:span text:style-name="T5">nios {nyos}</text:span></text:p>
      <text:p text:style-name="P12"><text:span text:style-name="T1">Noy</text:span><text:span text:style-name="T5"> – niom {nyom}</text:span></text:p>
      <text:p text:style-name="P12"><text:span text:style-name="T1">Nia –</text:span><text:span text:style-name="T5"> nias {nyas}</text:span></text:p>
      <text:p text:style-name="P15"><text:span text:style-name="T1">Nias –</text:span><text:span text:style-name="T5"> niam {nyam}</text:span></text:p>
      <text:p text:style-name="P25"><text:span text:style-name="T1">Neid</text:span><text:span text:style-name="T5"> – nios {nyos}</text:span></text:p>
      <text:p text:style-name="P18"><text:span text:style-name="T1">Nia –</text:span> niom {nyom}</text:p>
      <text:p text:style-name="P18"><text:span text:style-name="T1">Nel –</text:span> nal {nal} </text:p>
      <text:p text:style-name="P17"><text:span text:style-name="T1">Nei –</text:span> nim {nim}</text:p>
      <text:p text:style-name="P17"/>
      <text:p text:style-name="P17"><text:span text:style-name="T1">To –</text:span> os to</text:p>
      <text:p text:style-name="P17"/>
      <text:p text:style-name="P12"><text:tab/>Let's see some examples</text:p>
      <text:p text:style-name="P12"/>
      <text:p text:style-name="P12"><text:span text:style-name="T1">Id apel ios dru {id Apël yos dru} –</text:span> the apple of the tree.</text:p>
      <text:p text:style-name="P12"><text:span text:style-name="T1">Id hand al person {id hand al përsOn} –</text:span> the hand of the person</text:p>
      <text:p text:style-name="P12"><text:span text:style-name="T1">Id augos cios wir – {id Aogos tsyos wir}</text:span> <text:span text:style-name="T1">–</text:span> the power of that man</text:p>
      <text:p text:style-name="P12"><text:span text:style-name="T1">Ia quitances tos munt {ya kitAntsës tos munt} –</text:span> the bills of this month</text:p>
      <text:p text:style-name="P12"/>
      <text:h text:style-name="P58" text:outline-level="1">DECLINATIONS</text:h>
      <text:p text:style-name="P12"/>
      <text:p text:style-name="P12"><text:soft-page-break/><text:tab/>Used as a complement in diverse words.</text:p>
      <text:p text:style-name="P12"/>
      <text:h text:style-name="P4" text:outline-level="2">SINGULAR</text:h>
      <text:p text:style-name="P12"/>
      <text:p text:style-name="P12"><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12"><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12"><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2"><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2"/>
      <text:p text:style-name="P12"><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12"><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12"><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12"><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12"/>
      <text:p text:style-name="P12"><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12"><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12"><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2"><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12"/>
      <text:p text:style-name="P12"><text:bookmark-start text:name="__DdeLink__35252_584481832"/><text:span text:style-name="T1">Nominative undetermined</text:span><text:bookmark-end text:name="__DdeLink__35252_584481832"/><text:span text:style-name="T1"> –</text:span> -is</text:p>
      <text:p text:style-name="P12"><text:bookmark-start text:name="__DdeLink__35254_584481832"/><text:span text:style-name="T1">Accusative undetermined</text:span><text:bookmark-end text:name="__DdeLink__35254_584481832"/><text:span text:style-name="T1"> –</text:span> -em</text:p>
      <text:p text:style-name="P12"><text:bookmark-start text:name="__DdeLink__35256_584481832"/><text:span text:style-name="T1">Dative undetermined</text:span><text:bookmark-end text:name="__DdeLink__35256_584481832"/><text:span text:style-name="T1"> –</text:span> -i</text:p>
      <text:p text:style-name="P12"><text:bookmark-start text:name="__DdeLink__35258_584481832"/><text:span text:style-name="T1">Genitive undetermined</text:span><text:bookmark-end text:name="__DdeLink__35258_584481832"/><text:span text:style-name="T1"> –</text:span> -(e)s</text:p>
      <text:p text:style-name="P12"/>
      <text:h text:style-name="P4" text:outline-level="2">PLURAL</text:h>
      <text:p text:style-name="P12"/>
      <text:p text:style-name="P12"><text:span text:style-name="T1">Nominative masculine –</text:span> -i</text:p>
      <text:p text:style-name="P12"><text:span text:style-name="T1">Accusative masculine –</text:span> -ens</text:p>
      <text:p text:style-name="P12"><text:span text:style-name="T1">Dative masculine –</text:span> -ims</text:p>
      <text:p text:style-name="P12"><text:bookmark-start text:name="__DdeLink__35190_5844818321"/><text:span text:style-name="T1">Genitive masculine</text:span><text:bookmark-end text:name="__DdeLink__35190_5844818321"/><text:span text:style-name="T1"> –</text:span> -(e)n</text:p>
      <text:p text:style-name="P12"/>
      <text:p text:style-name="P12"><text:span text:style-name="T1">Nominative feminine –</text:span> -as</text:p>
      <text:p text:style-name="P12"><text:span text:style-name="T1">Accusative feminine –</text:span> -ens</text:p>
      <text:p text:style-name="P12"><text:span text:style-name="T1">Dative feminine –</text:span> -ims</text:p>
      <text:p text:style-name="P12"><text:span text:style-name="T1">Genitive feminine –</text:span> -(e)n</text:p>
      <text:p text:style-name="P12"/>
      <text:p text:style-name="P12"><text:span text:style-name="T1">Nominative neutral –</text:span> -a</text:p>
      <text:p text:style-name="P12"><text:span text:style-name="T1">Accusative neutral –</text:span> -a</text:p>
      <text:p text:style-name="P12"><text:bookmark-start text:name="__DdeLink__35212_5844818321"/><text:span text:style-name="T1">Dative neutral</text:span><text:bookmark-end text:name="__DdeLink__35212_5844818321"/><text:span text:style-name="T1"> –</text:span> -ims</text:p>
      <text:p text:style-name="P12"><text:span text:style-name="T1">Genitive neutral –</text:span> -(e)n</text:p>
      <text:p text:style-name="P12"/>
      <text:p text:style-name="P12"><text:span text:style-name="T1">Nominative undetermined –</text:span> -i</text:p>
      <text:p text:style-name="P12"><text:span text:style-name="T1">Accusative undetermined –</text:span> -ens</text:p>
      <text:p text:style-name="P12"><text:span text:style-name="T1">Dative undetermined –</text:span> -ims</text:p>
      <text:p text:style-name="P12"><text:span text:style-name="T1">Genitive undetermined –</text:span> -(e)n</text:p>
      <text:p text:style-name="P12"/>
      <text:p text:style-name="P12"><text:tab/>But, how the declinations are used? Sometimes their use is compulsory, as in the words “vasyo” (everything) and “alyo” (another):</text:p>
      <text:p text:style-name="P12"/>
      <text:p text:style-name="P12"><text:soft-page-break/><text:span text:style-name="T1">Vasyas gwens –</text:span> all the women</text:p>
      <text:p text:style-name="P12"><text:span text:style-name="T1">Alyo wir –</text:span> another man</text:p>
      <text:p text:style-name="P12"><text:span text:style-name="T1">Vasyi paters –</text:span> all the fathers</text:p>
      <text:p text:style-name="P12"><text:span text:style-name="T1">Alyo stul –</text:span> another chair</text:p>
      <text:p text:style-name="P12"><text:span text:style-name="T1">Alya stuls –</text:span> another chairs</text:p>
      <text:p text:style-name="P12"><text:span text:style-name="T1">Vasyo est correcto –</text:span> everything is correct</text:p>
      <text:p text:style-name="P12"/>
      <text:p text:style-name="P12"><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2"/>
      <text:p text:style-name="P12"><text:tab/>The sentence “un bell pwarn” {un bel pwarn}, which means “a pretty boy”, may be written as “uno bello pwarn” {Uno bElo pwarn}.</text:p>
      <text:p text:style-name="P12"><text:tab/>The plural of “bell plaj” may be written as “bella plaja”.</text:p>
      <text:p text:style-name="P15"/>
      <text:p text:style-name="P15"><text:tab/>Remember that, also, there is the genitive case, which represents possession.</text:p>
      <text:p text:style-name="P15"/>
      <text:p text:style-name="P15"><text:span text:style-name="T1">Henrique's book –</text:span> Henriques buk</text:p>
      <text:p text:style-name="P15"><text:span text:style-name="T1">Matheus' house –</text:span> <text:s/>Matheus<text:span text:style-name="T2">io</text:span>s dom <text:span text:style-name="T8">(notice that I've used the complete termination because “Matheus” already finishes with “s”)</text:span></text:p>
      <text:p text:style-name="P15"><text:span text:style-name="T1">Woman's son –</text:span> gwens son<text:line-break/><text:span text:style-name="T1">America's beauty –</text:span> Americas beauteit</text:p>
      <text:p text:style-name="P12"/>
      <text:p text:style-name="P12"><text:tab/>There is no mistery in the use of the declination in the accusative, you only have to apply in the direct object. About the declination in the genitive, I'll teach it after you learn the verbs, I think it's better in this way.</text:p>
      <text:p text:style-name="P12"/>
      <text:h text:style-name="P58" text:outline-level="1"><text:span text:style-name="T18">POSSESSION</text:span> </text:h>
      <text:p text:style-name="P12"/>
      <text:p text:style-name="P12"><text:tab/>There the prepositions of possession:</text:p>
      <text:p text:style-name="P12"/>
      <text:p text:style-name="P12"><text:span text:style-name="T1">Masculine in the singular –</text:span> os</text:p>
      <text:p text:style-name="P12"><text:span text:style-name="T1">Masculine in the plural –</text:span> om</text:p>
      <text:p text:style-name="P12"><text:span text:style-name="T1">Feminine in the singular –</text:span> as</text:p>
      <text:p text:style-name="P12"><text:span text:style-name="T1">Feminine in the plural –</text:span> am</text:p>
      <text:p text:style-name="P12"><text:span text:style-name="T1">Neutral in the singular –</text:span> os</text:p>
      <text:p text:style-name="P12"><text:span text:style-name="T1">Neutral in the plural –</text:span> om</text:p>
      <text:p text:style-name="P12"><text:bookmark-start text:name="__DdeLink__35286_584481832"/><text:span text:style-name="T1">Undetermined </text:span><text:bookmark-end text:name="__DdeLink__35286_584481832"/><text:span text:style-name="T1">in the singular –</text:span> es</text:p>
      <text:p text:style-name="P12"><text:span text:style-name="T1">Undetermined <text:s/>in the plural –</text:span> em</text:p>
      <text:p text:style-name="P12"/>
      <text:p text:style-name="P12"><text:tab/>Look an example:</text:p>
      <text:p text:style-name="P12"/>
      <text:p text:style-name="P12"><text:span text:style-name="T1">The death of Louis –</text:span> id mohrt os Louis {id mo:rt os lU:is}</text:p>
      <text:p text:style-name="P12"/>
      <text:p text:style-name="P12"><text:tab/>When diverse elements are owners of something, it's interesting to use the word “sbei”.</text:p>
      <text:p text:style-name="P12"><text:soft-page-break/></text:p>
      <text:p text:style-name="P12"><text:span text:style-name="T1">The house of Paul and Peter –</text:span> Paul ed Peter sbei dom</text:p>
      <text:p text:style-name="P32">“Ed” is the conjunction “and”, after I explain about conjunctions.</text:p>
      <text:p text:style-name="P12"/>
      <text:h text:style-name="P4" text:outline-level="2">DIFFERENCE OF USE OF PREPOSITION OF POSSESSION AND GENITIVE CASE</text:h>
      <text:p text:style-name="P12"/>
      <text:p text:style-name="P12"><text:tab/>Maybe you're a bit confuse and ask youself why the penultimate example was not translated as “id mohrt <text:span text:style-name="T4">i</text:span>os Louis”. There is a simple difference between a preposition of possession and a pronoun in the genitive case.</text:p>
      <text:p text:style-name="P12"/>
      <text:p text:style-name="P12"><text:span text:style-name="T1">Ios –</text:span> <text:span text:style-name="T13">of the</text:span></text:p>
      <text:p text:style-name="P12"><text:span text:style-name="T1">Os –</text:span> of</text:p>
      <text:p text:style-name="P12"><text:span text:style-name="T1">Ias –</text:span> <text:span text:style-name="T13">of the</text:span></text:p>
      <text:p text:style-name="P12"><text:span text:style-name="T1">As –</text:span><text:span text:style-name="T5"> of</text:span></text:p>
      <text:p text:style-name="P12"><text:span text:style-name="T1">Tos –</text:span> <text:span text:style-name="T13">of that</text:span><text:tab/></text:p>
      <text:p text:style-name="P12"/>
      <text:p text:style-name="P12"><text:tab/>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P12"><text:tab/>“Id mohrt <text:span text:style-name="T5">i</text:span>os Louis” would be translated to “the death of the Louis” and “<text:span text:style-name="T5">Id apel os dru</text:span>” would be translated to “the apple of tree”. Do you understand now?</text:p>
      <text:p text:style-name="P12"/>
      <text:h text:style-name="P4" text:outline-level="2">OTHER PREPOSITIONS OF POSSESSION</text:h>
      <text:p text:style-name="P12"/>
      <text:p text:style-name="P12"><text:span text:style-name="T1">Mien {myen} –</text:span> my, mine</text:p>
      <text:p text:style-name="P12"><text:span text:style-name="T1">Tien {tyen} –</text:span> your, yours <text:span text:style-name="T8">(singular)</text:span></text:p>
      <text:p text:style-name="P12"><text:span text:style-name="T1">Eys {eys} –</text:span> his</text:p>
      <text:p text:style-name="P12"><text:span text:style-name="T1">Ays {ays} –</text:span> her, hers</text:p>
      <text:p text:style-name="P12"><text:span text:style-name="T1">Ids {Idz} –</text:span> its <text:span text:style-name="T8">(neutral)</text:span></text:p>
      <text:p text:style-name="P12"><text:span text:style-name="T1">Els {elz} –</text:span> his / her <text:span text:style-name="T8">(also “hers”)</text:span> <text:span text:style-name="T8">(undeterminate)</text:span></text:p>
      <text:p text:style-name="P12"><text:span text:style-name="T1">Nies {nyes} –</text:span> our, ours</text:p>
      <text:p text:style-name="P12"><text:span text:style-name="T1">Noster {nOstër} –</text:span> our, ours</text:p>
      <text:p text:style-name="P12"><text:span text:style-name="T1">Vies {vyes} –</text:span> your, yours <text:bookmark-start text:name="__DdeLink__35304_584481832"/><text:span text:style-name="T8">(plural)</text:span><text:bookmark-end text:name="__DdeLink__35304_584481832"/></text:p>
      <text:p text:style-name="P12"><text:span text:style-name="T1">Voster {vOstër} –</text:span> your, yours <text:span text:style-name="T8">(plural)</text:span></text:p>
      <text:p text:style-name="P12"><text:span text:style-name="T1">Ir {ir} –</text:span> their, theirs <text:span text:style-name="T8">(masculine, feminine, neutral and undeterminate)</text:span></text:p>
      <text:p text:style-name="P12"><text:span text:style-name="T1">Sien {syen} –</text:span> his, her, its, their, hers, theirs. <text:span text:style-name="T8">Used when it refers to the subject of the </text:span><text:span text:style-name="T8">sentence.</text:span></text:p>
      <text:p text:style-name="P12"><text:span text:style-name="T1">Uns {uns} –</text:span><text:span text:style-name="T5"> of a(n)</text:span></text:p>
      <text:p text:style-name="P12"/>
      <text:p text:style-name="P12"><text:span text:style-name="T1">My house –</text:span> mien dom {myen dom}</text:p>
      <text:p text:style-name="P12"><text:span text:style-name="T1">His city–</text:span> eys urb {eys urb}</text:p>
      <text:p text:style-name="P12"><text:span text:style-name="T1">Our world –</text:span> nies mund {nyes mund} / noster mund {nOstër mund}</text:p>
      <text:p text:style-name="P12"><text:span text:style-name="T14">Your land</text:span><text:span text:style-name="T1"> –</text:span> vies land {vyes land} / voster land {vOstër land}</text:p>
      <text:p text:style-name="P12"/>
      <text:p text:style-name="P35">“<text:span text:style-name="T8">Nies” and “noster”, as well as “vies” and “voster”, means the same </text:span><text:soft-page-break/><text:span text:style-name="T8">thing. </text:span></text:p>
      <text:p text:style-name="P12"><text:tab/></text:p>
      <text:p text:style-name="P21"><text:tab/>I'll teach you how to use the pronoun “sien” after I teach you the verbs”.</text:p>
      <text:p text:style-name="P12"/>
      <text:h text:style-name="P58" text:outline-level="1">THE ARTICLES</text:h>
      <text:p text:style-name="P12"/>
      <text:h text:style-name="P4" text:outline-level="2">DEFINITE ARTICLES</text:h>
      <text:p text:style-name="P12"/>
      <text:p text:style-name="P12"><text:tab/>A characteristic of Sambahsa that stand out is its definite articles, the words are the same of the pronouns. How? Look the translations below:</text:p>
      <text:p text:style-name="P12"/>
      <text:p text:style-name="P12"><text:span text:style-name="T1">The man –</text:span> is wir {is wir}</text:p>
      <text:p text:style-name="P12"><text:span text:style-name="T1">The woman –</text:span> ia gwen {ya gwen}</text:p>
      <text:p text:style-name="P12"><text:span text:style-name="T1">The dog –</text:span> el kwaun {el kwAon}</text:p>
      <text:p text:style-name="P12"><text:span text:style-name="T1">The person –</text:span> el anghen {el Angën} <text:span text:style-name="T8">or</text:span> el person {el përsOn}</text:p>
      <text:p text:style-name="P12"><text:span text:style-name="T1">The person –</text:span> is anghen <text:span text:style-name="T8">(masculine person)</text:span></text:p>
      <text:p text:style-name="P12"><text:span text:style-name="T1">The country –</text:span> id land {id land}</text:p>
      <text:p text:style-name="P12"><text:span text:style-name="T1">The people </text:span><text:span text:style-name="T9">(from a determined culture)</text:span><text:span text:style-name="T1"> – </text:span>id folk {id folk}</text:p>
      <text:p text:style-name="P12"><text:span text:style-name="T1">The people </text:span><text:span text:style-name="T9">(low social class)</text:span><text:span text:style-name="T1"> –</text:span> id popule {id pOpül}</text:p>
      <text:p text:style-name="P12"/>
      <text:p text:style-name="P12"><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2"/>
      <text:p text:style-name="P12"><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2"/>
      <text:p text:style-name="P12"><text:tab/>The same applies to an article as an indirect object, it is in the dative case:</text:p>
      <text:p text:style-name="P12"/>
      <text:p text:style-name="P12"><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2"/>
      <text:h text:style-name="P4" text:outline-level="2">INDEFINITE ARTICLE</text:h>
      <text:p text:style-name="P12"/>
      <text:p text:style-name="P12"><text:tab/>The indefinide article is “un”.</text:p>
      <text:p text:style-name="P12"/>
      <text:p text:style-name="P12"><text:span text:style-name="T1">A apple –</text:span> un apel {un Apël}</text:p>
      <text:p text:style-name="P12"><text:span text:style-name="T1">A wall –</text:span> un mur {un mur}</text:p>
      <text:p text:style-name="P12"><text:span text:style-name="T1">A girl –</text:span> un bent {un bent}</text:p>
      <text:p text:style-name="P12"/>
      <text:h text:style-name="P58" text:outline-level="1">HOW TO SAY THE CONJUNCTIONS “AND” AND “OR”</text:h>
      <text:p text:style-name="P12"/>
      <text:p text:style-name="P12"><text:tab/>It's good to teach you right now this two very basic conjuctions, because <text:s/>until we reach the chapter about conjuctions, maybe we will have seen some examples with them.</text:p>
      <text:p text:style-name="P12"><text:soft-page-break/><text:tab/></text:p>
      <text:p text:style-name="P12"><text:tab/>The conjuction “and” is translated as “ed” for Sambahsa.</text:p>
      <text:p text:style-name="P12"/>
      <text:p text:style-name="P12"><text:span text:style-name="T1">He and I – </text:span>is ed io</text:p>
      <text:p text:style-name="P12"/>
      <text:p text:style-name="P12"><text:tab/>As “or” you need to pay a bit more of attention. Often you'll use “au”:</text:p>
      <text:p text:style-name="P12"/>
      <text:p text:style-name="P12"><text:span text:style-name="T1">He or me – </text:span>is au io {is Ao yo}</text:p>
      <text:p text:style-name="P12"/>
      <text:p text:style-name="P12"><text:tab/>But when we deal with two clauses, we use the conjuction “we” <text:span text:style-name="T8">(don't get confused with the English pronoun!)</text:span>. I'll use a complex sentense, but only look at how the conjuction is used:</text:p>
      <text:p text:style-name="P12"/>
      <text:p text:style-name="P13"><text:bookmark-start text:name="__DdeLink__35394_584481832"/>My child, you must choose: to play in the park <text:span text:style-name="T2">or</text:span><text:span text:style-name="T6"> to swim in the pool</text:span></text:p>
      <text:p text:style-name="P12">Mien purt, dehlcs chuses: likes in id park <text:span text:style-name="T2">we</text:span> snahe in id piscine<text:bookmark-end text:name="__DdeLink__35394_584481832"/></text:p>
      <text:p text:style-name="P12"/>
      <text:h text:style-name="P58" text:outline-level="1">ADJECTIVES</text:h>
      <text:p text:style-name="P12"/>
      <text:p text:style-name="P12"><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2"><text:tab/>The construction of adjectives is similar to English, basically you have to put the adjective just before the noun. Let's meet before some adjectives and nouns we'll use in our examples:</text:p>
      <text:p text:style-name="P12"/>
      <text:p text:style-name="P12"><text:span text:style-name="T1">Veut {vöt} –</text:span> old</text:p>
      <text:p text:style-name="P12"><text:span text:style-name="T1">Moll {mol} –</text:span> soft</text:p>
      <text:p text:style-name="P12"><text:span text:style-name="T1">Pell {pel} –</text:span> fur</text:p>
      <text:p text:style-name="P12"><text:span text:style-name="T1">Wogh {wog} –</text:span> car</text:p>
      <text:p text:style-name="P12"><text:span text:style-name="T1">Bell {bel} –</text:span> beautiful</text:p>
      <text:p text:style-name="P12"><text:span text:style-name="T1">Buland {bulAnd} –</text:span> tall</text:p>
      <text:p text:style-name="P12"><text:span text:style-name="T1">Amin {amIn} –</text:span> reliable <text:span text:style-name="T8">(person)</text:span></text:p>
      <text:p text:style-name="P12"><text:span text:style-name="T1">Wassic {wAsik} –</text:span> reliable <text:span text:style-name="T8">(things)</text:span></text:p>
      <text:p text:style-name="P12"><text:span text:style-name="T1">Yun {yun} –</text:span> young</text:p>
      <text:p text:style-name="P12"><text:span text:style-name="T1">Smulk {smulk} –</text:span> small</text:p>
      <text:p text:style-name="P12"><text:span text:style-name="T1">Blou {blu:} –</text:span> blue</text:p>
      <text:p text:style-name="P12"/>
      <text:p text:style-name="P12"><text:tab/>There the examples:</text:p>
      <text:p text:style-name="P12"/>
      <text:p text:style-name="P12"><text:span text:style-name="T1">Veut wogh –</text:span> old car</text:p>
      <text:p text:style-name="P12"><text:span text:style-name="T1">Moll pel –</text:span> soft fur</text:p>
      <text:p text:style-name="P12"/>
      <text:p text:style-name="P12"><text:tab/>Naturally you can make constructions like that:</text:p>
      <text:p text:style-name="P12"/>
      <text:p text:style-name="P12"><text:span text:style-name="T1">Id wogh est veut –</text:span> the car is old</text:p>
      <text:p text:style-name="P12"/>
      <text:p text:style-name="P12"><text:tab/>Like in English, the adjectives don't receive the -s termination when in <text:soft-page-break/>the plural.</text:p>
      <text:p text:style-name="P12"/>
      <text:p text:style-name="P12"><text:span text:style-name="T1">Veut woghs –</text:span> old cars</text:p>
      <text:p text:style-name="P12"><text:span text:style-name="T1">Moll pels –</text:span> soft furs</text:p>
      <text:p text:style-name="P12"/>
      <text:p text:style-name="P12"><text:tab/>You may use the adjective alone and make it as a noun:</text:p>
      <text:p text:style-name="P12"/>
      <text:p text:style-name="P12"><text:span text:style-name="T1">The powerful </text:span><text:span text:style-name="T9">woman</text:span><text:span text:style-name="T1"> –</text:span> <text:bookmark-start text:name="__DdeLink__37551_1262037166"/>ia staur / ia staura<text:bookmark-end text:name="__DdeLink__37551_1262037166"/></text:p>
      <text:p text:style-name="P51">Notice that you need an article and you can make use of a declination, when possible.</text:p>
      <text:p text:style-name="P12"/>
      <text:p text:style-name="P12"><text:tab/>Also it's possible to make adjectives from verbs through participles, but this I'l explain only in the chapter od participles.</text:p>
      <text:p text:style-name="P12"/>
      <text:p text:style-name="P12"><text:tab/>To create adjectives from substantives you may make use of affixes like -ic or -eus, like in the examples below:</text:p>
      <text:p text:style-name="P15"/>
      <text:p text:style-name="P12"><text:span text:style-name="T1">Bois sont cruor</text:span><text:span text:style-name="T3">ic</text:span><text:span text:style-name="T1"> {boys sont krwOrik} –</text:span> battles are bloody</text:p>
      <text:p text:style-name="P12"><text:span text:style-name="T1">Is est wirt</text:span><text:span text:style-name="T3">ic</text:span><text:span text:style-name="T1"> {is est wIrtik} –</text:span> he is worthy</text:p>
      <text:p text:style-name="P12"><text:span text:style-name="T1">Tod place est danger</text:span><text:span text:style-name="T3">eus</text:span><text:span text:style-name="T1"> {tod plAts est dangërÖs} –</text:span> this place is dangerous</text:p>
      <text:p text:style-name="P12"><text:span text:style-name="T1">Ia gwen est nerv</text:span><text:span text:style-name="T3">eus</text:span><text:span text:style-name="T1"> {ya gwen est nervÖs} –</text:span> the woman is nervous</text:p>
      <text:p text:style-name="P12"/>
      <text:p text:style-name="P12"><text:tab/>Don't worry too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2"/>
      <text:p text:style-name="P12"><text:tab/>A <text:span text:style-name="T2">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2"><text:bookmark-start text:name="__DdeLink__36946_1708279209"/><text:bookmark-start text:name="__DdeLink__3693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12"><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2"><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2"><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2"><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2"><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2"><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48">The Romance word “amor” has a PIE ancestor meaning “to be bound” or “attached to” <text:span text:style-name="T13">(cf. Greek : omnumi = I swear)</text:span>. So, the real first meaning of “amor” is “attachment” (“emotional connection between individuals”)</text:p>
      <text:p text:style-name="P12"><text:bookmark-start text:name="__DdeLink__36980_17082792092"/><text:span text:style-name="T1">Tod buit monster</text:span><text:span text:style-name="T7">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12"><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2"><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2"><text:bookmark-start text:name="__DdeLink__36968_17082792092"/><text:span text:style-name="T1">Es baygh bayasen</text:span><text:bookmark-end text:name="__DdeLink__36968_17082792092"/><text:span text:style-name="T1"> –</text:span> you're very fearful <text:span text:style-name="T1">{correct Ѵ}</text:span></text:p>
      <text:p text:style-name="P12"><text:soft-page-break/></text:p>
      <text:p text:style-name="P12"><text:tab/>Sometimes may be not interessant to use a affix for using a substantive as adjective, but a preposition like “os” or “es” may be a good alternative.</text:p>
      <text:p text:style-name="P12"/>
      <text:p text:style-name="P12"><text:bookmark-start text:name="__DdeLink__36974_616489164"/><text:span text:style-name="T1">Kamo anon es kwaun –</text:span> <text:bookmark-start text:name="__DdeLink__37209_616489164"/>I like food of dog<text:bookmark-end text:name="__DdeLink__37209_616489164"/></text:p>
      <text:p text:style-name="P12"><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2"/>
      <text:p text:style-name="P12"><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2"/>
      <text:p text:style-name="P12"><text:tab/>The most interessant way of expressing the ideas of the two last examples is:</text:p>
      <text:p text:style-name="P12"/>
      <text:p text:style-name="P12"><text:span text:style-name="T1">Kamo kwaun-anon –</text:span> I like dog food</text:p>
      <text:p text:style-name="P12"><text:span text:style-name="T1">Lieubho likes table-RPGs –</text:span> I love playing <text:span text:style-name="T13">tabletop</text:span> RPGs</text:p>
      <text:p text:style-name="P12"/>
      <text:p text:style-name="P12"><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2"/>
      <text:p text:style-name="P12"><text:tab/>Know also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ses like the ones of the below examples:</text:p>
      <text:p text:style-name="P12"/>
      <text:p text:style-name="P12"><text:bookmark-start text:name="__DdeLink__36998_616489164"/><text:span text:style-name="T1">Ho pict mien dom do glend</text:span><text:bookmark-end text:name="__DdeLink__36998_616489164"/><text:span text:style-name="T1"> –</text:span> I've painted the house green</text:p>
      <text:p text:style-name="P12"><text:span text:style-name="T1">Ia me hat kalen zani –</text:span> she has called me adulterous</text:p>
      <text:p text:style-name="P12"><text:span text:style-name="T1">Tod anon kwehrt/beuwt me sieug –</text:span> this food makes me sick</text:p>
      <text:p text:style-name="P12"/>
      <text:p text:style-name="P12"><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8"/>
      <text:p text:style-name="P18"><text:tab/>I think it's pertinent to make some observations about these last examples, they are very interesting.</text:p>
      <text:p text:style-name="P18"/>
      <text:p text:style-name="P1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ext:soft-page-break/>taken <text:s/>to be the attributive adjective of “dom”.</text:p>
      <text:p text:style-name="P18"/>
      <text:p text:style-name="P18"><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8"/>
      <text:p text:style-name="P18"><text:tab/>There is a better way to write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2"/>
      <text:h text:style-name="P4" text:outline-level="2">COMPARISONS</text:h>
      <text:p text:style-name="P12"/>
      <text:p text:style-name="P12"><text:tab/>The comparison is made suffixing the -er to adjective (or -ter in the case the word finishes with a vowel), but only use this ending when the accentuation of the word is not altered, in other case use the word “meis”, which means “more”; “quem” means “than”.</text:p>
      <text:p text:style-name="P12"/>
      <text:p text:style-name="P12"><text:span text:style-name="T1">He is older than me –</text:span> is est veuter quem io {is est vÖtër kem yo}</text:p>
      <text:p text:style-name="P12"><text:span text:style-name="T1">He is taller than me –</text:span> is est meis buland quem io {is est meys bulAnd kem yo}</text:p>
      <text:p text:style-name="P12"/>
      <text:p text:style-name="P12"><text:tab/>Comparisons of equality are made with “tem … quem”, which may be translated as “as … as”.</text:p>
      <text:p text:style-name="P12"/>
      <text:p text:style-name="P12"><text:span text:style-name="T1">Mary is as beautiful as Elizabeth – </text:span>Maria est tem bell quem Elizabeth</text:p>
      <text:p text:style-name="P12"/>
      <text:p text:style-name="P12"><text:tab/>Comparison od inferiority as made with “minter … quem”, which may be translated to “less … than”.</text:p>
      <text:p text:style-name="P12"/>
      <text:p text:style-name="P12"><text:span text:style-name="T1">Wolves are less reliable than dogs –</text:span> wolfs sont minter amin quem kwauns {wolfs sont mIntër amIn kem kwAons}</text:p>
      <text:p text:style-name="P30">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2"/>
      <text:p text:style-name="P12"><text:tab/>“Meis” and “minter” <text:span text:style-name="T8">(sometimes "mins" instead of "minter", but rare) </text:span>are comparative words, now let's talk about superlatives. But what are superlatives? Look the two examples below:</text:p>
      <text:p text:style-name="P12"/>
      <text:p text:style-name="P13"><text:bookmark-start text:name="__DdeLink__35432_584481832"/>Charles is taller than Michael</text:p>
      <text:p text:style-name="P13">Steven is the tallest<text:bookmark-end text:name="__DdeLink__35432_584481832"/></text:p>
      <text:p text:style-name="P12"/>
      <text:p text:style-name="P12"><text:tab/>Charles is taller than Michael, but it doesn't mean that necessarily doesn't exist people taller than Charles, the “taller” is a comparative, it only <text:soft-page-break/>makes the comparison between two beings. But the second sentence says that Steven is taller than everybody in the context where he is, “tallest” is a superlative. Of course the same thought applies to comparisons of inferiority:</text:p>
      <text:p text:style-name="P12"/>
      <text:p text:style-name="P13">Charles is less tall than Michael</text:p>
      <text:p text:style-name="P13">Steven is the less tall</text:p>
      <text:p text:style-name="P12"/>
      <text:p text:style-name="P12"><text:tab/>The superlatives are “meist”, which means “most”, and “minst”, which means “less”. Look the examples below:</text:p>
      <text:p text:style-name="P12"/>
      <text:p text:style-name="P12"><text:bookmark-start text:name="__DdeLink__35450_584481832"/><text:span text:style-name="T1">Matthew is the tallest</text:span><text:bookmark-end text:name="__DdeLink__35450_584481832"/><text:span text:style-name="T1"> –</text:span> Matthew est is meist buland</text:p>
      <text:p text:style-name="P12"><text:span text:style-name="T1">Matthew is the less tall –</text:span> Matthew est is minst buland</text:p>
      <text:p text:style-name="P12"><text:span text:style-name="T1">I am the most young in my house –</text:span> som is yunst in mien dom</text:p>
      <text:p text:style-name="P12"><text:span text:style-name="T1">Sharon is the most reliable woman –</text:span> Sharon est ia aminst gwen </text:p>
      <text:p text:style-name="P12"/>
      <text:p text:style-name="P12"><text:tab/>The adjectives “megil” {mEdjil} <text:span text:style-name="T8">(large)</text:span> and “lytil” {lÜtil} <text:span text:style-name="T8">(little)</text:span> are the only ones that have irregular comparative and superlative forms, they are:</text:p>
      <text:p text:style-name="P12"><text:span text:style-name="T1">Comparative:</text:span> “meger” {mEdjër} and “lyter” {lÜtër}</text:p>
      <text:p text:style-name="P12"><text:span text:style-name="T1">Superlative:</text:span> “megst” {megst} and “lytst” {lütst}</text:p>
      <text:p text:style-name="P12"/>
      <text:h text:style-name="P58" text:outline-level="1">PLURAL</text:h>
      <text:p text:style-name="P12"><text:tab/></text:p>
      <text:p text:style-name="P12"><text:tab/>The plural is easy and intuitive, often the words in plural have a -s added in their endings, as made in English, this is basically the standard form.</text:p>
      <text:p text:style-name="P12"/>
      <text:p text:style-name="P12"><text:span text:style-name="T1">Prince {prints} </text:span><text:span text:style-name="T9">(prince)</text:span><text:span text:style-name="T1"> –</text:span> princes {prIntsës} <text:span text:style-name="T8">(princes)</text:span></text:p>
      <text:p text:style-name="P12"><text:span text:style-name="T1">Div {div}</text:span><text:span text:style-name="T9"> (god)</text:span><text:span text:style-name="T1"> –</text:span> divs {divs} <text:span text:style-name="T8">(gods)</text:span></text:p>
      <text:p text:style-name="P12"><text:span text:style-name="T1">Kwaun {kwAon} </text:span><text:span text:style-name="T9">(dog)</text:span><text:span text:style-name="T1"> –</text:span> kwauns {kwAons} <text:span text:style-name="T8">(gods)</text:span></text:p>
      <text:p text:style-name="P12"><text:span text:style-name="T1">Land {land} </text:span><text:span text:style-name="T9">(country)</text:span><text:span text:style-name="T1"> –</text:span> lands {landz} <text:span text:style-name="T8">(countries)</text:span></text:p>
      <text:p text:style-name="P12"/>
      <text:p text:style-name="P12"><text:tab/>Word finished with -um have its final replaced by -a.</text:p>
      <text:p text:style-name="P12"/>
      <text:p text:style-name="P12"><text:span text:style-name="T1">Territorium {te(r)ritOryum} </text:span><text:span text:style-name="T9">(territory)</text:span><text:span text:style-name="T1"> –</text:span> territoria {te(r)ritOrya} <text:span text:style-name="T8">(territories)</text:span></text:p>
      <text:p text:style-name="P12"><text:span text:style-name="T1">Collegium {kolEdjyum} </text:span><text:span text:style-name="T9">(college)</text:span><text:span text:style-name="T1"> –</text:span> collegia {kol(l)Edjya} <text:span text:style-name="T8">(colleges)</text:span></text:p>
      <text:p text:style-name="P12"/>
      <text:p text:style-name="P12"><text:tab/>For words finished with -es or -os, , it's replaced these terminations respectively for -si e -sa.</text:p>
      <text:p text:style-name="P12"/>
      <text:p text:style-name="P12"><text:span text:style-name="T1">Daumos {dAomos} </text:span><text:span text:style-name="T9">(marvel)</text:span><text:span text:style-name="T1"> –</text:span> daumsa {dAomsa} <text:span text:style-name="T8">(marvels)</text:span></text:p>
      <text:p text:style-name="P12"><text:span text:style-name="T1">Elkos {Elkos} </text:span><text:span text:style-name="T9">(ulcer)</text:span><text:span text:style-name="T1"> –</text:span> elksa (Elksa) <text:span text:style-name="T8">(ulcers)</text:span></text:p>
      <text:p text:style-name="P12"><text:span text:style-name="T1">Bes {bes} </text:span><text:span text:style-name="T9">(boss) </text:span><text:span text:style-name="T1">–</text:span> besi {bEzi} <text:span text:style-name="T8">(bosses)</text:span></text:p>
      <text:p text:style-name="P12"><text:span text:style-name="T1">Kames {kams} </text:span><text:span text:style-name="T9">(spell)</text:span><text:span text:style-name="T1"> –</text:span> kamsa {kamsa} <text:span text:style-name="T8">(spells)</text:span></text:p>
      <text:p text:style-name="P12"/>
      <text:p text:style-name="P12"><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2"/>
      <text:p text:style-name="P12"><text:span text:style-name="T1">Magv {magv} </text:span><text:span text:style-name="T9">(child)</text:span><text:span text:style-name="T1"> – </text:span>magvi {mAgvi} <text:span text:style-name="T8">(children)</text:span></text:p>
      <text:p text:style-name="P12"><text:soft-page-break/><text:span text:style-name="T1">Kwax {kwaks} </text:span><text:span text:style-name="T9">(croack)</text:span><text:span text:style-name="T1"> –</text:span> kwaxa {kwAksa} <text:span text:style-name="T8">(croacks)</text:span></text:p>
      <text:p text:style-name="P12"><text:span text:style-name="T1">Urx {urks} </text:span><text:span text:style-name="T9">(bear)</text:span><text:span text:style-name="T1"> –</text:span> urxi {Urksi} <text:span text:style-name="T8">(bears)</text:span></text:p>
      <text:p text:style-name="P12"><text:span text:style-name="T1">Rawaj {rawAj} </text:span><text:span text:style-name="T9">(currency unit)</text:span><text:span text:style-name="T1"> –</text:span> rawaja {rawAja} <text:span text:style-name="T8">(currency units)</text:span></text:p>
      <text:p text:style-name="P12"><text:span text:style-name="T1">Aux {Aoks} </text:span><text:span text:style-name="T9">(ox)</text:span><text:span text:style-name="T1"> –</text:span> auxi {Aoksi} <text:span text:style-name="T8">(oxen)</text:span></text:p>
      <text:p text:style-name="P12"><text:span text:style-name="T1">Kwas {kwas} </text:span><text:span text:style-name="T9">(cough)</text:span><text:span text:style-name="T1"> –</text:span> kwasa {kwAza} <text:span text:style-name="T8">(cough)</text:span></text:p>
      <text:p text:style-name="P12"><text:span text:style-name="T1">Musch {muc} </text:span><text:span text:style-name="T9">(fly)</text:span><text:span text:style-name="T1"> –</text:span> muschi {mUci} <text:span text:style-name="T8">(flies)</text:span></text:p>
      <text:p text:style-name="P12"/>
      <text:p text:style-name="P12"><text:tab/><text:span text:style-name="T8">The only exception is “ok” (eye), whose plural can be “oks” {oks} or “okwi” {okwi}.</text:span></text:p>
      <text:p text:style-name="P12"/>
      <text:p text:style-name="P12"><text:tab/>Some examples with articles:</text:p>
      <text:p text:style-name="P12"/>
      <text:p text:style-name="P12"><text:span text:style-name="T1">The men –</text:span> ies wirs {yes wirs}</text:p>
      <text:p text:style-name="P12"><text:span text:style-name="T1">The women –</text:span> ias gwens {yas gwens}</text:p>
      <text:p text:style-name="P12"><text:span text:style-name="T1">The cars –</text:span> ia woghs {ya wogz}</text:p>
      <text:p text:style-name="P12"><text:span text:style-name="T1">The persons –</text:span> i anghens {i Angëns}</text:p>
      <text:p text:style-name="P12"><text:span text:style-name="T1">The dogs –</text:span> i kwauns {i kwAons}</text:p>
      <text:p text:style-name="P12"><text:span text:style-name="T1">The people –</text:span> i leuds {i lödz}</text:p>
      <text:p text:style-name="P12"/>
      <text:p text:style-name="P52">Please notice that even the articles are modified, while “the men” is “ies wirs”, “the man” is “is wir”.</text:p>
      <text:p text:style-name="P12"><text:tab/></text:p>
      <text:p text:style-name="P12"><text:tab/>For finishing, an example of plural with declination:</text:p>
      <text:p text:style-name="P12"/>
      <text:p text:style-name="P12"><text:span text:style-name="T1">Plur millions brasileiren –</text:span> several millions of Brazilians</text:p>
      <text:p text:style-name="P53">Notice that was written “brasileiren” instead “brasileirs”, but I could use anyone without problems, but if you use “brasilers”, don't forget to use the “em”, that would be “Plur millions em brasileirs vahnt…”</text:p>
      <text:p text:style-name="P12"/>
      <text:h text:style-name="P58" text:outline-level="1">SOME, FEW, MANY AND OTHERS</text:h>
      <text:p text:style-name="P12"/>
      <text:p text:style-name="P12"><text:span text:style-name="T1">Nothing more –</text:span> neideti {neydEti}</text:p>
      <text:p text:style-name="P12"><text:span text:style-name="T1">Nothing at all –</text:span> <text:bookmark-start text:name="__DdeLink__35606_584481832"/>khich<text:bookmark-end text:name="__DdeLink__35606_584481832"/> {qitc}</text:p>
      <text:p text:style-name="P12"><text:span text:style-name="T1">No-one, nobody –</text:span> <text:bookmark-start text:name="__DdeLink__35612_584481832"/>neanghen<text:bookmark-end text:name="__DdeLink__35612_584481832"/> {neAngën}, nimen {nImën}</text:p>
      <text:p text:style-name="P12"><text:span text:style-name="T1">Some –</text:span> sem {sem}</text:p>
      <text:p text:style-name="P12"><text:span text:style-name="T1">Someone – </text:span>semanghen {semAngën}</text:p>
      <text:p text:style-name="P12"><text:span text:style-name="T1">Something –</text:span> semject {semjekt}</text:p>
      <text:p text:style-name="P12"><text:span text:style-name="T1">Many, much, very, a lot </text:span><text:span text:style-name="T9">(adjctive ou adverb)</text:span><text:span text:style-name="T1"> –</text:span> baygh {bayg} </text:p>
      <text:p text:style-name="P12"><text:span text:style-name="T1">Many, much </text:span><text:span text:style-name="T9">(coloquial adjective) </text:span><text:span text:style-name="T1">–</text:span> maung {mAong} </text:p>
      <text:p text:style-name="P12"><text:span text:style-name="T1">Many, much, a lot </text:span><text:span text:style-name="T9">(literal adjective)</text:span><text:span text:style-name="T1"> –</text:span> pelu {pElu} </text:p>
      <text:p text:style-name="P12"><text:span text:style-name="T1">Much, very </text:span><text:span text:style-name="T9">(adverb) </text:span><text:span text:style-name="T1">–</text:span> meg {meg}</text:p>
      <text:p text:style-name="P12"><text:span text:style-name="T1">Many </text:span><text:span text:style-name="T9">(adjective)</text:span><text:span text:style-name="T1"> –</text:span> mult {mult}</text:p>
      <text:p text:style-name="P12"><text:span text:style-name="T14">Too (much/many) </text:span><text:span text:style-name="T9">(adverb or adjective)</text:span><text:span text:style-name="T1"> –</text:span> pior {pyor}</text:p>
      <text:p text:style-name="P12"><text:span text:style-name="T1">Quite </text:span><text:span text:style-name="T9">(adverb)</text:span><text:span text:style-name="T1"> – </text:span>destull {dëstUl}</text:p>
      <text:p text:style-name="P12"><text:span text:style-name="T1">Several –</text:span> plur {plur}</text:p>
      <text:p text:style-name="P12"><text:span text:style-name="T1">More </text:span><text:span text:style-name="T9">(adverb or adjective) (comparative)</text:span><text:span text:style-name="T1"> –</text:span> meis {meys}</text:p>
      <text:p text:style-name="P12"><text:span text:style-name="T1">Less </text:span><text:span text:style-name="T9">(adverb or adjective)</text:span><text:span text:style-name="T1"> </text:span><text:span text:style-name="T9">(comparative)</text:span><text:span text:style-name="T1"> –</text:span> minter {mIntër}</text:p>
      <text:p text:style-name="P12"><text:span text:style-name="T1">Most </text:span><text:span text:style-name="T9">(adverb or adjective) (superlative)</text:span><text:span text:style-name="T1"> –</text:span> meist {meyst}</text:p>
      <text:p text:style-name="P12"><text:span text:style-name="T1">Less</text:span> <text:span text:style-name="T9">(adverb)</text:span><text:span text:style-name="T1"> </text:span><text:span text:style-name="T9">(superlative)</text:span><text:span text:style-name="T1"> </text:span>– minst {minst}</text:p>
      <text:p text:style-name="P12"><text:soft-page-break/><text:span text:style-name="T1">So much, so many – </text:span>tant {tant}</text:p>
      <text:p text:style-name="P12"><text:span text:style-name="T1">Each </text:span><text:span text:style-name="T9">(more than two)</text:span><text:span text:style-name="T1"> –</text:span> ielg {yElg}</text:p>
      <text:p text:style-name="P12"><text:span text:style-name="T1">Each </text:span><text:span text:style-name="T9">(of two)</text:span><text:span text:style-name="T1">, either –</text:span> Ieter {yEtër}</text:p>
      <text:p text:style-name="P12"><text:span text:style-name="T1">All the –</text:span> vasyi {vAzyi} <text:span text:style-name="T8">(masculine &amp; undetermined nominative plural)</text:span></text:p>
      <text:p text:style-name="P15"><text:span text:style-name="T1">All the –</text:span> vasyas {vAzyas} <text:span text:style-name="T8">(feminine nominative plural)</text:span></text:p>
      <text:p text:style-name="P12"><text:span text:style-name="T1">All the –</text:span> vasya {vAzya} <text:span text:style-name="T8">(neutral plural nominative &amp; accusative)</text:span></text:p>
      <text:p text:style-name="P12"/>
      <text:p text:style-name="P12"><text:span text:style-name="T1">Some, a few–</text:span> oik {oyk}</text:p>
      <text:p text:style-name="P12"><text:span text:style-name="T1">Little, few </text:span><text:span text:style-name="T9">(adverb)</text:span><text:span text:style-name="T1"> –</text:span> pau {pAo}</text:p>
      <text:p text:style-name="P12"><text:span text:style-name="T1">Few </text:span><text:span text:style-name="T9">(adjective)</text:span><text:span text:style-name="T1"> –</text:span> pauk {pAok}</text:p>
      <text:p text:style-name="P12"><text:span text:style-name="T1">A little </text:span><text:span text:style-name="T9">(adverb or adjective)</text:span><text:span text:style-name="T1"> –</text:span> lyt {lüt}</text:p>
      <text:p text:style-name="P12"><text:span text:style-name="T1">Small –</text:span> smulk {smulk}</text:p>
      <text:p text:style-name="P12"><text:span text:style-name="T1">Large –</text:span> large {lardj}</text:p>
      <text:p text:style-name="P12"><text:span text:style-name="T1">Half </text:span><text:span text:style-name="T9">(this one as adverb)</text:span><text:span text:style-name="T1">, semi- – </text:span>pwol {pwol}</text:p>
      <text:p text:style-name="P12"><text:span text:style-name="T1">One and half –</text:span> pwolter {pwOltër}</text:p>
      <text:p text:style-name="P12"><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2"><text:span text:style-name="T1">Another –</text:span> alyo {Alyo} <text:span text:style-name="T8">(it's not necessary the article)</text:span></text:p>
      <text:p text:style-name="P15"><text:span text:style-name="T1">Another person, someone else –</text:span> alyanghen {alyAngën}</text:p>
      <text:p text:style-name="P15"><text:span text:style-name="T1">Both –</text:span> bo</text:p>
      <text:p text:style-name="P15"><text:span text:style-name="T1">All both –</text:span> amb(o)</text:p>
      <text:p text:style-name="P15"><text:span text:style-name="T1">Either… or… –</text:span> auter… au… {Aotër… Ao…}</text:p>
      <text:p text:style-name="P12"><text:span text:style-name="T1">Whether, if </text:span><text:span text:style-name="T9">(before the choose of two)</text:span><text:span text:style-name="T1"> –</text:span> kweter {kwEtër}</text:p>
      <text:p text:style-name="P12"><text:span text:style-name="T1">Neither</text:span><text:span text:style-name="T14">… nor… –</text:span><text:span text:style-name="T13"> neter… ni… {nEtër… ni…}</text:span></text:p>
      <text:p text:style-name="P12"><text:span text:style-name="T14">Neither, none of both –</text:span><text:span text:style-name="T13"> neuter {nÖtër}</text:span></text:p>
      <text:p text:style-name="P12"><text:span text:style-name="T14">One of two –</text:span><text:span text:style-name="T13"> oiter {Oytër}</text:span></text:p>
      <text:p text:style-name="P12"><text:span text:style-name="T14">Which of both? –</text:span><text:span text:style-name="T13"> quoter? {kwOtër}</text:span></text:p>
      <text:p text:style-name="P12"><text:span text:style-name="T14">A(n) </text:span><text:span text:style-name="T9">(indefinide article refering to the member of a pair)</text:span><text:span text:style-name="T14"> –</text:span><text:span text:style-name="T13"> uter {Utër}</text:span></text:p>
      <text:p text:style-name="P13"/>
      <text:p text:style-name="P12"><text:span text:style-name="T1">Little by little –</text:span> <text:bookmark-start text:name="__DdeLink__35678_584481832"/>lyt ed lyt<text:bookmark-end text:name="__DdeLink__35678_584481832"/> {lüt ed lüt}</text:p>
      <text:p text:style-name="P12"><text:span text:style-name="T1">Some days –</text:span> sem diens {sem dyens}</text:p>
      <text:p text:style-name="P12"><text:span text:style-name="T1">Few hors –</text:span> pauk hors {pAok hors}</text:p>
      <text:p text:style-name="P12"><text:span text:style-name="T1">She is a bit heavy –</text:span> Ia est lyt <text:bookmark-start text:name="__DdeLink__35672_584481832"/>gwaur<text:bookmark-end text:name="__DdeLink__35672_584481832"/> {ya est lüt gwAur}</text:p>
      <text:p text:style-name="P12"><text:span text:style-name="T1">The other book –</text:span> alter buk {Altër buk}</text:p>
      <text:p text:style-name="P12"><text:span text:style-name="T1">Another book –</text:span> alyo buk {Alyo buk}</text:p>
      <text:p text:style-name="P12"/>
      <text:h text:style-name="P4" text:outline-level="2">ARE YOU A BIT CONFUSE WITH SO MANY “MUCHS” AND “FEWS”?</text:h>
      <text:p text:style-name="P12"/>
      <text:p text:style-name="P12"><text:tab/>You must observe what is adjective, what is adverb and what is both, it is very important! Let's see the implications of that:</text:p>
      <text:p text:style-name="P12"/>
      <text:p text:style-name="P12"><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2"><text:tab/>Look: “maung belli leuds” {mAong bEli lödz}, I know that this sentence means “many beautiful persons”, but <text:span text:style-name="T2">not</text:span> “very beautiful persons”, because of <text:soft-page-break/>“maung” only serves as adjective.</text:p>
      <text:p text:style-name="P12"/>
      <text:p text:style-name="P13">I believe you already understand it. Some good examples for you to fix it in your mind:</text:p>
      <text:p text:style-name="P12"/>
      <text:p text:style-name="P12"><text:span text:style-name="T3">Maung</text:span><text:span text:style-name="T1"> smulk magvi –</text:span> <text:bookmark-start text:name="__DdeLink__35692_584481832"/>many small children<text:bookmark-end text:name="__DdeLink__35692_584481832"/></text:p>
      <text:p text:style-name="P12"><text:span text:style-name="T3">Meg</text:span><text:span text:style-name="T1"> smulk magvi –</text:span> <text:bookmark-start text:name="__DdeLink__35694_584481832"/>very small children<text:bookmark-end text:name="__DdeLink__35694_584481832"/></text:p>
      <text:p text:style-name="P12"><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2"><text:span text:style-name="T1">Tod land hat </text:span><text:span text:style-name="T3">pau</text:span><text:span text:style-name="T1"> bella plaja –</text:span> this country has not-very beautiful beachs</text:p>
      <text:p text:style-name="P12"/>
      <text:p text:style-name="P12"><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2"/>
      <text:p text:style-name="P12"><text:span text:style-name="T1">Volo lyt cofie –</text:span> I want a little of coffee </text:p>
      <text:p text:style-name="P12"><text:span text:style-name="T1">Lyt-ye bitter cofie –</text:span> Slightly bitter coffee </text:p>
      <text:p text:style-name="P12"/>
      <text:p text:style-name="P12"><text:tab/>To differentiate them when there is a risk of confusion, use the hyphenated ending “-ye” for adverbs, and, if possible, the “euphonic” declensional endings for adjectives.</text:p>
      <text:p text:style-name="P12"/>
      <text:p text:style-name="P13">About “destull”:</text:p>
      <text:p text:style-name="P12"/>
      <text:p text:style-name="P12"><text:tab/>What differentiates “destull” of words like “meg” ou “baygh” is that “destull” is in an inferior level, see the examples below for you to understand:</text:p>
      <text:p text:style-name="P12"/>
      <text:p text:style-name="P12"><text:span text:style-name="T1">Brasilu est meg/baygh bell –</text:span> Brazil is very beautiful <text:span text:style-name="T8">(in the superior category of beauty)</text:span></text:p>
      <text:p text:style-name="P12"><text:span text:style-name="T1">Brasilu est destull bell –</text:span> Brazil is quite beautiful <text:span text:style-name="T8">(it is beautiful, but there </text:span><text:span text:style-name="T8">are other countries that are more beautiful)</text:span></text:p>
      <text:p text:style-name="P12"/>
      <text:h text:style-name="P58" text:outline-level="1">NUMBERS</text:h>
      <text:p text:style-name="P12"/>
      <text:p text:style-name="P12"><text:tab/>Here are the numbers from 0 to 10:</text:p>
      <text:p text:style-name="P12"/>
      <text:p text:style-name="P12"><text:span text:style-name="T1">0 – zero {dzEro} –</text:span> zero</text:p>
      <text:p text:style-name="P12"><text:span text:style-name="T1">1 – oin {oyn} –</text:span> one</text:p>
      <text:p text:style-name="P12"><text:span text:style-name="T1">2 – dwo {dwo} –</text:span> two</text:p>
      <text:p text:style-name="P12"><text:span text:style-name="T1">3 – tri {tri} –</text:span> three</text:p>
      <text:p text:style-name="P12"><text:span text:style-name="T1">4 – quar {kwar} –</text:span> four</text:p>
      <text:p text:style-name="P12"><text:span text:style-name="T1">5 – penk(we) {penk(wë)} –</text:span> five</text:p>
      <text:p text:style-name="P12"><text:span text:style-name="T1">6 – six {siks} –</text:span> six</text:p>
      <text:p text:style-name="P12"><text:span text:style-name="T1">7 – sept(a) {sEpt(a)} –</text:span> seven</text:p>
      <text:p text:style-name="P12"><text:span text:style-name="T1">8 – oct(o) {Okt(o)} –</text:span> eight</text:p>
      <text:p text:style-name="P12"><text:span text:style-name="T1">9 – nev {nev} –</text:span> nine</text:p>
      <text:p text:style-name="P12"><text:span text:style-name="T1">10 – dec {dek} –</text:span> ten</text:p>
      <text:p text:style-name="P12"/>
      <text:p text:style-name="P12"><text:tab/>Between 11 and 19 you add the suffix -dem.</text:p>
      <text:p text:style-name="P12"><text:soft-page-break/></text:p>
      <text:p text:style-name="P12"><text:span text:style-name="T1">11 – oindem {Oyndëm} –</text:span> eleven</text:p>
      <text:p text:style-name="P12"><text:span text:style-name="T1">12 – dwodem {dwOdëm} –</text:span> twelve</text:p>
      <text:p text:style-name="P12"><text:span text:style-name="T1">13 – tridem {trIdëm} –</text:span> thirteen</text:p>
      <text:p text:style-name="P12"><text:span text:style-name="T1">14 – quardem {kwArdëm} –</text:span> fourteen</text:p>
      <text:p text:style-name="P12"><text:span text:style-name="T1">15 – penkdem {pEnkdëm} –</text:span> fifteen</text:p>
      <text:p text:style-name="P12"><text:span text:style-name="T1">16 – sixdem {sIksdëm} –</text:span> sixteen</text:p>
      <text:p text:style-name="P12"><text:span text:style-name="T1">17 – septdem {sEptdëm} –</text:span> seventeen</text:p>
      <text:p text:style-name="P12"><text:span text:style-name="T1">18 – octdem {Oktdëm} –</text:span> eighteen</text:p>
      <text:p text:style-name="P12"><text:span text:style-name="T1">19 – nevdem {nEvdëm} –</text:span> nineteen</text:p>
      <text:p text:style-name="P12"/>
      <text:p text:style-name="P12"><text:tab/>For numbers like 20, 30, 40, …, 90 you use the suffix -gim</text:p>
      <text:p text:style-name="P12"/>
      <text:p text:style-name="P12"><text:span text:style-name="T1">20 – dwogim {dwOdjim} –</text:span> twenty</text:p>
      <text:p text:style-name="P12"><text:span text:style-name="T1">30 – trigim {trIdjim} – </text:span>thirty</text:p>
      <text:p text:style-name="P12"><text:span text:style-name="T1">40 – quargim {kwArdjim} – </text:span><text:span text:style-name="T5">forty</text:span></text:p>
      <text:p text:style-name="P12"><text:span text:style-name="T1">50 – penkgim {pEnkdjim} –</text:span> fifty</text:p>
      <text:p text:style-name="P12"><text:span text:style-name="T1">60 – sixgim {sIksdjim} –</text:span> sixty</text:p>
      <text:p text:style-name="P12"><text:span text:style-name="T1">70 – septgim {sEptdjim} –</text:span> seventy</text:p>
      <text:p text:style-name="P12"><text:span text:style-name="T1">80 – octgim {Oktdjim} –</text:span> eighty</text:p>
      <text:p text:style-name="P12"><text:span text:style-name="T1">90 – nevgim {nEvdjim} –</text:span> ninety</text:p>
      <text:p text:style-name="P12"/>
      <text:p text:style-name="P12"><text:tab/>Here are the numbers 100, 1000, 1000000 and 1000000000:</text:p>
      <text:p text:style-name="P12"/>
      <text:p text:style-name="P12"><text:span text:style-name="T1">100 – cent(om) {tsent}/{tsëntOm} –</text:span><text:span text:style-name="T5"> one hundred</text:span></text:p>
      <text:p text:style-name="P12"><text:span text:style-name="T1">1,000 – mil {mil} –</text:span> one thousand</text:p>
      <text:p text:style-name="P12"><text:span text:style-name="T1">1,000,000 – oin million {oyn milyOn} –</text:span> one million</text:p>
      <text:p text:style-name="P12"><text:span text:style-name="T1">1,000,000,000 – oin milliard {oyn milyArd} –</text:span> one billion</text:p>
      <text:p text:style-name="P12"/>
      <text:p text:style-name="P12"><text:tab/>Some examples of numbers:</text:p>
      <text:p text:style-name="P12"/>
      <text:p text:style-name="P12"><text:span text:style-name="T1">23 – dwogim tri –</text:span> twenty three</text:p>
      <text:p text:style-name="P12"><text:span text:style-name="T1">130 – cent trigim –</text:span> one hundred and thirty</text:p>
      <text:p text:style-name="P12"><text:span text:style-name="T1">569 – penkcent sixgim nev –</text:span> f<text:bookmark-start text:name="__DdeLink__35554_584481832"/><text:span text:style-name="T5">ive hundred and sixty-nine</text:span><text:bookmark-end text:name="__DdeLink__35554_584481832"/></text:p>
      <text:p text:style-name="P12"><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2"/>
      <text:p text:style-name="P12"><text:tab/>Cardinal numbers are made with the suffix -t (or -im if the first suffix for incompatible).</text:p>
      <text:p text:style-name="P12"/>
      <text:p text:style-name="P12"><text:span text:style-name="T1">First –</text:span> <text:span text:style-name="T19">oint</text:span> prest <text:span text:style-name="T8">(if it's the first of a group of two, we use “preter” instead “prest”)</text:span></text:p>
      <text:p text:style-name="P12"><text:span text:style-name="T1">Second –</text:span> dwot <text:span text:style-name="T8">(or “second”, equal to the English word)</text:span></text:p>
      <text:p text:style-name="P12"><text:span text:style-name="T1">Third – </text:span>trit</text:p>
      <text:p text:style-name="P12"><text:span text:style-name="T1">Fourth–</text:span> quart</text:p>
      <text:p text:style-name="P12"><text:span text:style-name="T1">Fifth –</text:span> penkt</text:p>
      <text:p text:style-name="P12"><text:span text:style-name="T1">Sixth –</text:span> sixt</text:p>
      <text:p text:style-name="P12"><text:span text:style-name="T1">Seventh –</text:span> septim</text:p>
      <text:p text:style-name="P12"><text:span text:style-name="T1">Eighth –</text:span> octim</text:p>
      <text:p text:style-name="P12"><text:span text:style-name="T1">Ninth –</text:span> nevt</text:p>
      <text:p text:style-name="P12"><text:soft-page-break/><text:span text:style-name="T1">Tenth –</text:span> dect</text:p>
      <text:p text:style-name="P12"><text:span text:style-name="T1">Eleventh –</text:span> oindemt</text:p>
      <text:p text:style-name="P36">Yes, “first” and “second” are irregular, despite be admitted the “dwot”.</text:p>
      <text:p text:style-name="P12"/>
      <text:p text:style-name="P12"><text:tab/>Only the last component needs termination:</text:p>
      <text:p text:style-name="P12"/>
      <text:p text:style-name="P12"><text:span text:style-name="T1">Twenty first –</text:span><text:span text:style-name="T5"> dec</text:span> prest</text:p>
      <text:p text:style-name="P12"/>
      <text:p text:style-name="P12"><text:tab/>Know these too:</text:p>
      <text:p text:style-name="P12"/>
      <text:p text:style-name="P12"><text:span text:style-name="T1">Last –</text:span> senst <text:span text:style-name="T8">(superlative)</text:span></text:p>
      <text:p text:style-name="P12"><text:span text:style-name="T1">Latter –</text:span> senter <text:span text:style-name="T8">(comparative)</text:span></text:p>
      <text:p text:style-name="P12"/>
      <text:p text:style-name="P12"><text:tab/>A multiplicator is made with the suffix -(en)s:</text:p>
      <text:p text:style-name="P12"/>
      <text:p text:style-name="P12"><text:span text:style-name="T1">Once –</text:span> oins</text:p>
      <text:p text:style-name="P12"><text:span text:style-name="T1">Twice –</text:span> dwis <text:span text:style-name="T8">(irregular)</text:span></text:p>
      <text:p text:style-name="P12"><text:bookmark-start text:name="__DdeLink__35570_584481832"/><text:span text:style-name="T1">Thrice</text:span><text:bookmark-end text:name="__DdeLink__35570_584481832"/><text:span text:style-name="T1"> –</text:span> tris</text:p>
      <text:p text:style-name="P12"/>
      <text:p text:style-name="P12"><text:tab/>We also may use the word “ker”:</text:p>
      <text:p text:style-name="P12"/>
      <text:p text:style-name="P12"><text:span text:style-name="T1">Once –</text:span> oin kers</text:p>
      <text:p text:style-name="P12"><text:span text:style-name="T1">Twice –</text:span> dwo kers</text:p>
      <text:p text:style-name="P12"><text:span text:style-name="T1">Thrice –</text:span> tri kers</text:p>
      <text:p text:style-name="P12"/>
      <text:p text:style-name="P12"><text:tab/>The distributive is made with the suffix -(e)n, but there are irregular forms:</text:p>
      <text:p text:style-name="P12"/>
      <text:p text:style-name="P12"><text:span text:style-name="T1">1 –</text:span> ein</text:p>
      <text:p text:style-name="P12"><text:span text:style-name="T1">2 –</text:span> dwin <text:span text:style-name="T8">(“duo”) </text:span><text:span text:style-name="T13">(for the word “pair” exists the word “pair”, yeah, it's the same word)</text:span></text:p>
      <text:p text:style-name="P12"><text:span text:style-name="T1">12 – </text:span>douzen <text:span text:style-name="T8">(our “dozen”!)</text:span></text:p>
      <text:p text:style-name="P15"><text:span text:style-name="T1">1000 –</text:span> tusent</text:p>
      <text:p text:style-name="P12"/>
      <text:p text:style-name="P12"><text:tab/>For numbers finished in -dem or -gim, you use -tia instead -(e)n.</text:p>
      <text:p text:style-name="P12"/>
      <text:p text:style-name="P12"><text:span text:style-name="T1">20 –</text:span> <text:bookmark-start text:name="__DdeLink__35576_584481832"/>dwogimtia<text:bookmark-end text:name="__DdeLink__35576_584481832"/> <text:span text:style-name="T8">(like a score)</text:span></text:p>
      <text:p text:style-name="P12"/>
      <text:p text:style-name="P12"><text:tab/>This termination -(e)n also is used for counting nouns that doesn't have a form in the singular:</text:p>
      <text:p text:style-name="P12"/>
      <text:p text:style-name="P12"><text:span text:style-name="T1">Mi ho kaupen trin bruks –</text:span> I’ve bought myself three pairs of pants</text:p>
      <text:p text:style-name="P12"/>
      <text:p text:style-name="P12"><text:tab/>If the distributive is used as quantity, then the nouns and adjectives are in the plural of genitive.</text:p>
      <text:p text:style-name="P12"/>
      <text:p text:style-name="P12"><text:span text:style-name="T1">Un centen wolfen gwiviet in France –</text:span> a<text:bookmark-start text:name="__DdeLink__35586_584481832"/> hundred wolves could live in France<text:bookmark-end text:name="__DdeLink__35586_584481832"/></text:p>
      <text:p text:style-name="P12"/>
      <text:p text:style-name="P12"><text:soft-page-break/><text:tab/>Remember of “million” and “milliard”? They only exist in the distributive form. But when the distributive is followed by another number, the distributive doesn't more need be in the infinitive.</text:p>
      <text:p text:style-name="P12"/>
      <text:p text:style-name="P12"><text:span text:style-name="T1">1891400 humans –</text:span> Oino million octcent nevgim oino mil quarcent mensci</text:p>
      <text:p text:style-name="P12"/>
      <text:p text:style-name="P12"><text:tab/>Parts can be indicated by -del.</text:p>
      <text:p text:style-name="P12"/>
      <text:p text:style-name="P12"><text:span text:style-name="T1">One third –</text:span> tridel</text:p>
      <text:p text:style-name="P12"/>
      <text:p text:style-name="P12"><text:tab/>But look:</text:p>
      <text:p text:style-name="P12"/>
      <text:p text:style-name="P12"><text:span text:style-name="T1">Half </text:span><text:span text:style-name="T9">(as substantive) </text:span><text:span text:style-name="T1">–</text:span> <text:bookmark-start text:name="__DdeLink__35592_584481832"/>dwidel<text:bookmark-end text:name="__DdeLink__35592_584481832"/></text:p>
      <text:p text:style-name="P12"><text:span text:style-name="T1">Half </text:span><text:span text:style-name="T9">(as adjective)</text:span><text:span text:style-name="T1"> –</text:span> pwol <text:span text:style-name="T8">(</text:span><text:span text:style-name="T8">often used as prefix</text:span><text:span text:style-name="T8">)</text:span></text:p>
      <text:p text:style-name="P12"/>
      <text:p text:style-name="P12"><text:span text:style-name="T1">Pwolter –</text:span> 1,5</text:p>
      <text:p text:style-name="P12"><text:tab/></text:p>
      <text:p text:style-name="P12"><text:tab/>The other 0,5 is taken using the ordinal form of the next number after the “pwol”. Look one more example:</text:p>
      <text:p text:style-name="P12"/>
      <text:p text:style-name="P12"><text:span text:style-name="T1">Pwolpenkt – </text:span>4,5</text:p>
      <text:p text:style-name="P12"><text:span text:style-name="T1">Pwolnevt –</text:span> 8,5</text:p>
      <text:p text:style-name="P12"/>
      <text:p text:style-name="P12"><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2"/>
      <text:p text:style-name="P12"><text:tab/>Math operations: </text:p>
      <text:p text:style-name="P12"/>
      <text:p text:style-name="P12"><text:span text:style-name="T1">2 + 2 = 4 –</text:span> dwo plus dwo egal (ad) quar </text:p>
      <text:p text:style-name="P12"><text:span text:style-name="T1">2 − 2 = 0 –</text:span> dwo minus/ex dwo egal (ad) zero </text:p>
      <text:p text:style-name="P12"><text:span text:style-name="T1">2 ⨯ 2 = 4 –</text:span> dwo kers dwo egal (ad) quar </text:p>
      <text:p text:style-name="P12"><text:span text:style-name="T1">2 ÷ 2 = 1 –</text:span> dwo dividen ab dwo egal (ad) oin</text:p>
      <text:p text:style-name="P12"/>
      <text:p text:style-name="P12"><text:tab/>Score or result of votation, like the result of a soccer game where Barcelona scored two gols and Real Mardid scored one.</text:p>
      <text:p text:style-name="P12"></text:p>
      <text:p text:style-name="P12"><text:span text:style-name="T1">Dwo contra oin pro Barcelona –</text:span> two to one to Barcelona</text:p>
      <text:p text:style-name="P12"><text:span text:style-name="T1">Oin contra dwo pro Real Madrid –</text:span> one to two to Real Madrid</text:p>
      <text:p text:style-name="P12"/>
      <text:h text:style-name="P58" text:outline-level="1">TIME</text:h>
      <text:p text:style-name="P12"/>
      <text:p text:style-name="P12"><text:tab/>To indicate the day of a month, we put the “dien” vefore the cardinal number of the date,</text:p>
      <text:p text:style-name="P12"/>
      <text:p text:style-name="P13"><text:bookmark-start text:name="__DdeLink__36647_1708279209"/>Dien quar jul mil septcent septgim six, ia Uniet Stats bihr independent</text:p>
      <text:p text:style-name="P12">On the fourth of July of one thousand seven hundred and seventy-six, United <text:soft-page-break/>States became independent</text:p>
      <text:p text:style-name="P12"/>
      <text:p text:style-name="P27">Dien sept september mil octcent dwogim dwo, Brasilu bihsit independent</text:p>
      <text:p text:style-name="P12"><text:bookmark-end text:name="__DdeLink__36647_1708279209"/>On the seventh of september of one thousand eight hundred and eighty-two, Brazil became independent <text:tab/></text:p>
      <text:p text:style-name="P12"><text:tab/>The days of the week:</text:p>
      <text:p text:style-name="P12"/>
      <text:p text:style-name="P12"><text:span text:style-name="T1">Mingo {mIngo} –</text:span> Sunday</text:p>
      <text:p text:style-name="P12"><text:span text:style-name="T1">Mundie </text:span><text:bookmark-start text:name="__DdeLink__53353_1870019565"/><text:bookmark-start text:name="__DdeLink__53355_1870019565"/><text:span text:style-name="T1">{mundI:}</text:span><text:bookmark-end text:name="__DdeLink__53353_1870019565"/><text:bookmark-end text:name="__DdeLink__53355_1870019565"/><text:span text:style-name="T1"> –</text:span> Monday</text:p>
      <text:p text:style-name="P12"><text:span text:style-name="T1">Ardie {ardI:} –</text:span> Tuesday</text:p>
      <text:p text:style-name="P12"><text:span text:style-name="T1">Credie </text:span><text:bookmark-start text:name="__DdeLink__53359_1870019565"/><text:span text:style-name="T1">{krëdI:}</text:span><text:bookmark-end text:name="__DdeLink__53359_1870019565"/><text:span text:style-name="T1"> –</text:span> Wednesday</text:p>
      <text:p text:style-name="P12"><text:span text:style-name="T1">Khamsi {qAmsi} –</text:span> Thursday</text:p>
      <text:p text:style-name="P12"><text:span text:style-name="T1">Juma </text:span><text:bookmark-start text:name="__DdeLink__53368_1870019565"/><text:span text:style-name="T1">{jUma}</text:span><text:bookmark-end text:name="__DdeLink__53368_1870019565"/><text:span text:style-name="T1"> –</text:span> Friday</text:p>
      <text:p text:style-name="P12"><text:span text:style-name="T1">Sabd {sabd} –</text:span> Saturday</text:p>
      <text:p text:style-name="P12"/>
      <text:p text:style-name="P12"><text:tab/>Here the months:</text:p>
      <text:p text:style-name="P12"/>
      <text:p text:style-name="P12"><text:span text:style-name="T1">Januar {januAr} –</text:span> January</text:p>
      <text:p text:style-name="P12"><text:span text:style-name="T1">Februar {februAr} –</text:span> February</text:p>
      <text:p text:style-name="P12"><text:span text:style-name="T1">Mart {mart} –</text:span> March</text:p>
      <text:p text:style-name="P12"><text:span text:style-name="T1">Aprile {aprIl} –</text:span> April</text:p>
      <text:p text:style-name="P12"><text:span text:style-name="T1">Mai {mä} – </text:span>May</text:p>
      <text:p text:style-name="P12"><text:span text:style-name="T1">Jun {jun} –</text:span> June</text:p>
      <text:p text:style-name="P12"><text:span text:style-name="T1">Jul {jul} – </text:span>July</text:p>
      <text:p text:style-name="P12"><text:span text:style-name="T1">August {aogUst} –</text:span> Agust</text:p>
      <text:p text:style-name="P12"><text:span text:style-name="T1">September {sëptEmbër} –</text:span> September</text:p>
      <text:p text:style-name="P12"><text:span text:style-name="T1">October {oktObër} –</text:span> October</text:p>
      <text:p text:style-name="P12"><text:span text:style-name="T1">November {novEmbër} –</text:span> November</text:p>
      <text:p text:style-name="P12"><text:span text:style-name="T1">December {dëtsEmbër} –</text:span> December</text:p>
      <text:p text:style-name="P12"/>
      <text:p text:style-name="P12"><text:tab/>To indicate the hours, the best way is putting the number's hour before of “saat” {saAt} following the minute's numbers.</text:p>
      <text:p text:style-name="P12"/>
      <text:p text:style-name="P12"><text:span text:style-name="T1">18:49 –</text:span> octdem saat quargim nev</text:p>
      <text:p text:style-name="P12"><text:span text:style-name="T1">05:00 –</text:span> penk saat</text:p>
      <text:p text:style-name="P12"/>
      <text:p text:style-name="P12"><text:tab/>To indicate a determined decade, like “the 70's”, you inform the year more the termination -tias.</text:p>
      <text:p text:style-name="P12"/>
      <text:p text:style-name="P12"><text:span text:style-name="T1">Ia 1970 –</text:span> <text:span text:style-name="T1">Ia mil nevcent septgimtias –</text:span> the (19)70's</text:p>
      <text:p text:style-name="P12"/>
      <text:p text:style-name="P12"><text:tab/>A adverb of period of time may be made per the termination -s.</text:p>
      <text:p text:style-name="P12"/>
      <text:p text:style-name="P12"><text:span text:style-name="T1">I beis, qui wey eiskwmos, appareihnt noct</text:span><text:span text:style-name="T3">s</text:span><text:span text:style-name="T1"> –</text:span> the bees, which we want, appears at night</text:p>
      <text:p text:style-name="P12"/>
      <text:p text:style-name="P12"><text:tab/>The present period of time may be indicated by the prefix ho-:</text:p>
      <text:p text:style-name="P12"/>
      <text:p text:style-name="P12"><text:soft-page-break/><text:span text:style-name="T1">Tonight – </text:span>honoct</text:p>
      <text:p text:style-name="P12"><text:span text:style-name="T1">This evening –</text:span><text:span text:style-name="T5"> hovesper</text:span></text:p>
      <text:p text:style-name="P12"/>
      <text:p text:style-name="P12"><text:tab/>But “today” and “this morning” are made in the following ways:</text:p>
      <text:p text:style-name="P12"/>
      <text:p text:style-name="P12"><text:span text:style-name="T1">Today –</text:span> hoyd</text:p>
      <text:p text:style-name="P12"><text:span text:style-name="T1">This morning –</text:span> Todeghern</text:p>
      <text:p text:style-name="P12"/>
      <text:p text:style-name="P12"><text:tab/>A verb that indicates a period of spent time can be made per the prefix (u)per-.</text:p>
      <text:p text:style-name="P12"/>
      <text:p text:style-name="P12"><text:span text:style-name="T1">Passe ad upernocte in mien dom – </text:span>spend the night in my house</text:p>
      <text:p text:style-name="P12"><text:span text:style-name="T1">Uperdienam in id farm –</text:span> we spent the day in the farm</text:p>
      <text:p text:style-name="P12"/>
      <text:p text:style-name="P12"><text:tab/>There the translations for “tomorrow, “yesterday” and their variations:</text:p>
      <text:p text:style-name="P12"/>
      <text:p text:style-name="P12"><text:span text:style-name="T1">Tomorrow –</text:span> cras</text:p>
      <text:p text:style-name="P12"><text:span text:style-name="T1">Yesterday – </text:span>ghes</text:p>
      <text:p text:style-name="P12"><text:span text:style-name="T1">After tomorrow –</text:span> poscras</text:p>
      <text:p text:style-name="P12"><text:span text:style-name="T1">Of yesterday –</text:span> ghestern</text:p>
      <text:p text:style-name="P12"><text:span text:style-name="T1">Before yesterday –</text:span> <text:bookmark-start text:name="__DdeLink__53402_1870019565"/>preghes<text:bookmark-end text:name="__DdeLink__53402_1870019565"/> {prëgEs}</text:p>
      <text:p text:style-name="P12"/>
      <text:p text:style-name="P12"><text:tab/>More important words:</text:p>
      <text:p text:style-name="P12"/>
      <text:p text:style-name="P12"><text:span text:style-name="T1">Hourly –</text:span> <text:bookmark-start text:name="__DdeLink__53408_1870019565"/>horlong<text:bookmark-end text:name="__DdeLink__53408_1870019565"/></text:p>
      <text:p text:style-name="P12"><text:span text:style-name="T1">Last week –</text:span> <text:bookmark-start text:name="__DdeLink__53410_1870019565"/>perhvdi<text:bookmark-end text:name="__DdeLink__53410_1870019565"/> {pEr(h)vdi} </text:p>
      <text:p text:style-name="P12"><text:span text:style-name="T1">Every time –</text:span> <text:bookmark-start text:name="__DdeLink__53412_1870019565"/>stets<text:bookmark-end text:name="__DdeLink__53412_1870019565"/> <text:span text:style-name="T8">(used in general with comparatives)</text:span></text:p>
      <text:p text:style-name="P12"><text:span text:style-name="T1">In times past –</text:span> <text:bookmark-start text:name="__DdeLink__53420_1870019565"/>xiawngja<text:bookmark-end text:name="__DdeLink__53420_1870019565"/> {ksyAwngja}</text:p>
      <text:p text:style-name="P12"><text:span text:style-name="T1">Last night –</text:span> yarlay {yarlAy}</text:p>
      <text:p text:style-name="P12"><text:span text:style-name="T1">Day &amp; night </text:span><text:span text:style-name="T9">(24 horas)</text:span><text:span text:style-name="T1"> –</text:span> yawm {yAwm}</text:p>
      <text:p text:style-name="P12"/>
      <text:h text:style-name="P58" text:outline-level="1">CORRELATIVES</text:h>
      <text:p text:style-name="P12"/>
      <text:p text:style-name="P12"><text:tab/>They are words made by affixing certain particles to the interrogative pronouns or other words, like “anghen” <text:span text:style-name="T8">(person)</text:span>, “ject” <text:span text:style-name="T8">(thing)</text:span> and “loc” <text:span text:style-name="T8">(place)</text:span>.</text:p>
      <text:p text:style-name="P12"/>
      <text:p text:style-name="P12"><text:span text:style-name="T1">Sem- {sem} – </text:span><text:span text:style-name="T5">some</text:span></text:p>
      <text:p text:style-name="P12"><text:span text:style-name="T1">-quid {kid} –</text:span> any <text:span text:style-name="T8">(complete uncertainly, often it’s pejorative)</text:span></text:p>
      <text:p text:style-name="P38"><text:span text:style-name="T14">Is lehct quodquid –</text:span><text:span text:style-name="T13"> </text:span><text:span text:style-name="T13">he’s telling anything at all</text:span></text:p>
      <text:p text:style-name="P12"><text:span text:style-name="T1">-gvonc {gvonk} –</text:span> it is between “some” and “any”. <text:span text:style-name="T8">It's freely inspired by the -cumque from Latin, it's also like the -unque from Italian (like in “chiunque” and “dovunque”), the -conque from French (like in “quiconque”), the -gen from German (like in “wegen”).</text:span></text:p>
      <text:p text:style-name="P40"><text:span text:style-name="T1">Ne has clus id dwer. Quelgvonc ghehdiet entre id dom –</text:span> you haven't closed the door. Anyone/Someone could enter the house</text:p>
      <text:p text:style-name="P42"><text:span text:style-name="T1">Ne has tu dar mathen od mien intelligence est dar staurer quem quodgvonc eins? –</text:span> haven't you learnt yet that my intelligence is still mightier than any sword?</text:p>
      <text:p text:style-name="P12"><text:soft-page-break/><text:span text:style-name="T1">-kwe {kwë} –</text:span> when suffixed to interrogative pronouns corresponds to the English -ever <text:span text:style-name="T8">(but with an idea of totality in a sentence)</text:span></text:p>
      <text:p text:style-name="P40"><text:span text:style-name="T1">Ir gwelsa brungend quodkwe spalt iom armurs <text:s/>–</text:span> their shafts taking advantage of any split of the armours</text:p>
      <text:p text:style-name="P42"><text:span text:style-name="T1">Querkwe gwahm, io incontre prients –</text:span> whereever I go, I encounter friends</text:p>
      <text:p text:style-name="P12"><text:span text:style-name="T1">-libt {libd} –</text:span> any <text:span text:style-name="T8">(in the sense of “whichever you want” or “at one's pleasure”)</text:span></text:p>
      <text:p text:style-name="P39"><text:span text:style-name="T1">Cheus quodlibt fustan {tcös kwOdlibt fustAn} – </text:span><text:span text:style-name="T5">Choose any skirt </text:span><text:span text:style-name="T12">(the one you prefer)</text:span></text:p>
      <text:p text:style-name="P12"/>
      <text:p text:style-name="P12"><text:tab/>A comparison for better understanding, the two sentences below mean “any/whichever shoe is useful for me”:</text:p>
      <text:p text:style-name="P37"><text:span text:style-name="T1">Quodquid schou est util pro me:</text:span> <text:span text:style-name="T24">means that the person doesn’t care about the shoe to be worn in his foot</text:span></text:p>
      <text:p text:style-name="P41"><text:span text:style-name="T1">Quodkwe schou est util pro me:</text:span> it’s more serious</text:p>
      <text:p text:style-name="P41"/>
      <text:p text:style-name="P41">Another example:</text:p>
      <text:p text:style-name="P37"><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1"><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2"/>
      <text:p text:style-name="P12"><text:span text:style-name="T1">Semanghen, semquel {semAngën, semkEl} –</text:span> someone</text:p>
      <text:p text:style-name="P12"><text:span text:style-name="T1">Quelgvonc {këlgvOnk} –</text:span> anyone</text:p>
      <text:p text:style-name="P12"><text:span text:style-name="T1">Cadanghen {kadAngën} –</text:span> everybody </text:p>
      <text:p text:style-name="P12"><text:span text:style-name="T1">Quodquid {kwOdkid} –</text:span> anything <text:span text:style-name="T8">(pejorative sense)</text:span></text:p>
      <text:p text:style-name="P15"><text:span text:style-name="T1">Quodgvonc {kwodgvOnk} –</text:span> anything</text:p>
      <text:p text:style-name="P12"><text:span text:style-name="T1">Quodkwe {kwOdkwë} –</text:span> whatever</text:p>
      <text:p text:style-name="P12"><text:span text:style-name="T1">Quiskwe {kIskwë} –</text:span> whoever</text:p>
      <text:p text:style-name="P12"/>
      <text:p text:style-name="P50"><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2"/>
      <text:p text:style-name="P12"><text:span text:style-name="T1">Ma? {ma} –</text:span> why?</text:p>
      <text:p text:style-name="P12"><text:span text:style-name="T1">Itak {itAk} –</text:span> that's why</text:p>
      <text:p text:style-name="P12"/>
      <text:p text:style-name="P12"><text:span text:style-name="T1">Kam? {kam} –</text:span> how?, like, as <text:span text:style-name="T8">(comparative of equity)</text:span> <text:span text:style-name="T8">{this word also means the verb “like”}</text:span></text:p>
      <text:p text:style-name="P12"><text:span text:style-name="T1">Katha {kA§a} –</text:span> so, thus</text:p>
      <text:p text:style-name="P12"><text:span text:style-name="T1">Ka {ka} –</text:span> as (a) <text:span text:style-name="T8">(quality, function)</text:span></text:p>
      <text:p text:style-name="P12"><text:span text:style-name="T1">It(han) {it}/{i§An} –</text:span> so, this way</text:p>
      <text:p text:style-name="P12"><text:bookmark-start text:name="__DdeLink__53460_1870019565"/><text:span text:style-name="T1">Zowngschie</text:span><text:bookmark-end text:name="__DdeLink__53460_1870019565"/><text:span text:style-name="T1"> {dzowngcI:} /dzowŋ'ʃi/ –</text:span> anyway</text:p>
      <text:p text:style-name="P12"/>
      <text:p text:style-name="P12"><text:span text:style-name="T1">-med {med} –</text:span> <text:span text:style-name="T8">suffixed to a pronoun in the genitive, it has the meaning of “per/through” + instrument. quosmed {kwOsmëd} (with what? / by which </text:span><text:span text:style-name="T8">means?); tosmed {tOsmëd} (with that / through that means)</text:span></text:p>
      <text:p text:style-name="P12"/>
      <text:p text:style-name="P12"><text:soft-page-break/><text:span text:style-name="T1">Quayt {kwayt} –</text:span> how much, how many <text:span text:style-name="T8">(pronoun)</text:span></text:p>
      <text:p text:style-name="P12"><text:span text:style-name="T1">Tant {tant} –</text:span> so much, so many <text:span text:style-name="T8">(adverb/adjective)</text:span></text:p>
      <text:p text:style-name="P12"/>
      <text:p text:style-name="P12"><text:span text:style-name="T1">Semanghen, semquis, semqua {semAngën, semkis, semkwA} –</text:span> someone</text:p>
      <text:p text:style-name="P12"><text:span text:style-name="T1">Fulan {fulAn} –</text:span> so and so</text:p>
      <text:p text:style-name="P12"><text:span text:style-name="T1">Vasyanghen {vasyAngën} –</text:span> everybody</text:p>
      <text:p text:style-name="P12"><text:span text:style-name="T1">Nimen, neanghen {nImën, neAngën} –</text:span> nobody</text:p>
      <text:p text:style-name="P12"/>
      <text:p text:style-name="P12"><text:span text:style-name="T1">Quer {ker} –</text:span> where</text:p>
      <text:p text:style-name="P12"><text:span text:style-name="T1">Quetro {kEtro} –</text:span> whither</text:p>
      <text:p text:style-name="P12"><text:span text:style-name="T1">Quetos / quois {kEtos / kwoys} –</text:span> whence</text:p>
      <text:p text:style-name="P12"><text:span text:style-name="T1">Her {her} –</text:span> here</text:p>
      <text:p text:style-name="P12"><text:span text:style-name="T1">Hetro {hEtro} –</text:span> hither</text:p>
      <text:p text:style-name="P12"><text:span text:style-name="T1">Hetos / Hois {hEtos / hoys} –</text:span> hence</text:p>
      <text:p text:style-name="P12"><text:span text:style-name="T1">Ter {ter} –</text:span> there</text:p>
      <text:p text:style-name="P12"><text:span text:style-name="T1">Tetro {tEtro} –</text:span> thither</text:p>
      <text:p text:style-name="P12"><text:span text:style-name="T1">Tetos / tois {tEtos / toys} –</text:span> thence</text:p>
      <text:p text:style-name="P12"><text:span text:style-name="T1">Cer {tser} –</text:span> yonder</text:p>
      <text:p text:style-name="P12"><text:span text:style-name="T1">Cetro {tsEtro} –</text:span> to yonder</text:p>
      <text:p text:style-name="P12"><text:span text:style-name="T1">Cetos / ciois {tsEtos / tsyoys} –</text:span> from yonder</text:p>
      <text:p text:style-name="P12"><text:span text:style-name="T1">Semloc/semquer, semtro, semtos {semlOk/semkEr, sEmtro, sEmtos} –</text:span> somewhere</text:p>
      <text:p text:style-name="P12"><text:span text:style-name="T1">Quantloc/quanter, quantro, quantos/quantois {kwantlOk/kwAntër, </text:span><text:span text:style-name="T1">kwAntro, kwAntos/kwantOys} –</text:span> everywhere</text:p>
      <text:p text:style-name="P12"><text:span text:style-name="T1">Neidloc/nequer, netro, netos {neydlOk/neker, nEtro, nEtos} –</text:span> nowhere</text:p>
      <text:p text:style-name="P12"><text:span text:style-name="T1">Alyer, altro, altos/alyois {Alyer, Altro, Altos/alyOys} –</text:span> elsewhere</text:p>
      <text:p text:style-name="P12"><text:tab/>“Left” and “right” are represented respectively by lev(ter) and dex(ter), naturally that are possible forms like levtro/dextro and levtos/dextos.</text:p>
      <text:p text:style-name="P12"><text:tab/>“Outside” and “inside” are represented respectively by “exo” and “eni” <text:span text:style-name="T8">(irregular words)</text:span>, are possible forms like extro/extos and entro/entos.</text:p>
      <text:p text:style-name="P12"><text:tab/>An adverb of direction can be made per the suffix -worts, like in “Vasya fluvs sreunt marworts” {vAsya fluvz srönt marwOrtz} (“all rivers flow to the sea” or “all rivers flow seawards”). Yeah, -worts equals to -wards.</text:p>
      <text:p text:style-name="P12"><text:tab/>An adverb of location can be made, rarely, per the termination -i.</text:p>
      <text:p text:style-name="P12"><text:span text:style-name="T1">Ghomi {gOmi} –</text:span><text:span text:style-name="T5"> on the ground</text:span></text:p>
      <text:p text:style-name="P12"><text:span text:style-name="T1">Urbi {Urbi} –</text:span> downtown</text:p>
      <text:p text:style-name="P12"><text:span text:style-name="T1">Domi {dOmi} –</text:span> in the house</text:p>
      <text:p text:style-name="P12"><text:span text:style-name="T1">Hemi {hEmi} –</text:span> at home</text:p>
      <text:p text:style-name="P12"><text:tab/><text:span text:style-name="T8">“Up” is “ub” and “down é “ghom”</text:span></text:p>
      <text:p text:style-name="P15"><text:span text:style-name="T1">Aptos {Aptos} –</text:span> from behind</text:p>
      <text:p text:style-name="P15"/>
      <text:p text:style-name="P12"><text:span text:style-name="T1">Unte {Untë} –</text:span> “through where?” and “through” or “during”</text:p>
      <text:p text:style-name="P12"/>
      <text:p text:style-name="P12"><text:span text:style-name="T1">Qualg? {kwalg} –</text:span> Which?</text:p>
      <text:p text:style-name="P12"><text:span text:style-name="T1">Solg, talg {solg, talg} –</text:span> Such</text:p>
      <text:p text:style-name="P12"/>
      <text:p text:style-name="P12"><text:span text:style-name="T1">Quod? {kwod} –</text:span> What?<text:bookmark text:name="__DdeLink__53490_1870019565"/></text:p>
      <text:p text:style-name="P12"><text:span text:style-name="T1">Semject, semquod {semjEkt, semkwOd} –</text:span> something</text:p>
      <text:p text:style-name="P12"><text:span text:style-name="T1">Quant(o/um) {kwAnt(o/um)} –</text:span> everything</text:p>
      <text:p text:style-name="P12"><text:soft-page-break/><text:span text:style-name="T1">Khich {qitc} –</text:span> nothing at all</text:p>
      <text:p text:style-name="P33">Quant- may serve as relative pronoun, you only have to add the declination terminations to it.</text:p>
      <text:p text:style-name="P12"/>
      <text:p text:style-name="P12"><text:span text:style-name="T1">Quan(do) {kwAn(do)}? –</text:span> when?</text:p>
      <text:p text:style-name="P12"><text:span text:style-name="T1">Kun {kun} –</text:span> when, as</text:p>
      <text:p text:style-name="P32"><text:span text:style-name="T1">Kun gnahsim, mien scol dar ne existit –</text:span> when I born, my school still didn1t existed</text:p>
      <text:p text:style-name="P32"><text:span text:style-name="T1">Ye id dien kun is mohr, vasyi buir trauric –</text:span> On the day he died, everybody were sad</text:p>
      <text:p text:style-name="P12"><text:span text:style-name="T1">Yando {yAndo} –</text:span><text:span text:style-name="T5"> sometimes</text:span></text:p>
      <text:p text:style-name="P12"><text:span text:style-name="T1">Ops {ops} –</text:span> often</text:p>
      <text:p text:style-name="P12"><text:span text:style-name="T1">Nun {nun} –</text:span> nun</text:p>
      <text:p text:style-name="P12"><text:span text:style-name="T1">Yant {yant} –</text:span> as soon as</text:p>
      <text:p text:style-name="P12"><text:span text:style-name="T1">Tun {tun} –</text:span> then</text:p>
      <text:p text:style-name="P12"><text:span text:style-name="T1">Semper {sEmpër} –</text:span> always</text:p>
      <text:p text:style-name="P12"><text:span text:style-name="T1">Naiw(o) {nÄw(o)} –</text:span> never</text:p>
      <text:p text:style-name="P12"><text:span text:style-name="T1">Nuntos {nUntos} –</text:span> from now on</text:p>
      <text:p text:style-name="P12"><text:span text:style-name="T1">Tuntos {tUntos} –</text:span> for this time/epoch</text:p>
      <text:p text:style-name="P12"/>
      <text:p text:style-name="P12"><text:span text:style-name="T1">Hol {hol} –</text:span> whole, integer <text:span text:style-name="T8">(adjective)</text:span></text:p>
      <text:p text:style-name="P12"><text:span text:style-name="T1">Alnos {Alnos} –</text:span> completely, wholly <text:span text:style-name="T8">(adverb)</text:span></text:p>
      <text:p text:style-name="P12"><text:span text:style-name="T1">Ceter {tsEtër} –</text:span> all the other</text:p>
      <text:p text:style-name="P12"/>
      <text:p text:style-name="P12"><text:span text:style-name="T1">Ielg {yelg} –</text:span> each <text:span text:style-name="T8">(for more than two)</text:span></text:p>
      <text:p text:style-name="P12"><text:span text:style-name="T1">Ieter {yEtër} –</text:span> either, each <text:span text:style-name="T8">(for a group of two)</text:span></text:p>
      <text:p text:style-name="P12"><text:span text:style-name="T1">Cada {kAda} –</text:span> each, every</text:p>
      <text:p text:style-name="P12"/>
      <text:h text:style-name="P58" text:outline-level="1">THE VERBS</text:h>
      <text:p text:style-name="P12"/>
      <text:p text:style-name="P12"><text:tab/>Ah, the verbs…</text:p>
      <text:p text:style-name="P12"/>
      <text:p text:style-name="P12"><text:tab/>With the exception of three main verbs, “es” {es}, “hab” {hab} and “woid” {woyd}, all the other verbs are regular, you only need pay attention to some cases, predicted by the ortographic rules.</text:p>
      <text:p text:style-name="P12"/>
      <text:p text:style-name="P12"><text:tab/>It's common, in other languages, the verbs be represented in their infinitive form, like in dictionaries for example, but in Sambahsa the standard form of presentation is in the form of <text:span text:style-name="T2">stem</text:span>. I want it to be clear from now on, the translations from Sambahsa to English will be provided in the infinitive form, even when the verbs are in their original form (only the stem). For example: the verb “sedd” is translated to “to sit” (infinitive of English), but “sedd” is not the infinitive form of the word, its infinitive form is “sedde”. Don't worry because I'll warn you when the verb is in the infinitive, I only want that you know that when I show you something like “linekw = to leave”, don't think that “linekw” already is the verb in the infinitive form. Are we understood?</text:p>
      <text:p text:style-name="P12"/>
      <text:p text:style-name="P12"><text:tab/>Let's meet the irregular verbs:</text:p>
      <text:p text:style-name="P12"><text:soft-page-break/></text:p>
      <text:p text:style-name="P12"><text:span text:style-name="T1">Es {es} –</text:span> to be</text:p>
      <text:p text:style-name="P12"><text:span text:style-name="T1">Hab {hab} –</text:span> to have</text:p>
      <text:p text:style-name="P12"><text:span text:style-name="T1">Woid {woyd} –</text:span><text:span text:style-name="T5"> to know</text:span></text:p>
      <text:p text:style-name="P12"/>
      <text:p text:style-name="P12"><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2"><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aking the Spanish words as reference: “saber” (both “woid” and “gnoh”) means that you have the knowing of a fact or information, like in “he knows when to leave” or “I know Chinese”; “conocer” (only “gnoh”!) is for expressing the familiarity with someone, some place or something, like in “they know Oliver” or “I know Chile”.</text:p>
      <text:p text:style-name="P12"/>
      <text:h text:style-name="P4" text:outline-level="2">PRESENT</text:h>
      <text:p text:style-name="P12"/>
      <text:p text:style-name="P12"><text:tab/>You already know the conjugation of the verb “es” in the present, but <text:bookmark-start text:name="__DdeLink__47723_812053247"/>it's no bother to<text:bookmark-end text:name="__DdeLink__47723_812053247"/> repeat them:</text:p>
      <text:p text:style-name="P12"/>
      <text:p text:style-name="P12"><text:span text:style-name="T1">Som {som} –</text:span> <text:span text:style-name="T8">(I)</text:span> am</text:p>
      <text:p text:style-name="P12"><text:span text:style-name="T1">Es {es} –</text:span> <text:span text:style-name="T8">(you)</text:span> are <text:span text:style-name="T8">(singular)</text:span></text:p>
      <text:p text:style-name="P12"><text:span text:style-name="T1">Est {est} –</text:span> <text:span text:style-name="T8">(he/she/it)</text:span> is</text:p>
      <text:p text:style-name="P12"><text:span text:style-name="T1">Smos {smos} –</text:span> <text:span text:style-name="T8">(we)</text:span> are</text:p>
      <text:p text:style-name="P12"><text:span text:style-name="T1">Ste {ste} –</text:span> <text:span text:style-name="T8">(you)</text:span> are <text:span text:style-name="T8">(plural)</text:span></text:p>
      <text:p text:style-name="P12"><text:span text:style-name="T1">Sont {sont} –</text:span> <text:span text:style-name="T8">(they)</text:span> are</text:p>
      <text:p text:style-name="P12"/>
      <text:p text:style-name="P36">The verb “ste” is pronounced as {ste} because {st} is not a viable pronounce.</text:p>
      <text:p text:style-name="P12"/>
      <text:p text:style-name="P5"><text:tab/><text:span text:style-name="T24">The pronouns were omitted, but you are entirely free to use them too. Look the very same conjugation from above, but with the pronouns:</text:span></text:p>
      <text:p text:style-name="P5"/>
      <text:p text:style-name="P5"><text:span text:style-name="T1">Io som {yo som} –</text:span> I am</text:p>
      <text:p text:style-name="P5"><text:span text:style-name="T1">Tu es {tu es} –</text:span> you are</text:p>
      <text:p text:style-name="P5"><text:span text:style-name="T1">Is/Ia/Id/El est {is/ya/id/el est} –</text:span> he/she/it is</text:p>
      <text:p text:style-name="P5"><text:span text:style-name="T1">Wey smos {wey smos} –</text:span> we are</text:p>
      <text:p text:style-name="P5"><text:span text:style-name="T1">Yu Ste {yu ste} –</text:span> you are</text:p>
      <text:p text:style-name="P5"><text:span text:style-name="T1">Ies/Ias/Ia/I sont {yes/yas/ya/i sont} –</text:span> they are</text:p>
      <text:p text:style-name="P5"/>
      <text:p text:style-name="P12"><text:tab/>From now I'll omit the pronouns in the conjugations, but know you may use them.</text:p>
      <text:p text:style-name="P12"/>
      <text:p text:style-name="P12"><text:soft-page-break/><text:tab/>Now let's see the conjugations of the verbs “hab” and “woid”:</text:p>
      <text:p text:style-name="P12"/>
      <text:p text:style-name="P12"><text:span text:style-name="T1">Ho {ho} –</text:span> <text:span text:style-name="T8">(I)</text:span> have</text:p>
      <text:p text:style-name="P12"><text:span text:style-name="T1">Has {has} –</text:span> <text:span text:style-name="T8">(you)</text:span> have <text:span text:style-name="T8">(singular)</text:span></text:p>
      <text:p text:style-name="P12"><text:span text:style-name="T1">Hat {hat} –</text:span> <text:span text:style-name="T8">(he/she/it)</text:span> has</text:p>
      <text:p text:style-name="P12"><text:span text:style-name="T1">Habmos / Hams {hAbmos / hams} –</text:span> <text:span text:style-name="T8">(we)</text:span> have</text:p>
      <text:p text:style-name="P12"><text:span text:style-name="T1">Yu habte {yu habd} –</text:span> <text:span text:style-name="T8">(you)</text:span> have <text:span text:style-name="T8">(plural)</text:span></text:p>
      <text:p text:style-name="P12"><text:span text:style-name="T1">Habent / Hant {hAbënt / hant} –</text:span> <text:span text:style-name="T8">(they)</text:span> have</text:p>
      <text:p text:style-name="P12"/>
      <text:p text:style-name="P12"><text:span text:style-name="T1">Woidim {wOydim} –</text:span> <text:span text:style-name="T8">(I)</text:span> know</text:p>
      <text:p text:style-name="P12"><text:span text:style-name="T1">Woidst(a) {wOydst(a)} –</text:span> <text:span text:style-name="T8">(you)</text:span> know <text:span text:style-name="T8">(singular)</text:span></text:p>
      <text:p text:style-name="P12"><text:span text:style-name="T1">Woidit {wOydit} –</text:span> <text:span text:style-name="T8">(he/she/it)</text:span> knows</text:p>
      <text:p text:style-name="P12"><text:span text:style-name="T1">Woidam {woydAm} –</text:span> <text:span text:style-name="T8">(we)</text:span> know</text:p>
      <text:p text:style-name="P12"><text:span text:style-name="T1">Woidat {woydAt} –</text:span><text:span text:style-name="T5"> </text:span><text:span text:style-name="T12">(you)</text:span><text:span text:style-name="T5"> know </text:span><text:span text:style-name="T12">(plural)</text:span></text:p>
      <text:p text:style-name="P12"><text:span text:style-name="T1">Woideer {woydEër} –</text:span><text:span text:style-name="T5"> </text:span><text:span text:style-name="T12">(they)</text:span><text:span text:style-name="T5"> know</text:span></text:p>
      <text:p text:style-name="P36">The conjugation of woid is not compulsory.</text:p>
      <text:p text:style-name="P12"/>
      <text:p text:style-name="P12"><text:tab/>The conjugation of verbs in the present is made with the following endings:</text:p>
      <text:p text:style-name="P12"/>
      <text:p text:style-name="P12"><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but use the personal pronoun “io”.</text:span></text:p>
      <text:p text:style-name="P12"><text:span text:style-name="T1">2</text:span><text:span text:style-name="T22">nd</text:span><text:span text:style-name="T1"> person singular:</text:span> -s</text:p>
      <text:p text:style-name="P12"><text:span text:style-name="T1">3</text:span><text:span text:style-name="T22">rd</text:span><text:span text:style-name="T1"> person singular:</text:span> -t</text:p>
      <text:p text:style-name="P12"><text:span text:style-name="T1">1</text:span><text:span text:style-name="T22">st</text:span><text:span text:style-name="T1"> person plural:</text:span> -m(o)s <text:span text:style-name="T8">(use the one compatible with the accentuation)</text:span></text:p>
      <text:p text:style-name="P12"><text:span text:style-name="T1">2</text:span><text:span text:style-name="T22">nd</text:span><text:span text:style-name="T1"> person plural:</text:span> -t(e)</text:p>
      <text:p text:style-name="P12"><text:span text:style-name="T1">3</text:span><text:span text:style-name="T22">rd</text:span><text:span text:style-name="T1"> person plural:</text:span> -(e)nt, -e <text:span text:style-name="T8">(use the one compatible with the accentuation)</text:span></text:p>
      <text:p text:style-name="P12"/>
      <text:p text:style-name="P12"><text:tab/>Let's see an example:</text:p>
      <text:p text:style-name="P12"/>
      <text:p text:style-name="P12"><text:span text:style-name="T1">I love you –</text:span> te lieubho {te lyÖbo}</text:p>
      <text:p text:style-name="P12"><text:span text:style-name="T1">You love me –</text:span> <text:bookmark-start text:name="__DdeLink__35949_433530823"/>me lieubhs<text:bookmark-end text:name="__DdeLink__35949_433530823"/> {me lyÖbs}</text:p>
      <text:p text:style-name="P12"><text:span text:style-name="T1">She loves him –</text:span> ia lieubht iom {ya lyÖbt yom}</text:p>
      <text:p text:style-name="P12"><text:span text:style-name="T1">The dog loves the woman –</text:span><text:span text:style-name="T5"> el</text:span> kwaun lieubht iam gwen {el kwAon lyöbt yam gwen}</text:p>
      <text:p text:style-name="P12"><text:span text:style-name="T1">We love them </text:span><text:span text:style-name="T9">(in this case “them” refers to female persons)</text:span><text:span text:style-name="T1"> –</text:span> lieubhmos ians {lyÖbmos yans}</text:p>
      <text:p text:style-name="P12"><text:span text:style-name="T1">You love us </text:span><text:span text:style-name="T9">(“you” is in the plural)</text:span><text:span text:style-name="T1"> –</text:span> yu lieubhte nos {yu lyÖbt nos}</text:p>
      <text:p text:style-name="P12"><text:span text:style-name="T1">They love me –</text:span> ies lieubhent me {yes lyÖbënt me}</text:p>
      <text:p text:style-name="P12"/>
      <text:p text:style-name="P32">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2_433530823"/><text:bookmark-start text:name="__DdeLink__35959_433530823"/><text:bookmark-start text:name="__DdeLink__35947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2"/>
      <text:p text:style-name="P12"><text:tab/>Another example to you understand it well:</text:p>
      <text:p text:style-name="P12"><text:soft-page-break/></text:p>
      <text:p text:style-name="P12"><text:span text:style-name="T9">(I)</text:span><text:span text:style-name="T1"> learn Sambahsa –</text:span> euco Sambahsa {Öko sambA:sa}</text:p>
      <text:p text:style-name="P12"><text:span text:style-name="T9">(You)</text:span><text:span text:style-name="T1"> learn Sambahsa –</text:span> eucs Sambahsa {öks sambA:sa}</text:p>
      <text:p text:style-name="P12"><text:span text:style-name="T9">(He/she/it)</text:span><text:span text:style-name="T1"> learns Sambahsa –</text:span> euct Sambahsa {ökt sambA:sa}</text:p>
      <text:p text:style-name="P12"><text:span text:style-name="T9">(We)</text:span><text:span text:style-name="T1"> learn Sambahsa –</text:span> eucmos Sambahsa {Ökmos sambA:sa}</text:p>
      <text:p text:style-name="P12"><text:span text:style-name="T9">(You)</text:span><text:span text:style-name="T1"> learn Sambahsa –</text:span> yu eucte Sambahsa {yu ökt sambA:sa}</text:p>
      <text:p text:style-name="P12"><text:span text:style-name="T9">(They)</text:span><text:span text:style-name="T1"> learn Sambahsa –</text:span> eucent Sambahsa {Ötsënt sambA:sa}</text:p>
      <text:p text:style-name="P12"/>
      <text:h text:style-name="P4" text:outline-level="2">BRIEF EXPLANATION ABOUT THE NASAL INFIX</text:h>
      <text:p text:style-name="P12"/>
      <text:p text:style-name="P12"><text:tab/>I will talk about the nasal infix with more details in an appropriate chapter, but as I need right now that you have a notion about this subject, I'll show you a quick explanation.</text:p>
      <text:p text:style-name="P12"/>
      <text:p text:style-name="P12"><text:tab/>A verb with nasal infix is that one which have an <text:span text:style-name="T2">un</text:span>stressed “e” between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2"/>
      <text:p text:style-name="P12"><text:tab/>Look how it works:</text:p>
      <text:p text:style-name="P12"/>
      <text:p text:style-name="P12"><text:span text:style-name="T1">Lin</text:span><text:span text:style-name="T3">e</text:span><text:span text:style-name="T1">kw →</text:span> linkw</text:p>
      <text:p text:style-name="P12"><text:span text:style-name="T1">Preg</text:span><text:span text:style-name="T3">e</text:span><text:span text:style-name="T1">n →</text:span> pregn</text:p>
      <text:p text:style-name="P12"/>
      <text:p text:style-name="P12"><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2"/>
      <text:h text:style-name="P4" text:outline-level="2">PAST TENSE</text:h>
      <text:p text:style-name="P12"/>
      <text:p text:style-name="P12"><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24">Simple past</text:p>
      <text:p text:style-name="P12"><text:span text:style-name="T1">Buim {bwim} –</text:span> <text:bookmark-start text:name="__DdeLink__58090_433530823"/><text:span text:style-name="T8">(I)</text:span> was<text:bookmark-end text:name="__DdeLink__58090_433530823"/></text:p>
      <text:p text:style-name="P12"><text:span text:style-name="T1">Buist(a) {bwIst(a)} –</text:span> <text:bookmark-start text:name="__DdeLink__58092_433530823"/><text:span text:style-name="T8">(you)</text:span> were<text:bookmark-end text:name="__DdeLink__58092_433530823"/></text:p>
      <text:p text:style-name="P12"><text:span text:style-name="T1">Buit {bwit} –</text:span> <text:bookmark-start text:name="__DdeLink__58094_433530823"/><text:span text:style-name="T8">(he/she/it)</text:span> was<text:bookmark-end text:name="__DdeLink__58094_433530823"/></text:p>
      <text:p text:style-name="P12"><text:span text:style-name="T1">Buam {bwam} –</text:span> <text:bookmark-start text:name="__DdeLink__58096_433530823"/><text:span text:style-name="T8">(we)</text:span> were<text:bookmark-end text:name="__DdeLink__58096_433530823"/></text:p>
      <text:p text:style-name="P12"><text:span text:style-name="T1">Buat {bwat} –</text:span> <text:bookmark-start text:name="__DdeLink__58098_433530823"/><text:span text:style-name="T8">(you)</text:span> were<text:bookmark-end text:name="__DdeLink__58098_433530823"/></text:p>
      <text:p text:style-name="P12"><text:span text:style-name="T1">Buir {bwir} –</text:span> <text:bookmark-start text:name="__DdeLink__58100_433530823"/><text:span text:style-name="T8">(they)</text:span> were<text:bookmark-end text:name="__DdeLink__58100_433530823"/></text:p>
      <text:p text:style-name="P12"/>
      <text:p text:style-name="P24">Imperfect past</text:p>
      <text:p text:style-name="P12"><text:span text:style-name="T1">Eem {Eëm} –</text:span> <text:span text:style-name="T8">(I)</text:span> was</text:p>
      <text:p text:style-name="P12"><text:span text:style-name="T1">Ees {Eës} –</text:span> <text:span text:style-name="T8">(you)</text:span> were</text:p>
      <text:p text:style-name="P12"><text:soft-page-break/><text:span text:style-name="T1">Eet {Eët} –</text:span> <text:span text:style-name="T8">(he/she/it)</text:span> was</text:p>
      <text:p text:style-name="P12"><text:span text:style-name="T1">Eemos {Eëmos} –</text:span> <text:span text:style-name="T8">(we)</text:span> were</text:p>
      <text:p text:style-name="P12"><text:span text:style-name="T1">Yu eete {yu Eët} –</text:span> <text:span text:style-name="T8">(you)</text:span> were</text:p>
      <text:p text:style-name="P12"><text:span text:style-name="T1">Eent {Eënt} –</text:span> <text:span text:style-name="T8">(they)</text:span> were</text:p>
      <text:p text:style-name="P12"><text:tab/>Try see these verbs from “imperfect past” like “I used to be”, “you used to be”, “she was being”, “we were being”.</text:p>
      <text:p text:style-name="P12"/>
      <text:p text:style-name="P12"><text:tab/>Both “hab” and “woid” only have the simple past.</text:p>
      <text:p text:style-name="P12"/>
      <text:p text:style-name="P12"><text:span text:style-name="T1">Hiebim {hyEbim} –</text:span> <text:span text:style-name="T8">(I)</text:span> had</text:p>
      <text:p text:style-name="P12"><text:span text:style-name="T1">Hiebst(a) {hyEbst} –</text:span> <text:span text:style-name="T8">(you)</text:span> had</text:p>
      <text:p text:style-name="P12"><text:span text:style-name="T1">Hiebit {hyEbit} –</text:span> <text:span text:style-name="T8">(he/she/it)</text:span> had</text:p>
      <text:p text:style-name="P12"><text:span text:style-name="T1">Hiebam {hyebAm} –</text:span> <text:span text:style-name="T8">(we)</text:span> had</text:p>
      <text:p text:style-name="P12"><text:span text:style-name="T1">Hiebat {hyebAt} –</text:span> <text:span text:style-name="T8">(you)</text:span> had</text:p>
      <text:p text:style-name="P12"><text:span text:style-name="T1">Hiebeer {hyebEër} –</text:span> <text:span text:style-name="T8">(they)</text:span> had</text:p>
      <text:p text:style-name="P12"/>
      <text:p text:style-name="P12"><text:span text:style-name="T1">Woisim {wOyzim} –</text:span> <text:span text:style-name="T8">(I)</text:span> knew</text:p>
      <text:p text:style-name="P12"><text:span text:style-name="T1">Woisist {wOyzist} –</text:span> <text:span text:style-name="T8">(you)</text:span> knew</text:p>
      <text:p text:style-name="P12"><text:span text:style-name="T1">Woisit {wOyzit} –</text:span><text:span text:style-name="T5"> </text:span><text:span text:style-name="T12">(je/she/it)</text:span><text:span text:style-name="T5"> knew</text:span></text:p>
      <text:p text:style-name="P12"><text:span text:style-name="T1">Woisam {woyzAm} –</text:span><text:span text:style-name="T5"> </text:span><text:span text:style-name="T12">(we)</text:span><text:span text:style-name="T5"> knew</text:span></text:p>
      <text:p text:style-name="P12"><text:span text:style-name="T1">Woisat {woyzAt} – </text:span><text:span text:style-name="T12">(you)</text:span><text:span text:style-name="T5"> knew</text:span></text:p>
      <text:p text:style-name="P12"><text:span text:style-name="T1">Woiseer {woyzEër} –</text:span> <text:span text:style-name="T8">(they)</text:span> knew</text:p>
      <text:p text:style-name="P36">The conjugation of the verb “wois” is not compulsory.</text:p>
      <text:p text:style-name="P12"/>
      <text:p text:style-name="P12"><text:tab/>The conjugation of the verbs in the past is made by the following terminations:</text:p>
      <text:p text:style-name="P12"/>
      <text:p text:style-name="P12"><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2"><text:span text:style-name="T1">2</text:span><text:span text:style-name="T22">nd</text:span><text:span text:style-name="T1"> person singular:</text:span> -(i)st(a) <text:span text:style-name="T8">(use the one compatible with the accentuation)</text:span></text:p>
      <text:p text:style-name="P12"><text:span text:style-name="T1">3</text:span><text:span text:style-name="T22">rd</text:span><text:span text:style-name="T1"> person singular:</text:span> -it</text:p>
      <text:p text:style-name="P12"><text:span text:style-name="T1">1</text:span><text:span text:style-name="T22">st</text:span><text:span text:style-name="T1"> person plural:</text:span> -am</text:p>
      <text:p text:style-name="P12"><text:span text:style-name="T1">2</text:span><text:span text:style-name="T22">nd</text:span><text:span text:style-name="T1"> person plural:</text:span> -at</text:p>
      <text:p text:style-name="P12"><text:span text:style-name="T1">3</text:span><text:span text:style-name="T22">rd</text:span><text:span text:style-name="T1"> person plural:</text:span> -eer <text:span text:style-name="T8">(it's -r when the verb finishes with a accentued vowel)</text:span></text:p>
      <text:p text:style-name="P12"/>
      <text:p text:style-name="P12"><text:tab/>Between the stem of the verb and the ending of the conjugation, it would be interesting to use of the -s-, when the stem ends with the sound of vowel, but it's not mandatory! Look an example below:</text:p>
      <text:p text:style-name="P12"><text:bookmark-start text:name="__DdeLink__58118_433530823"/><text:span text:style-name="T1">ghyah</text:span><text:bookmark-end text:name="__DdeLink__58118_433530823"/><text:span text:style-name="T1"> {gya:} –</text:span> to gape</text:p>
      <text:p text:style-name="P12"><text:span text:style-name="T1">ghyah + s + it = ghyahsit {gyA:sit} –</text:span> <text:span text:style-name="T8">(he/she/it)</text:span> gaped</text:p>
      <text:p text:style-name="P12"/>
      <text:p text:style-name="P12"><text:tab/>An example to you understand:</text:p>
      <text:p text:style-name="P12"/>
      <text:p text:style-name="P12"><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2"><text:span text:style-name="T9">(You)</text:span><text:span text:style-name="T1"> browed – </text:span>brovist {brOvist} <text:span text:style-name="T8">or</text:span> brovsta {brOvzta}</text:p>
      <text:p text:style-name="P12"><text:span text:style-name="T9">(He/she/it)</text:span><text:span text:style-name="T1"> browed –</text:span> brovit {brOvit}</text:p>
      <text:p text:style-name="P12"><text:span text:style-name="T9">(We)</text:span><text:span text:style-name="T1"> browed –</text:span> brovam {brovAm}</text:p>
      <text:p text:style-name="P12"><text:span text:style-name="T9">(You)</text:span><text:span text:style-name="T1"> browed – </text:span>brovat {brovAt}</text:p>
      <text:p text:style-name="P12"><text:span text:style-name="T9">(They)</text:span><text:span text:style-name="T1"> browed –</text:span> broveer {brovEër}</text:p>
      <text:p text:style-name="P32">“Brovista” is not possible because the “a” would change the <text:soft-page-break/>accentuation of the word.</text:p>
      <text:p text:style-name="P12"/>
      <text:p text:style-name="P12"><text:tab/>Apropos, “brov” also means the substantive “eyebrow”.</text:p>
      <text:p text:style-name="P18"/>
      <text:p text:style-name="P12"><text:span text:style-name="T1"><text:tab/>Attention:</text:span> the conjugation of the verbs in the past, whose stems are altered, is <text:span text:style-name="T2">not</text:span> compulsory!</text:p>
      <text:p text:style-name="P12"/>
      <text:p text:style-name="P43">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2"/>
      <text:h text:style-name="P60" text:outline-level="3">ACTUALLY THERE ARE TWO WAYS OF REPRESENTING THE PAST</text:h>
      <text:p text:style-name="P12"/>
      <text:p text:style-name="P12"><text:tab/>What you've just seen is the simple past, which the actions started and ended in the past and <text:span text:style-name="T3">didn't</text:span><text:span text:style-name="T2"> let consequences in the present</text:span>. The other form is the perfect present, in which the actions still occurs in the present or, although the actions were finished in the past, <text:span text:style-name="T2">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2"/>
      <text:p text:style-name="P12"><text:tab/>Look the examples below to you understand the differences <text:span text:style-name="T8">(notice that the (a)s are in the simple past while the (b)s are in the present perfect)</text:span>:</text:p>
      <text:p text:style-name="P12"/>
      <text:p text:style-name="P12"><text:span text:style-name="T1">(1a) Is gwivit in Rome unte oct yars –</text:span> he lived in Rome for eight years</text:p>
      <text:p text:style-name="P12"><text:span text:style-name="T1">(1b) Is hat gwiwt in Rome unte oct yars –</text:span> he has lived in Rome for wight years</text:p>
      <text:p text:style-name="P12"><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2"><text:span text:style-name="T1">(3a) Lusim mien cleich –</text:span> I lost my key</text:p>
      <text:p text:style-name="P12"><text:span text:style-name="T1">(3b) Ho lusen mien cleich –</text:span> <text:bookmark-start text:name="__DdeLink__58160_433530823"/>I've lost my key<text:bookmark-end text:name="__DdeLink__58160_433530823"/></text:p>
      <text:p text:style-name="P12"/>
      <text:p text:style-name="P12"><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2"/>
      <text:h text:style-name="P4" text:outline-level="2">INFINITIVE</text:h>
      <text:p text:style-name="P12"/>
      <text:p text:style-name="P12"><text:tab/>You were expecting that I would talk about the future tense, weren't? I will talk about the future tense in other opportunity because of I will need the infinitive to explain it.</text:p>
      <text:p text:style-name="P12"/>
      <text:p text:style-name="P12"><text:soft-page-break/><text:span text:style-name="T1">Ses {ses} –</text:span> to be</text:p>
      <text:p text:style-name="P12"><text:span text:style-name="T1">Habe {hab} –</text:span> to have</text:p>
      <text:p text:style-name="P12"><text:span text:style-name="T1">Woide {woyd} –</text:span><text:span text:style-name="T5"> to know</text:span></text:p>
      <text:p text:style-name="P12"/>
      <text:p text:style-name="P12"><text:tab/>Verbs finished in an unstressed “e” don't change:</text:p>
      <text:p text:style-name="P12"/>
      <text:p text:style-name="P12"><text:span text:style-name="T1">Accepte {ak(t)sEpt(ë)} –</text:span> Accepte <text:span text:style-name="T8">(accepet)</text:span></text:p>
      <text:p text:style-name="P12"/>
      <text:p text:style-name="P12"><text:tab/>For verbs with the nasal infix, the unstressed “e” is removed and it's added the termination -es.</text:p>
      <text:p text:style-name="P12"><text:tab/>For verbs with “ei”{ey} or “eu”{ö} have these parts replaced respectively for “i” and “u” and is added the termination -es.</text:p>
      <text:p text:style-name="P12"/>
      <text:p text:style-name="P12"><text:span text:style-name="T1">Linekw {lInëkw}</text:span> – linkwes {lInkwës} <text:span text:style-name="T8">(to leave)</text:span></text:p>
      <text:p text:style-name="P12"><text:span text:style-name="T1">Dreiv {dreyv} –</text:span> drives {drivz} <text:span text:style-name="T8">(to drift)</text:span></text:p>
      <text:p text:style-name="P12"><text:bookmark-start text:name="__DdeLink__58186_433530823"/><text:span text:style-name="T1">Ghieul</text:span><text:bookmark-end text:name="__DdeLink__58186_433530823"/><text:span text:style-name="T1"> {giÖl} –</text:span> ghiules {gyüls} <text:span text:style-name="T8">(to carbonize)</text:span></text:p>
      <text:p text:style-name="P12"/>
      <text:p text:style-name="P12"><text:tab/>In all the other cases it's enough to add the final -e when it doesn't change the accentuation, if the accentuation is altered the word simply remains unaltered.</text:p>
      <text:p text:style-name="P12"/>
      <text:p text:style-name="P12"><text:bookmark-start text:name="__DdeLink__58208_433530823"/><text:span text:style-name="T1">Garabat</text:span><text:bookmark-end text:name="__DdeLink__58208_433530823"/><text:span text:style-name="T1"> {garabAt} –</text:span> garabate {garabAt} <text:span text:style-name="T8">(to scribble)</text:span></text:p>
      <text:p text:style-name="P12"><text:span text:style-name="T1">Hinder {hIndër} – </text:span>hinder {hIndër} <text:span text:style-name="T8">(to hinder)</text:span></text:p>
      <text:p text:style-name="P12"/>
      <text:p text:style-name="P12"><text:tab/>Let's see a practical example:</text:p>
      <text:p text:style-name="P12"/>
      <text:p text:style-name="P12"><text:span text:style-name="T1">Tehrbo kaupe anon {tE:rbo kAop anOn} –</text:span> I have to buy food</text:p>
      <text:p text:style-name="P21"><text:span text:style-name="T1">Tehrb {te:rb} –</text:span> have to</text:p>
      <text:p text:style-name="P12"><text:span text:style-name="T9">Kaup {kAop} –</text:span><text:span text:style-name="T8"> buy</text:span></text:p>
      <text:p text:style-name="P12"/>
      <text:h text:style-name="P60" text:outline-level="3">THE USE OF THE PREPOSITION “AD” WITH VERBS IN THE INFINITIVE</text:h>
      <text:p text:style-name="P12"/>
      <text:p text:style-name="P12"><text:tab/>You've meet an example of the kind:</text:p>
      <text:p text:style-name="P12"/>
      <text:p text:style-name="P12"><text:span text:style-name="T1">Ghohdim kaupe un wogh {gO:dim kAop un wog} –</text:span> I could buy a car</text:p>
      <text:p text:style-name="P12"><text:span text:style-name="T1">Pitim nices un wir {pItim nItsës un wir} –</text:span> I tried to kill a man</text:p>
      <text:p text:style-name="P12"/>
      <text:p text:style-name="P12"><text:tab/>But verbs that denotes movement you must use the preposition “ad”, which you will know with more details in a future chapter. That happens because Sambahsa infinitives behave like substantives, except those ones that don't use any article.</text:p>
      <text:p text:style-name="P12"/>
      <text:p text:style-name="P12"><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2"/>
      <text:p text:style-name="P12"><text:tab/>A situation where the verb is explicitly used as substantive:</text:p>
      <text:p text:style-name="P12"/>
      <text:p text:style-name="P12"><text:span text:style-name="T1">Is hehlpt iom </text:span><text:span text:style-name="T3">ad</text:span><text:span text:style-name="T1"> tarjmes id dictionar do portughesche {is he:lpt yom </text:span><text:soft-page-break/><text:span text:style-name="T1">ad tArjmës id diktyonAr do portugEc} –</text:span> he helps him to translate the dictionary to Portuguese</text:p>
      <text:p text:style-name="P12"/>
      <text:p text:style-name="P12"><text:tab/>Othe similar situation, but with two verbs in the infinitive:</text:p>
      <text:p text:style-name="P12"/>
      <text:p text:style-name="P12"><text:span text:style-name="T1">(Tu) has gwiven kay hehlpe </text:span><text:span text:style-name="T3">ad</text:span><text:span text:style-name="T1"> cree un nov mund {(tu) has gwIvën kay </text:span><text:span text:style-name="T1">he:lp ad crEë un nov mund} –</text:span> you have lived to help create a new world</text:p>
      <text:p text:style-name="P12"/>
      <text:h text:style-name="P4" text:outline-level="2">FUTURE</text:h>
      <text:p text:style-name="P12"/>
      <text:p text:style-name="P12"><text:tab/>The conjugations of the three main verbs:</text:p>
      <text:p text:style-name="P12"/>
      <text:p text:style-name="P12"><text:span text:style-name="T1">Sessiem {sesyEm} –</text:span> <text:bookmark-start text:name="__DdeLink__58230_433530823"/><text:span text:style-name="T8">(I)</text:span> will be<text:bookmark-end text:name="__DdeLink__58230_433530823"/></text:p>
      <text:p text:style-name="P12"><text:span text:style-name="T1">Sessies {sesyEs} –</text:span> <text:span text:style-name="T8">(you)</text:span> will be</text:p>
      <text:p text:style-name="P12"><text:span text:style-name="T1">Sessiet {sesyEt} –</text:span> <text:span text:style-name="T8">(he/she/it)</text:span> will be</text:p>
      <text:p text:style-name="P12"><text:span text:style-name="T1">Sessiemos {sesyEmos} –</text:span> <text:span text:style-name="T8">(we)</text:span> will be</text:p>
      <text:p text:style-name="P12"><text:span text:style-name="T1">Yu sessiete {yu sesyEt} –</text:span> <text:span text:style-name="T8">(you)</text:span> will be</text:p>
      <text:p text:style-name="P12"><text:span text:style-name="T1">Sessient {sesyEnt} –</text:span> <text:span text:style-name="T8">(they)</text:span> will be</text:p>
      <text:p text:style-name="P12"/>
      <text:p text:style-name="P12"><text:span text:style-name="T1">Habsiem {habsyEm} –</text:span> <text:bookmark-start text:name="__DdeLink__58236_433530823"/><text:span text:style-name="T8">(I)</text:span> will have<text:bookmark-end text:name="__DdeLink__58236_433530823"/></text:p>
      <text:p text:style-name="P12"><text:span text:style-name="T1">Habsies {habsyEs} –</text:span> <text:span text:style-name="T8">(you)</text:span> will have</text:p>
      <text:p text:style-name="P12"><text:span text:style-name="T1">Habsiet {habsyEt} –</text:span> <text:span text:style-name="T8">(he/she/it)</text:span> will have</text:p>
      <text:p text:style-name="P12"><text:span text:style-name="T1">Habsiem(o)s {habsyEm(o)s} –</text:span> <text:span text:style-name="T8">(we)</text:span> will have</text:p>
      <text:p text:style-name="P12"><text:span text:style-name="T1">Yu habsiete {yu habsyEt} –</text:span> <text:span text:style-name="T8">(you)</text:span> will have</text:p>
      <text:p text:style-name="P12"><text:span text:style-name="T1">Habsient {habsyEnt} –</text:span> <text:span text:style-name="T8">(they)</text:span> will have</text:p>
      <text:p text:style-name="P12"/>
      <text:p text:style-name="P12"><text:span text:style-name="T1">Woidsiem {woydsyEm} –</text:span> <text:bookmark-start text:name="__DdeLink__58238_433530823"/><text:span text:style-name="T8">(I)</text:span> will know<text:bookmark-end text:name="__DdeLink__58238_433530823"/></text:p>
      <text:p text:style-name="P12"><text:span text:style-name="T1">Woidsies {woydsyEs} –</text:span> <text:span text:style-name="T8">(you</text:span> will know</text:p>
      <text:p text:style-name="P12"><text:span text:style-name="T1">Woidsiet {woydsyEt} –</text:span> <text:span text:style-name="T8">(he/she/it)</text:span> will know</text:p>
      <text:p text:style-name="P12"><text:span text:style-name="T1">Woidsiem(o)s {woydsyEm(o)s} –</text:span> <text:span text:style-name="T8">(we)</text:span> will know</text:p>
      <text:p text:style-name="P12"><text:span text:style-name="T1">Yu woidsiete {yu woydsyEt} –</text:span> <text:span text:style-name="T8">(you)</text:span> will know</text:p>
      <text:p text:style-name="P12"><text:span text:style-name="T1">Woidsient {woydsyEnt} –</text:span> <text:span text:style-name="T8">(they)</text:span> will know</text:p>
      <text:p text:style-name="P12"/>
      <text:p text:style-name="P12"><text:tab/>The conjugation of the verbs in the future is made in two ways:</text:p>
      <text:p text:style-name="P12"/>
      <text:p text:style-name="P12"><text:tab/>In the first one you use the verbal form in the 2<text:span text:style-name="T21">nd</text:span> person singular plus the particle “ie” and the conjugations of present, look an example below:</text:p>
      <text:p text:style-name="P12"/>
      <text:p text:style-name="P12"><text:span text:style-name="T1">You permit –</text:span> permitts {permItz} <text:span text:style-name="T8">(2</text:span><text:span text:style-name="T23">nd</text:span><text:span text:style-name="T8"> person singular in the present)</text:span></text:p>
      <text:p text:style-name="P12"/>
      <text:p text:style-name="P12"><text:bookmark-start text:name="__DdeLink__58256_433530823"/><text:bookmark-start text:name="__DdeLink__58266_433530823"/><text:span text:style-name="T9">(I)</text:span><text:span text:style-name="T1"> will permit</text:span><text:bookmark-end text:name="__DdeLink__58256_433530823"/><text:bookmark-end text:name="__DdeLink__58266_433530823"/><text:span text:style-name="T1"> – </text:span>permittsiem {përmitsyEm}</text:p>
      <text:p text:style-name="P12"><text:span text:style-name="T9">(You)</text:span><text:span text:style-name="T1"> will permit –</text:span> permittsies {permitsyEs}</text:p>
      <text:p text:style-name="P12"><text:span text:style-name="T9">(He/she/it)</text:span><text:span text:style-name="T1"> will permit –</text:span> permittsiet {permitsyEt}</text:p>
      <text:p text:style-name="P12"><text:span text:style-name="T9">(We)</text:span><text:span text:style-name="T1"> will permit –</text:span> permittsiem(o)s <text:s/>{permitsyEm(o)s}</text:p>
      <text:p text:style-name="P12"><text:span text:style-name="T9">(You)</text:span><text:span text:style-name="T1"> will permit –</text:span> yu permittsiete {yu permitsyEt}</text:p>
      <text:p text:style-name="P12"><text:span text:style-name="T9">(They)</text:span><text:span text:style-name="T1"> will permit –</text:span> permittsient <text:s/>{permitsyEnt}</text:p>
      <text:p text:style-name="P12"/>
      <text:p text:style-name="P12"><text:tab/>In the second form you use the auxiliar sie- (conjugated!) plus the verb in the infinitive, look the same example from above conjugated in this way:</text:p>
      <text:p text:style-name="P12"><text:soft-page-break/></text:p>
      <text:p text:style-name="P12"><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2"><text:span text:style-name="T9">(You)</text:span><text:span text:style-name="T1"> will permit –</text:span> sies permitte {syes permIt}</text:p>
      <text:p text:style-name="P12"><text:span text:style-name="T9">(He/she/it)</text:span><text:span text:style-name="T1"> will permit –</text:span> siet permitte{syet permIt}</text:p>
      <text:p text:style-name="P12"><text:span text:style-name="T9">(We)</text:span><text:span text:style-name="T1"> will permit –</text:span> siem(o)s permitte {sy<text:span text:style-name="T5">E</text:span>m(o)s permIt}</text:p>
      <text:p text:style-name="P12"><text:span text:style-name="T9">(You)</text:span><text:span text:style-name="T1"> will permit –</text:span> yu siete permitte {yu syet permIt}</text:p>
      <text:p text:style-name="P12"><text:span text:style-name="T9">(They)</text:span><text:span text:style-name="T1"> will permit –</text:span> sient permitte <text:s/>{sy<text:span text:style-name="T5">e</text:span>nt permIt}</text:p>
      <text:p text:style-name="P12"/>
      <text:p text:style-name="P12"><text:tab/>It's a kinda similar to English.</text:p>
      <text:p text:style-name="P12"/>
      <text:p text:style-name="P12"><text:tab/>Sambahsa has the negative version of sie-, which works in the same way <text:span text:style-name="T8">(i.e. only as an independent particle, but never as a suffix)</text:span>, it's the nie-.</text:p>
      <text:p text:style-name="P12"/>
      <text:p text:style-name="P12"><text:span text:style-name="T9">(I)</text:span><text:span text:style-name="T1"> wont permit –</text:span><text:span text:style-name="T5"> niem </text:span>permitte {ny<text:span text:style-name="T5">e</text:span>m permIt}</text:p>
      <text:p text:style-name="P12"/>
      <text:h text:style-name="P60" text:outline-level="3">THE NEAR FUTURE</text:h>
      <text:p text:style-name="P12"/>
      <text:p text:style-name="P12"><text:tab/>For an event that is close to occur, we use the auxiliar vah-. It works in the following way: we add to this auxiliary the appropriate conjugation and then we put the verb in the infinitive. I am going to use the verb “orbat” (to work) in this example.</text:p>
      <text:p text:style-name="P12"/>
      <text:p text:style-name="P12"><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2"><text:span text:style-name="T9">(You)</text:span><text:span text:style-name="T1"> are going to work –</text:span> vahs orbate {va:s orbAt}</text:p>
      <text:p text:style-name="P12"><text:span text:style-name="T9">(He/she/it)</text:span><text:span text:style-name="T1"> going to work –</text:span> vaht orbate {va:t orbAt}</text:p>
      <text:p text:style-name="P12"><text:span text:style-name="T9">(We)</text:span><text:span text:style-name="T1"> are going to work –</text:span> vahmos orbate {vA:mos orbAt}</text:p>
      <text:p text:style-name="P12"><text:span text:style-name="T9">(You)</text:span><text:span text:style-name="T1"> are going to work –</text:span> yu vahte orbate {yu va:t orbAt}</text:p>
      <text:p text:style-name="P12"><text:span text:style-name="T9">(They)</text:span><text:span text:style-name="T1"> are going to work –</text:span> vahnt orbate {vA:nt orbAt}</text:p>
      <text:p text:style-name="P12"/>
      <text:h text:style-name="P4" text:outline-level="2">FUTURE PERFECT</text:h>
      <text:p text:style-name="P12"/>
      <text:p text:style-name="P12"><text:tab/>They are future events, but that already occurred in the mentioned facts. Look an example below:</text:p>
      <text:p text:style-name="P12"/>
      <text:p text:style-name="P12"><text:tab/><text:span text:style-name="T1">When I return, he will have already left –</text:span> Quando reicsiem, is habsiet ja likwn</text:p>
      <text:p text:style-name="P12"/>
      <text:p text:style-name="P12"><text:tab/>Very similar to English.</text:p>
      <text:p text:style-name="P12"/>
      <text:h text:style-name="P4" text:outline-level="2">SUBJUNCTIVE</text:h>
      <text:p text:style-name="P12"/>
      <text:p text:style-name="P12"><text:tab/>It indicates desire or expectancy.</text:p>
      <text:p text:style-name="P12"/>
      <text:p text:style-name="P12"><text:tab/>Only the verb “es” has the complete conjugation in this mode.</text:p>
      <text:p text:style-name="P12"/>
      <text:p text:style-name="P12"><text:span text:style-name="T1">Io sia {yo sya} –</text:span> <text:bookmark-start text:name="__DdeLink__58304_433530823"/><text:span text:style-name="T8">(that I)</text:span> be<text:bookmark-end text:name="__DdeLink__58304_433530823"/></text:p>
      <text:p text:style-name="P12"><text:span text:style-name="T1">Sias {syas} –</text:span> <text:span text:style-name="T8">(that you)</text:span> be</text:p>
      <text:p text:style-name="P12"><text:span text:style-name="T1">Is/Ia/Id sia {is/ya/id sya} –</text:span> <text:span text:style-name="T8">(that he/she/it)</text:span> be</text:p>
      <text:p text:style-name="P12"><text:span text:style-name="T1">Siam(o)s {syAm(o)s} –</text:span> <text:span text:style-name="T8">(that we)</text:span> be</text:p>
      <text:p text:style-name="P12"><text:soft-page-break/><text:span text:style-name="T1">Siate {syat} –</text:span> <text:span text:style-name="T8">(that you)</text:span> be</text:p>
      <text:p text:style-name="P12"><text:span text:style-name="T1">Siant {syant} –</text:span> <text:span text:style-name="T8">(that they)</text:span> be</text:p>
      <text:p text:style-name="P12"/>
      <text:p text:style-name="P12"><text:tab/>All the other verbs only have the singular. The endings are:</text:p>
      <text:p text:style-name="P12"/>
      <text:p text:style-name="P12"><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2"><text:span text:style-name="T1">2</text:span><text:span text:style-name="T22">nd</text:span><text:span text:style-name="T1"> person singular:</text:span> -as</text:p>
      <text:p text:style-name="P12"><text:span text:style-name="T1">3</text:span><text:span text:style-name="T22">rd</text:span><text:span text:style-name="T1"> person singular:</text:span> -a</text:p>
      <text:p text:style-name="P12"/>
      <text:p text:style-name="P12"><text:tab/>Per this ending you can make a negative imperative with the prohibitive adverb “mae” {may}.</text:p>
      <text:p text:style-name="P12"/>
      <text:p text:style-name="P12"><text:span text:style-name="T1">Mae kaupas {may kAopas} –</text:span> “Don’t buy!” or “Thou shalt not buy!</text:p>
      <text:p text:style-name="P12"/>
      <text:h text:style-name="P4" text:outline-level="2">IMPERATIVE</text:h>
      <text:p text:style-name="P12"/>
      <text:p text:style-name="P12"><text:tab/>It indicates an order or an ask.</text:p>
      <text:p text:style-name="P12"/>
      <text:p text:style-name="P12"><text:tab/>The conjugation of the main verbs:</text:p>
      <text:p text:style-name="P12"/>
      <text:p text:style-name="P12"><text:span text:style-name="T1">Sdi {sdi} –</text:span> <text:bookmark-start text:name="__DdeLink__58332_433530823"/><text:span text:style-name="T13">be</text:span><text:bookmark-end text:name="__DdeLink__58332_433530823"/></text:p>
      <text:p text:style-name="P12"><text:span text:style-name="T1">Estu {Estu} –</text:span> <text:span text:style-name="T8">(he/she/it)</text:span><text:span text:style-name="T13"> be</text:span></text:p>
      <text:p text:style-name="P12"><text:span text:style-name="T1">Smad ses {smad ses} –</text:span> let's <text:span text:style-name="T13">be</text:span></text:p>
      <text:p text:style-name="P12"><text:span text:style-name="T1">Ste {ste} –</text:span> <text:span text:style-name="T13">be</text:span></text:p>
      <text:p text:style-name="P12"><text:span text:style-name="T1">Sontu {sOntu} –</text:span> <text:span text:style-name="T8">(they)</text:span><text:span text:style-name="T13"> be</text:span></text:p>
      <text:p text:style-name="P12"/>
      <text:p text:style-name="P12"><text:span text:style-name="T1">Hab(e) {hab} –</text:span> <text:span text:style-name="T13">have</text:span></text:p>
      <text:p text:style-name="P12"><text:span text:style-name="T1">Smad hab(e) {smad hab} –</text:span> let's have</text:p>
      <text:p text:style-name="P12"><text:span text:style-name="T1">Habte {habt} –</text:span> <text:span text:style-name="T13">have</text:span></text:p>
      <text:p text:style-name="P12"/>
      <text:p text:style-name="P12"><text:span text:style-name="T1">Woid(e) {woyd} –</text:span><text:span text:style-name="T15"> know</text:span></text:p>
      <text:p text:style-name="P12"><text:span text:style-name="T1">Smad woide {smad woyd} –</text:span> let's know</text:p>
      <text:p text:style-name="P12"><text:span text:style-name="T1">Woidte {woydt} –</text:span> <text:span text:style-name="T13">know</text:span></text:p>
      <text:p text:style-name="P12"/>
      <text:p text:style-name="P12"><text:tab/>The imperative of the 2<text:span text:style-name="T21">nd</text:span> person singular corresponds to the verbal stem, with or without the final -e.</text:p>
      <text:p text:style-name="P12"/>
      <text:p text:style-name="P12"><text:span text:style-name="T1">Leave! –</text:span> linekw! {lInëkw} ou linkwe! {linkw}</text:p>
      <text:p text:style-name="P12"><text:span text:style-name="T1">Eat this food –</text:span> edd tod anon {ed tod anOn}</text:p>
      <text:p text:style-name="P12"/>
      <text:p text:style-name="P12"><text:tab/>In the 1<text:span text:style-name="T21">st</text:span> person plural it's used the word “smad” <text:span text:style-name="T8">(let's)</text:span> with the verb in the infinitive.</text:p>
      <text:p text:style-name="P12"/>
      <text:p text:style-name="P12"><text:span text:style-name="T1">Smad linkwes {smad lInkwës} –</text:span> let's leave</text:p>
      <text:p text:style-name="P12"><text:span text:style-name="T1">Smad edde {smad ed} –</text:span> let's eat</text:p>
      <text:p text:style-name="P12"/>
      <text:p text:style-name="P12"><text:tab/>In the 2<text:span text:style-name="T21">nd</text:span> person plural, the form is the same used in the simple present, but without the personal pronoun.</text:p>
      <text:p text:style-name="P12"/>
      <text:p text:style-name="P12"><text:soft-page-break/><text:span text:style-name="T1">Linkwte {lInkut} –</text:span> <text:span text:style-name="T8">(you)</text:span><text:span text:style-name="T13"> leave</text:span></text:p>
      <text:p text:style-name="P12"><text:span text:style-name="T1">Eddte {edt} -</text:span> <text:bookmark-start text:name="__DdeLink__58370_433530823"/>(<text:span text:style-name="T8">you)</text:span><text:span text:style-name="T13"> eat</text:span><text:bookmark-end text:name="__DdeLink__58370_433530823"/></text:p>
      <text:p text:style-name="P12"/>
      <text:h text:style-name="P4" text:outline-level="2">CONDITIONAL</text:h>
      <text:p text:style-name="P12"/>
      <text:p text:style-name="P12"><text:span text:style-name="T1">Esiem {ezyEm} –</text:span> <text:bookmark-start text:name="__DdeLink__58376_433530823"/><text:span text:style-name="T8">(I)</text:span> would be<text:bookmark-end text:name="__DdeLink__58376_433530823"/></text:p>
      <text:p text:style-name="P12"><text:span text:style-name="T1">Esies {ezyEs} –</text:span> <text:span text:style-name="T8">(you)</text:span> would be</text:p>
      <text:p text:style-name="P12"><text:span text:style-name="T1">Esiet {ezyEt} –</text:span> <text:span text:style-name="T8">(he/she/it)</text:span> would be</text:p>
      <text:p text:style-name="P12"><text:span text:style-name="T1">Esiem(o)s {ezyEm(o)s} –</text:span> <text:span text:style-name="T8">(we)</text:span> would be</text:p>
      <text:p text:style-name="P12"><text:span text:style-name="T1">Yu esiete {yu ezyEt} –</text:span> <text:span text:style-name="T8">(you)</text:span> would be</text:p>
      <text:p text:style-name="P12"><text:span text:style-name="T1">Esient {ezyEnt} –</text:span> <text:span text:style-name="T8">(they)</text:span> would be</text:p>
      <text:p text:style-name="P12"/>
      <text:p text:style-name="P12"><text:span text:style-name="T1">Habiem {habyEm} –</text:span> <text:bookmark-start text:name="__DdeLink__58382_433530823"/><text:span text:style-name="T8">(I)</text:span> would have<text:bookmark-end text:name="__DdeLink__58382_433530823"/></text:p>
      <text:p text:style-name="P12"><text:span text:style-name="T1">Habies {habyEs} –</text:span> <text:span text:style-name="T8">(you)</text:span> would have</text:p>
      <text:p text:style-name="P12"><text:span text:style-name="T1">Habiet {habyEt} –</text:span> <text:span text:style-name="T8">(he/she/it)</text:span> would have</text:p>
      <text:p text:style-name="P12"><text:span text:style-name="T1">Habiem(o)s {habyEm(o)s} –</text:span> <text:span text:style-name="T8">(we)</text:span> would have</text:p>
      <text:p text:style-name="P12"><text:span text:style-name="T1">Yu habiete {yu habyEt} –</text:span> <text:span text:style-name="T8">(you)</text:span> would have</text:p>
      <text:p text:style-name="P12"><text:span text:style-name="T1">Habient {habyEnt} –</text:span> <text:span text:style-name="T8">(they)</text:span> would have</text:p>
      <text:p text:style-name="P12"/>
      <text:p text:style-name="P12"><text:span text:style-name="T1">Woidiem {woydyEm} –</text:span> <text:bookmark-start text:name="__DdeLink__58388_433530823"/><text:span text:style-name="T8">(I)</text:span> would know<text:bookmark-end text:name="__DdeLink__58388_433530823"/></text:p>
      <text:p text:style-name="P12"><text:span text:style-name="T1">Woidies {woydyEs} –</text:span> <text:span text:style-name="T8">(you)</text:span> would know</text:p>
      <text:p text:style-name="P12"><text:span text:style-name="T1">Woidiet {woydyEt} –</text:span> <text:span text:style-name="T8">(he/she/it)</text:span> would know</text:p>
      <text:p text:style-name="P12"><text:span text:style-name="T1">Woidiem(o)s {woydyEm(o)s} –</text:span> <text:span text:style-name="T8">(we)</text:span> would know</text:p>
      <text:p text:style-name="P12"><text:span text:style-name="T1">Yu woidiete {woydyEt} –</text:span> <text:span text:style-name="T8">(you)</text:span> would know</text:p>
      <text:p text:style-name="P12"><text:span text:style-name="T1">Woidient {woydyEnt} –</text:span> <text:span text:style-name="T8">(they)</text:span> would know</text:p>
      <text:p text:style-name="P12"/>
      <text:p text:style-name="P12"><text:tab/>This verbal mood is made attaching the verbal stem + “ie” + conjugation of the present.</text:p>
      <text:p text:style-name="P12"/>
      <text:p text:style-name="P12"><text:bookmark-start text:name="__DdeLink__58394_433530823"/><text:span text:style-name="T9">(I)</text:span><text:span text:style-name="T1"> would eat</text:span><text:bookmark-end text:name="__DdeLink__58394_433530823"/><text:span text:style-name="T1"> –</text:span> eddiem {edyEm}</text:p>
      <text:p text:style-name="P12"><text:span text:style-name="T9">(You)</text:span><text:span text:style-name="T1"> would eat –</text:span> eddies {edyEs}</text:p>
      <text:p text:style-name="P12"><text:span text:style-name="T9">(He/she/it)</text:span><text:span text:style-name="T1"> would eat –</text:span> eddiet {edyEt}</text:p>
      <text:p text:style-name="P12"><text:span text:style-name="T9">(We)</text:span><text:span text:style-name="T1"> would eat –</text:span> eddiemos {edyEm(o)s}</text:p>
      <text:p text:style-name="P12"><text:span text:style-name="T9">(You)</text:span><text:span text:style-name="T1"> would eat –</text:span> yu eddiete {yu edyEt}</text:p>
      <text:p text:style-name="P12"><text:span text:style-name="T9">(They)</text:span><text:span text:style-name="T1"> would eat –</text:span> eddient {edyEnt}</text:p>
      <text:p text:style-name="P12"/>
      <text:h text:style-name="P60" text:outline-level="3">BUT WHAT ABOUT VERBS THAT ALREADY FINISH WITH “IE”?</text:h>
      <text:p text:style-name="P12"/>
      <text:p text:style-name="P12"><text:tab/>Regarding these ones, replace “ie” for “icie”. Let's see the verb “edifie” {edIfye}, which means “to edify”.</text:p>
      <text:p text:style-name="P12"/>
      <text:p text:style-name="P12"><text:bookmark-start text:name="__DdeLink__58404_433530823"/><text:span text:style-name="T9">(I)</text:span><text:span text:style-name="T1"> would edify</text:span><text:bookmark-end text:name="__DdeLink__58404_433530823"/><text:span text:style-name="T1"> –</text:span> edificiem {edifitsyEm}</text:p>
      <text:p text:style-name="P12"><text:span text:style-name="T9">(You)</text:span><text:span text:style-name="T1"> would edify –</text:span> edificies {edifitsyEs}</text:p>
      <text:p text:style-name="P12"><text:span text:style-name="T9">(He/she/it)</text:span><text:span text:style-name="T1"> would edify –</text:span> edificiet {edifitsyEt}</text:p>
      <text:p text:style-name="P12"><text:span text:style-name="T9">(We)</text:span><text:span text:style-name="T1"> would edify –</text:span> edificiemos {edifitsyEm(o)s}</text:p>
      <text:p text:style-name="P12"><text:span text:style-name="T9">(You)</text:span><text:span text:style-name="T1"> would edify –</text:span> yu edificiete {yu edifitsyEt}</text:p>
      <text:p text:style-name="P12"><text:span text:style-name="T9">(They)</text:span><text:span text:style-name="T1"> would edify –</text:span> edificient {edifitsyEnt}</text:p>
      <text:p text:style-name="P12"/>
      <text:h text:style-name="P4" text:outline-level="2"><text:soft-page-break/>CATEGORIES OF VERBAL STEMS</text:h>
      <text:p text:style-name="P12"/>
      <text:p text:style-name="P12"><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8">(like the past passive participle “eaten” that comes from the verb “to eat”)</text:span>.</text:p>
      <text:p text:style-name="P12"/>
      <text:h text:style-name="P60" text:outline-level="3">NASAL INFIXES</text:h>
      <text:p text:style-name="P12"/>
      <text:p text:style-name="P12"><text:tab/>From here to the final of this subchapter of <text:span text:style-name="T1">NASAL INFIXES</text:span>, the text will be almost a transcription of the book <text:span text:style-name="T8">The Grammar Of Sambahsa-</text:span><text:span text:style-name="T8">Mundialect In English</text:span>, of Dr. Olivier Simon.</text:p>
      <text:p text:style-name="P12"/>
      <text:p text:style-name="P12"><text:tab/>Are verbs with nasal infixes those with the following characteristics:</text:p>
      <text:list xml:id="list4627437492945638030" text:style-name="L4">
        <text:list-item>
          <text:p text:style-name="P66">An unstressed “e” as last vowel and this “e” is between consonants</text:p>
        </text:list-item>
        <text:list-item>
          <text:p text:style-name="P66">One of these consonants must be “m” or “n”</text:p>
        </text:list-item>
      </text:list>
      <text:p text:style-name="P12"/>
      <text:p text:style-name="P12"><text:tab/>Let's work with the following words:</text:p>
      <text:p text:style-name="P12"/>
      <text:p text:style-name="P12"><text:span text:style-name="T1">Linekw {lInëkw} –</text:span> to leave</text:p>
      <text:p text:style-name="P12"><text:bookmark-start text:name="__DdeLink__58430_433530823"/><text:span text:style-name="T1">Pressem</text:span><text:bookmark-end text:name="__DdeLink__58430_433530823"/><text:span text:style-name="T1"> {prEsëm} –</text:span> to press</text:p>
      <text:p text:style-name="P12"><text:bookmark-start text:name="__DdeLink__58432_433530823"/><text:span text:style-name="T1">Scinesd</text:span><text:bookmark-end text:name="__DdeLink__58432_433530823"/><text:span text:style-name="T1"> {sInësd} –</text:span> to split <text:span text:style-name="T8">(transitive verb)</text:span></text:p>
      <text:p text:style-name="P12"><text:bookmark-start text:name="__DdeLink__58434_433530823"/><text:span text:style-name="T1">Annem</text:span><text:bookmark-end text:name="__DdeLink__58434_433530823"/><text:span text:style-name="T1"> {Anëm} –</text:span> to breathe</text:p>
      <text:p text:style-name="P12"><text:bookmark-start text:name="__DdeLink__58436_433530823"/><text:span text:style-name="T1">Pregen</text:span><text:bookmark-end text:name="__DdeLink__58436_433530823"/><text:span text:style-name="T1"> {prEdjën} –</text:span> to imbue, to impregnate</text:p>
      <text:p text:style-name="P12"/>
      <text:p text:style-name="P12"><text:tab/>In the present tense, and in all the tenses derived from the present tense, the verbs lose their unstressed “e” when possible. If, with the deletion of the “e”, a “s” or “ss” join to a consonant, they are deleted too. Let's see the result of this:</text:p>
      <text:p text:style-name="P12"/>
      <text:p text:style-name="P12">Linkwo, linkws, linkwt, linkwm(o)s,yu linkwte, linkwnt {lInkunt}</text:p>
      <text:p text:style-name="P12">Premo, prems, premt, premmos, yu premte, preme(nt)</text:p>
      <text:p text:style-name="P12">Scindo, scinds, scindt, scindmos, yu scindte, scinde(nt)</text:p>
      <text:p text:style-name="P12">Annmo, annems, annemt, annmmos, yu annemt, annment</text:p>
      <text:p text:style-name="P21">(“annmt” and “annms” would be impronouncable)</text:p>
      <text:p text:style-name="P12">Pregno {prEnyo}, pregens {prEdjëns}, pregent, pregnems {prEnyëms}, yu pregent, pregne(nt)</text:p>
      <text:p text:style-name="P12"/>
      <text:p text:style-name="P12"><text:tab/>All the verbs, with or without nasal infix, a “e” can be put between the verbal stem and the conjugation for the word being pronounceble. Look this case with the verb “storgn”.</text:p>
      <text:p text:style-name="P12"/>
      <text:p text:style-name="P12">Storgno, storgnes, storgnet, storgnems, yu storgnet, storgne(nt)</text:p>
      <text:p text:style-name="P12"/>
      <text:p text:style-name="P12"><text:tab/>Verbs that have a unstressed “e” at the end are conjugated in the following way:</text:p>
      <text:p text:style-name="P12"/>
      <text:p text:style-name="P12">Io entre, entres, entret, entrems, yu entret, entre(nt)</text:p>
      <text:p text:style-name="P33"><text:soft-page-break/>Yes, it's this what you've seen, the verb doesn't is conjugated in the 1<text:span text:style-name="T21">st</text:span> person singular, that's why is compulsory the use of the pronoun “io”.</text:p>
      <text:p text:style-name="P12"/>
      <text:p text:style-name="P12"><text:tab/>Verbs whose last vowel is unstressed and is before a consonant follow the same pattern:</text:p>
      <text:p text:style-name="P12"/>
      <text:p text:style-name="P12">Io hinder, hinders, hindert, hinderms, yu hindert, hindernt</text:p>
      <text:p text:style-name="P33">It's “hinder” but not “hindere” because “hindere” would change the accentuation {hindEr}</text:p>
      <text:p text:style-name="P12"/>
      <text:p text:style-name="P12"><text:tab/>In the past tense and its derivatives, the verb, besides the lose of the unstressed “e”, loses the nasal infix.</text:p>
      <text:p text:style-name="P12"/>
      <text:p text:style-name="P12"><text:span text:style-name="T1">Linekw –</text:span> likwim, likwist, likwit, likwam, likwat, likweer</text:p>
      <text:p text:style-name="P12"><text:span text:style-name="T1">Pressem –</text:span> pressim, pressist, pressit, pressam, pressat, presseer</text:p>
      <text:p text:style-name="P12"><text:span text:style-name="T1">Annem – </text:span>annim, annist, annit, annam, annat, anneer</text:p>
      <text:p text:style-name="P12"/>
      <text:h text:style-name="P60" text:outline-level="3">VERBS WITH “EH” + CONSONANT</text:h>
      <text:p text:style-name="P12"/>
      <text:p text:style-name="P12"><text:tab/>Verbs with a vowel<text:span text:style-name="T6"> “eh” followed by a consonant, the “eh” becomes “oh” when in the past tense and past participle.</text:span></text:p>
      <text:p text:style-name="P25"/>
      <text:p text:style-name="P12"><text:span text:style-name="T7">Ghehd –</text:span><text:span text:style-name="T6"> to be able to, can</text:span></text:p>
      <text:p text:style-name="P12"><text:span text:style-name="T7">Present:</text:span><text:span text:style-name="T6"> ghehdo, ghehds, ghehdt, ghehdmos, yu ghehdte, ghehde(nt)</text:span></text:p>
      <text:p text:style-name="P12"><text:span text:style-name="T7">Infinitive:</text:span><text:span text:style-name="T6"> ghehde</text:span></text:p>
      <text:p text:style-name="P12"><text:span text:style-name="T7">Past tense:</text:span><text:span text:style-name="T6"> io ghohd, tu ghohd…</text:span></text:p>
      <text:p text:style-name="P21"><text:span text:style-name="T7">Or:</text:span><text:span text:style-name="T6"> ghohdim, ghohdist/ghohdst(a), ghohdit, ghohdam, ghohdat, ghohdeer</text:span></text:p>
      <text:p text:style-name="P12"><text:span text:style-name="T7">Past participle:</text:span><text:span text:style-name="T6"> ghohdt / ghohden</text:span></text:p>
      <text:p text:style-name="P12"/>
      <text:h text:style-name="P60" text:outline-level="3">VERBS WITH “EU” AND “EI”</text:h>
      <text:p text:style-name="P12"/>
      <text:p text:style-name="P25"><text:tab/>Verbs with “eu” or “ei”, within the word, have these parts respectively replaced by “i” and “u” when used in the infinitive, past tense or past participle.</text:p>
      <text:p text:style-name="P25"/>
      <text:p text:style-name="P12"><text:span text:style-name="T7">Kheiss –</text:span><text:span text:style-name="T6"> to feel</text:span></text:p>
      <text:p text:style-name="P12"><text:span text:style-name="T7">Present:</text:span><text:span text:style-name="T6"> kheisso, tu kheiss, kheisst, kheissmos, yu kheisste, kheisse(nt)</text:span></text:p>
      <text:p text:style-name="P22">“tu” é compulsório antes de “kheiss” porque a terminação não pode ser ouvida</text:p>
      <text:p text:style-name="P12"><text:span text:style-name="T7">Infinitive:</text:span><text:span text:style-name="T6"> khisses {qIsës}</text:span></text:p>
      <text:p text:style-name="P12"><text:span text:style-name="T7">Past tense:</text:span><text:span text:style-name="T6"> io khiss, tu khiss…</text:span></text:p>
      <text:p text:style-name="P21"><text:span text:style-name="T7">Or:</text:span><text:span text:style-name="T6"> khissim, khisst(a) / khissist, khissit, khissam, khissat, khisseer</text:span></text:p>
      <text:p text:style-name="P12"><text:span text:style-name="T7">Past participle:</text:span><text:span text:style-name="T6"> khisst / khissen</text:span></text:p>
      <text:p text:style-name="P12"/>
      <text:p text:style-name="P12"><text:span text:style-name="T1">Neic –</text:span> to kill</text:p>
      <text:p text:style-name="P12"><text:span text:style-name="T1">Present:</text:span> neico, neics, neict, neicmos, yu neicte, neice(nt)</text:p>
      <text:p text:style-name="P12"><text:span text:style-name="T1">Infintive:</text:span> nices {nItsës}</text:p>
      <text:p text:style-name="P12"><text:span text:style-name="T1">Past tense:</text:span> io nic, tu nic…</text:p>
      <text:p text:style-name="P21"><text:span text:style-name="T1">Or:</text:span> nicim, nicst(a) / nicist, nicit, nicam, nicat, niceer</text:p>
      <text:p text:style-name="P12"><text:soft-page-break/><text:span text:style-name="T1">Past participle:</text:span> nict / nicen</text:p>
      <text:p text:style-name="P12"/>
      <text:h text:style-name="P60" text:outline-level="3">VERBS WITH “A”</text:h>
      <text:p text:style-name="P12"/>
      <text:p text:style-name="P12"><text:tab/>Verbs with “a” within the word, even the diphthongs “au” or “ay”, have their “a” replaced for “ie” in the past tense, but the “a” is maintened in the past participle.</text:p>
      <text:p text:style-name="P12"/>
      <text:p text:style-name="P12"><text:span text:style-name="T1">nak –</text:span> to reach</text:p>
      <text:p text:style-name="P12"><text:span text:style-name="T1">Present:</text:span> nako, nacs, nact, nakmos, yu nacte, nake(nt)</text:p>
      <text:p text:style-name="P12"><text:span text:style-name="T1">Infinitive:</text:span> nake</text:p>
      <text:p text:style-name="P12"><text:span text:style-name="T1">Past tense:</text:span> io niek, tu niek…</text:p>
      <text:p text:style-name="P21"><text:span text:style-name="T1">Or:</text:span> niekim, niecst(a)/niekist, niekit, niekam, niekat, niekeer</text:p>
      <text:p text:style-name="P21">Nakim, nacsta… are possible, but actually they are not used.</text:p>
      <text:p text:style-name="P12"><text:span text:style-name="T1">Past participle:</text:span> nact / naken</text:p>
      <text:p text:style-name="P12"/>
      <text:p text:style-name="P12"><text:span text:style-name="T1">sayg –</text:span> to say</text:p>
      <text:p text:style-name="P12"><text:span text:style-name="T1">Present:</text:span> saygo, saycs, sayct, saygmos, yu saycte, sayge(nt)</text:p>
      <text:p text:style-name="P12"><text:span text:style-name="T1">Infinitive:</text:span> sayge</text:p>
      <text:p text:style-name="P12"><text:span text:style-name="T1">Past tense:</text:span> io sieyg, tu sieycst…</text:p>
      <text:p text:style-name="P21"><text:span text:style-name="T1">Or:</text:span> sieygim, sieycst(a)/sieygist, sieygit, sieygam, sieygat, sieygeer</text:p>
      <text:p text:style-name="P21">“Sieygim” almost is not used.</text:p>
      <text:p text:style-name="P12"><text:span text:style-name="T1">Past participle:</text:span> sayct / saygen</text:p>
      <text:p text:style-name="P12"/>
      <text:p text:style-name="P12"><text:span text:style-name="T1">aur –</text:span> to hear</text:p>
      <text:p text:style-name="P12"><text:span text:style-name="T1">Present:</text:span> auro, aurs, aurt, aurm(o)s, yu aurte, aurnt</text:p>
      <text:p text:style-name="P12"><text:span text:style-name="T1">Infinitive:</text:span> aure</text:p>
      <text:p text:style-name="P12"><text:span text:style-name="T1">Past tense:</text:span> io ieur, tu ieurst…</text:p>
      <text:p text:style-name="P21"><text:span text:style-name="T1">Or:</text:span> ieurim, ieurst(a)/ieurist, ieurit, ieuram, ieurat, ieureer</text:p>
      <text:p text:style-name="P12"><text:span text:style-name="T1">Past participle:</text:span> aurt / aur(e)n</text:p>
      <text:p text:style-name="P12"/>
      <text:h text:style-name="P60" text:outline-level="3">THE VON WAHL RULES</text:h>
      <text:p text:style-name="P12"/>
      <text:p text:style-name="P12"><text:tab/>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3">Original</text:p>
          </table:table-cell>
          <table:table-cell table:style-name="Tabela1.B1" office:value-type="string">
            <text:p text:style-name="P13">After the modification</text:p>
          </table:table-cell>
        </table:table-row>
        <table:table-row>
          <table:table-cell table:style-name="Tabela1.A2" office:value-type="string">
            <text:p text:style-name="P13">-d</text:p>
          </table:table-cell>
          <table:table-cell table:style-name="Tabela1.B2" office:value-type="string">
            <text:p text:style-name="P12">-s</text:p>
          </table:table-cell>
        </table:table-row>
        <table:table-row>
          <table:table-cell table:style-name="Tabela1.A2" office:value-type="string">
            <text:p text:style-name="P13">-dd / -tt</text:p>
          </table:table-cell>
          <table:table-cell table:style-name="Tabela1.B2" office:value-type="string">
            <text:p text:style-name="P12">-ss</text:p>
          </table:table-cell>
        </table:table-row>
        <table:table-row>
          <table:table-cell table:style-name="Tabela1.A2" office:value-type="string">
            <text:p text:style-name="P13">-rt / -rr / -rg</text:p>
          </table:table-cell>
          <table:table-cell table:style-name="Tabela1.B2" office:value-type="string">
            <text:p text:style-name="P12">-rs</text:p>
          </table:table-cell>
        </table:table-row>
        <table:table-row>
          <table:table-cell table:style-name="Tabela1.A2" office:value-type="string">
            <text:p text:style-name="P13">-lg</text:p>
          </table:table-cell>
          <table:table-cell table:style-name="Tabela1.B2" office:value-type="string">
            <text:p text:style-name="P12">-ls</text:p>
          </table:table-cell>
        </table:table-row>
        <table:table-row>
          <table:table-cell table:style-name="Tabela1.A2" office:value-type="string">
            <text:p text:style-name="P13">-ct</text:p>
          </table:table-cell>
          <table:table-cell table:style-name="Tabela1.B2" office:value-type="string">
            <text:p text:style-name="P12">-x</text:p>
          </table:table-cell>
        </table:table-row>
      </table:table>
      <text:p text:style-name="P12"/>
      <text:p text:style-name="P12"><text:tab/>Verbs ending in -v follow the same procediment of -t, but only for their past participle. If the -v comes after “o” or “u”, it falls, otherwise it will be replaced for -w.</text:p>
      <text:p text:style-name="P12"><text:span text:style-name="T1">Solv –</text:span> solwt</text:p>
      <text:p text:style-name="P12"><text:soft-page-break/><text:span text:style-name="T1">Lav –</text:span> lawt</text:p>
      <text:p text:style-name="P12"/>
      <text:p text:style-name="P12"><text:tab/>In other forms the -v disappears.</text:p>
      <text:p text:style-name="P12"/>
      <text:p text:style-name="P12"><text:span text:style-name="T1">mov – </text:span>mot</text:p>
      <text:p text:style-name="P12"/>
      <text:p text:style-name="P12"><text:span text:style-name="T1">Clud –</text:span> to close</text:p>
      <text:p text:style-name="P12"><text:span text:style-name="T1">Present:</text:span> cludo, cluds, cludt, cludmos, yu cludte, clude(nt)</text:p>
      <text:p text:style-name="P12"><text:span text:style-name="T1">Infinitive:</text:span> clude</text:p>
      <text:p text:style-name="P12"><text:span text:style-name="T1">Past tense:</text:span> io clus, tu clusst…</text:p>
      <text:p text:style-name="P21"><text:span text:style-name="T1">Or:</text:span> clusim, clusst(a)/clusist, clusit, clusam, clusat, cluseer</text:p>
      <text:p text:style-name="P12"><text:span text:style-name="T1">Past participle:</text:span> clus / cluden</text:p>
      <text:p text:style-name="P12"/>
      <text:p text:style-name="P12"><text:span text:style-name="T1">Sedd <text:s/>–</text:span> to sit</text:p>
      <text:p text:style-name="P12"><text:span text:style-name="T1">Present:</text:span> seddo, sedds, seddt, seddmos, yu seddte, sedde(nt)</text:p>
      <text:p text:style-name="P12"><text:span text:style-name="T1">Infinitive:</text:span> sedde</text:p>
      <text:p text:style-name="P12"><text:span text:style-name="T1">Past tense</text:span>: io sess, tu sesst…</text:p>
      <text:p text:style-name="P21"><text:span text:style-name="T1">Or:</text:span> sessim, sesst(a)/sessist, sessit, sessam, sessat, sesseer</text:p>
      <text:p text:style-name="P12"><text:span text:style-name="T1">Past participle:</text:span> sess / sedden</text:p>
      <text:p text:style-name="P12"/>
      <text:p text:style-name="P12"><text:span text:style-name="T1">Permitt –</text:span> to allow</text:p>
      <text:p text:style-name="P12"><text:span text:style-name="T1">Present:</text:span> permitto, permitts, permitt, permittmos, yu permitte, permitte(nt)</text:p>
      <text:p text:style-name="P12"><text:span text:style-name="T1">Infinitive:</text:span> permitte</text:p>
      <text:p text:style-name="P12"><text:span text:style-name="T1">Past tense:</text:span> io permiss, tu permisst…</text:p>
      <text:p text:style-name="P21"><text:span text:style-name="T1">Or:</text:span> permissim, permisst(a)/permissist, permissit, permissam, permissat, permisseer</text:p>
      <text:p text:style-name="P12"><text:span text:style-name="T1">Past participle:</text:span> permiss / permitten</text:p>
      <text:p text:style-name="P12"/>
      <text:p text:style-name="P12"><text:span text:style-name="T1">Volg –</text:span> to turn (oneself)</text:p>
      <text:p text:style-name="P12"><text:span text:style-name="T1">Present:</text:span> volgo, volcs, volct, volgmos, yu volcte, volge(nt)</text:p>
      <text:p text:style-name="P12"><text:span text:style-name="T1">Infinitive:</text:span> volge</text:p>
      <text:p text:style-name="P12"><text:span text:style-name="T1">Past tense: </text:span>io vols, tu volsst…</text:p>
      <text:p text:style-name="P21"><text:span text:style-name="T1">Or:</text:span> volsim, volsst(a)/volsist, volsit, volsam, volsat, volseer</text:p>
      <text:p text:style-name="P12"><text:span text:style-name="T1">Past participle:</text:span> vols / volgen</text:p>
      <text:p text:style-name="P12"/>
      <text:p text:style-name="P12"><text:span text:style-name="T1">Curr –</text:span> to run</text:p>
      <text:p text:style-name="P12"><text:span text:style-name="T1">Present:</text:span> curro, currs, currt, currm(o)s, yu currte, curre(nt)</text:p>
      <text:p text:style-name="P12"><text:span text:style-name="T1">Infinitive:</text:span> curre</text:p>
      <text:p text:style-name="P12"><text:span text:style-name="T1">Past tense:</text:span> io curs, tu curst…</text:p>
      <text:p text:style-name="P12"><text:span text:style-name="T9">Or:</text:span><text:span text:style-name="T8"> cursim, curst(a)/cursist, cursit, cursam, cursat, curseer</text:span></text:p>
      <text:p text:style-name="P12"><text:span text:style-name="T1">Past participle:</text:span> curs / curren</text:p>
      <text:p text:style-name="P12"/>
      <text:h text:style-name="P60" text:outline-level="3">ENDING WITH A STRESSED VOWEL</text:h>
      <text:p text:style-name="P12"/>
      <text:p text:style-name="P12"><text:tab/>Verbs ending with a stressed vowel, or with a -h just after the vowel, follow the pattern below:</text:p>
      <text:p text:style-name="P12"/>
      <text:p text:style-name="P12"><text:span text:style-name="T1">Gwah –</text:span> to go to</text:p>
      <text:p text:style-name="P12"><text:span text:style-name="T1">Present:</text:span> gwahm, gwahs, gwaht, gwahm(o)s, yu gwahte, gwahnt</text:p>
      <text:p text:style-name="P12"><text:soft-page-break/><text:span text:style-name="T1">Infinitive:</text:span> gwahe</text:p>
      <text:p text:style-name="P12"><text:span text:style-name="T1">Past tense:</text:span> gwahsim, gwahst(a)/gwahsist, gwahsit, gwahsam, gwahsat, gwahr</text:p>
      <text:p text:style-name="P12"><text:span text:style-name="T1">Past participle:</text:span> gwaht / gwahn</text:p>
      <text:p text:style-name="P12"/>
      <text:h text:style-name="P60" text:outline-level="3">THE OTHER VERBS</text:h>
      <text:p text:style-name="P12"/>
      <text:p text:style-name="P12"><text:tab/>They follow the rules normally and request the conjugation in the past tense.</text:p>
      <text:p text:style-name="P12"/>
      <text:p text:style-name="P12"><text:span text:style-name="T1">Duc –</text:span> to lead</text:p>
      <text:p text:style-name="P12"><text:span text:style-name="T1">Present:</text:span> duco, ducs, duct, ducmos, yu ducte, ducent</text:p>
      <text:p text:style-name="P12"><text:span text:style-name="T1">Infinitive: </text:span>duce {düts}</text:p>
      <text:p text:style-name="P12"><text:span text:style-name="T1">Past tense:</text:span> duxim, ducst(a)/duxist, duxit, duxam, duxat, duxeer</text:p>
      <text:p text:style-name="P21">You may say “ducim”, “ducit”… too. “duxim” was chosen here for etimological reasons, because Latin have dux- as the past of duc-.</text:p>
      <text:p text:style-name="P12"><text:span text:style-name="T1">Past participle: </text:span><text:bookmark-start text:name="__DdeLink__37672_1262037166"/>duct / ducen<text:bookmark-end text:name="__DdeLink__37672_1262037166"/></text:p>
      <text:p text:style-name="P12"/>
      <text:p text:style-name="P12"><text:tab/>The accentuation must stay in the same syllable for all persons in the present tense.</text:p>
      <text:p text:style-name="P12"/>
      <text:p text:style-name="P12"><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2"/>
      <text:h text:style-name="P4" text:outline-level="2">VERBAL AFFIXES</text:h>
      <text:p text:style-name="P12"/>
      <text:p text:style-name="P12"><text:tab/>In the examples below I will use words in the gerund and I will make use of reflexive pronouns, don't worry about them, only focus in the verbal affixe and how they change the verbs. Later I will talk about gerund and reflexive pronouns.</text:p>
      <text:p text:style-name="P12"/>
      <text:p text:style-name="P12"><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2"><text:span text:style-name="T1">Id luce biattract insects –</text:span> The light begins to attract insects</text:p>
      <text:p text:style-name="P12"/>
      <text:p text:style-name="P12"><text:span text:style-name="T1">na- –</text:span> to keep on + <text:span text:style-name="T8">gerund (continuative)</text:span></text:p>
      <text:p text:style-name="P12"><text:span text:style-name="T1">Is nieudh urgent-ye namove –</text:span> He needed urgently to keep moving</text:p>
      <text:p text:style-name="P12"/>
      <text:p text:style-name="P12"><text:span text:style-name="T1">re- –</text:span> <text:span text:style-name="T8">as the re- of English</text:span></text:p>
      <text:p text:style-name="P12"><text:span text:style-name="T1">Ho tohrben rescribe mien buk –</text:span> I have had to rewrite my book</text:p>
      <text:p text:style-name="P12"/>
      <text:p text:style-name="P12"><text:span text:style-name="T1">vi- –</text:span> <text:span text:style-name="T8">corresponds to the English adverb “finally”</text:span></text:p>
      <text:p text:style-name="P12"><text:span text:style-name="T1">Is viemers ex id wed –</text:span> He finally emerged out of the water</text:p>
      <text:p text:style-name="P12"/>
      <text:p text:style-name="P12"><text:span text:style-name="T1">za- –</text:span> to stop doing</text:p>
      <text:p text:style-name="P12"><text:span text:style-name="T1">Ibs sclavs buit permitten za-ermes –</text:span> The slaves were allowed to stop rowing</text:p>
      <text:p text:style-name="P12"/>
      <text:h text:style-name="P60" text:outline-level="3"><text:soft-page-break/>AFFIXES THAT CHANGE THE TENSE OF THE VERB</text:h>
      <text:p text:style-name="P12"/>
      <text:p text:style-name="P12"><text:span text:style-name="T1">ee- –</text:span> used to</text:p>
      <text:p text:style-name="P12"><text:span text:style-name="T1">Hermann ee(-)gwaht id scol siens urb –</text:span> Hermann used to go to the school of his town</text:p>
      <text:p text:style-name="P21">Notice that the verb “gwaht” is in the present tense</text:p>
      <text:p text:style-name="P12"/>
      <text:p text:style-name="P12"><text:span text:style-name="T1">sa(l)- –</text:span> to be about to <text:span text:style-name="T8">+ verb</text:span> <text:span text:style-name="T8">(always written with hyphen)</text:span></text:p>
      <text:p text:style-name="P12"><text:span text:style-name="T1">Is wir sa-khierk –</text:span> The man was about to drown</text:p>
      <text:p text:style-name="P12"/>
      <text:p text:style-name="P12"><text:span text:style-name="T1">-skw –</text:span><text:span text:style-name="T5"> to intend to do, to like to </text:span><text:span text:style-name="T8">(desiderative)</text:span> <text:span text:style-name="T8">(may be added to verbs if it doesn't modify the accentuation of the verb)</text:span></text:p>
      <text:p text:style-name="P12"><text:span text:style-name="T1">Ies nauts gwahskweer id maykhana <text:s/>–</text:span> The sailors wanted to go to the inn</text:p>
      <text:p text:style-name="P12"/>
      <text:p text:style-name="P12"><text:span text:style-name="T1">-eih –</text:span> <text:span text:style-name="T8">factive</text:span></text:p>
      <text:p text:style-name="P12"><text:span text:style-name="T1">Kaupeihm iom tod wogh –</text:span><text:span text:style-name="T5"> I make him buy this car</text:span></text:p>
      <text:p text:style-name="P33">Verbs ended in “ie” have this part replaced by “iceih”. Stems in “ei” change this part for “i” because of euphonic reasons.</text:p>
      <text:p text:style-name="P33">Pay attention that no all verb ended in “eih” is a factive, “credeih” and “vergeih” are two examples.</text:p>
      <text:p text:style-name="P33">This affix can be added to adjectives. “rudh” means “red”, “rudheih” means “make (something) red”.</text:p>
      <text:p text:style-name="P12"/>
      <text:h text:style-name="P4" text:outline-level="2">SOME LITERARY VERBAL FORMS</text:h>
      <text:p text:style-name="P12"/>
      <text:p text:style-name="P12"><text:tab/>Due its Indo-European heritage, Sambahsa has some verbal forms that are found only in the literary use.</text:p>
      <text:p text:style-name="P12"/>
      <text:h text:style-name="P60" text:outline-level="3">OPTIONAL ENDINGS OF THE PRESENT OF THE INDICATIVE</text:h>
      <text:p text:style-name="P12"/>
      <text:p text:style-name="P12"><text:tab/>If it is compatible with the accentuation, the verbs can receive the following terminations:</text:p>
      <text:p text:style-name="P12"/>
      <text:p text:style-name="P12"><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2"><text:span text:style-name="T1">2</text:span><text:span text:style-name="T22">nd</text:span><text:span text:style-name="T1"> person singular:</text:span> -si</text:p>
      <text:p text:style-name="P12"><text:span text:style-name="T1">3</text:span><text:span text:style-name="T22">rd</text:span><text:span text:style-name="T1"> person singular:</text:span> -ti</text:p>
      <text:p text:style-name="P12"><text:span text:style-name="T1">3</text:span><text:span text:style-name="T22">rd</text:span><text:span text:style-name="T1"> person plural:</text:span> -nti</text:p>
      <text:p text:style-name="P12"/>
      <text:p text:style-name="P12"><text:span text:style-name="T1">The verb “ses”:</text:span> esmi, essi, esti, sonti</text:p>
      <text:p text:style-name="P12"/>
      <text:p text:style-name="P12"><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2"/>
      <text:p text:style-name="P12"><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2"><text:span text:style-name="T1">Acquiseihmi denars kay likes videogames –</text:span> I gain money for playing videogames</text:p>
      <text:p text:style-name="P12"/>
      <text:h text:style-name="P60" text:outline-level="3"><text:soft-page-break/>OLD FORMS OF THE IMPERATIVE</text:h>
      <text:p text:style-name="P12"/>
      <text:p text:style-name="P12"><text:tab/>In the 2<text:span text:style-name="T21">nd</text:span> person singular of the imperative, an option may be the use of the suffix -di to the stem of the verb. Don't forget in changing “eu” and “ei” for respectively “u” and “i” and observe the nasal infix.</text:p>
      <text:p text:style-name="P12"/>
      <text:p text:style-name="P12"><text:span text:style-name="T1">Kludi! –</text:span> listen! <text:span text:style-name="T8">instead</text:span> “kleu(e)!”</text:p>
      <text:p text:style-name="P12"><text:span text:style-name="T1">Ihdi! –</text:span> go! <text:span text:style-name="T8">instead</text:span> “eih(e)!”</text:p>
      <text:p text:style-name="P12"/>
      <text:p text:style-name="P12"><text:tab/>An imperative in the 3<text:span text:style-name="T21">rd</text:span> persons is possible by suffixing the -u to the conjugated verb, if it doesn't change the accentuation.</text:p>
      <text:p text:style-name="P12"/>
      <text:p text:style-name="P12"><text:span text:style-name="T1">Is maurdher nehct –</text:span> the murderer perishs</text:p>
      <text:p text:style-name="P12"><text:span text:style-name="T1">Is maurdher nehctu! –</text:span> let the murderer perish!</text:p>
      <text:p text:style-name="P12"><text:span text:style-name="T1">I slougs behrnt gwaur bermens –</text:span> the servants carry heavy burdens</text:p>
      <text:p text:style-name="P12"><text:span text:style-name="T1">I slougs behrntu gwaur bermens! –</text:span> let the servants carry heavy burdens!</text:p>
      <text:p text:style-name="P12"/>
      <text:p text:style-name="P12"><text:tab/>It's possible to use the stem of the verb with the ending -e and a subject in the sentence:</text:p>
      <text:p text:style-name="P12"/>
      <text:p text:style-name="P12"><text:span text:style-name="T1">Gwive is roy! –</text:span> long live the king!</text:p>
      <text:p text:style-name="P12"/>
      <text:h text:style-name="P60" text:outline-level="3">PARTICIPLE IN THE FUTURE</text:h>
      <text:p text:style-name="P12"/>
      <text:p text:style-name="P12"><text:tab/>To make the participle, it's used the sintetic form of the future plus the ending -nd.</text:p>
      <text:p text:style-name="P12"/>
      <text:p text:style-name="P12"><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2"/>
      <text:p text:style-name="P12"><text:tab/>The near future is marked with the ending “tur”, for making it:</text:p>
      <text:p text:style-name="P12"><text:tab/></text:p>
      <text:list xml:id="list444902088190448347" text:style-name="L5">
        <text:list-item>
          <text:p text:style-name="P67">Add -ur to the verbs in participle that follow the Von Wahl rules, or those ones that end with “v”.</text:p>
        </text:list-item>
      </text:list>
      <text:p text:style-name="P12"/>
      <text:p text:style-name="P12"><text:span text:style-name="T1">Cedd –</text:span> cessur (going to yield)</text:p>
      <text:p text:style-name="P12"><text:span text:style-name="T1">Emov –</text:span> emotur (going to emote)</text:p>
      <text:p text:style-name="P12"/>
      <text:list xml:id="list3313750421171926060" text:style-name="L6">
        <text:list-item>
          <text:p text:style-name="P68">Add -ur to the 3<text:span text:style-name="T21">rd</text:span> person singular in the present.</text:p>
        </text:list-item>
      </text:list>
      <text:p text:style-name="P12"/>
      <text:p text:style-name="P12"><text:span text:style-name="T1">Baht –</text:span> bahtur (going to speak)</text:p>
      <text:p text:style-name="P12"/>
      <text:p text:style-name="P12"><text:tab/>The active future of the verb “ses” is “butur”.</text:p>
      <text:p text:style-name="P12"/>
      <text:h text:style-name="P60" text:outline-level="3">THE OLD FORMATIONS OF THE INFINITIVE</text:h>
      <text:p text:style-name="P12"/>
      <text:p text:style-name="P12"><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2"><text:soft-page-break/></text:p>
      <text:p text:style-name="P12"><text:tab/>The first formation ends with -(t) and express the idea of proposal.</text:p>
      <text:p text:style-name="P12"/>
      <text:p text:style-name="P12"><text:span text:style-name="T1">Abgwahsit pinctum in id widu –</text:span> he goes off to paint in the timberland</text:p>
      <text:p text:style-name="P12"><text:span text:style-name="T1">Gwehmo essum con vos –</text:span> I come to eat with you</text:p>
      <text:p text:style-name="P12"/>
      <text:p text:style-name="P12"><text:tab/>Substantived verbs.</text:p>
      <text:p text:style-name="P12"/>
      <text:p text:style-name="P12"><text:span text:style-name="T1">Deictum exact reuls sienims almens –</text:span> showing exact rules to one’s pupils</text:p>
      <text:p text:style-name="P21"><text:span text:style-name="T1">sienims =</text:span> “sien” + dative plural “ims” </text:p>
      <text:p text:style-name="P12"/>
      <text:p text:style-name="P12"><text:tab/>The other endings ends with -tu and may be translated as “to be …-ed”. It appears often after qualitative adjectives.</text:p>
      <text:p text:style-name="P12"/>
      <text:p text:style-name="P12"><text:span text:style-name="T1">Un garden amat spehctu –</text:span> A garden <text:span text:style-name="T8">(that is)</text:span> pleasant to be looked at</text:p>
      <text:p text:style-name="P12"/>
      <text:p text:style-name="P12"><text:tab/>Sometimes it appears as a ajective of obligation.</text:p>
      <text:p text:style-name="P12"/>
      <text:p text:style-name="P12"><text:span text:style-name="T1">Ia kwehrtu opsa</text:span> – the tasks to be done</text:p>
      <text:p text:style-name="P12"/>
      <text:h text:style-name="P60" text:outline-level="3">THE DURATIVE</text:h>
      <text:p text:style-name="P12"/>
      <text:p text:style-name="P12"><text:tab/>The durative suffix -neu corresponds to actions that started in the past and continues until the present, it includes situations where normally it would be used words like “since” or “for”.</text:p>
      <text:p text:style-name="P12"/>
      <text:p text:style-name="P12"><text:span text:style-name="T1">Stahneum her pon trigim minutes –</text:span> I’ve been standing here for thirty minutes</text:p>
      <text:p text:style-name="P12"/>
      <text:p text:style-name="P12"><text:tab/>The past tense is made with ee-.</text:p>
      <text:p text:style-name="P12"/>
      <text:p text:style-name="P12"><text:span text:style-name="T1">Eeghangneut apter iom pon Orleans –</text:span> he had been walking behind him since Orleans</text:p>
      <text:p text:style-name="P12"/>
      <text:h text:style-name="P60" text:outline-level="3">THE EVENTIVE</text:h>
      <text:p text:style-name="P12"/>
      <text:p text:style-name="P12"><text:tab/>It means “not to stop doing”, it consists in repeat the fist consonant (or sC, Cw, Cy or Cv) before the stem with the addiction of i- or ei-. The <text:s/>imperfect tense is made with ee-.</text:p>
      <text:p text:style-name="P12"/>
      <text:p text:style-name="P12"><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2"/>
      <text:h text:style-name="P60" text:outline-level="3">THE INTENSIVE</text:h>
      <text:p text:style-name="P12"/>
      <text:p text:style-name="P12"><text:tab/>It means “to do little by little”. It consists in the duplication od the stem (with the deletion of clusives in the middle). Rarely used. The imperfect tense is made with ee-.</text:p>
      <text:p text:style-name="P12"/>
      <text:p text:style-name="P12"><text:soft-page-break/><text:span text:style-name="T1">Wehrt →</text:span> wehrwehrt</text:p>
      <text:p text:style-name="P12"/>
      <text:h text:style-name="P60" text:outline-level="3">THE ITERATIVE</text:h>
      <text:p text:style-name="P12"/>
      <text:p text:style-name="P12"><text:tab/>It means “to start to keep on doing”. There is apofonies to be observed:</text:p>
      <text:p text:style-name="P12"><text:span text:style-name="T1">eh:</text:span> oh</text:p>
      <text:p text:style-name="P12"><text:span text:style-name="T1">ei:</text:span> oi</text:p>
      <text:p text:style-name="P12"><text:span text:style-name="T1">eu:</text:span> ou</text:p>
      <text:p text:style-name="P12"><text:tab/>You use the suffix -ye. The imperfect tense is made with ee-.</text:p>
      <text:p text:style-name="P12"/>
      <text:p text:style-name="P12"><text:bookmark-start text:name="__DdeLink__37813_238255601"/><text:span text:style-name="T1">Kwehr- sien itner</text:span><text:bookmark-end text:name="__DdeLink__37813_238255601"/><text:span text:style-name="T1"> –</text:span> to make one's way</text:p>
      <text:p text:style-name="P12"><text:span text:style-name="T1">Kwohrye- sien itner –</text:span> <text:span text:style-name="T8">it indicates that the action was stopped for a time (for </text:span><text:span text:style-name="T8">example: for the agent to rest) and it continues this action later. It wouldn't be like in “rekwehr- sien itner”, which indicates that </text:span><text:span text:style-name="T10">all</text:span><text:span text:style-name="T8"> the action is being </text:span><text:span text:style-name="T8">remade.</text:span></text:p>
      <text:p text:style-name="P12"/>
      <text:h text:style-name="P60" text:outline-level="3">THE PERFECT</text:h>
      <text:p text:style-name="P12"/>
      <text:p text:style-name="P12"><text:tab/>It represents an action made in the past whose effects or consequences still have an influence in the present. It's made preffixing the first letter of the stem followed by the “e” and then the verb conjugated in the past.</text:p>
      <text:p text:style-name="P12"/>
      <text:p text:style-name="P12"><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2"/>
      <text:h text:style-name="P58" text:outline-level="1">MORE ABOUT THE USE OF THE DECLINATIONS</text:h>
      <text:p text:style-name="P12"/>
      <text:p text:style-name="P12"><text:tab/>As you already know the verbs, I feel more comfortable to teach you more about the declinations.</text:p>
      <text:p text:style-name="P12"/>
      <text:h text:style-name="P4" text:outline-level="2">ACCUSATIVE</text:h>
      <text:p text:style-name="P12"/>
      <text:p text:style-name="P12"><text:tab/>It’s very easy, some examples:</text:p>
      <text:p text:style-name="P12"/>
      <text:p text:style-name="P12"><text:span text:style-name="T1">I have all the husbands</text:span><text:span text:style-name="T1"> –</text:span> ho vasyens mann(en)s</text:p>
      <text:p text:style-name="P12"><text:span text:style-name="T1">I am sorry, but I’ve began to love another woman</text:span><text:span text:style-name="T1"> –</text:span> maaf, bet ho biliubht alyu gwen</text:p>
      <text:p text:style-name="P21"><text:span text:style-name="T1">biliubht =</text:span> bi (verbal affix that means “to begin to”) + liubht (participle in the past)</text:p>
      <text:p text:style-name="P12"/>
      <text:h text:style-name="P4" text:outline-level="2">DATIVE</text:h>
      <text:p text:style-name="P12"/>
      <text:p text:style-name="P12"><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2"/>
      <text:h text:style-name="P58" text:outline-level="1">ADVERBS</text:h>
      <text:p text:style-name="P12"/>
      <text:p text:style-name="P12"><text:soft-page-break/><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2"/>
      <text:p text:style-name="P12"><text:span text:style-name="T1">End –</text:span> end, final</text:p>
      <text:p text:style-name="P12"><text:span text:style-name="T1">End-ye –</text:span> finally</text:p>
      <text:p text:style-name="P12"><text:span text:style-name="T1">Enpace –</text:span> peaceful</text:p>
      <text:p text:style-name="P12"><text:span text:style-name="T1">Enpace-ye –</text:span> peacefully</text:p>
      <text:p text:style-name="P12"/>
      <text:p text:style-name="P12"><text:tab/>It’s can be said that the -ye is like the -ly of English. But, in the same way as English, not all adverbs ends with the same ending, because some words are adverbs by itselves, look some examples:</text:p>
      <text:p text:style-name="P12"/>
      <text:p text:style-name="P12"><text:span text:style-name="T1">Tik –</text:span> only</text:p>
      <text:p text:style-name="P12"><text:span text:style-name="T1">Ops –</text:span> often</text:p>
      <text:p text:style-name="P12"><text:span text:style-name="T1">Just –</text:span> just</text:p>
      <text:p text:style-name="P12"><text:tab/><text:span text:style-name="T9">Ho just nicen un wir –</text:span><text:span text:style-name="T8"> </text:span><text:span text:style-name="T8">I’ve just killed a man</text:span></text:p>
      <text:p text:style-name="P21"><text:tab/><text:span text:style-name="T1">Just barwakt –</text:span> just in time</text:p>
      <text:p text:style-name="P12"><text:span text:style-name="T1">It(han) {it / i§An} –</text:span> so, this way</text:p>
      <text:p text:style-name="P12"><text:span text:style-name="T1">Bfuyi {bfUyi} –</text:span> forever</text:p>
      <text:p text:style-name="P12"><text:span text:style-name="T1">Sigwra {sIgura} –</text:span> definitely, surely</text:p>
      <text:p text:style-name="P12"><text:span text:style-name="T1">Oku {Oku} –</text:span> quickly</text:p>
      <text:p text:style-name="P12"><text:span text:style-name="T1">Ja</text:span> <text:span text:style-name="T1">{ja} –</text:span> already</text:p>
      <text:p text:style-name="P12"><text:span text:style-name="T1">Semper {sEmpër} –</text:span> always</text:p>
      <text:p text:style-name="P12"><text:span text:style-name="T1">Tun {tun} –</text:span> then</text:p>
      <text:p text:style-name="P12"><text:span text:style-name="T1">(Ya)schi {(yA)ci} –</text:span> too</text:p>
      <text:p text:style-name="P12"/>
      <text:p text:style-name="P12"><text:tab/>Adverbs also can be made by adding the preffix a- to substantives.</text:p>
      <text:p text:style-name="P12"/>
      <text:p text:style-name="P12"><text:span text:style-name="T1">Part –</text:span> part</text:p>
      <text:p text:style-name="P12"><text:span text:style-name="T1">Top</text:span><text:span text:style-name="T1">(p)</text:span><text:span text:style-name="T1"> –</text:span> top</text:p>
      <text:p text:style-name="P12"><text:span text:style-name="T1">Apart –</text:span> apart</text:p>
      <text:p text:style-name="P12"><text:span text:style-name="T1">Atop –</text:span> atop</text:p>
      <text:p text:style-name="P12"/>
      <text:p text:style-name="P12"><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2"/>
      <text:p text:style-name="P12"><text:span text:style-name="T1">Piora kowpic chifans sont vierdnic pro sieune –</text:span> too many copious meals are harmful for health</text:p>
      <text:p text:style-name="P12"><text:span text:style-name="T1">Pior-ye kowpic chifans sont vierdnic pro sieune –</text:span> too much copious meals are harmful for health</text:p>
      <text:p text:style-name="P12"/>
      <text:h text:style-name="P58" text:outline-level="1">GERUND</text:h>
      <text:p text:style-name="P12"/>
      <text:p text:style-name="P12"><text:tab/>In order to make the gerund, it’s used the active participle plus the suffix -ye (with hyphen!). It’s very simple, but English speakers must pay a bit <text:soft-page-break/>of attention here, because you already saw that the sentence “I am eating” is translated as “som eddend”, but no “som eddend-ye”! With the verb “ses”, you only use the active participle in the present, in all the other cases you use the gerund. Look some examples:</text:p>
      <text:p text:style-name="P12"/>
      <text:p text:style-name="P12"><text:span text:style-name="T1">He ate the cake looking at me</text:span><text:span text:style-name="T1"> –</text:span> Is essit id torte spehcend-ye me</text:p>
      <text:p text:style-name="P12"><text:span text:style-name="T1">They </text:span><text:span text:style-name="T9">(women)</text:span><text:span text:style-name="T1"> died working –</text:span> Ias mohreer orbatend-ye</text:p>
      <text:p text:style-name="P12"/>
      <text:p text:style-name="P12"><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2"/>
      <text:p text:style-name="P12"><text:tab/>If it facilitates the understanding: the two examples above may be translated like “he ate the cake <text:span text:style-name="T2">while</text:span> he looked at me” and “they died <text:span text:style-name="T2">while</text:span> they are working”.</text:p>
      <text:p text:style-name="P12"/>
      <text:h text:style-name="P58" text:outline-level="1">REFLEXIVE PRONOUNS AND THE POSSESSIVE PRONOUN “SIEN”</text:h>
      <text:p text:style-name="P12"/>
      <text:p text:style-name="P12"><text:tab/>The pronouns are: “se” (accusative), “sib” (dative) and “sien” (possessive pronoun).</text:p>
      <text:p text:style-name="P12"/>
      <text:p text:style-name="P12"><text:span text:style-name="T1">Se vidmos in id specule –</text:span> we see ourselves in the mirror</text:p>
      <text:p text:style-name="P12"><text:span text:style-name="T1">“…”, sib sieyg is lytil prince –</text:span> “…”, said the little prince to himself</text:p>
      <text:p text:style-name="P12"/>
      <text:p text:style-name="P12"><text:tab/>The pronoun “sien” refers to the subject of the sentence, but never appears together the nominal group of the subject.</text:p>
      <text:p text:style-name="P12"/>
      <text:p text:style-name="P12"><text:span text:style-name="T1">Un pater alt sien purts –</text:span> a father raises his children</text:p>
      <text:p text:style-name="P12"><text:span text:style-name="T1">Julio ed eyso prient siefreer do Brasilu –</text:span> Julio and his friend traveled to Brazil</text:p>
      <text:p text:style-name="P21">Notice that it couldn’t be “Julio ed sien prient”, remember of what was said before.</text:p>
      <text:p text:style-name="P12"/>
      <text:p text:style-name="P12"><text:tab/>The “self” is translated as -swo, look:</text:p>
      <text:p text:style-name="P12"/>
      <text:p text:style-name="P12"><text:span text:style-name="T1">Gnohdi teswo –</text:span> Know thyself</text:p>
      <text:p text:style-name="P12"/>
      <text:p text:style-name="P12"><text:tab/>Ah, it’s opportune to say that “each other” is translated to “mutu” in Sambahsa.</text:p>
      <text:p text:style-name="P12"/>
      <text:p text:style-name="P12"><text:span text:style-name="T1">Martin ed eyso prient tolke con mutu in Sambahsa –</text:span> Martin and his friend talk to each other in Sambahsa</text:p>
      <text:p text:style-name="P12"/>
      <text:h text:style-name="P58" text:outline-level="1"><text:span text:style-name="T18">RELATIVE </text:span><text:span text:style-name="T18">PRONO</text:span><text:span text:style-name="T18">UN AND INTEGRANT CONJUNCTION</text:span></text:h>
      <text:p text:style-name="P12"/>
      <text:p text:style-name="P12"><text:soft-page-break/><text:tab/>Look the sentences below, look at the use of the word “that”:</text:p>
      <text:p text:style-name="P12"/>
      <text:p text:style-name="P12">(1) This is the horse <text:span text:style-name="T2">that</text:span> I bought</text:p>
      <text:p text:style-name="P12">(2) I had a daughter <text:span text:style-name="T2">that</text:span> wanted to be singer</text:p>
      <text:p text:style-name="P12">(3) I’ve said <text:span text:style-name="T2">that</text:span> I don’t like coffee</text:p>
      <text:p text:style-name="P12">(4) He is so lazy <text:span text:style-name="T2">that</text:span> his parents put wheels in his bed</text:p>
      <text:p text:style-name="P12"/>
      <text:p text:style-name="P12"><text:tab/>Although they are the same word, they have different functions.</text:p>
      <text:p text:style-name="P12"/>
      <text:p text:style-name="P12"><text:tab/>The “that”s of the sentences (1) and (2) are relative pronouns, because they are related to some substantive used before, in the case of the sentence (1) it's “horse” and in the sentence (2) it's “daughter”.</text:p>
      <text:p text:style-name="P12"/>
      <text:p text:style-name="P12"><text:tab/>The “that”s of the sentences (3) and (4) are integrant conjunctions, because they start a new sentence.</text:p>
      <text:p text:style-name="P12"/>
      <text:p text:style-name="P12"><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2"/>
      <text:p text:style-name="P12"><text:span text:style-name="T1">This is the horse </text:span><text:span text:style-name="T3">that</text:span><text:span text:style-name="T1"> I bought</text:span><text:span text:style-name="T1"> – </text:span>Tel est el cavall <text:span text:style-name="T2">quel</text:span> kieupim</text:p>
      <text:p text:style-name="P12"><text:span text:style-name="T1">I had a daughter </text:span><text:span text:style-name="T3">that</text:span><text:span text:style-name="T1"> wanted to be singer</text:span><text:span text:style-name="T1"> –</text:span> hiebim un dugter <text:span text:style-name="T2">qua</text:span> iskwit ses sehngver</text:p>
      <text:p text:style-name="P12"/>
      <text:p text:style-name="P12"><text:tab/>The integrant conjuction is often translated as “od”.</text:p>
      <text:p text:style-name="P12"/>
      <text:p text:style-name="P12"><text:span text:style-name="T1">I’ve said </text:span><text:span text:style-name="T3">that</text:span><text:span text:style-name="T1"> I don’t like coffee</text:span><text:span text:style-name="T1"> –</text:span> Ho saygen <text:span text:style-name="T2">od</text:span> ne kamo cofie</text:p>
      <text:p text:style-name="P12"><text:span text:style-name="T1">He </text:span><text:span text:style-name="T1">thought </text:span><text:span text:style-name="T3">that</text:span><text:span text:style-name="T1"> I am from Africa </text:span><text:span text:style-name="T1">–</text:span> is mohnit <text:span text:style-name="T2">od</text:span> som ex Africa</text:p>
      <text:p text:style-name="P12"/>
      <text:p text:style-name="P12"><text:tab/>As sometimes only a conjunction is not clear enough to indicate whether what was said is a desire or a claim, there is also the integrant conjunction “ke” (or “kem”), which express a desire and may be used in the place of “od”.</text:p>
      <text:p text:style-name="P12"/>
      <text:p text:style-name="P18"><text:span text:style-name="T1">I desire that he learns Sambahsa –</text:span> vanscho kem is euct Sambahsa</text:p>
      <text:p text:style-name="P12"><text:span text:style-name="T1">That our team win the enemy team and become the european soccer champion –</text:span><text:span text:style-name="T5"> Ke nies swoin vinct id peindswoin ed biht Europes football champion</text:span></text:p>
      <text:p text:style-name="P12"><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2"><text:span text:style-name="T1">I ask you to leave </text:span><text:span text:style-name="T1">–</text:span> te prehgo ke linkws</text:p>
      <text:p text:style-name="P12"/>
      <text:h text:style-name="P4" text:outline-level="2">THE RELATIVE PRONOUNS “YO(S)”, “YA” AND “YOD”</text:h>
      <text:p text:style-name="P12"/>
      <text:p text:style-name="P12"><text:tab/>I thought a lot if I really should bring this subject here, because, as you’ll see, maybe you will never use them, but as this is a <text:span text:style-name="T2">complete</text:span> grammar, I felt in the obligation of explaining them.</text:p>
      <text:p text:style-name="P12"/>
      <text:p text:style-name="P12"><text:soft-page-break/><text:tab/>Basically the relation is:</text:p>
      <text:p text:style-name="P12"/>
      <text:p text:style-name="P12"><text:span text:style-name="T1">Qui –</text:span> yo(s)</text:p>
      <text:p text:style-name="P12"><text:span text:style-name="T1">Qua – </text:span>ya</text:p>
      <text:p text:style-name="P12"><text:span text:style-name="T1">Quod –</text:span> yod</text:p>
      <text:p text:style-name="P12"/>
      <text:p text:style-name="P12"><text:tab/>The relative pronouns yo(s)/ya/yod are to make independent sentences, how? Look the example below:</text:p>
      <text:p text:style-name="P12"/>
      <text:p text:style-name="P12"><text:span text:style-name="T1">Latif, yo gwivt in Afghanistan, baht Sambahsa –</text:span> Latif, who lives in Afghanistan, speaks Sambahsa</text:p>
      <text:p text:style-name="P12"/>
      <text:p text:style-name="P12"><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2"/>
      <text:p text:style-name="P12"><text:tab/>Now let’s see an example that the relative pronouns yo(s)/ya/yod wouldn’t be useful.</text:p>
      <text:p text:style-name="P12"/>
      <text:p text:style-name="P12"><text:span text:style-name="T1">Id bahsa, quod Latif baht, est Sambahsa –</text:span> the language, which Latif speaks, is Sambahsa</text:p>
      <text:p text:style-name="P12"/>
      <text:p text:style-name="P12"><text:tab/>If we remove the “quod Latif baht” (“which Latif speaks”), the sentence would lose its original meaning.</text:p>
      <text:p text:style-name="P12"/>
      <text:p text:style-name="P12"><text:tab/>You would question me: “but I could use a lot these relative pronouns that you say be rarely used, because I make a lot of sentences where they fit”.</text:p>
      <text:p text:style-name="P12"/>
      <text:p text:style-name="P12"><text:tab/>But the detail is that you could use the pronouns qui/qua/quod in the place of yo(s)/ya/yod, would be perfectly valid a sentence like: “<text:span text:style-name="T5">Latif, qui gwivt in Afghanistan, baht Sambahsa”</text:span></text:p>
      <text:p text:style-name="P18"/>
      <text:p text:style-name="P18"><text:tab/>The only reason to use the relative pronouns yo(s)/ya/yod would be for literary proposals.</text:p>
      <text:p text:style-name="P12"/>
      <text:h text:style-name="P58" text:outline-level="1">QUESTIONS</text:h>
      <text:p text:style-name="P12"/>
      <text:p text:style-name="P12"><text:tab/>There are diverse ways for making a question, the first one is adding the word “kwe” {kwe} at the beginning of the sentence.</text:p>
      <text:p text:style-name="P12"/>
      <text:p text:style-name="P12"><text:span text:style-name="T1">Kwe ghehdo ghende tod? –</text:span> can I hold it?</text:p>
      <text:p text:style-name="P12"><text:span text:style-name="T1">Kwe siem ghehdo ghende tod? –</text:span> could I hold it?</text:p>
      <text:p text:style-name="P12"><text:span text:style-name="T1">Kwe ter sont leuds her? –</text:span> are there people here?</text:p>
      <text:p text:style-name="P12"><text:span text:style-name="T1">Kwe sont leuds her? –</text:span> are there people here?</text:p>
      <text:p text:style-name="P12"/>
      <text:p text:style-name="P12"><text:tab/>The “kwe” also may be used at the end of question together the “no” with the role of “isn’t”, “aren’t”, “wasn’t”, etc.</text:p>
      <text:p text:style-name="P12"><text:soft-page-break/></text:p>
      <text:p text:style-name="P12"><text:span text:style-name="T1">Safersiemos do ia Uniet Stats, kwe no? –</text:span> we will travel to United States, wont?</text:p>
      <text:p text:style-name="P12"/>
      <text:p text:style-name="P12"><text:tab/>You also can make a question inverting the position of the main verb.</text:p>
      <text:p text:style-name="P12"/>
      <text:p text:style-name="P12"><text:span text:style-name="T1">Ghehdo io ghende tod? –</text:span> can I hold it?</text:p>
      <text:p text:style-name="P12"><text:span text:style-name="T1">Siem io ghehde ghende tod? –</text:span> can I hold it?</text:p>
      <text:p text:style-name="P36">Notice that is necessary the use of the pronoun.</text:p>
      <text:p text:style-name="P12"><text:span text:style-name="T1">Sont ter leuds her? –</text:span> are there people here?</text:p>
      <text:p text:style-name="P33">Notice that is necessary the use of the “ter”.</text:p>
      <text:p text:style-name="P12"/>
      <text:p text:style-name="P12"><text:tab/>Questions with “what”, “who”, “when” and other similar pronouns, you can make a question in the same way you do in English.</text:p>
      <text:p text:style-name="P12"/>
      <text:p text:style-name="P12"><text:span text:style-name="T1">Quis ste yu? –</text:span> who are you? <text:span text:style-name="T8">(</text:span><text:span text:style-name="T8">question made for a male person</text:span><text:span text:style-name="T8">)</text:span></text:p>
      <text:p text:style-name="P12"><text:span text:style-name="T1">Quando safersies –</text:span> when you travel?</text:p>
      <text:p text:style-name="P12"/>
      <text:h text:style-name="P58" text:outline-level="1">NEGATION</text:h>
      <text:p text:style-name="P12"/>
      <text:p text:style-name="P12"><text:tab/>To answer a question in a negative form, you can simply say “no”.</text:p>
      <text:p text:style-name="P12"/>
      <text:p text:style-name="P12"><text:tab/>To create a negative verb, it’s enough to put the “ne” before the verb.</text:p>
      <text:p text:style-name="P12"><text:span text:style-name="T1">Ne eddo leckereits –</text:span> I don’t eat candies</text:p>
      <text:p text:style-name="P12"/>
      <text:p text:style-name="P12"><text:tab/>The “mae” {may} is a prohibitive.</text:p>
      <text:p text:style-name="P12"><text:span text:style-name="T1">Mae eddo leckereits –</text:span> I shouldn’t eat sweeties</text:p>
      <text:p text:style-name="P12"><text:span text:style-name="T1">Mae eddas leckereits –</text:span> “don’t eat sweeties” or “thou shalt not eat sweeties” <text:span text:style-name="T8">(</text:span><text:span text:style-name="T8">don’t you understand the reason of the ending -as in the verb “edd”? </text:span><text:span text:style-name="T8">Remember the reason in the chapter about the subjunctive verb</text:span><text:span text:style-name="T8">)</text:span></text:p>
      <text:p text:style-name="P12"><text:tab/>To facilitate, just remember those biblical commandments:</text:p>
      <text:p text:style-name="P12"><text:span text:style-name="T1">Mae neicas –</text:span> You shall not murder</text:p>
      <text:p text:style-name="P12"/>
      <text:p text:style-name="P12"><text:tab/>We may not forget the verb “I am not able to” that is “khako” {qAko}.</text:p>
      <text:p text:style-name="P12"><text:span text:style-name="T1">Khako kaupe un wogh –</text:span><text:span text:style-name="T5"> </text:span><text:span text:style-name="T5">I can’t buy a car</text:span></text:p>
      <text:p text:style-name="P33">“Khak” is the antonymous of “ghehd”.</text:p>
      <text:p text:style-name="P12"/>
      <text:h text:style-name="P4" text:outline-level="2">ABOUT THE USE OF THE “SI”</text:h>
      <text:p text:style-name="P12"/>
      <text:p text:style-name="P12"><text:tab/>In order to have not doubts regarding the use of the “si”, which means “yes” and is used to answer negative questions. Observe the following situation:</text:p>
      <text:p text:style-name="P12"/>
      <text:p text:style-name="P12"><text:span text:style-name="T1">Ne has tu purts? –</text:span> don’t you have children?</text:p>
      <text:p text:style-name="P13">Si</text:p>
      <text:p text:style-name="P12"/>
      <text:p text:style-name="P12"><text:tab/>The “si” doesn’t confirm the thought of who asks, in other words.</text:p>
      <text:p text:style-name="P12"/>
      <text:p text:style-name="P12"><text:span text:style-name="T1">Ne has tu purts? –</text:span> don’t you have children?</text:p>
      <text:p text:style-name="P12"><text:soft-page-break/><text:span text:style-name="T1">Si, ho purts –</text:span> yes, I have children</text:p>
      <text:p text:style-name="P12"/>
      <text:h text:style-name="P58" text:outline-level="1">AVOIDING REPETITIONS</text:h>
      <text:p text:style-name="P12"/>
      <text:p text:style-name="P12"><text:tab/>In a conversation, may occur the necessity of refering to a substantive already used just before, to avoid the repetition of words, Sambahsa offers basically the same resources as English. Look the examples:</text:p>
      <text:p text:style-name="P12"/>
      <text:p text:style-name="P13">If you like tea, I can give you <text:span text:style-name="T2">some</text:span></text:p>
      <text:p text:style-name="P12">Sei tu kams chay, vahm tib schehnke <text:span text:style-name="T2">sem</text:span></text:p>
      <text:p text:style-name="P12"/>
      <text:p text:style-name="P13">I bring the tea and its cups.</text:p>
      <text:p text:style-name="P13">Please, give me <text:span text:style-name="T2">one</text:span>!</text:p>
      <text:p text:style-name="P18">Bringho id chay ed ia tasses. </text:p>
      <text:p text:style-name="P18">Plais, schehnk mi <text:span text:style-name="T2">uno</text:span>!</text:p>
      <text:p text:style-name="P12"/>
      <text:p text:style-name="P13">A course of faculty is composed by diverse subjects, and <text:span text:style-name="T2">each one</text:span> has a certain quantity of hours</text:p>
      <text:p text:style-name="P12"><text:span text:style-name="T5">Un facultat curs est composen ab/med multa matiers, ed </text:span><text:span text:style-name="T4">ielg</text:span><text:span text:style-name="T5"> hat un certain quantitat om hors</text:span></text:p>
      <text:p text:style-name="P12"/>
      <text:p text:style-name="P13">Take your book and pass <text:span text:style-name="T2">mine</text:span></text:p>
      <text:p text:style-name="P12">Ghendte vies buk ed anancte mi <text:span text:style-name="T2">mieno</text:span></text:p>
      <text:p text:style-name="P21">You could say just “mien” or “id mien”, but “mieno” makes the message more clear</text:p>
      <text:p text:style-name="P12"/>
      <text:p text:style-name="P13">Which T-shirt are you going to use?</text:p>
      <text:p text:style-name="P13">I am going to use <text:span text:style-name="T2">my newer one</text:span></text:p>
      <text:p text:style-name="P12">Qualg tischert vahte yu vehse? </text:p>
      <text:p text:style-name="P12">Vahm vehse <text:span text:style-name="T2">mien nov(er)</text:span></text:p>
      <text:p text:style-name="P12"/>
      <text:p text:style-name="P13">My little fish is like of the neighbor<text:span text:style-name="T2">’s one</text:span> before die</text:p>
      <text:p text:style-name="P12">Mien lytil pisk est lik <text:span text:style-name="T2">tal</text:span> ios nieber pre mehre</text:p>
      <text:p text:style-name="P21">Here the complete sentence: Mien lytil pisk est lik al pisk ios nieber pre mehre</text:p>
      <text:p text:style-name="P12"/>
      <text:h text:style-name="P58" text:outline-level="1">PARTICIPLES</text:h>
      <text:p text:style-name="P12"/>
      <text:p text:style-name="P12"><text:tab/>Participles are the nominal form of the verb.</text:p>
      <text:p text:style-name="P12"/>
      <text:h text:style-name="P4" text:outline-level="2">ACTIVE PRESENT</text:h>
      <text:p text:style-name="P12"/>
      <text:p text:style-name="P12"><text:tab/>For forming the active participle of the present, it’s enough to add the suffix -(e)nd <text:span text:style-name="T8">(-(e)nt is possible too, but rarely used because it can make confusion with the third person of the plural)</text:span>.</text:p>
      <text:p text:style-name="P12"/>
      <text:p text:style-name="P12"><text:tab/>Using the verb “to be” plus the participle plus the active participle of the present for making sentences like:</text:p>
      <text:p text:style-name="P12"><text:span text:style-name="T1">Id sol eet bleigend –</text:span> the sun was shining</text:p>
      <text:p text:style-name="P12"><text:soft-page-break/><text:span text:style-name="T1">Id bleigend sol –</text:span> the shining sun</text:p>
      <text:p text:style-name="P12"/>
      <text:p text:style-name="P12"><text:span text:style-name="T1">E</text:span><text:span text:style-name="T1">s –</text:span> esend</text:p>
      <text:p text:style-name="P12"><text:span text:style-name="T1">Hab –</text:span> Habend</text:p>
      <text:p text:style-name="P12"><text:span text:style-name="T1">Woid –</text:span> woidend</text:p>
      <text:p text:style-name="P7"/>
      <text:p text:style-name="P7"><text:tab/>In theory the participles can be used as substantives, but actually it never occurs, what happens is the use of endings like -(e)nt and -(a)nt, like in “president”, “studyent” and “immigrant”.</text:p>
      <text:p text:style-name="P7"/>
      <text:h text:style-name="P4" text:outline-level="2">ACTIVE PAST</text:h>
      <text:p text:style-name="P12"/>
      <text:p text:style-name="P12"><text:tab/>For forming the active participle of the past, it’s enough to add the suffix -us or -vs <text:span text:style-name="T8">(it’ll </text:span><text:span text:style-name="T8">depend of what gives the better pronunciation to the word and </text:span><text:span text:style-name="T8">of its accentuational patterns)</text:span>.</text:p>
      <text:p text:style-name="P12"><text:span text:style-name="T1">Dank spollay ob gwehmus hetro –</text:span> thank you very much for coming here</text:p>
      <text:p text:style-name="P12"><text:span text:style-name="T1">Ia minst antslehnkus lands –</text:span> the less developed countries</text:p>
      <text:p text:style-name="P12"/>
      <text:p text:style-name="P12"><text:span text:style-name="T1">E</text:span><text:span text:style-name="T1">s –</text:span> esus</text:p>
      <text:p text:style-name="P12"><text:span text:style-name="T1">Hab –</text:span> Habus</text:p>
      <text:p text:style-name="P12"><text:span text:style-name="T1">Woid –</text:span> woidus</text:p>
      <text:p text:style-name="P12"/>
      <text:h text:style-name="P4" text:outline-level="2">PASSIVE PRESENT</text:h>
      <text:p text:style-name="P12"/>
      <text:p text:style-name="P12"><text:tab/>From the passive participles, Sambahsa uses only the past, but it’s possible to use the passive present in composed words. The suffix is -men with the stem of the verb in the present.</text:p>
      <text:p text:style-name="P12"/>
      <text:p text:style-name="P12"><text:span text:style-name="T1">Al –</text:span> raise <text:span text:style-name="T8">(</text:span><text:span text:style-name="T8">in the sense of raise a child</text:span><text:span text:style-name="T8">)</text:span></text:p>
      <text:p text:style-name="P12"><text:span text:style-name="T1">Almen –</text:span> pupil</text:p>
      <text:p text:style-name="P12"/>
      <text:h text:style-name="P4" text:outline-level="2">PASSIVE PAST</text:h>
      <text:p text:style-name="P12"/>
      <text:p text:style-name="P12"><text:tab/>For forming the passive participle, it’s enough to add the suffix -t or -(e)n. I judge this participle the most interesting and you understand why.</text:p>
      <text:p text:style-name="P12"/>
      <text:p text:style-name="P12"><text:span text:style-name="T1">E</text:span><text:span text:style-name="T1">s –</text:span> est / esen <text:span text:style-name="T8">(</text:span><text:span text:style-name="T8">been</text:span><text:span text:style-name="T8">)</text:span></text:p>
      <text:p text:style-name="P12"><text:span text:style-name="T1">Hab –</text:span> habt / haben <text:span text:style-name="T8">(</text:span><text:span text:style-name="T8">had</text:span><text:span text:style-name="T8">)</text:span></text:p>
      <text:p text:style-name="P12"><text:span text:style-name="T1">Woid –</text:span> wois / woiden <text:span text:style-name="T8">(</text:span><text:span text:style-name="T8">known</text:span><text:span text:style-name="T8">)</text:span></text:p>
      <text:p text:style-name="P12"/>
      <text:h text:style-name="P60" text:outline-level="3">OTHER WAY OF EXPRESSING THE PAST TENSE, THE PRESENT PERFECT</text:h>
      <text:p text:style-name="P12"/>
      <text:p text:style-name="P12"><text:tab/>It’s the same as in English but Sambahsa tenses can refer to actions that don't last anymore, even if they still have consequences.</text:p>
      <text:p text:style-name="P12"/>
      <text:p text:style-name="P12"><text:span text:style-name="T1">Ho edden –</text:span> I’ve eaten</text:p>
      <text:p text:style-name="P12"><text:span text:style-name="T1">Ho kaupen –</text:span> I’ve bought</text:p>
      <text:p text:style-name="P12"><text:span text:style-name="T1">Has liubhen / liubht –</text:span> you’ve loved</text:p>
      <text:p text:style-name="P12"><text:soft-page-break/><text:span text:style-name="T1">Habte yu edden? / –</text:span> have you eaten?</text:p>
      <text:p text:style-name="P12"><text:span text:style-name="T1">Habte yu kaupen? / –</text:span> have you bought?</text:p>
      <text:p text:style-name="P12"/>
      <text:h text:style-name="P60" text:outline-level="3">A WAY OF MAKING ADJECTIVES WITH VERBS</text:h>
      <text:p text:style-name="P12"/>
      <text:p text:style-name="P12"><text:tab/>Let’s use the following verbs and substantives in the examples:</text:p>
      <text:p text:style-name="P12"/>
      <text:p text:style-name="P12"><text:span text:style-name="T1">Sneigv {sneygv} –</text:span> snow</text:p>
      <text:p text:style-name="P12"><text:span text:style-name="T1">Calive {kalIv} –</text:span> cabin</text:p>
      <text:p text:style-name="P12"><text:span text:style-name="T1">Lyegher {lyEgër} –</text:span> layer</text:p>
      <text:p text:style-name="P12"><text:span text:style-name="T1">Tenu {tEnu} –</text:span> thin</text:p>
      <text:p text:style-name="P12"><text:span text:style-name="T1">Myehrs {mye:rs} – </text:span><text:span text:style-name="T5">to forget</text:span></text:p>
      <text:p text:style-name="P12"><text:span text:style-name="T1">Covehr {kovE:r} –</text:span> to cover</text:p>
      <text:p text:style-name="P12"><text:span text:style-name="T1">Covohr {kovO:r} –</text:span> <text:span text:style-name="T8">verb “covehr” in the past. In the next chapter I’ll explain </text:span><text:span text:style-name="T8">why it occurs.</text:span></text:p>
      <text:p text:style-name="P12"/>
      <text:p text:style-name="P12"><text:tab/>Now let’s see the application of the participles:</text:p>
      <text:p text:style-name="P12"/>
      <text:p text:style-name="P12"><text:span text:style-name="T1">Myohrsen land –</text:span> forgotten land</text:p>
      <text:p text:style-name="P12"><text:span text:style-name="T1">Uno sneigvcovohrn calive –</text:span> a snow-covered cabin</text:p>
      <text:p text:style-name="P12"><text:span text:style-name="T1">Un calive covohrno med un tenu sneigvlyegher –</text:span> A cabin covered with a thin snow-layer</text:p>
      <text:p text:style-name="P12"/>
      <text:h text:style-name="P58" text:outline-level="1">CONJUNCTIONS AND OTHER INVARIABLE WORDS</text:h>
      <text:p text:style-name="P12"/>
      <text:p text:style-name="P12"><text:tab/>Both in this chapter an in the next one, the chapter about the prepositions, I’ll work in the following way: I’ll show some direct translations of the words, but in the examples I may represent these invariable words from Sambahsa through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2"/>
      <text:p text:style-name="P33">Don’t be afraid with the size of this chapter, I only aimed to put <text:span text:style-name="T2">all</text:span> the invariable words here, in order to this grammar be a good reference material.</text:p>
      <text:p text:style-name="P12"/>
      <text:p text:style-name="P12"><text:span text:style-name="T1">Aiw(o) {Äw(o)} –</text:span> ever</text:p>
      <text:p text:style-name="P21"><text:span text:style-name="T1">Ays kays eet id bellst quod is hieb aiwo vis –</text:span> her hair was the most beautiful he had ever seen</text:p>
      <text:p text:style-name="P21"><text:span text:style-name="T1">Est stragn od tod ilaj aiw hieb esen usen –</text:span> it's strange that this <text:span text:style-name="T13">(medical)</text:span> treatment has ever been used</text:p>
      <text:p text:style-name="P21">As substantive, “aiwo” means “age”, i.e. “period of time, History”, like in “Petraiwo”, which means “Stone Age”. </text:p>
      <text:p text:style-name="P21"><text:span text:style-name="T1">Id memorandum comprindt oino iom meist exhaustive playcts aiwo signen ab bo lands, markend uno major wehnd in ira relations –</text:span> the memorandum comprises one of the most exhaustive agreements ever signed <text:soft-page-break/>by both countries, highlighting a major turning point in their relations</text:p>
      <text:p text:style-name="P21"><text:span text:style-name="T1">Id khakst film aiwo –</text:span> the worst movie ever</text:p>
      <text:p text:style-name="P12"/>
      <text:p text:style-name="P12"><text:span text:style-name="T1">Agar {agAr} –</text:span> if, in case</text:p>
      <text:p text:style-name="P21"><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2"/>
      <text:p text:style-name="P12"><text:span text:style-name="T1">Albatt(a) {albAt(a)} –</text:span><text:span text:style-name="T5"> certainly, indeed</text:span></text:p>
      <text:p text:style-name="P21"><text:span text:style-name="T1">Albatt Sambahsa ne est id meist facil bahsa –</text:span> certainly, Sambahsa is not the easiest language</text:p>
      <text:p text:style-name="P12"/>
      <text:p text:style-name="P12"><text:span text:style-name="T1">Als {als} –</text:span> <text:span text:style-name="T13">otherwise, else</text:span></text:p>
      <text:p text:style-name="P21"><text:span text:style-name="T1">Kwe semanghen als volt anon? –</text:span> does someone else want some food?</text:p>
      <text:p text:style-name="P12"/>
      <text:p text:style-name="P12"><text:span text:style-name="T1">Also {Also} –</text:span> <text:span text:style-name="T13">also, so</text:span></text:p>
      <text:p text:style-name="P21"><text:span text:style-name="T1">Ne ho denars kay safer, also tehrbo studye –</text:span> I don't have money to travel, also I have to study</text:p>
      <text:p text:style-name="P21"><text:span text:style-name="T1">Maria ghi hieb neid magho kay lises ments. Also ia contentit-se med abgires ed chehxe proscher cada face –</text:span> Maria indeed had no powers to read minds. So she contented herself with turning away and looking closer at each face</text:p>
      <text:p text:style-name="P21"><text:span text:style-name="T1">Is fauran mohn de stuppe sieno nas; also sternues ne lambh iom –</text:span> he suddenly thought about stopping up his nose; also, he wasn't caught by sneezings</text:p>
      <text:p text:style-name="P12"/>
      <text:p text:style-name="P12"><text:span text:style-name="T1">Amalan {amalAn} –</text:span> practically</text:p>
      <text:p text:style-name="P21"><text:span text:style-name="T1">Ti bell animals sont amalan extinct –</text:span> these beautiful animals are </text:p>
      <text:p text:style-name="P21">practically extinct. </text:p>
      <text:p text:style-name="P12"/>
      <text:p text:style-name="P12"><text:span text:style-name="T1">An {an} –</text:span> <text:span text:style-name="T13">whether, if, that</text:span><text:span text:style-name="T8"> (introducing an interrogation, a doubt)</text:span></text:p>
      <text:p text:style-name="P12"><text:span text:style-name="T9">Ne woidim an poitto drehnke hoyd –</text:span><text:span text:style-name="T8"> I don't know if I have the right to drink (alcohol) today. </text:span></text:p>
      <text:p text:style-name="P12"><text:span text:style-name="T9">Ia ihsit ad vide an ays wogh hieb likwt id reparation service –</text:span><text:span text:style-name="T8"> She went off to see if her car had left the reparation service</text:span></text:p>
      <text:p text:style-name="P12"><text:span text:style-name="T9">Daumo an i insects tant kame plukes ambh kiers –</text:span><text:span text:style-name="T8"> I wonder whether insects so much like to fly around candles</text:span></text:p>
      <text:p text:style-name="P12"/>
      <text:p text:style-name="P12"><text:span text:style-name="T1">Anter {Antër} –</text:span> rather</text:p>
      <text:p text:style-name="P21"><text:span text:style-name="T1">Sieycst “torche”, bet kad eiskws sayge anter “torte” –</text:span> you said “torche”, bet perhaps that you rather mean “cake”</text:p>
      <text:p text:style-name="P12"/>
      <text:p text:style-name="P12"><text:span text:style-name="T1">Api {Api} –</text:span> but, now <text:span text:style-name="T8">(to introduce a counter-argument)</text:span></text:p>
      <text:p text:style-name="P21"><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1"><text:span text:style-name="T1">Gulf lands eiskwnt conserve ir teutisk ed religieus traditions. Api, id </text:span><text:soft-page-break/><text:span text:style-name="T1">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2"/>
      <text:p text:style-name="P12"><text:span text:style-name="T1">Aproposs {apropOs} –</text:span> by the way, a propos</text:p>
      <text:p text:style-name="P21"><text:span text:style-name="T1">Dank ob aurdhens id meja. Aproposs, kwohrst tien almentask? –</text:span> thanks for putting the table in order. By the way, did you do your (school) homework?</text:p>
      <text:p text:style-name="P21"><text:span text:style-name="T1">Som un serieus christian ed, aproposs, som gai. Sem leuds pohnd difficil ghabe to –</text:span> I'm a serious Christian and, by the way, I'm gay. Some people found this difficult to understand</text:p>
      <text:p text:style-name="P12"/>
      <text:p text:style-name="P12"><text:span text:style-name="T1">Ar {ar} –</text:span> for <text:span text:style-name="T8">(used when “ghi” is not convenient)</text:span></text:p>
      <text:p text:style-name="P21"><text:span text:style-name="T1">Kartvelia est ayt un perodhkala os Occident ar, pos dwo secules os </text:span><text:span text:style-name="T1">Russiano militaro presence, Moskva hat dohlgen evacue in 2005 sien </text:span><text:span text:style-name="T1">sensta militar bases –</text:span> Georgia <text:span text:style-name="T13">(the Caucasian country)</text:span> is considered an advanced bastion of the West for, after two centuries of Russian military presence, Moscow had to evacuate in 2005 its last military bases </text:p>
      <text:p text:style-name="P21">Notice that the use of “ghi” would not be practical because of the long complement “pos dwo secules os Russiano militaro presence”</text:p>
      <text:p text:style-name="P12"/>
      <text:p text:style-name="P15"><text:span text:style-name="T1">Arasih {arazI:} –</text:span> accidentally</text:p>
      <text:p text:style-name="P21"><text:span text:style-name="T1">Arasih ho sorben un bei –</text:span> accidentally I've swallowed a bee</text:p>
      <text:p text:style-name="P15"/>
      <text:p text:style-name="P12"><text:span text:style-name="T1">Au {Ao} –</text:span> or <text:span text:style-name="T8">(separate substantives, adjectives and verbs)</text:span></text:p>
      <text:p text:style-name="P21"><text:span text:style-name="T1">Dah ei un apel au un vinber –</text:span> give him an apple or a grape</text:p>
      <text:p text:style-name="P15"/>
      <text:p text:style-name="P15"><text:span text:style-name="T1">Aus {Aos} –</text:span> early</text:p>
      <text:p text:style-name="P12"><text:span text:style-name="T9">Is gwohmit aus –</text:span><text:span text:style-name="T8"> he came early</text:span></text:p>
      <text:p text:style-name="P12"/>
      <text:p text:style-name="P12"><text:span text:style-name="T1">Autah {aotA:} –</text:span> or <text:span text:style-name="T8">(it's just stronger than “au”)</text:span></text:p>
      <text:p text:style-name="P12"><text:span text:style-name="T9">China est tienxia dwot plautsto Stat yeji id land superficie, autah trit au quart plautsto yeji id total superficie, sekwent id meid methode –</text:span><text:span text:style-name="T8"> China is the world's second largest state by land area, or either the third or fourth-largest by total area, depending on the method of measurement</text:span></text:p>
      <text:p text:style-name="P21"/>
      <text:p text:style-name="P15"><text:span text:style-name="T1">Auti {Aoti} –</text:span><text:span text:style-name="T5"> or … too, or … also</text:span></text:p>
      <text:p text:style-name="P15"><text:span text:style-name="T9">Tod militar potential ghehdt ses nudt eni id quader om UNO au NATO operations, auti ob id maidehsa om certain lands au organisations –</text:span><text:span text:style-name="T8"> this military potential can be used whithin the framework of UNO or NATO operations, or else because of the call for help of certain countries or organisations</text:span></text:p>
      <text:p text:style-name="P12"/>
      <text:p text:style-name="P12"><text:span text:style-name="T1">Bad {bad} –</text:span> at last, finally</text:p>
      <text:p text:style-name="P21"><text:span text:style-name="T1">Bad gwahsiem hem –</text:span> at last I'll go home</text:p>
      <text:p text:style-name="P21"><text:span text:style-name="T1">Ia gwenak me spohc med sien okwi meg-ye ghyanen ob staunos, pre bad sprehge –</text:span> the young woman looked at me with her eyes wide-opened in amazement, before she finally talked to me</text:p>
      <text:p text:style-name="P12"/>
      <text:p text:style-name="P12"><text:soft-page-break/><text:span text:style-name="T1">Ne … bad {ne … bad} –</text:span> not … yet</text:p>
      <text:p text:style-name="P21"><text:span text:style-name="T1">Ne ho bad perichohxen id hol Sambahsa-Portughesche kamus –</text:span> I haven't yet proofread the whole Sambahsa-Portuguese lexicon</text:p>
      <text:p text:style-name="P12">perichohxen = peri + chohxen (past tense of “chehx”)</text:p>
      <text:p text:style-name="P12"/>
      <text:p text:style-name="P12"><text:span text:style-name="T1">Bariem {baryEm} –</text:span><text:span text:style-name="T5"> at least</text:span></text:p>
      <text:p text:style-name="P21"><text:span text:style-name="T1">Som orm, bet bariem weiko in un riche land –</text:span> I'm poor, but at least I live in a rich country</text:p>
      <text:p text:style-name="P12"/>
      <text:p text:style-name="P15"><text:span text:style-name="T1">Besonters {bezOntërs} –</text:span> especially</text:p>
      <text:p text:style-name="P12"><text:span text:style-name="T9">Kamo magvi, besonters i tamijdars –</text:span><text:span text:style-name="T8"> I like children, especially the well-</text:span><text:span text:style-name="T8">educated ones</text:span></text:p>
      <text:p text:style-name="P21">Extra: “those well-educated” would be “ti tamijdar”, because “ti” here replaces the substantive.</text:p>
      <text:p text:style-name="P12"/>
      <text:p text:style-name="P12"><text:span text:style-name="T1">Bet {bet} –</text:span> but</text:p>
      <text:p text:style-name="P21"><text:span text:style-name="T1">Ho un bell gvibh, bet ne som noroct –</text:span> I have a beautiful wife, but I'm not happy</text:p>
      <text:p text:style-name="P12"/>
      <text:p text:style-name="P12"><text:span text:style-name="T1">Bfuyi {bfUyi} –</text:span> non-stop, continuously</text:p>
      <text:p text:style-name="P21"><text:span text:style-name="T1">El Manticore henslit iom bfuyi –</text:span> the Manticore harassed him continously</text:p>
      <text:p text:style-name="P12"/>
      <text:p text:style-name="P12"><text:span text:style-name="T1">Biadet {byAdët} –</text:span> usually</text:p>
      <text:p text:style-name="P21"><text:span text:style-name="T1">Biadet eihm hem jumas –</text:span> usually I go home on Fridays</text:p>
      <text:p text:style-name="P12"/>
      <text:p text:style-name="P12"><text:span text:style-name="T1">Bilax {bilAks} –</text:span> on the contrary</text:p>
      <text:p text:style-name="P21"><text:span text:style-name="T1">Ne orbato con bandits, bilax, tik orbato con honeste leuds –</text:span> I don't work with bandits, on the contrary, I only work with honest people</text:p>
      <text:p text:style-name="P12"/>
      <text:p text:style-name="P12"><text:span text:style-name="T1">(Bil)hassa {(bil)hAsa} –</text:span> mostly</text:p>
      <text:p text:style-name="P21"><text:span text:style-name="T1">Bilhassa ghango in id forest nocts –</text:span> I walk in the forest mostly at night</text:p>
      <text:p text:style-name="P12"/>
      <text:p text:style-name="P12"><text:span text:style-name="T1">Cadadien {kadadyEn} –</text:span><text:span text:style-name="T5"> daily</text:span></text:p>
      <text:p text:style-name="P21"><text:span text:style-name="T1">Cadadien puwno id dom –</text:span> I clean up the house every day</text:p>
      <text:p text:style-name="P12"/>
      <text:p text:style-name="P12"><text:span text:style-name="T1">Casu quo {kAzu kwo} –</text:span><text:span text:style-name="T5"> if need be</text:span></text:p>
      <text:p text:style-name="P21"><text:span text:style-name="T1">Casu quo, pehrnsiem id dom, men neti sessiem makrouse –</text:span> if necessary, I will sell the house, but I won't be indebted anymore</text:p>
      <text:p text:style-name="P12"/>
      <text:p text:style-name="P12"><text:span text:style-name="T1">Chiowdeo {tcyowdEo} –</text:span> exactly</text:p>
      <text:p text:style-name="P21"><text:span text:style-name="T1">Quod volst sayge chiowdeo? –</text:span> what did you mean exactly?</text:p>
      <text:p text:style-name="P12"/>
      <text:p text:style-name="P12"><text:span text:style-name="T1">Chunke {tcunk} –</text:span> since, as <text:span text:style-name="T8">(conditional)</text:span></text:p>
      <text:p text:style-name="P21"><text:span text:style-name="T1">Chunke yu xeihte id magh os kyukes iom Mighelekwo, ne ghehdiete yu sprehge iom quer wehst eys poti? –</text:span> since you hold the power to summon the Horse of Mist, couldn't you ask him where his master is now?</text:p>
      <text:p text:style-name="P12"/>
      <text:p text:style-name="P12"><text:span text:style-name="T1">Circa {tsIrka} –</text:span> about, approximately</text:p>
      <text:p text:style-name="P21"><text:span text:style-name="T1">Is est circa dwo meters buland –</text:span> he's approximately two meters tall</text:p>
      <text:p text:style-name="P12"><text:soft-page-break/></text:p>
      <text:p text:style-name="P12"><text:span text:style-name="T1">Com(samen) {kom(sAmën)} –</text:span> together</text:p>
      <text:p text:style-name="P21"><text:span text:style-name="T1">Hovesper, sessiemos com –</text:span> tonight, we'll be together</text:p>
      <text:p text:style-name="P12"/>
      <text:p text:style-name="P12"><text:span text:style-name="T1">Daanistah {daanista:} –</text:span> knowingly, intentionally</text:p>
      <text:p text:style-name="P21"><text:span text:style-name="T1">Daanistah brohgim id machine –</text:span> I broke the machine intentionally</text:p>
      <text:p text:style-name="P12"/>
      <text:p text:style-name="P12"><text:span text:style-name="T1">Dalg {dalg} –</text:span> far</text:p>
      <text:p text:style-name="P21"><text:span text:style-name="T1">Weiko dalg –</text:span> I live far (from here)</text:p>
      <text:p text:style-name="P12"/>
      <text:p text:style-name="P12"><text:span text:style-name="T1">Dalger {dAldjër} –</text:span> farther, further <text:span text:style-name="T8">(in the spatial sense, never temporal)</text:span></text:p>
      <text:p text:style-name="P21"><text:span text:style-name="T1">Tetos dalger, vidsies un phar –</text:span> farther from there, you'll see a lighthouse</text:p>
      <text:p text:style-name="P21"><text:span text:style-name="T1">Seghlim dalger kay trehve id noroc </text:span>– I sailed farther to find happiness</text:p>
      <text:p text:style-name="P12"/>
      <text:p text:style-name="P12"><text:span text:style-name="T1">Dar {dar} –</text:span> still <text:span text:style-name="T8">(as an adverb)</text:span></text:p>
      <text:p text:style-name="P21"><text:span text:style-name="T1">Quan gwahm lict, mien mann dar est wehrgend –</text:span> When I go to bed, my husband is still working</text:p>
      <text:p text:style-name="P12"/>
      <text:p text:style-name="P12"><text:span text:style-name="T1">Dat {dat} –</text:span><text:span text:style-name="T5"> given that</text:span></text:p>
      <text:p text:style-name="P21"><text:span text:style-name="T1">Dat id noct hieb gwohmen, is Marjban ess oin lembas pre swehpe –</text:span> given that the night had come, the Ranger <text:span text:style-name="T13">(from Middle Earth of Tolkien)</text:span> ate one lembas before sleeping</text:p>
      <text:p text:style-name="P21"><text:span text:style-name="T1">Dat is hieb nia denars kay tules un eustwort porm, Tosten dohlgit linkwes id urb –</text:span> given that he had no money to afford a fare to the east, Ithacus had to leave the city</text:p>
      <text:p text:style-name="P12"/>
      <text:p text:style-name="P12"><text:span text:style-name="T1">Daydey {daydEy} –</text:span><text:span text:style-name="T5"> in general, generally</text:span></text:p>
      <text:p text:style-name="P21"><text:span text:style-name="T1">Daydey ia semens teukent quan (sont) madhen –</text:span> in general, seeds do sprout when they've turned wet</text:p>
      <text:p text:style-name="P21">Ps.: in this case, writting only “…quan madhen” is not gramatically incorrect, but it's preferable the use of the verb in the middle for clarity</text:p>
      <text:p text:style-name="P12"/>
      <text:p text:style-name="P12"><text:span text:style-name="T1">Dayim {dayIm} –</text:span> constantly</text:p>
      <text:p text:style-name="P12"><text:span text:style-name="T9">Is fabric orbater premt ia scruvs dayim –</text:span><text:span text:style-name="T8"> the factory worker constantly</text:span></text:p>
      <text:p text:style-name="P21">presses the screws</text:p>
      <text:p text:style-name="P21">It's synonyms of “bfuyi”</text:p>
      <text:p text:style-name="P12"/>
      <text:p text:style-name="P12"><text:span text:style-name="T1">Dexios {dEksjos} –</text:span> briskly</text:p>
      <text:p text:style-name="P21"><text:span text:style-name="T1">Id Caroline snohg dexios inter ia enflammen vracks ed intercepit oino iom feugend vecels –</text:span> the Caroline (a warship) sneaked skillfully between the flamed wrecks and intercepted one of the fleeing vessels</text:p>
      <text:p text:style-name="P12"/>
      <text:p text:style-name="P12"><text:span text:style-name="T1">Dind {dind} –</text:span> then, after that</text:p>
      <text:p text:style-name="P12"><text:span text:style-name="T9">Gwahsim id mercat, dind gwahsim kyrk –</text:span><text:span text:style-name="T8"> I went to market, then I went to church</text:span></text:p>
      <text:p text:style-name="P15"/>
      <text:p text:style-name="P15"><text:span text:style-name="T1">Diu {dyu} –</text:span><text:span text:style-name="T5"> long time, long </text:span><text:span text:style-name="T12">(temporal adverb)</text:span></text:p>
      <text:p text:style-name="P21"><text:span text:style-name="T1">Unte baygh diu, ho esen her –</text:span> during a long time, I've been here</text:p>
      <text:p text:style-name="P20">Diutos is est un prisoner –<text:span text:style-name="T5"> he's been a prisoner for a long time</text:span></text:p>
      <text:p text:style-name="P12"><text:soft-page-break/></text:p>
      <text:p text:style-name="P12"><text:span text:style-name="T1">Diuper {dyÜpër} –</text:span> long ago</text:p>
      <text:p text:style-name="P21"><text:span text:style-name="T1">Diuper ia gwivit in mien dom –</text:span> long ago, she lived in my house</text:p>
      <text:p text:style-name="P12"/>
      <text:p text:style-name="P12"><text:span text:style-name="T1">Ed {ed} –</text:span> and</text:p>
      <text:p text:style-name="P21"><text:span text:style-name="T1">Io ed mien son –</text:span> Me and my son</text:p>
      <text:p text:style-name="P12"/>
      <text:p text:style-name="P12"><text:span text:style-name="T1">Entrim {Entrim} –</text:span> meanwhile</text:p>
      <text:p text:style-name="P21"><text:span text:style-name="T1">Vahm soke discret-ye, bet entrim, to dehlct remane inter nos –</text:span> I'm gonna investigate discretely, but meanwhile, that must remain between us</text:p>
      <text:p text:style-name="P12"/>
      <text:p text:style-name="P12"><text:span text:style-name="T1">Esdi {Ezdi} –</text:span> even if</text:p>
      <text:p text:style-name="P21"><text:span text:style-name="T1">Ne weiko in tod dom esdi i payghent me –</text:span> I don't live in that house even if they pay me</text:p>
      <text:p text:style-name="P12"/>
      <text:p text:style-name="P12"><text:span text:style-name="T1">Eni {Eni} –</text:span> within, inside</text:p>
      <text:p text:style-name="P12"><text:span text:style-name="T9">El kwaun est eni id dom –</text:span><text:span text:style-name="T8"> the dog is inside the house</text:span></text:p>
      <text:p text:style-name="P12"/>
      <text:p text:style-name="P12"><text:span text:style-name="T1">Eti {Eti} –</text:span> moreover, furthermore, also</text:p>
      <text:p text:style-name="P21"><text:span text:style-name="T1">Ne eddo hamburger, eti som vegetarian –</text:span><text:span text:style-name="T5"> I don't eat hamburger, moreover I'm a vegan</text:span></text:p>
      <text:p text:style-name="P21"><text:span text:style-name="T1">En id plan ios edifice. Tod plan est ja veut. Kad id edifice hat est </text:span><text:span text:style-name="T1">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1"><text:span text:style-name="T1">Tod vestibule compris eti dwo dwers, uter wester, alter euster –</text:span> this entrance room comprised furthermore two doors, one to the west, the other one to the east</text:p>
      <text:p text:style-name="P12"/>
      <text:p text:style-name="P12"><text:span text:style-name="T1">Exo {Ekso} –</text:span> outside</text:p>
      <text:p text:style-name="P21"><text:span text:style-name="T1">El kwaun est exo id dom –</text:span> the dog is outside the house</text:p>
      <text:p text:style-name="P21">We can also say: “el kwaun est exter id dom”</text:p>
      <text:p text:style-name="P12"/>
      <text:p text:style-name="P12"><text:span text:style-name="T1">Fauran {faorAn} –</text:span> immediately</text:p>
      <text:p text:style-name="P21"><text:span text:style-name="T1">Kehrzsiem mien kays fauran, iey(it) is orbater ei bes –</text:span> I will cut my hair immediately, the worker said to the boss</text:p>
      <text:p text:style-name="P12"/>
      <text:p text:style-name="P12"><text:span text:style-name="T1">Filan {filAn} –</text:span> so &amp; so</text:p>
      <text:p text:style-name="P21"><text:span text:style-name="T1">Ia religieus autoritats hant tolcto kay woide kweter filan buk ios Bible eet we ne inspiret ab Div –</text:span> the religious authorities have discussed to know whether this or that book of the Bible was inspired by God or not</text:p>
      <text:p text:style-name="P12"/>
      <text:p text:style-name="P12"><text:span text:style-name="T1">Fujatan {fujatAn} –</text:span> suddenly</text:p>
      <text:p text:style-name="P21"><text:span text:style-name="T1">Fujatan eem trigimat –</text:span> suddenly I turned thirty</text:p>
      <text:p text:style-name="P12"/>
      <text:p text:style-name="P12"><text:span text:style-name="T1">Gairn {gärn} –</text:span> of goodwill</text:p>
      <text:p text:style-name="P21"><text:span text:style-name="T1">Is commander reservit id access ibs “inner kyals” (kam is gairn kiel ia) sibswo –</text:span> the commander reserved the access to the “inner rooms” (as he <text:soft-page-break/>liked to call them) to himself</text:p>
      <text:p text:style-name="P12"/>
      <text:p text:style-name="P12"><text:span text:style-name="T1">Gontro {gOntro} (gon + tro) –</text:span> aside <text:span text:style-name="T8">(adverb of movement)</text:span></text:p>
      <text:p text:style-name="P21"><text:span text:style-name="T1">Reusch gontro! –</text:span> rush to the side</text:p>
      <text:p text:style-name="P21"><text:span text:style-name="T1">Per noroc is ekwos ios hussar, se kheissend protietragen ghomtro ab id ansia is colonel dier, movit gontro, ed it id longo miech ios saber os gwaur cavalerie os Fabrice slid engwn id vest ios hussar ed passit alnos </text:span><text:span text:style-name="T1">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2"/>
      <text:p text:style-name="P12"><text:span text:style-name="T1">Ghi {gi} –</text:span> <text:span text:style-name="T8">without any definite meaning, this word frequently appears in second position and serves to emphasize the word before. It is often suffixed </text:span><text:span text:style-name="T8">to a pronoun, an adverb, as long as it is phonetically compatible. Can mean </text:span><text:span text:style-name="T8">“also, then, for…”</text:span></text:p>
      <text:p text:style-name="P21"><text:span text:style-name="T1">Is ne kieup id wogh, isghi ne hieb denars –</text:span> he didn't buy the car, for he had no money</text:p>
      <text:p text:style-name="P21"><text:span text:style-name="T1">Eiskwo woide id ghi payghen pris –</text:span> I'd like to know the (actually) paid price</text:p>
      <text:p text:style-name="P21"><text:span text:style-name="T1">Id probleme tom prabhils est od pauk ghi anghens brunge ia –</text:span> the problem with these rules is that (indeed) few people benefit from them</text:p>
      <text:p text:style-name="P12"/>
      <text:p text:style-name="P12"><text:span text:style-name="T9">Gwaru {gwAru} –</text:span><text:span text:style-name="T13"> seriously, heavily</text:span><text:span text:style-name="T8"> (when referring to a wound)</text:span></text:p>
      <text:p text:style-name="P21"><text:span text:style-name="T1">Id ecosysteme os Amazonia buit gwaru taraght ab illegal reuydens –</text:span> the ecosystem of Amazonia was heavily upset by illegal exploitations</text:p>
      <text:p text:style-name="P12"/>
      <text:p text:style-name="P12"><text:span text:style-name="T1">Hatta {hAta} –</text:span> even <text:span text:style-name="T8">(adverb)</text:span></text:p>
      <text:p text:style-name="P21"><text:span text:style-name="T1">Hatta i smulkst aranks ghehde nices –</text:span> even the smallest spiders can kill</text:p>
      <text:p text:style-name="P21"><text:span text:style-name="T1">Pedro ne hat hatta smautert tod film –</text:span> Pedro hasn't even watched this movie</text:p>
      <text:p text:style-name="P21"><text:span text:style-name="T1">Tu hatta ghyienst id hadia –</text:span> you even opened the present</text:p>
      <text:p text:style-name="P21"><text:span text:style-name="T1">Hatta habend-ye piten, ne kamyabim –</text:span> even having tried, I didn't succeed</text:p>
      <text:p text:style-name="P21"><text:span text:style-name="T1">Magho sayge od hatta Suomi hat falls os foll gwow siuge –</text:span> I can tell that even Finland has cases of mad cow disease</text:p>
      <text:p text:style-name="P12"/>
      <text:p text:style-name="P12"><text:span text:style-name="T1">Hakan {hakAn} –</text:span> really, truly</text:p>
      <text:p text:style-name="P12"><text:span text:style-name="T9">Is hakan lieubht te –</text:span><text:span text:style-name="T8"> he really loves you</text:span></text:p>
      <text:p text:style-name="P12"/>
      <text:p text:style-name="P12"><text:span text:style-name="T1">Iawod {yawOd} –</text:span> provided that, let's hope that</text:p>
      <text:p text:style-name="P21"><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2"/>
      <text:p text:style-name="P12"><text:span text:style-name="T1">Ib {ib} –</text:span> lest</text:p>
      <text:p text:style-name="P21"><text:span text:style-name="T1">Eti, un ieuster daysa iom opnos tehrbiet bihe instohlen in multa lands, ibo vide udbrehge grave social troubles –</text:span> moreover, a fairer sharing of <text:soft-page-break/>wealth should be set up in many lands, lest (we) see grave social troubles break up</text:p>
      <text:p text:style-name="P12"/>
      <text:p text:style-name="P12"><text:span text:style-name="T1">Ilhali {ilhAli} –</text:span> whereas</text:p>
      <text:p text:style-name="P21"><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2"/>
      <text:p text:style-name="P12"><text:span text:style-name="T1">Inkaptos {inkAptos} –</text:span> from the beginning/start</text:p>
      <text:p text:style-name="P21"><text:span text:style-name="T1">Sayg mi quanto wakyit inkaptos –</text:span> tell me everything that happened from the beginning</text:p>
      <text:p text:style-name="P12"/>
      <text:p text:style-name="P12"><text:span text:style-name="T9">Intant {intAnt} –</text:span><text:span text:style-name="T8"> in the meantime</text:span></text:p>
      <text:p text:style-name="P21"><text:span text:style-name="T1">Bet intant, kwehr quodlibt –</text:span> but in the meantime, do what you want</text:p>
      <text:p text:style-name="P12"/>
      <text:p text:style-name="P12"><text:span text:style-name="T1">Iter {Itër} –</text:span> once again, oncemore, anew</text:p>
      <text:p text:style-name="P21"><text:span text:style-name="T1">Som con mien família iter –</text:span> I'm once again with my family</text:p>
      <text:p text:style-name="P12"/>
      <text:p text:style-name="P12"><text:span text:style-name="T1">In unisson {in unisOn} –</text:span> in unison</text:p>
      <text:p text:style-name="P21"><text:span text:style-name="T1">I brasileirs obswihr is corrumepen president in unisson –</text:span> all together/like a single man, the Brazilians booed at the corrupted president</text:p>
      <text:p text:style-name="P12"/>
      <text:p text:style-name="P12"><text:span text:style-name="T1">Ja {ja} –</text:span> already</text:p>
      <text:p text:style-name="P21"><text:span text:style-name="T1">Tu biscripst todeghern ed tu ja finihst id wehrg –</text:span> you began to write this morning and already you finished the work</text:p>
      <text:p text:style-name="P12"/>
      <text:p text:style-name="P12"><text:span text:style-name="T1">Jaldi {jAldi} –</text:span> fast, quickly <text:span text:style-name="T8">(notion of velocity)</text:span></text:p>
      <text:p text:style-name="P21"><text:span text:style-name="T1">Ia cursit meg jaldi quando ia eet yuner –</text:span> she ran more quickly when she was younger</text:p>
      <text:p text:style-name="P21"><text:span text:style-name="T1">Id nivell ios wed est steighend jaldi –</text:span> the level of the water is rising quickly</text:p>
      <text:p text:style-name="P12"/>
      <text:p text:style-name="P12"><text:span text:style-name="T1">Ka {ka} –</text:span> as (a) <text:span text:style-name="T8">(when referring to a quality)</text:span></text:p>
      <text:p text:style-name="P21"><text:span text:style-name="T1">Tod werd wehrct ka adjective ed adverb –</text:span> this word works as an adjective and as an adverb</text:p>
      <text:p text:style-name="P12"/>
      <text:p text:style-name="P12"><text:span text:style-name="T1">Kad {kad} –</text:span> maybe, perhaps that</text:p>
      <text:p text:style-name="P21"><text:span text:style-name="T1">Kad wehdsiem iam –</text:span> Perhaps I will marry her</text:p>
      <text:p text:style-name="P12"/>
      <text:p text:style-name="P12"><text:span text:style-name="T1">Kafi {kAfi} –</text:span> enough</text:p>
      <text:p text:style-name="P12"><text:span text:style-name="T1">Sat! {sat} –</text:span> enough!</text:p>
      <text:p text:style-name="P21"><text:span text:style-name="T1">Ho edden kafi –</text:span> I've eaten enough</text:p>
      <text:p text:style-name="P12"/>
      <text:p text:style-name="P12"><text:span text:style-name="T1">Kam {kam} –</text:span> how?, in what manner ?, like</text:p>
      <text:p text:style-name="P21"><text:span text:style-name="T1">Kam has tu arriven her? –</text:span> how have you arrived here?</text:p>
      <text:p text:style-name="P21"><text:span text:style-name="T1">Kam leits tu? –</text:span> how are you?</text:p>
      <text:p text:style-name="P21"><text:span text:style-name="T1">Som kam tu –</text:span> I am like you</text:p>
      <text:p text:style-name="P12"><text:soft-page-break/></text:p>
      <text:p text:style-name="P12"><text:span text:style-name="T1">Kam adet {kam Adët} –</text:span> as usual</text:p>
      <text:p text:style-name="P21"><text:span text:style-name="T1">Kam adet ia oisbud aus –</text:span> as usual she woke up early</text:p>
      <text:p text:style-name="P12"/>
      <text:p text:style-name="P12"><text:span text:style-name="T1">Kamsei {kamsEy} –</text:span> as if</text:p>
      <text:p text:style-name="P21"><text:span text:style-name="T1">Is ee-sispehct me kamsei is esiet/eet un lion sispehcend un owu –</text:span> he didn't stop looking at me as if he was/were a lion looking at a sheep</text:p>
      <text:p text:style-name="P12"/>
      <text:p text:style-name="P12"><text:span text:style-name="T1">Kariban {karibAn} –</text:span> soon, shortly</text:p>
      <text:p text:style-name="P21"><text:span text:style-name="T1">Linkwsiemos (hetos) kariban –</text:span> we'll soon leave <text:span text:style-name="T13">(from here)</text:span></text:p>
      <text:p text:style-name="P12"/>
      <text:p text:style-name="P12"><text:span text:style-name="T1">Kathalika {ka§alIka} –</text:span> likewise</text:p>
      <text:p text:style-name="P21"><text:span text:style-name="T1">Tony ed Sandro sont kerabs, kathalika sont Otavio ed Clarissa –</text:span> Tony and Sandro are relatives, likewise are Otavio and Clarissa</text:p>
      <text:p text:style-name="P12"/>
      <text:p text:style-name="P12"><text:span text:style-name="T1">Kay {kay} –</text:span> (in order) to</text:p>
      <text:p text:style-name="P21"><text:span text:style-name="T1">Gwahsiem weir kay defende mien land –</text:span> I'll go to war to defend my country</text:p>
      <text:p text:style-name="P21"><text:span text:style-name="T1">Eiskwo un wogh kay safer –</text:span> I want a car in order to travel</text:p>
      <text:p text:style-name="P12"/>
      <text:p text:style-name="P12"><text:span text:style-name="T1">Khaliban {qalibAn} –</text:span> mainly</text:p>
      <text:p text:style-name="P21"><text:span text:style-name="T1">Is orbietit khaliban ka swobod orbater –</text:span> he mainly worked as a freelancer</text:p>
      <text:p text:style-name="P15"/>
      <text:p text:style-name="P15"><text:span text:style-name="T1">Kheptenn {qëptEn} –</text:span> quite, definitely</text:p>
      <text:p text:style-name="P21"><text:span text:style-name="T1">Is kheptenn est gai –</text:span> he's definitely gay</text:p>
      <text:p text:style-name="P15"/>
      <text:p text:style-name="P15"><text:span text:style-name="T1">Kjiawxieng {kjyawksyEng} –</text:span> by chance, incidentally</text:p>
      <text:p text:style-name="P21"><text:span text:style-name="T1">Kjiawxieng kwe has cigarettes? –</text:span> by chance, do you have some cigarettes?</text:p>
      <text:p text:style-name="P15"/>
      <text:p text:style-name="P15"><text:span text:style-name="T1">Kongcio {kOngtsyo} –</text:span> from now on, hereinafter, henceforth</text:p>
      <text:p text:style-name="P21"><text:span text:style-name="T1">Kongcio sessiem un gohd pater, promitto –</text:span> henceforth I'll be a good father, I promise</text:p>
      <text:p text:style-name="P21"><text:bookmark-start text:name="__DdeLink__40077_509767452"/>“Nuntos” has the same meaning and often is most used, since the “kongcio” seems be antiquated.<text:bookmark-end text:name="__DdeLink__40077_509767452"/></text:p>
      <text:p text:style-name="P15"/>
      <text:p text:style-name="P15"><text:span text:style-name="T1">Kwecto {kwEcto} –</text:span> apparently, as it seems</text:p>
      <text:p text:style-name="P21"><text:span text:style-name="T1">Id phial, quei poskwo dahsim mien attention, kwecto pwolpohld med un cruorrudh liqueur –</text:span> the phial, to which I next turned my attention, might have been about half-full of a blood-red liquor</text:p>
      <text:p text:style-name="P21"><text:span text:style-name="T1">Hatta eys prientias kwecto kihr ep un samliko catholicitat os suabuhsa –</text:span> even his friendships seemed to be founded in a similar catholicity of good-nature</text:p>
      <text:p text:style-name="P15"/>
      <text:p text:style-name="P15"><text:span text:style-name="T1">Kweid {kweyd} –</text:span> even if, though</text:p>
      <text:p text:style-name="P21"><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under the price of) if the function of the civil freedoms gets limited</text:p>
      <text:p text:style-name="P15"><text:soft-page-break/></text:p>
      <text:p text:style-name="P12"><text:span text:style-name="T1">Kweter {kwEtër} –</text:span> <text:span text:style-name="T13">whether.</text:span><text:span text:style-name="T8"> It indicates the choice or the doubt between two options</text:span></text:p>
      <text:p text:style-name="P12"><text:span text:style-name="T9">Ay buit impossible tarctum kweter ia hieb vanien in id hava we ia hieb curren baygh oku in id bosc</text:span><text:span text:style-name="T1"> </text:span><text:span text:style-name="T5">(“tarctum” is an optional antiquated form of infinitive)</text:span><text:span text:style-name="T1"> –</text:span><text:span text:style-name="T5"> </text:span><text:span text:style-name="T12">i</text:span><text:span text:style-name="T8">t was impossible to her to conjecture whether she has vanished in </text:span><text:span text:style-name="T8">the air or she had run very quickly into the wood</text:span></text:p>
      <text:p text:style-name="P12"><text:span text:style-name="T9">Quo ia druve-ye gnohskwit eet kweter el stohng we ne –</text:span><text:span text:style-name="T8"> what she really wanted to know </text:span><text:span text:style-name="T13">(about an insect)</text:span><text:span text:style-name="T8"> was whether it stung or not</text:span></text:p>
      <text:p text:style-name="P12"/>
      <text:p text:style-name="P12"><text:span text:style-name="T1">Lakin {lakIn} –</text:span> however, nevertheless</text:p>
      <text:p text:style-name="P21"><text:span text:style-name="T1">Kamo te, lakin tu dehlcs change –</text:span> I like you, however you've got to change</text:p>
      <text:p text:style-name="P12"/>
      <text:p text:style-name="P12"><text:span text:style-name="T1">Libter {lIbtër} –</text:span><text:span text:style-name="T5"> willingly, with pleasure</text:span></text:p>
      <text:p text:style-name="P21"><text:span text:style-name="T1">Libter kwehrsiem tod pro te –</text:span> with pleasure I shall do that for you</text:p>
      <text:p text:style-name="P12"/>
      <text:p text:style-name="P12"><text:span text:style-name="T1">Lika {lIka} –</text:span> the same <text:span text:style-name="T8">(adverb)</text:span>, alike</text:p>
      <text:p text:style-name="P21"><text:span text:style-name="T1">Daydey, ho piten vergihes werds qua swehnient pior lika alyi –</text:span> in general, I have tried to avoid words that sounded too much the same as another (one)</text:p>
      <text:p text:style-name="P12"/>
      <text:p text:style-name="P12"><text:span text:style-name="T1">Makar {makAr} –</text:span><text:span text:style-name="T5"> even though, although</text:span></text:p>
      <text:p text:style-name="P21"><text:span text:style-name="T1">Makar ei saygo, is ne kaurt de –</text:span><text:span text:style-name="T5"> even though I tell him, he doesn't care</text:span></text:p>
      <text:p text:style-name="P21"><text:span text:style-name="T1">Makar io ielgv denars, na kwahsim spare –</text:span> even though I earned money, I failed to spare</text:p>
      <text:p text:style-name="P21"><text:span text:style-name="T1">Makar kauro, ne kwahm vergihes howkscheces –</text:span> even though I care, I fail to avoid potholes</text:p>
      <text:p text:style-name="P12"/>
      <text:p text:style-name="P12"><text:span text:style-name="T1">Makhsus {mAqsus} –</text:span> on purpose, intentionally </text:p>
      <text:p text:style-name="P21"><text:span text:style-name="T1">Makhsus ho scriben id texte samt erros –</text:span> deliberately I've written the text with mistakes</text:p>
      <text:p text:style-name="P12"/>
      <text:p text:style-name="P12"><text:span text:style-name="T1">Mathalan {ma§alAn} –</text:span> for example, for instance</text:p>
      <text:p text:style-name="P21"><text:span text:style-name="T1">Kamo aw fantasia buks, mathalan “Is Lytil Prince” ed Lovecrafts buks –</text:span> I like old fantasy books, for example “The Little Prince” and Lovecraft's books.</text:p>
      <text:p text:style-name="P12"/>
      <text:p text:style-name="P12"><text:span text:style-name="T1">Meist-ye {meyst ye} –</text:span> at the most, at the latest</text:p>
      <text:p text:style-name="P21"><text:span text:style-name="T1">Eiskwo meist-ye dwo purts, ne meis quem to –</text:span> I want two children at the most, no more than that</text:p>
      <text:p text:style-name="P12"/>
      <text:p text:style-name="P12"><text:span text:style-name="T1">Men {men} –</text:span> but (less strong than “bet”)</text:p>
      <text:p text:style-name="P21"><text:span text:style-name="T1">Men, weidwos, to ne est tien fault –</text:span> But, of course, this is not your fault</text:p>
      <text:p text:style-name="P12"/>
      <text:p text:style-name="P12"><text:span text:style-name="T1">Menxu {mEnksu} –</text:span> while <text:span text:style-name="T8">(conjunction)</text:span></text:p>
      <text:p text:style-name="P21"><text:span text:style-name="T1">Eem in alyo land menxu mien land eet invaden –</text:span> I was in another country while my country was invaded</text:p>
      <text:p text:style-name="P12"/>
      <text:p text:style-name="P12"><text:span text:style-name="T1">Minst-ye, lytst-ye –</text:span> at the least <text:span text:style-name="T8">(“tehrb” can be used here)</text:span></text:p>
      <text:p text:style-name="P21"><text:span text:style-name="T1">Naudhsies minst-ye six hevds kay plane adequat-ye –</text:span> you shall require at <text:soft-page-break/>the least seven weeks in order to plan adequately</text:p>
      <text:p text:style-name="P12"/>
      <text:p text:style-name="P12"><text:span text:style-name="T1">Mudam {mudAm} –</text:span><text:span text:style-name="T5"> constantly, steadily, continually, continuously</text:span></text:p>
      <text:p text:style-name="P21"><text:span text:style-name="T1">Myen machine orbat mudam –</text:span><text:span text:style-name="T5"> my machine works continually</text:span></text:p>
      <text:p text:style-name="P12"><text:span text:style-name="T9">Id seuy fallt mudam –</text:span><text:span text:style-name="T12"> the rain is continually falling</text:span></text:p>
      <text:p text:style-name="P12"/>
      <text:p text:style-name="P12"><text:span text:style-name="T1">Mutlak {mutlAk} –</text:span> absolutely</text:p>
      <text:p text:style-name="P21"><text:span text:style-name="T1">Ia est mutlak khiter –</text:span> she is absolutely evil</text:p>
      <text:p text:style-name="P12"/>
      <text:p text:style-name="P12"><text:span text:style-name="T1">Mox(u) {mOks(u)} –</text:span> soon</text:p>
      <text:p text:style-name="P21"><text:span text:style-name="T1">Vidsiem te mox –</text:span> I shall see you soon</text:p>
      <text:p text:style-name="P12"/>
      <text:p text:style-name="P12"><text:span text:style-name="T1">Naiw(o) {nÄw(o)} –</text:span> never</text:p>
      <text:p text:style-name="P21"><text:span text:style-name="T1">Naiwo likwim mien land –</text:span> I never left my country</text:p>
      <text:p text:style-name="P12"/>
      <text:p text:style-name="P12"><text:span text:style-name="T1">Naturelika {natürëlIka} –</text:span> naturally</text:p>
      <text:p text:style-name="P21"><text:span text:style-name="T1">Naturelika kamo uces bahsas –</text:span> naturally I enjoy learning languages</text:p>
      <text:p text:style-name="P12"/>
      <text:p text:style-name="P12"><text:span text:style-name="T1">Nepunei {nepÜney} –</text:span> with impunity</text:p>
      <text:p text:style-name="P21"><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12"><text:span text:style-name="T1">Neti {nEti} –</text:span> not … anymore, nevermore, never again, no more</text:p>
      <text:p text:style-name="P21"><text:span text:style-name="T1">Neti eddo her –</text:span> I eat here no more</text:p>
      <text:p text:style-name="P12"/>
      <text:p text:style-name="P12"><text:span text:style-name="T1">Nib(o) {nIb(o)} –</text:span> unless</text:p>
      <text:p text:style-name="P21"><text:span text:style-name="T1">Orbatsiem in id farm nibo kamyabo in un public concurs –</text:span><text:span text:style-name="T5"> I will work at </text:span><text:span text:style-name="T5">the farm unless I pass a public exam</text:span></text:p>
      <text:p text:style-name="P12"/>
      <text:p text:style-name="P12"><text:span text:style-name="T1">Nisbatan {nisbatAn} –</text:span> relatively</text:p>
      <text:p text:style-name="P21"><text:span text:style-name="T1">Ia ruines sont nisbatan salver quem id forest –</text:span> the ruins are relatively safer than the forest</text:p>
      <text:p text:style-name="P12"/>
      <text:p text:style-name="P12"><text:span text:style-name="T1">Nun {nun} –</text:span> now</text:p>
      <text:p text:style-name="P21"><text:span text:style-name="T1">Som noroct nun –</text:span> now I'm happy</text:p>
      <text:p text:style-name="P12"/>
      <text:p text:style-name="P12"><text:span text:style-name="T1">Nundiens {nundyEns} –</text:span> nowadays</text:p>
      <text:p text:style-name="P21"><text:span text:style-name="T1">Nundiens, leuds sont suagramat –</text:span> nowadays, people are well literate</text:p>
      <text:p text:style-name="P12"/>
      <text:p text:style-name="P12"><text:span text:style-name="T1">Nuper {nÜpër} –</text:span><text:span text:style-name="T5"> recently</text:span></text:p>
      <text:p text:style-name="P21"><text:span text:style-name="T1">Gnahsit nupe –</text:span> (He/she) was born recently</text:p>
      <text:p text:style-name="P12"/>
      <text:p text:style-name="P12"><text:span text:style-name="T1">Nuptos {nUptos} –</text:span> not long ago</text:p>
      <text:p text:style-name="P21"><text:span text:style-name="T1">Nuptos mien dugter ghiemt –</text:span> recently my daughter married</text:p>
      <text:p text:style-name="P12"/>
      <text:p text:style-name="P12"><text:span text:style-name="T1">Oku {Oku} –</text:span> quickly</text:p>
      <text:p text:style-name="P21"><text:span text:style-name="T1">Gwehm oku –</text:span> come quickly</text:p>
      <text:p text:style-name="P21"><text:soft-page-break/><text:span text:style-name="T1">Ne ghehdo antwehrde tib oku –</text:span> I cannot answer quickly to you</text:p>
      <text:p text:style-name="P12"/>
      <text:p text:style-name="P12"><text:span text:style-name="T1">Okwivid-ye {okwivId-ye} –</text:span> obviously</text:p>
      <text:p text:style-name="P21"><text:span text:style-name="T1">Okwivid-ye i ne surviveer –</text:span> obviously they didn't survive</text:p>
      <text:p text:style-name="P12"/>
      <text:p text:style-name="P12"><text:span text:style-name="T1">Payn {payn} –</text:span><text:span text:style-name="T5"> hardly</text:span></text:p>
      <text:p text:style-name="P21"><text:span text:style-name="T1">Payn kwahsiemos fuges –</text:span> We could hardly flee</text:p>
      <text:p text:style-name="P12"/>
      <text:p text:style-name="P12"><text:span text:style-name="T1">Perodh {perOd} –</text:span> forward</text:p>
      <text:p text:style-name="P21"><text:span text:style-name="T1">Ghango perodh –</text:span> I walk forward</text:p>
      <text:p text:style-name="P12"/>
      <text:p text:style-name="P12"><text:span text:style-name="T1">Plus {plus} –</text:span> more (+), additional, more</text:p>
      <text:p text:style-name="P21"><text:span text:style-name="T1">Dwo plus dwo est egal ad quar –</text:span><text:span text:style-name="T5"> 2 + 2 = 4</text:span></text:p>
      <text:p text:style-name="P21"><text:span text:style-name="T1">Ho addihn plus mathmoun ad mien buk –</text:span> I've added more contents to my book</text:p>
      <text:p text:style-name="P21">In the latter sentence, you could have used “meis” instead of “plus”.</text:p>
      <text:p text:style-name="P12"/>
      <text:p text:style-name="P12"><text:span text:style-name="T1">Poskwo {pOskwo} –</text:span> afterwards, then</text:p>
      <text:p text:style-name="P12"><text:span text:style-name="T1">Ghamsiemos poskwo stajernsiemos un dom –</text:span> we will marry and we will rent a house afterwards</text:p>
      <text:p text:style-name="P12"/>
      <text:p text:style-name="P12"><text:span text:style-name="T1">Prevst {prevst} –</text:span> once (<text:span text:style-name="T8">in the very past)</text:span>, before</text:p>
      <text:p text:style-name="P21"><text:span text:style-name="T1">Visim un fee prevst –</text:span> I saw a fairy once in the past</text:p>
      <text:p text:style-name="P12"/>
      <text:p text:style-name="P12"><text:span text:style-name="T1">Protiapo {protyApo} –</text:span> against the current</text:p>
      <text:p text:style-name="P21"><text:span text:style-name="T1">Snahm protiapo –</text:span> I swim against the stream</text:p>
      <text:p text:style-name="P12"/>
      <text:p text:style-name="P12"><text:span text:style-name="T1">Punor {punOr} –</text:span> however, on the other hand <text:span text:style-name="T8">(opposition)</text:span></text:p>
      <text:p text:style-name="P21"><text:span text:style-name="T1">Habe purts est gohd, punor dehlcs dedie tien hol gwiv pro i –</text:span> having children is good, but, on the other hand, you must dedicate your life to them</text:p>
      <text:p text:style-name="P12"/>
      <text:p text:style-name="P12"><text:span text:style-name="T1">Quayque {kwAyk(ë)} –</text:span> (al)though</text:p>
      <text:p text:style-name="P21"><text:span text:style-name="T1">Eddo mult leckereits, quayque som diabetic –</text:span> I eat a lot of sweets, though I'm diabetic</text:p>
      <text:p text:style-name="P12"/>
      <text:p text:style-name="P12"><text:span text:style-name="T1">Quasi {kwAzi} –</text:span> nearly, almost</text:p>
      <text:p text:style-name="P21"><text:span text:style-name="T1">Quasi mohrim honoct –</text:span> I nearly died tonight</text:p>
      <text:p text:style-name="P12"/>
      <text:p text:style-name="P12"><text:span text:style-name="T1">Quodlibt {kwOdlibd} –</text:span> anyone/thing you like/want</text:p>
      <text:p text:style-name="P21"><text:span text:style-name="T1">Vols tu un orange, un banana au un mankay? Quodlibt –</text:span><text:span text:style-name="T5"> do you want an orange, a banana or a mango ? Anyone you want</text:span></text:p>
      <text:p text:style-name="P12"/>
      <text:p text:style-name="P12"><text:span text:style-name="T1">Quoterlibt {kwOtërlibd} –</text:span> <text:span text:style-name="T8">same as “quodlibt”, but for a choice between two options</text:span></text:p>
      <text:p text:style-name="P21"><text:span text:style-name="T1">Vols tu un orange au un mankay? Quoterlibt –</text:span><text:span text:style-name="T5"> do you want an orange or a mango ? Anyone you want</text:span></text:p>
      <text:p text:style-name="P12"/>
      <text:p text:style-name="P12"><text:span text:style-name="T1">Saat-ye {saAt ye} –</text:span> clockwise <text:span text:style-name="T8">(adverb)</text:span></text:p>
      <text:p text:style-name="P21"><text:span text:style-name="T1">Id wogh gwaht saat-ye –</text:span> the car runs clockwise</text:p>
      <text:p text:style-name="P12"><text:soft-page-break/></text:p>
      <text:p text:style-name="P12"><text:span text:style-name="T1">Sammel {sAmël} –</text:span> at the same time</text:p>
      <text:p text:style-name="P21"><text:span text:style-name="T1">Nies purts vanier sammel –</text:span> our children vanished at the same time</text:p>
      <text:p text:style-name="P12"/>
      <text:p text:style-name="P12"><text:span text:style-name="T1">Sat {sat} –</text:span> enough</text:p>
      <text:p text:style-name="P21"><text:span text:style-name="T1">Essim sat –</text:span><text:span text:style-name="T5"> I ate enough</text:span></text:p>
      <text:p text:style-name="P12"/>
      <text:p text:style-name="P12"><text:span text:style-name="T1">Schawxwen {xAwkswën} –</text:span> momentarily </text:p>
      <text:p text:style-name="P12"><text:span text:style-name="T9">Eem schawxwen dusiht –</text:span><text:span text:style-name="T8"> I turned momentarily dizzy</text:span></text:p>
      <text:p text:style-name="P12"/>
      <text:p text:style-name="P12"><text:span text:style-name="T1">Schowi {cOwi} –</text:span> therefore, consequently</text:p>
      <text:p text:style-name="P21"><text:span text:style-name="T1">Id institutional division iom maghs est schowi necessar iri mutual </text:span><text:span text:style-name="T1">control –</text:span> the institutional division of the powers is by consequence necessary to their mutual control</text:p>
      <text:p text:style-name="P12"/>
      <text:p text:style-name="P12"><text:span text:style-name="T1">Sei {sey} –</text:span> if <text:span text:style-name="T8">(introducing a condition or suposition)</text:span></text:p>
      <text:p text:style-name="P21"><text:span text:style-name="T1">Sei seuyt, mansiem domi –</text:span> if it rains, I'll stay at home</text:p>
      <text:p text:style-name="P21"><text:span text:style-name="T1">Kaupsiem tien hadia, bet sei tien pater ne payght mi, cheidsiem con iom –</text:span> I shall buy your present, but if your father doesn't pay me, I'll have an argument with him</text:p>
      <text:p text:style-name="P12"/>
      <text:p text:style-name="P12"><text:span text:style-name="T1">Seni {sEni} –</text:span> apart, separately, asunder</text:p>
      <text:p text:style-name="P21"><text:span text:style-name="T1">Crohscim seni ud mien braters ed swesters –</text:span> I grew up separately from my brothers and sisters</text:p>
      <text:p text:style-name="P12"/>
      <text:p text:style-name="P12"><text:span text:style-name="T1">Ser {ser} –</text:span> <text:span text:style-name="T13">seriously</text:span><text:span text:style-name="T8"> (when refering to injuries, wounds…)</text:span></text:p>
      <text:p text:style-name="P12"><text:span text:style-name="T9">Buim ser vurnt unte id accident –</text:span><text:span text:style-name="T8"> I was severely injured during the accident</text:span></text:p>
      <text:p text:style-name="P12"/>
      <text:p text:style-name="P12"><text:span text:style-name="T1">Serter {sErtër} –</text:span> later</text:p>
      <text:p text:style-name="P21"><text:span text:style-name="T1">Wano wakt nun, ghehdsiemos vide mutu serter <text:s/>–</text:span> I'm lacking time for the moment, we can see each other later</text:p>
      <text:p text:style-name="P12"/>
      <text:p text:style-name="P12"><text:span text:style-name="T1">Shayad {xayAd} –</text:span> probably</text:p>
      <text:p text:style-name="P21"><text:span text:style-name="T1">Credeihm od ne ter sessient meis large ubnuwa nuntos. Shayad naudhsiem kaure tik de id –</text:span> I think that there won't be larger updates from now on. Probably I'll have to care about it</text:p>
      <text:p text:style-name="P12"/>
      <text:p text:style-name="P12"><text:span text:style-name="T1">Sigwra {sIgura} –</text:span> certainly, sure</text:p>
      <text:p text:style-name="P21"><text:span text:style-name="T1">Sigwra eucsiem Sambahsa –</text:span> I will certainly learn Sambahsa</text:p>
      <text:p text:style-name="P12"/>
      <text:p text:style-name="P12"><text:span text:style-name="T1">Sonst {sonst} –</text:span> if not, or else</text:p>
      <text:p text:style-name="P21"><text:span text:style-name="T1">Is ne hat daken vies message, sonst habiet gwohmt –</text:span> he didn't get your message, or else he would have come</text:p>
      <text:p text:style-name="P12"/>
      <text:p text:style-name="P12"><text:span text:style-name="T1">Sontern {sOntërn} –</text:span> <text:span text:style-name="T13">but </text:span><text:span text:style-name="T8">(after a negation)</text:span></text:p>
      <text:p text:style-name="P21"><text:span text:style-name="T1">“Ne ho saygen od neid est gohder,” jawieb is Roy, “sontern od neid est meis lecker –</text:span> “I haven't said that nothing is better,” replied the King, “but that nothing is more delicious”</text:p>
      <text:p text:style-name="P12"><text:soft-page-break/></text:p>
      <text:p text:style-name="P12"><text:span text:style-name="T1">Stayg {stayg} =</text:span> fujutan <text:span text:style-name="T12">(both can be used as adjectives)</text:span></text:p>
      <text:p text:style-name="P12"/>
      <text:p text:style-name="P12"><text:span text:style-name="T1">Strax {straks} =</text:span> fauran</text:p>
      <text:p text:style-name="P12"/>
      <text:p text:style-name="P12"><text:span text:style-name="T1">Tadrijan {tadrIjan} –</text:span> gradually</text:p>
      <text:p text:style-name="P21"><text:span text:style-name="T1">Tadrijan i beis construgent ir alvey –</text:span> little by little do the bees build their hive</text:p>
      <text:p text:style-name="P12"/>
      <text:p text:style-name="P12"><text:span text:style-name="T1">Taiper {tÄpër} –</text:span> presently</text:p>
      <text:p text:style-name="P21"><text:span text:style-name="T1">Taiper id mund est baygh dangereus –</text:span> the world is presently very dangerous</text:p>
      <text:p text:style-name="P12"/>
      <text:p text:style-name="P12"><text:span text:style-name="T1">Takriban {takribAn} –</text:span> about, approximately</text:p>
      <text:p text:style-name="P21"><text:span text:style-name="T1">Ho takriban penkwe milliards in id bank –</text:span> I have approximately five millions at the bank</text:p>
      <text:p text:style-name="P12"/>
      <text:p text:style-name="P12"><text:span text:style-name="T1">Tan(do) {tAn(do)} –</text:span> as long as</text:p>
      <text:p text:style-name="P21"><text:span text:style-name="T1">“Ghehdo te hehlpe ad kwehre id sam”, is iey “tan es asli-ye zakir” –</text:span> “I can help you to do the same”, he said, “as long as you are faithfully pious”</text:p>
      <text:p text:style-name="P12"/>
      <text:p text:style-name="P12"><text:span text:style-name="T1">Tienxia {tyEnksya} –</text:span> all around the world</text:p>
      <text:p text:style-name="P21"><text:span text:style-name="T1">Tienxia est khitert, betschi tienxia est karam –</text:span> rhere's evil all around the world, but there is also goodness all around the world</text:p>
      <text:p text:style-name="P12"/>
      <text:p text:style-name="P12"><text:span text:style-name="T1">Tik {tik} –</text:span><text:span text:style-name="T5"> only</text:span></text:p>
      <text:p text:style-name="P21"><text:span text:style-name="T1">Som tik octat –</text:span> I'm only eight years old</text:p>
      <text:p text:style-name="P12"/>
      <text:p text:style-name="P12"><text:span text:style-name="T1">Towsraen {towsrAyn} –</text:span> randomly, at random</text:p>
      <text:p text:style-name="P21"><text:span text:style-name="T1">Ia numers prehpent towsraen –</text:span> the numbers come up at random</text:p>
      <text:p text:style-name="P12"/>
      <text:p text:style-name="P12"><text:span text:style-name="T1">Tsay {tsay} –</text:span> back</text:p>
      <text:p text:style-name="P21"><text:span text:style-name="T1">I peinds gwehment tsay –</text:span> The enemies are coming back</text:p>
      <text:p text:style-name="P12"/>
      <text:p text:style-name="P12"><text:span text:style-name="T1">Tun {tun} –</text:span> then <text:span text:style-name="T8">(temporal adverb)</text:span></text:p>
      <text:p text:style-name="P21"><text:span text:style-name="T1">Tun el magv visit un piurneus serpent ep id charagah –</text:span> then the child saw a snake on the grass</text:p>
      <text:p text:style-name="P12"/>
      <text:p text:style-name="P12"><text:span text:style-name="T1">Wa {wa} –</text:span> and/or <text:span text:style-name="T8">(to indicate alternative names)</text:span></text:p>
      <text:p text:style-name="P21"><text:span text:style-name="T1">Feira de Santana wa “Princesse Urb” est id second mierst urb os Bahia –</text:span> Feira de Santana or “Princess City” is the second largest city of Bahia</text:p>
      <text:p text:style-name="P12"/>
      <text:p text:style-name="P12"><text:span text:style-name="T1">Wakea {wakEa} –</text:span> definitely</text:p>
      <text:p text:style-name="P21"><text:span text:style-name="T1">Is est wakea is meist preparet </text:span>– he's definitely the best prepared one</text:p>
      <text:p text:style-name="P12"/>
      <text:p text:style-name="P12"><text:span text:style-name="T1">Way {way} –</text:span> alas, unfortunately</text:p>
      <text:p text:style-name="P21"><text:span text:style-name="T1">Way ia mohrit –</text:span> alas, she died</text:p>
      <text:p text:style-name="P12"/>
      <text:p text:style-name="P12"><text:span text:style-name="T1">We {we} –</text:span> or <text:span text:style-name="T8">(separes clauses)</text:span></text:p>
      <text:p text:style-name="P12"><text:soft-page-break/><text:span text:style-name="T9">Ne woidim an kaupo un wogh we io safer do Tyrkia –</text:span><text:span text:style-name="T8"> I don't know if I buy </text:span><text:span text:style-name="T8">a car or travel to Turkey</text:span></text:p>
      <text:p text:style-name="P12"/>
      <text:p text:style-name="P12"><text:span text:style-name="T1">Weidwos {wEydwos} –</text:span> of course</text:p>
      <text:p text:style-name="P21"><text:span text:style-name="T1">Weidwos od Sambahsa est facil –</text:span> of course that Sambahsa is easy</text:p>
      <text:p text:style-name="P12"/>
      <text:p text:style-name="P12"><text:span text:style-name="T1">Yadi {yAdi} –</text:span> if only</text:p>
      <text:p text:style-name="P12"><text:span text:style-name="T9">Yadi Jorge hieb esen perodhsedd, hol esiet different –</text:span><text:span text:style-name="T8"> if only Jorge had been the chairman, everything would be different</text:span></text:p>
      <text:p text:style-name="P12"/>
      <text:p text:style-name="P12"><text:span text:style-name="T1">Yani {yAni} –</text:span> that is to say <text:span text:style-name="T8">(to bring a precision)</text:span></text:p>
      <text:p text:style-name="P21"><text:span text:style-name="T1">Babys sont pur, yani, i ne hant synt –</text:span> babies are pure, that is to say, they haven't sin</text:p>
      <text:p text:style-name="P21"><text:tab/><text:tab/><text:tab/><text:tab/><text:span text:style-name="T1">…i hant neid synt –</text:span><text:span text:style-name="T5"> …they have no sin</text:span></text:p>
      <text:p text:style-name="P12"/>
      <text:p text:style-name="P12"><text:span text:style-name="T1">(Ya)schi {(yA)ci} –</text:span> too, also <text:span text:style-name="T8">(“-schi” can be suffixed to a pronoun, an article or another invariable word if it's phonetically compatible and if it's the word concerned by the repetition)</text:span></text:p>
      <text:p text:style-name="P21"><text:span text:style-name="T1">Iaschi buit aunstohmen ad mohrt –</text:span> she also was sentenced to death</text:p>
      <text:p text:style-name="P21"><text:span text:style-name="T1">Cavalls yaschi ghehdent ses usen ka transport forme –</text:span><text:span text:style-name="T5"> horses also can be used as a means of transportation</text:span></text:p>
      <text:p text:style-name="P12"/>
      <text:p text:style-name="P12"><text:span text:style-name="T1">Yed {yed} –</text:span> <text:span text:style-name="T13">yet, however</text:span></text:p>
      <text:p text:style-name="P21"><text:span text:style-name="T1">Yed, is postalion ne gwohmit –</text:span> yet, the postman didn't come</text:p>
      <text:p text:style-name="P12"/>
      <text:p text:style-name="P12"><text:span text:style-name="T1">Yeji {yEji} –</text:span><text:span text:style-name="T5"> according to</text:span></text:p>
      <text:p text:style-name="P21"><text:span text:style-name="T1">Yeji me, id compagnie vaht bihe muflis, ia numers ne sont gohd / Yeji me, id compagnie vaht muflisasce, ia numers ne sont gohd –</text:span> in my opinion, the company is going into bankrupcy, I don't care</text:p>
      <text:p text:style-name="P21"><text:span text:style-name="T1">Yeji Einstein, dwo jects sont aunfin, id universe ed mensc cacavania –</text:span> according to Einstein, two things are endless, the universe and human stupidity</text:p>
      <text:p text:style-name="P12"/>
      <text:p text:style-name="P12"><text:span text:style-name="T1">Yunyun {yunyUn} –</text:span> and so on</text:p>
      <text:p text:style-name="P21"><text:span text:style-name="T1">Un cyclist safert 20Km in id prest hor, 16 in id second yunyun –</text:span> a cycliste travels 20 kmin the first hour, 16 in the second one, and so on</text:p>
      <text:p text:style-name="P12"/>
      <text:h text:style-name="P4" text:outline-level="2">SOME DOUBTS THAT CAN APPEAR</text:h>
      <text:p text:style-name="P12"/>
      <text:h text:style-name="P60" text:outline-level="3">WHAT'S THE DIFFERENCE BETWEEN “BET” AND “MEN”?</text:h>
      <text:p text:style-name="P12"/>
      <text:p text:style-name="P12"><text:tab/>While “bet”, the most common, presents a real opposition, “men” doesn't present <text:s/>real oposition. Look the examples below:</text:p>
      <text:p text:style-name="P12"/>
      <text:p text:style-name="P12"><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2"><text:span text:style-name="T1">(2) Ia orbat in un kiekwrschop, MEN ia ne est veterinar –</text:span> she works in a pet shop, but she is not veterinar</text:p>
      <text:p text:style-name="P12"><text:span text:style-name="T1">(3) Kamo sports, BET ne som un athlete –</text:span> I like sports, but I am not an <text:soft-page-break/>athlete</text:p>
      <text:p text:style-name="P12"><text:span text:style-name="T1">(4) Gwivs in id eust, BET eiskws gwive in id west –</text:span> you live in the east, but you want to live in the west</text:p>
      <text:p text:style-name="P12"/>
      <text:p text:style-name="P12"><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2"/>
      <text:p text:style-name="P12"><text:tab/>Don't worry so much, because the choose between “men” and “bet” is 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2"/>
      <text:h text:style-name="P58" text:outline-level="1">PREPOSITIONS</text:h>
      <text:p text:style-name="P12"/>
      <text:p text:style-name="P12"><text:tab/>Prepositions are words that establish the relationship, of subordinative type, between two terms of a sentence. Most of the Sambahsa prepositions can be used as conjunctions too. The prepositions are:</text:p>
      <text:p text:style-name="P12"/>
      <text:p text:style-name="P12"><text:span text:style-name="T1">Ab {ab} –</text:span> by <text:span text:style-name="T8">(after a verb in the passive).</text:span> <text:span text:style-name="T8">This preposition becomes “af” when before words that begins with “h”. It also can means “as of” or “starting from”</text:span></text:p>
      <text:p text:style-name="P21"><text:span text:style-name="T1">Id torte buit edden ab me –</text:span> the pie was eaten by me</text:p>
      <text:p text:style-name="P21"><text:span text:style-name="T1">Af hoyd –</text:span> from today</text:p>
      <text:p text:style-name="P12"/>
      <text:p text:style-name="P12"><text:span text:style-name="T1">Ad {ad} –</text:span> at. <text:span text:style-name="T8">Very useful when the dative cannot be used.</text:span></text:p>
      <text:p text:style-name="P21"><text:span text:style-name="T1">Yeiso un blixbrev ad Henrique –</text:span> I send an e-mail to Henrique</text:p>
      <text:p text:style-name="P12"><text:span text:style-name="T9">Ia ihsit ad vide an ays wogh hieb likwt id reparation service –</text:span><text:span text:style-name="T8"> she went off to see if her car had left the reparation service</text:span></text:p>
      <text:p text:style-name="P12"/>
      <text:p text:style-name="P12"><text:span text:style-name="T1">Ant {ant} –</text:span> before, in front of</text:p>
      <text:p text:style-name="P21"><text:span text:style-name="T1">Ant id scol –</text:span> in front of the school</text:p>
      <text:p text:style-name="P21"><text:span text:style-name="T1">Ant id thron</text:span> – in front of the throne</text:p>
      <text:p text:style-name="P12"/>
      <text:p text:style-name="P12"><text:span text:style-name="T1">Apo {Apo} –</text:span> off. <text:span text:style-name="T8">It can be reduced to “ap” when before vowels.</text:span></text:p>
      <text:p text:style-name="P21"><text:span text:style-name="T1">Grand Britain lyehct apo id Europay dayluk –</text:span> Great Britain is located off the European mainland</text:p>
      <text:p text:style-name="P12"/>
      <text:p text:style-name="P12"><text:span text:style-name="T1">Apter {Aptër} –</text:span> behind</text:p>
      <text:p text:style-name="P21"><text:span text:style-name="T1">Apter id dru –</text:span> behind the trees</text:p>
      <text:p text:style-name="P21"><text:span text:style-name="T1">Apter iam mater –</text:span> behind the mother</text:p>
      <text:p text:style-name="P21"><text:span text:style-name="T1">Id urb est apter id forest –</text:span><text:span text:style-name="T5"> the city is behind the forest</text:span></text:p>
      <text:p text:style-name="P12"/>
      <text:p text:style-name="P12"><text:span text:style-name="T1">Aun {Aon} –</text:span><text:span text:style-name="T5"> without</text:span></text:p>
      <text:p text:style-name="P19"><text:span text:style-name="T1">Som aun chifan –</text:span> I'm without meal</text:p>
      <text:p text:style-name="P12"><text:soft-page-break/></text:p>
      <text:p text:style-name="P12"><text:span text:style-name="T1">Bayna {bAyna} –</text:span> <text:span text:style-name="T13">among</text:span></text:p>
      <text:p text:style-name="P21"><text:span text:style-name="T1">Smos bayna i peinds –</text:span> we're among the enemies</text:p>
      <text:p text:style-name="P21"><text:span text:style-name="T1">Id vallee est bayna ia ghyors –</text:span> the valle is among the mountains</text:p>
      <text:p text:style-name="P21"><text:span text:style-name="T1">Is planit id competition bayna i daskals –</text:span> he planned the competition among the teachers</text:p>
      <text:p text:style-name="P12"/>
      <text:p text:style-name="P12"><text:span text:style-name="T1">Bi {bi} –</text:span> <text:span text:style-name="T13">at </text:span><text:span text:style-name="T8">(workplace, shop), in (the work of an author), by (idea </text:span></text:p>
      <text:p text:style-name="P12"><text:span text:style-name="T8">of non-permanent proximity)</text:span>. <text:span text:style-name="T8">This preposition often merges with pronouns in the dative and accusative forms. bi + ei = bei; bi + ay = bay; bi + el = bil; bi + im = bim.</text:span></text:p>
      <text:p text:style-name="P21"><text:span text:style-name="T1">Fruits sont kaupen bi mercat –</text:span><text:span text:style-name="T5"> fruits are bought at the market</text:span></text:p>
      <text:p text:style-name="P21"><text:span text:style-name="T1">Manskwo bi mien sokwi ep tod walu –</text:span> I want to stand by my companion on that battlefield</text:p>
      <text:p text:style-name="P21"><text:span text:style-name="T1">Sei yed id dayi progress dehlct ses, bi Kant kam bi Condorcet, id norme quod permitt judce Historia… –</text:span> if however the idea of progress must be, in Kant as in Condorcet, the norm that allows to judge History…</text:p>
      <text:p text:style-name="P12"/>
      <text:p text:style-name="P12"><text:span text:style-name="T1">Bila {bIla} –</text:span> in lack of, failing</text:p>
      <text:p text:style-name="P21"><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2"/>
      <text:p text:style-name="P12"><text:span text:style-name="T1">Cis {tsis} –</text:span> on this side (where I am)</text:p>
      <text:p text:style-name="P21"><text:span text:style-name="T1">Cis tod fluv –</text:span> on this side of the river</text:p>
      <text:p text:style-name="P12"/>
      <text:p text:style-name="P12"><text:span text:style-name="T1">Con {kon} –</text:span> with <text:span text:style-name="T8">(idea of company)</text:span></text:p>
      <text:p text:style-name="P21"><text:span text:style-name="T1">Som con te –</text:span> I'm with you.</text:p>
      <text:p text:style-name="P21"><text:span text:style-name="T1">Safersiem con iom –</text:span> I will travel with him</text:p>
      <text:p text:style-name="P21"><text:span text:style-name="T1">Weiko con mien esor –</text:span><text:span text:style-name="T5"> I live with my wife</text:span></text:p>
      <text:p text:style-name="P21"><text:span text:style-name="T1">Tolko con Olivier –</text:span> I'm talking with Olivier</text:p>
      <text:p text:style-name="P12"/>
      <text:p text:style-name="P12"><text:span text:style-name="T1">Contra {kOntra} –</text:span> against</text:p>
      <text:p text:style-name="P21"><text:span text:style-name="T1">I katuer contra nos –</text:span> they fought against us</text:p>
      <text:p text:style-name="P12"/>
      <text:p text:style-name="P12"><text:span text:style-name="T1">Circa {tsIrka} –</text:span><text:span text:style-name="T5"> about, approximately</text:span></text:p>
      <text:p text:style-name="P21"><text:span text:style-name="T1">Is est circa dwo meters buland–</text:span> he's approximately two meters high</text:p>
      <text:p text:style-name="P12"/>
      <text:p text:style-name="P12"><text:span text:style-name="T1">Dayir {dAyir} –</text:span> concerning</text:p>
      <text:p text:style-name="P21"><text:span text:style-name="T1">Ia conflicts dayir wed bihnt schowi imminent –</text:span> by consequence, conflicts about water are getting imminent</text:p>
      <text:p text:style-name="P12"/>
      <text:p text:style-name="P12"><text:span text:style-name="T1">De {de} –</text:span> about</text:p>
      <text:p text:style-name="P21"><text:span text:style-name="T1">Tod buk est de drus –</text:span> this book is about trees</text:p>
      <text:p text:style-name="P12"/>
      <text:p text:style-name="P12"><text:span text:style-name="T1">Dia {dya} –</text:span> towards <text:span text:style-name="T8">(in a moral, figurative sense)</text:span></text:p>
      <text:p text:style-name="P21"><text:span text:style-name="T1">Id majoritat os Kashmirs population esiet nuntos ryowkhowo dia independence –</text:span> the majority of Kashmir's population would be from now on <text:soft-page-break/>favorable towards independence</text:p>
      <text:p text:style-name="P21"><text:span text:style-name="T1">Som allergic dia penicillin –</text:span> I'm allergical at penicillin</text:p>
      <text:p text:style-name="P12"/>
      <text:p text:style-name="P12"><text:span text:style-name="T1">Do {do} –</text:span> (in)to</text:p>
      <text:p text:style-name="P21"><text:span text:style-name="T1">Wey safersiemos do Espania –</text:span> we will travel (in)to Spain</text:p>
      <text:p text:style-name="P12"><text:span text:style-name="T9">Ho adapten sem reconstruct nams em antique hindeuropay divs do Sambahsa –</text:span><text:span text:style-name="T12"> I have adapted some reconstructed names of antique Indo-</text:span><text:span text:style-name="T12">european gods into Sambahsa</text:span></text:p>
      <text:p text:style-name="P12"/>
      <text:p text:style-name="P12"><text:span text:style-name="T1">Due {dü:} –</text:span> due to </text:p>
      <text:p text:style-name="P21"><text:span text:style-name="T1">Due id seuy, khako linkwes mien dom –</text:span><text:span text:style-name="T5"> because of (due to) the rain, </text:span></text:p>
      <text:p text:style-name="P19">I can't leave my house</text:p>
      <text:p text:style-name="P12"/>
      <text:p text:style-name="P12"><text:span text:style-name="T1">En {en} –</text:span> here is/are <text:span text:style-name="T8">+ acc</text:span></text:p>
      <text:p text:style-name="P12"><text:span text:style-name="T9">En id antwehrd –</text:span><text:span text:style-name="T8"> here is the answer</text:span></text:p>
      <text:p text:style-name="P12"/>
      <text:p text:style-name="P12"><text:span text:style-name="T1">Ender {Endër} –</text:span> beneath, underneath <text:span text:style-name="T8">(doesn't imply contact)</text:span></text:p>
      <text:p text:style-name="P21"><text:span text:style-name="T1">Ter est un kwaun ender id meja –</text:span> there is a dog beneath the table</text:p>
      <text:p text:style-name="P21"><text:span text:style-name="T1">Ender nebhs sont id land ed id mar –</text:span> bthe mouth beneath the noseeneath the clouds there are the land and the sea</text:p>
      <text:p text:style-name="P21"><text:span text:style-name="T1">Id stohm ender id nas –</text:span> the mouth beneath the nose</text:p>
      <text:p text:style-name="P12"/>
      <text:p text:style-name="P12"><text:span text:style-name="T1">Endo {Endo} –</text:span> within, inside <text:span text:style-name="T8">(with movement)</text:span></text:p>
      <text:p text:style-name="P21"><text:span text:style-name="T1">El monster fugit endo antro –</text:span> the monster fled inside the cave-den</text:p>
      <text:p text:style-name="P12"/>
      <text:p text:style-name="P12"><text:span text:style-name="T1">Engwn {Engun} –</text:span><text:span text:style-name="T5"> along</text:span></text:p>
      <text:p text:style-name="P21"><text:span text:style-name="T1">Tod permitt mette precis-ye engwn ia walls ed flors </text:span>– this allows to mow with precision along the remparts and the flowers</text:p>
      <text:p text:style-name="P12"/>
      <text:p text:style-name="P12"><text:span text:style-name="T1">Eni {Eni} –</text:span> within</text:p>
      <text:p text:style-name="P21"><text:span text:style-name="T1">Eni mien corpos ter sont vehrms –</text:span> there are worms inside my body</text:p>
      <text:p text:style-name="P12"/>
      <text:p text:style-name="P12"><text:span text:style-name="T1">Ep {ep} –</text:span> on <text:span text:style-name="T8">(touches the object)</text:span>. <text:span text:style-name="T8">Before “h” this preposition becomes “ef”, </text:span><text:span text:style-name="T8">like is done with “ab”</text:span></text:p>
      <text:p text:style-name="P21"><text:span text:style-name="T1">Ter est un rat ep id meja –</text:span> there is a rat on the table</text:p>
      <text:p text:style-name="P12"/>
      <text:p text:style-name="P12"><text:span text:style-name="T1">Epter {Eptër} –</text:span> just over <text:span text:style-name="T8">(ex: a garment on another one, or looking over a shoulder)</text:span></text:p>
      <text:p text:style-name="P21"><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12"><text:span text:style-name="T1">Ex {eks} –</text:span> out of, from (within)</text:p>
      <text:p text:style-name="P21"><text:span text:style-name="T1">Som ex Brasilu –</text:span> I am from Brazil</text:p>
      <text:p text:style-name="P21"><text:span text:style-name="T1">Un helm ex stal –</text:span> a helmet (made) of steel</text:p>
      <text:p text:style-name="P21"><text:span text:style-name="T1">El kwaun gwehmt ex id dom –</text:span> the dog comes out of the house</text:p>
      <text:p text:style-name="P21">Look the difference between “ex” and “exo”</text:p>
      <text:p text:style-name="P12"><text:span text:style-name="T9">El kwaun est ex</text:span><text:span text:style-name="T11">o</text:span><text:span text:style-name="T9"> id dom –</text:span><text:span text:style-name="T8"> the dog is outside the house</text:span></text:p>
      <text:p text:style-name="P21"><text:soft-page-break/>When is not possible to express the idea of “made of” or “from certain place”, the preposition “ex” passes the idea of movement.</text:p>
      <text:p text:style-name="P12"/>
      <text:p text:style-name="P12"><text:span text:style-name="T1">In {in} –</text:span><text:span text:style-name="T5"> in</text:span></text:p>
      <text:p text:style-name="P21"><text:span text:style-name="T1">Som in id strad X –</text:span> I am in the street X</text:p>
      <text:p text:style-name="P21"><text:span text:style-name="T1">Ghehdo bahe in dwodem bahsas –</text:span> I can speak in twelve languages</text:p>
      <text:p text:style-name="P21"><text:span text:style-name="T1">Credeihm in fees –</text:span> I believe in fairies</text:p>
      <text:p text:style-name="P12"/>
      <text:p text:style-name="P12"><text:span text:style-name="T1">Instet {instEt} –</text:span> instead (of)</text:p>
      <text:p text:style-name="P21"><text:span text:style-name="T1">Instet swehpe, ma ne orbats? –</text:span> instead of sleeping, why don't you work?</text:p>
      <text:p text:style-name="P12"/>
      <text:p text:style-name="P12"><text:span text:style-name="T1">Inter {Intër} –</text:span> between</text:p>
      <text:p text:style-name="P21"><text:span text:style-name="T1">Ia bent est inter dwo geronts –</text:span> the girl is between two old men</text:p>
      <text:p text:style-name="P12"><text:span text:style-name="T9">Id joyel eet inter ia colunns –</text:span><text:span text:style-name="T8"> the jewel was between the columns</text:span></text:p>
      <text:p text:style-name="P12"/>
      <text:p text:style-name="P12"><text:span text:style-name="T1">Kata {kAta} –</text:span> from above, down</text:p>
      <text:p text:style-name="P21"><text:span text:style-name="T1">Mathalan, ia pinegs hangend kata id mur nieb id ogwn quanta tengier gwiv –</text:span> for example, the paintings on the wall near the fire all seemed to be alive</text:p>
      <text:p text:style-name="P12"/>
      <text:p text:style-name="P12"><text:span text:style-name="T1">Kye {kye} –</text:span> <text:span text:style-name="T13">in the direction of</text:span>. <text:span text:style-name="T8">This preposition merges itself with the following determinat or the pronoun in the 3</text:span><text:span text:style-name="T23">rd</text:span><text:span text:style-name="T8"> person, it's not rare to find something like kyid (kye + id).</text:span></text:p>
      <text:p text:style-name="P21"><text:span text:style-name="T1">Vahm gwahe kye mien dom –</text:span> I shall go soon in the direction of my house</text:p>
      <text:p text:style-name="P21"><text:span text:style-name="T1">Is fallit kya dubes ios hayd –</text:span> he fell towards the depths of Hell</text:p>
      <text:p text:style-name="P21"><text:span text:style-name="T1">To ne est bad perfection, sontern to est un itner kye –</text:span> this is not yet perfection, but this is a way in (that) direction</text:p>
      <text:p text:style-name="P12"><text:span text:style-name="T1">Kyant {kyant} = kye + ant –</text:span> <text:span text:style-name="T13">towards</text:span><text:span text:style-name="T8"> (coming in the opposite direction of)</text:span></text:p>
      <text:p text:style-name="P21"><text:span text:style-name="T1">Io vis iom gwehme kyant me –</text:span> I saw him coming towards me</text:p>
      <text:p text:style-name="P12"/>
      <text:p text:style-name="P12"><text:span text:style-name="T1">Med {med} –</text:span> with <text:span text:style-name="T8">(an instrument)</text:span>.</text:p>
      <text:p text:style-name="P21"><text:span text:style-name="T1">Is magician construgit un castell med sien magia –</text:span><text:span text:style-name="T5"> the magician built a </text:span><text:span text:style-name="T5">castle with his magics</text:span></text:p>
      <text:p text:style-name="P21"><text:span text:style-name="T1">Saferam med wogh –</text:span> we traveled in a car</text:p>
      <text:p text:style-name="P21"><text:span text:style-name="T1">Med alya werds –</text:span> with other words</text:p>
      <text:p text:style-name="P15"/>
      <text:p text:style-name="P15"><text:span text:style-name="T1">Medsu {mEdsu} –</text:span><text:span text:style-name="T5"> amidst, in the middle of</text:span></text:p>
      <text:p text:style-name="P21"><text:span text:style-name="T1">Eduarda khiek sib stambhes glihes medsu sien dakrus –</text:span> Eduarda couldn't help herself from laughing in the middle of her tears</text:p>
      <text:p text:style-name="P21"><text:span text:style-name="T1">Arriveer bad in vid unios mier menegh medsu quod is Lion ed is Unicorn eent katuend –</text:span> they eventually arrived in sight of a big crowd in the middle of which the Lion and the Unicorn were fighting</text:p>
      <text:p text:style-name="P15"/>
      <text:p text:style-name="P15"><text:span text:style-name="T1">Mustathna {mustA§na} –</text:span> apart from</text:p>
      <text:p text:style-name="P21"><text:span text:style-name="T1">3.729.500 leuds gwiveer dien 1sto Januar 2015 in Kartvelia (mustathna Abkhasia ed Sud-Iristan) –</text:span> 3.729.500 people were living on the 1st of January 2015 in Georgia (not counting Abkhazia and South Ossetia)</text:p>
      <text:p text:style-name="P15"/>
      <text:p text:style-name="P15"><text:span text:style-name="T1">Na {na} –</text:span> in continuation to</text:p>
      <text:p text:style-name="P21"><text:soft-page-break/><text:span text:style-name="T1">J. K. Rowling scripsit alya Harry Potter buks na “The Philosopher's Stone” –</text:span> J. K. Rowling wrote other Harry Potter books in continuation to “The Philosopher's Stone”</text:p>
      <text:p text:style-name="P15"/>
      <text:p text:style-name="P15"><text:span text:style-name="T1">Nespekent {nëspEkënt} –</text:span> despite</text:p>
      <text:p text:style-name="P21"><text:span text:style-name="T1">Nespekent sien situation, Sophia biey meis pro iom quem pro se ye cid moment –</text:span> despite her situation, Sophi feared more for him than for herself at this moment</text:p>
      <text:p text:style-name="P15"/>
      <text:p text:style-name="P12"><text:span text:style-name="T1">Nieb {nyeb} –</text:span> next to, on the side of, beside</text:p>
      <text:p text:style-name="P21"><text:span text:style-name="T1">Id dru est nieb id dom –</text:span> the tree is by the house</text:p>
      <text:p text:style-name="P12"/>
      <text:p text:style-name="P12"><text:span text:style-name="T1">Ob {ob} –</text:span> because (of)</text:p>
      <text:p text:style-name="P21"><text:span text:style-name="T1">Eddo sabzi ob id suasmehct –</text:span> I eat vegetables because they taste good</text:p>
      <text:p text:style-name="P21"><text:span text:style-name="T1">Dank ob id antwehrd –</text:span> thanks for the answer</text:p>
      <text:p text:style-name="P12"/>
      <text:p text:style-name="P12"><text:span text:style-name="T1">Ois {oys} –</text:span> coming from, having its origin in. <text:span text:style-name="T8">Sometimes it is written as “oys”.</text:span></text:p>
      <text:p text:style-name="P21"><text:span text:style-name="T1">Tuntos, ad pelu Stats ois id decolonisation moliet trehve ir tula –</text:span> from this time, many States born out of the decolonization had difficulties to find their balance</text:p>
      <text:p text:style-name="P12">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2"/>
      <text:p text:style-name="P12"><text:span text:style-name="T1">Pati {pAti} –</text:span> including</text:p>
      <text:p text:style-name="P21"><text:span text:style-name="T1">Ceters hieb esen lusen unte id naufrage, pati vasya mehmens os eys gwito tuntro –</text:span> all other things had been lost during the shipwreck, including all the memories of his life until then</text:p>
      <text:p text:style-name="P12"><text:span text:style-name="T9">Sayg mi tien adresse, pati tien postal code –</text:span><text:span text:style-name="T8"> tell me your address, </text:span><text:span text:style-name="T8">inclunding your postal code</text:span></text:p>
      <text:p text:style-name="P12"/>
      <text:p text:style-name="P12"><text:span text:style-name="T1">Per {per} –</text:span> through</text:p>
      <text:p text:style-name="P21"><text:span text:style-name="T1">Skapam per cid passage –</text:span> we escaped through this passage</text:p>
      <text:p text:style-name="P21"><text:span text:style-name="T1">Presaygo id future per mien cristall ball –</text:span> I foretell the future through my cristal ball</text:p>
      <text:p text:style-name="P12"/>
      <text:p text:style-name="P12"><text:span text:style-name="T1">(Per)ambh {(për)Amb} –</text:span> around</text:p>
      <text:p text:style-name="P12"><text:span text:style-name="T9">Piends sont ambh nos –</text:span><text:span text:style-name="T8"> enemies are around us</text:span></text:p>
      <text:p text:style-name="P21"><text:span text:style-name="T1">Ia ghyors perambh id vallee –</text:span> the mountains around the valley</text:p>
      <text:p text:style-name="P20">Ter est wed perambh id insule –<text:span text:style-name="T5"> There is water around the island</text:span></text:p>
      <text:p text:style-name="P12"/>
      <text:p text:style-name="P12"><text:span text:style-name="T1">Ploisko {plOysko} –</text:span> except</text:p>
      <text:p text:style-name="P21"><text:span text:style-name="T1">Eddo quant genos os miems, ploisko pork –</text:span> I eat all kind of meat, except pork</text:p>
      <text:p text:style-name="P12"/>
      <text:p text:style-name="P12"><text:span text:style-name="T1">Po {po} –</text:span> <text:span text:style-name="T13">for </text:span><text:span text:style-name="T8">(in exchange of, in search for)</text:span></text:p>
      <text:p text:style-name="P21"><text:span text:style-name="T1">Io exchange un apel po un banane –</text:span> I exchange an apple for a banana</text:p>
      <text:p text:style-name="P12"><text:soft-page-break/></text:p>
      <text:p text:style-name="P12"><text:span text:style-name="T1">Pon {pon} –</text:span> since, for</text:p>
      <text:p text:style-name="P21"><text:span text:style-name="T1">Som her pon id auror –</text:span> I'm here since dawn</text:p>
      <text:p text:style-name="P21"><text:span text:style-name="T1">Pon kamdiu reidneute yu in plen diewo? –</text:span> for how long have you been riding in full daylight?<text:span text:style-name="T13"> (notice the use of the durative -neu-, I'll talk about it in the appropriate chapter)</text:span></text:p>
      <text:p text:style-name="P12"/>
      <text:p text:style-name="P12"><text:span text:style-name="T1">Pos {pos} –</text:span> after</text:p>
      <text:p text:style-name="P21"><text:span text:style-name="T1">Tolko tib pos io arrive –</text:span> I (will) talk to you after I (will) arrive</text:p>
      <text:p text:style-name="P21"/>
      <text:p text:style-name="P12"><text:span text:style-name="T1">Pre {pre} –</text:span> before <text:span text:style-name="T8">(in time)</text:span></text:p>
      <text:p text:style-name="P21"><text:span text:style-name="T1">Tolko tib pre linkwo –</text:span> I talk to you before I leave</text:p>
      <text:p text:style-name="P15"/>
      <text:p text:style-name="P15"><text:span text:style-name="T1">Pri {pri} –</text:span> by, along <text:span text:style-name="T8">(idea of movement)</text:span></text:p>
      <text:p text:style-name="P21"><text:span text:style-name="T1">Is vis un bloudun reider qui galoppit pri iom dextos levtro –</text:span> he saw a blue-clad rider who was galopped before him from the right to the left</text:p>
      <text:p text:style-name="P21"><text:span text:style-name="T1">Quando yu gwahsiete pri id cocin –</text:span> when you'll go by the kitchen</text:p>
      <text:p text:style-name="P21"><text:span text:style-name="T1">El shamyu snahsit pri me –</text:span> the shark was swimming along me</text:p>
      <text:p text:style-name="P15"/>
      <text:p text:style-name="P12"><text:span text:style-name="T1">Pro {pro} –</text:span> for (the benefit of)</text:p>
      <text:p text:style-name="P21"><text:span text:style-name="T1">Kieupim un cavall pro te –</text:span> I bought a horse for you</text:p>
      <text:p text:style-name="P21"><text:span text:style-name="T1">Eiskwo un wogh pro miena safers –</text:span><text:span text:style-name="T5"> I want a car for my travels</text:span></text:p>
      <text:p text:style-name="P21"><text:span text:style-name="T1">El behrger mohrit pro vies gwits –</text:span> the saviour died for your lives</text:p>
      <text:p text:style-name="P12"/>
      <text:p text:style-name="P12"><text:span text:style-name="T1">Prod {prod} –</text:span> ahead (of)</text:p>
      <text:p text:style-name="P21"><text:span text:style-name="T1">Noster chef semper ghanct prod nies grupp –</text:span> our boss always walks ahead the group</text:p>
      <text:p text:style-name="P12"/>
      <text:p text:style-name="P12"><text:span text:style-name="T1">Prokwe(m) {prOkwë(m)} –</text:span> near, close to</text:p>
      <text:p text:style-name="P21"><text:span text:style-name="T1">El animal est prokwe me –</text:span> the animal is close to me</text:p>
      <text:p text:style-name="P12"/>
      <text:p text:style-name="P12"><text:span text:style-name="T1">Prosch {proc} –</text:span> <text:span text:style-name="T13">close(r) to </text:span><text:span text:style-name="T8">(idea of approaching)</text:span></text:p>
      <text:p text:style-name="P21"><text:span text:style-name="T1">Id wogho gwehmt prosch me –</text:span> the car is approaching me</text:p>
      <text:p text:style-name="P12"/>
      <text:p text:style-name="P12"><text:span text:style-name="T1">Protie {protI:} =</text:span> contra</text:p>
      <text:p text:style-name="P21"><text:span text:style-name="T1">I katueer protiev nos –</text:span> they fought against us</text:p>
      <text:p text:style-name="P12"/>
      <text:p text:style-name="P12"><text:span text:style-name="T1">Protiev {protyEv} = </text:span>Protie</text:p>
      <text:p text:style-name="P12"/>
      <text:p text:style-name="P12"><text:span text:style-name="T1">Samt {samt} –</text:span> with <text:span text:style-name="T8">(circumstance, description)</text:span></text:p>
      <text:p text:style-name="P21"><text:span text:style-name="T1">Un wir samt blou okwi –</text:span> a blue-eyed man</text:p>
      <text:p text:style-name="P21"><text:span text:style-name="T1">Cid familia gwivt samt maungo noroc –</text:span> this family lives with a lot of happiness</text:p>
      <text:p text:style-name="P21"><text:span text:style-name="T1">Cheuso mien werds samt kaur –</text:span> I choose my words carefully</text:p>
      <text:p text:style-name="P12"/>
      <text:p text:style-name="P12"><text:span text:style-name="T1">Sekwos {sEkwos} –</text:span> following</text:p>
      <text:p text:style-name="P21"><text:span text:style-name="T1">Sekwos id swodetermination referendum os 1sto Jul 1962, Algeria proclamet sien independence –</text:span> following the self-determination referendum of July 1st, 1962, Algeria proclaims its independence</text:p>
      <text:p text:style-name="P12"><text:soft-page-break/></text:p>
      <text:p text:style-name="P12"><text:span text:style-name="T1">Speit {speyt} –</text:span> despite <text:span text:style-name="T8">(with a idea of disappointment)(is a substantive as well)</text:span></text:p>
      <text:p text:style-name="P21"><text:span text:style-name="T1">Id tank, speit gwaur leusa, tadrijan upertrehsit id squadron –</text:span> the tank, despite heavy losses, managed to get through his squadron</text:p>
      <text:p text:style-name="P12"/>
      <text:p text:style-name="P12"><text:span text:style-name="T1">Sub {sub} –</text:span> under <text:span text:style-name="T8">(often implies contact)</text:span></text:p>
      <text:p text:style-name="P21"><text:span text:style-name="T1">Ter est un arank sub id meja –</text:span> there's a spider under the table</text:p>
      <text:p text:style-name="P21"><text:span text:style-name="T1">Sub un peruca ter est un calv cap –</text:span> under a wig there's a bald head</text:p>
      <text:p text:style-name="P12"/>
      <text:p text:style-name="P12"><text:span text:style-name="T1">Subpoena {subpOyna} –</text:span> <text:span text:style-name="T13">under fear of </text:span><text:span text:style-name="T8">(penalty)</text:span></text:p>
      <text:p text:style-name="P21"><text:span text:style-name="T1">Uno mukhla al est tun dahn kay linkwes id land subpoena expulsion –</text:span> A deadline is then given to him/her in order to leave the country under threat of expulsion</text:p>
      <text:p text:style-name="P12"/>
      <text:p text:style-name="P12"><text:span text:style-name="T1">Suisraen {swisrAyn} –</text:span> notwithstanding</text:p>
      <text:p text:style-name="P21"><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2"/>
      <text:p text:style-name="P12"><text:span text:style-name="T1">Suppose {supOzë} –</text:span> supposing that</text:p>
      <text:p text:style-name="P21"><text:span text:style-name="T1">Suppose mathalan yu subscripte un contract bi un pharmaceutic firma kay behrge vos ud diabetes –</text:span> let's suppose, for example, that you sign a contract with a pharmaceutical firm to keep you from diabetes</text:p>
      <text:p text:style-name="P12"/>
      <text:p text:style-name="P12"><text:span text:style-name="T1">Swod {swod} –</text:span> in the way of, according to the custom of</text:p>
      <text:p text:style-name="P12"><text:span text:style-name="T9">Swod iens atavs (salaf) sokwis ios Prophet –</text:span><text:span text:style-name="T8"> In the way of the ancestors (salaf) who followed the Prophet</text:span></text:p>
      <text:p text:style-name="P12"/>
      <text:p text:style-name="P12"><text:span text:style-name="T1">Tiel {tyel}–</text:span> till. <text:span text:style-name="T8">But before a verb we use “hin(a)”.</text:span></text:p>
      <text:p text:style-name="P21"><text:span text:style-name="T1">Id verdia start ex id urb ed continuet tiel id mar –</text:span> the highway starts from the city and runs to the sea</text:p>
      <text:p text:style-name="P21"><text:span text:style-name="T1">Cursim tiel mien dom –</text:span> I ran up to my house</text:p>
      <text:p text:style-name="P12"/>
      <text:p text:style-name="P12"><text:span text:style-name="T1">Trans {trans} –</text:span> beyond</text:p>
      <text:p text:style-name="P21"><text:span text:style-name="T1">Trans tod fluv –</text:span> beyond the river</text:p>
      <text:p text:style-name="P12"/>
      <text:p text:style-name="P12"><text:span text:style-name="T1">Ud {ud} –</text:span> from</text:p>
      <text:p text:style-name="P21"><text:span text:style-name="T1">Un brev ud Marta –</text:span> a letter from Marta</text:p>
      <text:p text:style-name="P21"><text:span text:style-name="T1">Ia kieupit un dom med denars ud ays pater –</text:span> she bought a house with money from her father</text:p>
      <text:p text:style-name="P12"/>
      <text:p text:style-name="P12"><text:span text:style-name="T1">Ulter {Ultër} –</text:span> besides, moreover, in addition to</text:p>
      <text:p text:style-name="P21"><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2"/>
      <text:p text:style-name="P12"><text:soft-page-break/><text:span text:style-name="T1">Uper {Üpër} –</text:span> over <text:span text:style-name="T8">(it doesn't touche the object)</text:span></text:p>
      <text:p text:style-name="P21"><text:span text:style-name="T1">Un plav pleuct uper id tor –</text:span> a plane is flying over the tower</text:p>
      <text:p text:style-name="P12"/>
      <text:p text:style-name="P12"><text:span text:style-name="T1">Unte {Untë} –</text:span> <text:span text:style-name="T13">during, in the space of </text:span><text:span text:style-name="T8">(temporal or spatial meaning)</text:span></text:p>
      <text:p text:style-name="P21"><text:span text:style-name="T1">Unte id wer –</text:span> during the spring</text:p>
      <text:p text:style-name="P21"><text:span text:style-name="T1">Unte id hall –</text:span><text:span text:style-name="T5"> within the hall</text:span></text:p>
      <text:p text:style-name="P21"><text:span text:style-name="T1">I construgeer id tor unte ia yars –</text:span> they build the tower during the years</text:p>
      <text:p text:style-name="P12"><text:span text:style-name="T9">Unte tod wakt, in Washington –</text:span><text:span text:style-name="T8"> during this time, in Washington</text:span></text:p>
      <text:p text:style-name="P21"><text:span text:style-name="T1">Sub id schock, is Waktprince remien aunmov unte un khvil –</text:span> Under the shock, the Prince of Time remained motionless for a while</text:p>
      <text:p text:style-name="P12"/>
      <text:p text:style-name="P12"><text:span text:style-name="T1">Vice {vits} –</text:span> at the place of <text:span text:style-name="T8">(it can also be used as a prefix)</text:span></text:p>
      <text:p text:style-name="P21"><text:span text:style-name="T1">Henrique ne hat ghohden dake ia buks. Vice to, Olivier hat ei yist ia odt-documents –</text:span> Henrique could not get the books. Instead of this, Olivier sent him the odt-documents</text:p>
      <text:p text:style-name="P12"/>
      <text:p text:style-name="P12"><text:span text:style-name="T1">Witerom {witërOm} –</text:span> opposite to <text:span text:style-name="T8">(it's also an adverb)</text:span></text:p>
      <text:p text:style-name="P21"><text:span text:style-name="T1">Witerom id dikhliz, is daskal skohpt me –</text:span> on the opposite end of the gangway, the teacher was waiting for me</text:p>
      <text:p text:style-name="P12"/>
      <text:p text:style-name="P12"><text:span text:style-name="T1">Yant {yant} –</text:span> as soon as <text:span text:style-name="T8">(can be used with substantives)</text:span></text:p>
      <text:p text:style-name="P21"><text:span text:style-name="T1">Yant ho denars, kaupo un leuyk tib –</text:span> as soon as I get money, I buy you a toy</text:p>
      <text:p text:style-name="P12"/>
      <text:p text:style-name="P12"><text:span text:style-name="T1">Ye {ye} –</text:span> <text:span text:style-name="T8">it doesn't have a defined meaning, it expresses a circumstance or condition, you use this preposition when no other is useful, it is our Joker card</text:span></text:p>
      <text:p text:style-name="P21"><text:span text:style-name="T1">Ye mien surprise –</text:span> at my surprise</text:p>
      <text:p text:style-name="P21"><text:span text:style-name="T1">Ye mieno mayn –</text:span> in my opinion</text:p>
      <text:p text:style-name="P21"><text:span text:style-name="T1">Io arrive do hem ye noct –</text:span> I arrive at the house at night</text:p>
      <text:p text:style-name="P12"/>
      <text:p text:style-name="P12"><text:span text:style-name="T1">Za {dza} –</text:span> in the back of</text:p>
      <text:p text:style-name="P21"><text:span text:style-name="T1">Za te! –</text:span> in your back!</text:p>
      <text:p text:style-name="P12"/>
      <text:h text:style-name="P4" text:outline-level="2">SOME DOUBTS THAT CAN APPEAR</text:h>
      <text:p text:style-name="P12"/>
      <text:p text:style-name="P12"><text:tab/>I tried to explain well the prepositions in the examples, I even used very similar examples I order to evidence the differences, but some doubts can remain. In this subchapter I try to predict some of them and I try to answer them.</text:p>
      <text:p text:style-name="P12"/>
      <text:h text:style-name="P60" text:outline-level="3">DIFFERENCE BETWEEN “MED” AND “PER”</text:h>
      <text:p text:style-name="P12"/>
      <text:p text:style-name="P12"><text:tab/>What's the difference between the twho sentences below?</text:p>
      <text:p text:style-name="P12"/>
      <text:p text:style-name="P12"><text:span text:style-name="T1">Is magician hat construgen un castell med sien magia –</text:span> the magician has built a castle with his magic</text:p>
      <text:p text:style-name="P12"><text:span text:style-name="T1">Is magician hat construgen un castell per sien magia – </text:span><text:span text:style-name="T5">the magician has built a castle through his magic</text:span></text:p>
      <text:p text:style-name="P12"/>
      <text:p text:style-name="P12"><text:soft-page-break/><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2"/>
      <text:p text:style-name="P13">Glego per id fenster med mien durbin iam bikini-vehsend gwenak </text:p>
      <text:p text:style-name="P12">I ogle through the window with my binoculars the bikini-weared young woman</text:p>
      <text:p text:style-name="P12"/>
      <text:p text:style-name="P12"><text:tab/>Did you notice why my second example <text:span text:style-name="T8">(the one of the magician who </text:span><text:span text:style-name="T8">has built the castle “per” his magic)</text:span> was strange?</text:p>
      <text:p text:style-name="P12"/>
      <text:h text:style-name="P60" text:outline-level="3">DIFFERENCE BETWEEN “POS” AND “TRANS”</text:h>
      <text:p text:style-name="P12"/>
      <text:p text:style-name="P12"><text:tab/>“Pos” is initially an adverb, in other words, if you say a sentence like the one below:</text:p>
      <text:p text:style-name="P12"/>
      <text:p text:style-name="P21"><text:span text:style-name="T1">Id urb est pos id forest –</text:span><text:span text:style-name="T5"> the city is after the forest</text:span></text:p>
      <text:p text:style-name="P15"/>
      <text:p text:style-name="P15"><text:tab/>The sentece above means something like: first it's necessary cross the forest before reaching<text:tab/>the city.</text:p>
      <text:p text:style-name="P15"/>
      <text:h text:style-name="P60" text:outline-level="3">DIFFERENCE BETWEEN “EX” AND “UD”</text:h>
      <text:p text:style-name="P15"/>
      <text:p text:style-name="P15"><text:tab/>Let's see three examples:</text:p>
      <text:p text:style-name="P15"/>
      <text:p text:style-name="P21"><text:span text:style-name="T1">Som ex ia Uniet Stats –</text:span> I am from the United States</text:p>
      <text:p text:style-name="P21"><text:span text:style-name="T1">Un helm ex stal –</text:span> a helmet of steel</text:p>
      <text:p text:style-name="P21"><text:span text:style-name="T1">Un brev ud Klara –</text:span> a letter from Klara</text:p>
      <text:p text:style-name="P15"/>
      <text:p text:style-name="P15"><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2"/>
      <text:h text:style-name="P60" text:outline-level="3">DIFFERENCE BETWEEN “VICE” AND “INSTET”</text:h>
      <text:p text:style-name="P12"/>
      <text:p text:style-name="P12"><text:tab/>As prepositions both means the same thing, but “instet” can be also a adverb while “vice” also can be a prefix, like in “vice-president”.</text:p>
      <text:p text:style-name="P12"/>
      <text:p text:style-name="P12">Henrique ne hat ghohden dake ia buks. <text:span text:style-name="T2">Instet</text:span>, Olivier hat ei yist ia odt-documents</text:p>
      <text:p text:style-name="P12">Henrique ne hat ghohden dake ia buks. <text:span text:style-name="T2">Vice to</text:span>, Olivier hat ei yist ia odt-documents</text:p>
      <text:p text:style-name="P12"/>
      <text:h text:style-name="P58" text:outline-level="1">ENCLITICS AND PROCLITICS</text:h>
      <text:p text:style-name="P12"/>
      <text:p text:style-name="P12"><text:tab/>Some of these words are not easy to be translated, but this chapter will teach you how to use them. Enclitics are words put after another word while <text:soft-page-break/>proclitics are words put before another word.</text:p>
      <text:p text:style-name="P12"/>
      <text:p text:style-name="P12"><text:tab/>The enclitic “tun” is the demonstrative of “kun” or “quando”.</text:p>
      <text:p text:style-name="P12"/>
      <text:p text:style-name="P12"><text:span text:style-name="T1">Herodotos extendt tod nam do id continental hinterland, beuwend it Asia id trit part ios gnoht mundios tun <text:s/>–</text:span> <text:span text:style-name="T13">Herodot extends this name to the continental hinterland, making thus of Asia the third part of the known </text:span><text:span text:style-name="T13">world then</text:span><text:span text:style-name="T8"> (at that time)</text:span></text:p>
      <text:p text:style-name="P12"/>
      <text:p text:style-name="P12"><text:tab/>“nu” can work in opposition to “de”. Basically it means “namely” and it's a proclitic.</text:p>
      <text:p text:style-name="P12"/>
      <text:p text:style-name="P12"><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2"/>
      <text:p text:style-name="P12"><text:tab/>“ge” and “tar” are like “ghi”, but as, sometimes, the repetition of the particle “ghi” occurs very repeatedly, it's used these two particles. “ge” emphasizes personal pronouns and articles, while “tar” emphasizes interrogative pronouns.</text:p>
      <text:p text:style-name="P12"/>
      <text:p text:style-name="P12"><text:tab/>An excellent example with “nu” and “tar”:</text:p>
      <text:p text:style-name="P12"/>
      <text:p text:style-name="P12"><text:span text:style-name="T1">Sei nu id luce quod est in te est temos, kam tar megil sessiet tod temos! –</text:span> if, therefore, the light that is in thee be darkness, how great is that darkness!</text:p>
      <text:p text:style-name="P12"/>
      <text:p text:style-name="P12"><text:tab/>The enclitic “pet” reinforces identity, often translated as our “very”.</text:p>
      <text:p text:style-name="P12"/>
      <text:p text:style-name="P12"><text:span text:style-name="T1">Henrique weict in idpet centre ios citad –</text:span> Henrique lives in the very center of the city</text:p>
      <text:p text:style-name="P49">To write “…in idswo centre…” would be strange because it means “… in the center itself …” </text:p>
      <text:p text:style-name="P12"/>
      <text:p text:style-name="P12"><text:span text:style-name="T1">Id brev hieb gwohmt unte idpet dwer ios laboratorium –</text:span> the letter had come through the very door of the laboratory</text:p>
      <text:p text:style-name="P12"/>
      <text:p text:style-name="P12"><text:span text:style-name="T1">Est un prientlik geront quospet ghalv buit trohven medsu eys bustan –</text:span> it's a friendly old man whose very skull was found in the middle of his garden</text:p>
      <text:p text:style-name="P12"/>
      <text:p text:style-name="P12"><text:span text:style-name="T1">I reuschus leuds eent ipet parents ias magv –</text:span> the people who had rushed were <text:span text:style-name="T8">(precisely)</text:span> the parents of the child <text:span text:style-name="T8">(after that child had an accident)</text:span></text:p>
      <text:p text:style-name="P50"><text:span text:style-name="T8">ipet = i </text:span><text:span text:style-name="T13">(the </text:span><text:bookmark-start text:name="__DdeLink__41153_1709523274"/><text:span text:style-name="T13">definite article</text:span><text:bookmark-end text:name="__DdeLink__41153_1709523274"/><text:span text:style-name="T13">)</text:span><text:span text:style-name="T8"> + pet</text:span></text:p>
      <text:p text:style-name="P12"/>
      <text:p text:style-name="P12"><text:tab/>When “pet” is used after a verb, it has the sense of “to be in the capacity of”.</text:p>
      <text:p text:style-name="P12"/>
      <text:p text:style-name="P12"><text:span text:style-name="T1">Sei yu plais steighte con me do mien fiaker, duco-pet vos ad eys baytel </text:span><text:soft-page-break/><text:span text:style-name="T1">–</text:span> if you accept to get in with me into my cab, I <text:span text:style-name="T8">(can)</text:span> drive you to his home</text:p>
      <text:p text:style-name="P12"/>
      <text:p text:style-name="P12"><text:tab/>With adverbs of time and space the word “kye”, as an enclitic, reinforces the adverb.</text:p>
      <text:p text:style-name="P12"/>
      <text:p text:style-name="P12"><text:span text:style-name="T1">… ed terkye id sinister masse uns bina forstilb ids ghebel uper id strad –</text:span> … and just at that point, a certain sinister block of building thrust forward its gable on the street</text:p>
      <text:p text:style-name="P12"/>
      <text:p text:style-name="P12"><text:span text:style-name="T1">Ed mehnte ghi od is nos duxit tei stet querkye staht id dwer?! –</text:span> and where do you think he carried us but to that place with the door?!</text:p>
      <text:p text:style-name="P12"/>
      <text:p text:style-name="P12"><text:span text:style-name="T1">“Nunkye”, bahsit alter, antwehrdte mi: “quois gnohte yu me?” –</text:span> “And now”, said the other, you answer me: “how did you know me?”</text:p>
      <text:p text:style-name="P47">Notice that “antwehrdte” and “gnohte yu” refer to one person, not to a group as it may look at a first moment. It's becauste it's used the pronoun of cortesy “yu”, indeed you only can know it by the context.</text:p>
      <text:p text:style-name="P12"/>
      <text:p text:style-name="P12"><text:span text:style-name="T1">Tunkye eet circum nev saat ios aghyern, ed id prest nebule ios saison –</text:span> it was by this time about nine in the morning, and the first fog of the season</text:p>
      <text:p text:style-name="P12"/>
      <text:p text:style-name="P12"><text:span text:style-name="T1">Gheskye ia ne eevevis iom pon quasi dwo munts –</text:span> it was nearly two months since she had seen him till yesterday</text:p>
      <text:p text:style-name="P12"/>
      <text:p text:style-name="P12"><text:tab/>The proclitic “proe” is often translated as “already”.</text:p>
      <text:p text:style-name="P12"/>
      <text:p text:style-name="P12"><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12"><text:span text:style-name="T1">Mien kerd hat tem aghnuet quem ioschi proe-plangiem –</text:span> I came away with that upon my heart, that I could have wept too </text:p>
      <text:p text:style-name="P12"/>
      <text:p text:style-name="P12"><text:span text:style-name="T1">… proeghi tetyohc pelu dwogimtias –</text:span> … a thing that had befallen many scores of times</text:p>
      <text:p text:style-name="P12"/>
      <text:p text:style-name="P12"><text:tab/>The enclitic affix -schi already was explained and the enclitic affix -smee will be explained soon.</text:p>
      <text:p text:style-name="P12"/>
      <text:h text:style-name="P58" text:outline-level="1">USEFUL AFFIXES</text:h>
      <text:p text:style-name="P12"/>
      <text:p text:style-name="P12"><text:tab/>Differently of other auxiliary languages, Sambahsa rely more on borrowed words than composed words. Sambahsa has so many languages as sources that is impossible to have a regular system of derivation, but some useful affixes can be listed.</text:p>
      <text:p text:style-name="P12"/>
      <text:p text:style-name="P12"><text:tab/>Some basic rules can be considered in forms derived from the romance languages, an important characteristic of theirs is that they're based on the <text:soft-page-break/>“perfect stem”, which is predicted in the following ways:</text:p>
      <text:p text:style-name="P12"/>
      <text:p text:style-name="P12"><text:tab/>For verbs ending with unstressed “e”, it's used -at- instead. </text:p>
      <text:p text:style-name="P12"><text:tab/><text:tab/>form<text:span text:style-name="T8">e</text:span> → form<text:span text:style-name="T8">at</text:span>- → formation </text:p>
      <text:p text:style-name="P12"><text:tab/>For verbs ending with “ie”, it's used -icat- instead. </text:p>
      <text:p text:style-name="P12"><text:tab/><text:tab/>publ<text:span text:style-name="T8">ie</text:span> → publ<text:span text:style-name="T8">icat-</text:span> → publication </text:p>
      <text:p text:style-name="P12"><text:tab/>For verbs ending with “ue”, it's used -ut- instead. It also is applied to verbs whose past participles in “t” ends with -wt.</text:p>
      <text:p text:style-name="P12"><text:tab/><text:tab/>constit<text:span text:style-name="T8">ue</text:span> → constitut<text:span text:style-name="T8">ut-</text:span> → constitution </text:p>
      <text:p text:style-name="P12"><text:tab/>For verbs ending with “eih”, it's used -it- instead. </text:p>
      <text:p text:style-name="P12"><text:tab/><text:tab/>add<text:span text:style-name="T8">eih</text:span> → add<text:span text:style-name="T8">it-</text:span> → addition</text:p>
      <text:p text:style-name="P12"><text:tab/>The perfect stem of other verbs corresponds to their participles in “t”.</text:p>
      <text:p text:style-name="P12"/>
      <text:h text:style-name="P4" text:outline-level="2">PREFFIXES</text:h>
      <text:p text:style-name="P12"/>
      <text:p text:style-name="P12"><text:span text:style-name="T1">ab- –</text:span> away</text:p>
      <text:p text:style-name="P21"><text:span text:style-name="T1">Abcurr –</text:span> to run away</text:p>
      <text:p text:style-name="P12"/>
      <text:p text:style-name="P12"><text:span text:style-name="T1">apo- – </text:span><text:span text:style-name="T8">indicates the fourth generation</text:span></text:p>
      <text:p text:style-name="P21"><text:span text:style-name="T1">Apopater –</text:span><text:span text:style-name="T5"> great-grandfather</text:span></text:p>
      <text:p text:style-name="P12"/>
      <text:p text:style-name="P12"><text:span text:style-name="T1">be- –</text:span> <text:span text:style-name="T8">makes transitive verbs as be- in English</text:span></text:p>
      <text:p text:style-name="P12"/>
      <text:p text:style-name="P12"><text:span text:style-name="T1">begh(i)s- –</text:span> deprived of</text:p>
      <text:p text:style-name="P12"/>
      <text:p text:style-name="P12"><text:span text:style-name="T1">bfu- –</text:span> <text:span text:style-name="T8">negative prefix before words of Sinitic origin.</text:span></text:p>
      <text:p text:style-name="P12"/>
      <text:p text:style-name="P12"><text:span text:style-name="T1">cum- –</text:span> <text:span text:style-name="T8">similar to words with the prefix god-</text:span></text:p>
      <text:p text:style-name="P21"><text:span text:style-name="T1">Cumpater –</text:span> godfather</text:p>
      <text:p text:style-name="P21"><text:span text:style-name="T1">Cummater –</text:span> godmother</text:p>
      <text:p text:style-name="P12"/>
      <text:p text:style-name="P12"><text:span text:style-name="T1">dus- –</text:span> ill-, bad</text:p>
      <text:p text:style-name="P21"><text:span text:style-name="T1">Dusmenos –</text:span> ill-disposed</text:p>
      <text:p text:style-name="P12"/>
      <text:p text:style-name="P12"><text:span text:style-name="T1">en- –</text:span> to put into</text:p>
      <text:p text:style-name="P21"><text:span text:style-name="T1">Enquestion –</text:span> to put in question, to question</text:p>
      <text:p text:style-name="P12"/>
      <text:p text:style-name="P12"><text:span text:style-name="T1">ender- –</text:span> <text:span text:style-name="T8">diminutive of action</text:span></text:p>
      <text:p text:style-name="P21"><text:span text:style-name="T1">Endervid –</text:span> to catch a glimpse of</text:p>
      <text:p text:style-name="P21"><text:span text:style-name="T1">Enderghyan –</text:span> to half-open</text:p>
      <text:p text:style-name="P12"/>
      <text:p text:style-name="P12"><text:span text:style-name="T1">eti- – </text:span>Indicates the fifth generation</text:p>
      <text:p text:style-name="P12"/>
      <text:p text:style-name="P12"><text:span text:style-name="T1">for- – </text:span><text:span text:style-name="T5">corresponds to the adverb astray</text:span></text:p>
      <text:p text:style-name="P12"/>
      <text:p text:style-name="P12"><text:span text:style-name="T1">ga- –</text:span> before a verb with apophony: indicates the result of an action; if it has the suffix -os it indicates something pejorative. Before a substantive it indicates sum<text:span text:style-name="T8">.</text:span></text:p>
      <text:p text:style-name="P12"><text:span text:style-name="T9">Gabehrg –</text:span><text:span text:style-name="T8"> mountain range</text:span> (behrg = cliff)</text:p>
      <text:p text:style-name="P12"><text:soft-page-break/></text:p>
      <text:p text:style-name="P12"><text:span text:style-name="T1">ken- –</text:span> empty of</text:p>
      <text:p text:style-name="P12"/>
      <text:p text:style-name="P12"><text:span text:style-name="T1">mu- –</text:span> <text:span text:style-name="T8">may be used to indicate the executer of an action when preffixed to a </text:span><text:span text:style-name="T8">word of “muslim” origin</text:span></text:p>
      <text:p text:style-name="P12"><text:span text:style-name="T9">Mussafer –</text:span><text:span text:style-name="T8"> traveller</text:span> (safer = to travel)</text:p>
      <text:p text:style-name="P12"/>
      <text:p text:style-name="P12"><text:span text:style-name="T1">muta- –</text:span> to change</text:p>
      <text:p text:style-name="P21"><text:span text:style-name="T1">Mutamayn –</text:span> to change opinion</text:p>
      <text:p text:style-name="P12"/>
      <text:p text:style-name="P12"><text:span text:style-name="T1">Ni- –</text:span> <text:span text:style-name="T8">means “down” in a figurative sense</text:span></text:p>
      <text:p text:style-name="P12"><text:span text:style-name="T9">Niklad –</text:span><text:span text:style-name="T8"> to download</text:span> (klad = load)</text:p>
      <text:p text:style-name="P12"/>
      <text:p text:style-name="P12"><text:span text:style-name="T1">(oi)s-</text:span> – the opposite of en-, it means “to put off/out”</text:p>
      <text:p text:style-name="P12"><text:span text:style-name="T1">oischalt –</text:span> to switch off</text:p>
      <text:p text:style-name="P12"><text:span text:style-name="T1">(en)schalt –</text:span> to switch on</text:p>
      <text:p text:style-name="P12"/>
      <text:p text:style-name="P12"><text:span text:style-name="T1">or- –</text:span> original, primeval, primitive</text:p>
      <text:p text:style-name="P21"><text:span text:style-name="T1">Oraryo – </text:span>pre-aryan<text:span text:style-name="T13"> or </text:span>proto Indo-European <text:span text:style-name="T13">(aryo = arian)</text:span></text:p>
      <text:p text:style-name="P12"/>
      <text:p text:style-name="P12"><text:span text:style-name="T1">par- –</text:span> completion or fullfilled action</text:p>
      <text:p text:style-name="P12"><text:span text:style-name="T9">parkwehr –</text:span><text:span text:style-name="T8"> to archive</text:span> (wehr = to do)</text:p>
      <text:p text:style-name="P12"/>
      <text:p text:style-name="P12"><text:span text:style-name="T1">peri- –</text:span> through</text:p>
      <text:p text:style-name="P12"><text:span text:style-name="T1">Perigumt –</text:span><text:span text:style-name="T5"> throughfare </text:span>(gumt = coming)</text:p>
      <text:p text:style-name="P12"/>
      <text:p text:style-name="P12"><text:span text:style-name="T1">pro- –</text:span> indicates the third generation<text:span text:style-name="T8">. Before a verb it means “in front of” or </text:span><text:span text:style-name="T8">“preceding” and triggers the dative.</text:span></text:p>
      <text:p text:style-name="P21"><text:span text:style-name="T1">Pronepot –</text:span> grandnephew</text:p>
      <text:p text:style-name="P21"><text:span text:style-name="T1">Is mi proghieng –</text:span> he was walking in front of me</text:p>
      <text:p text:style-name="P12"/>
      <text:p text:style-name="P12"><text:span text:style-name="T1">rhayr –</text:span> negative preffix used before words of arab origin, but often is used as a indepentent adverb</text:p>
      <text:p text:style-name="P21"><text:span text:style-name="T1">Rhayr yakin –</text:span> unsure</text:p>
      <text:p text:style-name="P12"/>
      <text:p text:style-name="P12"><text:span text:style-name="T1">step- –</text:span> <text:span text:style-name="T8">family after a second marriage)</text:span></text:p>
      <text:p text:style-name="P21"><text:span text:style-name="T1">Steppater –</text:span> stepfather</text:p>
      <text:p text:style-name="P21"><text:span text:style-name="T1">Stepmater –</text:span> stepmother</text:p>
      <text:p text:style-name="P21"><text:span text:style-name="T1">Steppurt –</text:span> stepson, stepdaughter</text:p>
      <text:p text:style-name="P12"/>
      <text:p text:style-name="P12"><text:span text:style-name="T1">sua- –</text:span> well</text:p>
      <text:p text:style-name="P12"><text:span text:style-name="T9">Suakwohrt – </text:span><text:span text:style-name="T12">well done (kwohrt = past tense of “kwohr”, which means “done”)</text:span></text:p>
      <text:p text:style-name="P12"/>
      <text:p text:style-name="P12"><text:span text:style-name="T1">ud- –</text:span> capacity of doing better than others</text:p>
      <text:p text:style-name="P21"><text:span text:style-name="T1">Ho udsnaht iom –</text:span> I've outswum him</text:p>
      <text:p text:style-name="P12">With the reflexive pronoun “sib”, it indicates the way of getting something.</text:p>
      <text:p text:style-name="P12"><text:span text:style-name="T1">Id mafia sib udtehrct id silence schahiden –</text:span> The Mafia gets the silence of witnesses by threatening them</text:p>
      <text:p text:style-name="P12"><text:soft-page-break/></text:p>
      <text:h text:style-name="P4" text:outline-level="2">SUFFIXES</text:h>
      <text:p text:style-name="P12"/>
      <text:h text:style-name="P60" text:outline-level="3">EXPRESSING QUALITY OR STATE</text:h>
      <text:p text:style-name="P12"/>
      <text:p text:style-name="P12"><text:tab/>In some cases it's added the suffix -e and it's submitted to apophony if possible.</text:p>
      <text:p text:style-name="P12"/>
      <text:p text:style-name="P12"><text:span text:style-name="T1">Long [long] (length) –</text:span> longe [londj] (lengthness)</text:p>
      <text:p text:style-name="P12"><text:span text:style-name="T1">Deub [döb] (deep) –</text:span> dube [düb] (deepness)</text:p>
      <text:p text:style-name="P12"><text:span text:style-name="T1">Slab [slab] (weak) –</text:span> sliebe [slyeb] (weakness)</text:p>
      <text:p text:style-name="P12"/>
      <text:p text:style-name="P12"><text:tab/>This system only works if there is a phonetic difference between the adjective and the derived form. For other adjectives is used the suffix -(e)t.</text:p>
      <text:p text:style-name="P12"/>
      <text:p text:style-name="P12"><text:span text:style-name="T1">Mild [mild] (mild) –</text:span> mildet [mIldët] (pity)</text:p>
      <text:p text:style-name="P12"><text:span text:style-name="T1">Mynder [mÜndër] (proud) –</text:span> Myndert [mÜndërt] (pride)</text:p>
      <text:p text:style-name="P12"/>
      <text:p text:style-name="P12"><text:tab/>It's possible the use of others affixes like -os and -ia. For words of romanic origin it's used -or and (i)tat.</text:p>
      <text:p text:style-name="P12"/>
      <text:h text:style-name="P60" text:outline-level="3">EXPRESSING AN ACTION</text:h>
      <text:p text:style-name="P12"/>
      <text:p text:style-name="P12"><text:tab/>If the own stem is not the sufficient, the ending -(e)n may be added <text:span text:style-name="T8">(or </text:span><text:span text:style-name="T8">-sa for verbs ending with a stressed vowel sound)</text:span>. For verbs of romance origin is added -(t)ion is added to the verbal stem.</text:p>
      <text:p text:style-name="P12"/>
      <text:h text:style-name="P60" text:outline-level="3">INDICATING THE PERFORMER OF AN ACTION</text:h>
      <text:p text:style-name="P12"/>
      <text:p text:style-name="P12"><text:tab/>The most used is -er, very similar to English. A pratical set is -ant for who makes the action, -eit for who suffers this action and -at to indicate the result or object of this action.</text:p>
      <text:p text:style-name="P12"/>
      <text:p text:style-name="P13">Is telephonant kwehrt un telephonat pro iom telephoneit</text:p>
      <text:p text:style-name="P12">The caller makes a phone call to the called</text:p>
      <text:p text:style-name="P12"/>
      <text:h text:style-name="P60" text:outline-level="3">OTHER SUFFIXES</text:h>
      <text:p text:style-name="P12"/>
      <text:p text:style-name="P12"><text:span text:style-name="T1">-ar –</text:span> colection. <text:span text:style-name="T13">For names of profession it means “maker of”</text:span></text:p>
      <text:p text:style-name="P12"/>
      <text:p text:style-name="P12"><text:span text:style-name="T1">-asc –</text:span> to become</text:p>
      <text:p text:style-name="P12"/>
      <text:p text:style-name="P12"><text:span text:style-name="T1">-at –</text:span> years old</text:p>
      <text:p text:style-name="P12"/>
      <text:p text:style-name="P12"><text:span text:style-name="T1">-av –</text:span> <text:span text:style-name="T13">in a verbal stem it means “inclined to” (the verbs are modified because </text:span><text:span text:style-name="T13">of nasal infix and other reasons)</text:span></text:p>
      <text:p text:style-name="P12"/>
      <text:p text:style-name="P12"><text:span text:style-name="T1">-ber –</text:span> berry, fruit</text:p>
      <text:p text:style-name="P12"><text:span text:style-name="T9">Vinber –</text:span><text:span text:style-name="T12"> grape</text:span> (vin = vin)</text:p>
      <text:p text:style-name="P12"><text:soft-page-break/></text:p>
      <text:p text:style-name="P12"><text:span text:style-name="T1">-ble –</text:span> possibility.<text:span text:style-name="T13"> Very similar to the English -ble. If there is a risk of confusion with other conjugated form, then use -et (or -im if the -t is not possible)</text:span></text:p>
      <text:p text:style-name="P12"><text:span text:style-name="T9">Dyehrcet –</text:span><text:span text:style-name="T8"> glimpsable </text:span>(dyehrc = to glimpse)</text:p>
      <text:p text:style-name="P12"/>
      <text:p text:style-name="P12"><text:span text:style-name="T1">-dem –</text:span> region. <text:span text:style-name="T13">Very similar to English -dom.</text:span></text:p>
      <text:p text:style-name="P12"><text:span text:style-name="T9">Roydem –</text:span><text:span text:style-name="T8"> kingdom</text:span> (roy = king)</text:p>
      <text:p text:style-name="P12"/>
      <text:p text:style-name="P12"><text:span text:style-name="T1">-eus –</text:span> <text:span text:style-name="T13">adjetive of quality.</text:span><text:span text:style-name="T8"> </text:span><text:span text:style-name="T13">It corresponds to the -ous from English</text:span></text:p>
      <text:p text:style-name="P12"><text:span text:style-name="T9">Bulbeus –</text:span><text:span text:style-name="T8"> bulbous </text:span><text:span text:style-name="T13">(bulbe = bulb)</text:span></text:p>
      <text:p text:style-name="P12"/>
      <text:p text:style-name="P12"><text:span text:style-name="T1">-en –</text:span> <text:span text:style-name="T13">adjective of substance</text:span></text:p>
      <text:p text:style-name="P12"><text:span text:style-name="T9">Golden –</text:span><text:span text:style-name="T8"> golden </text:span>(gold = gold)</text:p>
      <text:p text:style-name="P12"/>
      <text:p text:style-name="P12"><text:span text:style-name="T1">-fred –</text:span> free from</text:p>
      <text:p text:style-name="P12"/>
      <text:p text:style-name="P12"><text:span text:style-name="T1">-ia –</text:span> quality, science, country</text:p>
      <text:p text:style-name="P12"/>
      <text:p text:style-name="P12"><text:span text:style-name="T1">-ic –</text:span> <text:span text:style-name="T13">forms adjectives</text:span><text:span text:style-name="T8">. </text:span><text:span text:style-name="T13">It corresponds to adjectives that ends in -ic</text:span></text:p>
      <text:p text:style-name="P12"><text:span text:style-name="T9">Cubic –</text:span><text:span text:style-name="T8"> cubic</text:span> (cube = cube)</text:p>
      <text:p text:style-name="P12"/>
      <text:p text:style-name="P12"><text:span text:style-name="T1">-iev –</text:span> fruit, grain</text:p>
      <text:p text:style-name="P12"/>
      <text:p text:style-name="P12"><text:span text:style-name="T1">-ika –</text:span> young <text:span text:style-name="T8">(female) </text:span></text:p>
      <text:p text:style-name="P12"><text:span text:style-name="T9">Potnika –</text:span><text:span text:style-name="T8"> miss</text:span> <text:span text:style-name="T13">(potnia = lady)</text:span></text:p>
      <text:p text:style-name="P12"/>
      <text:p text:style-name="P12"><text:span text:style-name="T1">-iko –</text:span> young <text:span text:style-name="T8">(male) </text:span></text:p>
      <text:p text:style-name="P12"><text:span text:style-name="T9">Potiko –</text:span><text:span text:style-name="T8"> galant</text:span> <text:span text:style-name="T13">(poti = sir)</text:span></text:p>
      <text:p text:style-name="P12"/>
      <text:p text:style-name="P12"><text:span text:style-name="T1">-il – </text:span>susceptible to, open to.</text:p>
      <text:p text:style-name="P12"/>
      <text:p text:style-name="P12"><text:span text:style-name="T1">-in –</text:span> feminin suffix <text:span text:style-name="T8">or</text:span> “forest of”</text:p>
      <text:p text:style-name="P12"/>
      <text:p text:style-name="P12"><text:span text:style-name="T1">-(i)sk – </text:span><text:span text:style-name="T5">adjective of origin</text:span></text:p>
      <text:p text:style-name="P12"><text:span text:style-name="T9">Coschmarisk –</text:span><text:span text:style-name="T8"> nightmarish</text:span> <text:span text:style-name="T13">(coschmar = nightmare)</text:span></text:p>
      <text:p text:style-name="P12"/>
      <text:p text:style-name="P12"><text:span text:style-name="T1">-isme –</text:span> study of something, theory, ideology</text:p>
      <text:p text:style-name="P12"/>
      <text:p text:style-name="P12"><text:span text:style-name="T1">-iste –</text:span> <text:span text:style-name="T13">participants or supporters of a study of something, theory or ideology</text:span></text:p>
      <text:p text:style-name="P12"/>
      <text:p text:style-name="P12"><text:span text:style-name="T1">-ka –</text:span> <text:span text:style-name="T13">makes the feminine diminutuve in a stressed syllable</text:span></text:p>
      <text:p text:style-name="P21"><text:span text:style-name="T1">Ritka &amp; Hanko –</text:span> Hansel &amp; Gretel</text:p>
      <text:p text:style-name="P12"/>
      <text:p text:style-name="P12"><text:span text:style-name="T1">-ko –</text:span><text:span text:style-name="T9"> </text:span><text:span text:style-name="T15">makes the masculine diminutuve in a stressed syllable</text:span></text:p>
      <text:p text:style-name="P21"><text:span text:style-name="T1">Ritka &amp; Hanko –</text:span> Hansel &amp; Gretel</text:p>
      <text:p text:style-name="P12"/>
      <text:p text:style-name="P5"><text:span text:style-name="T1">-lik –</text:span> -like</text:p>
      <text:p text:style-name="P21"><text:span text:style-name="T1">Ays face est cavallik –</text:span> her face is horselike</text:p>
      <text:p text:style-name="P12"/>
      <text:p text:style-name="P12"><text:soft-page-break/><text:span text:style-name="T1">-log –</text:span> -logist</text:p>
      <text:p text:style-name="P21"><text:span text:style-name="T1">Astrolog –</text:span> astrologer</text:p>
      <text:p text:style-name="P21"><text:span text:style-name="T1">Cardiolog –</text:span> cardiologist</text:p>
      <text:p text:style-name="P12"/>
      <text:p text:style-name="P12"><text:span text:style-name="T1">-ment –</text:span> corresponds to no-adverb borrowed words that ends in -ment. For matter of accentuation, this suffix counts as apart substantive within of a compounded word</text:p>
      <text:p text:style-name="P12"/>
      <text:p text:style-name="P12"><text:span text:style-name="T1">-mon –</text:span> <text:span text:style-name="T13">who can</text:span></text:p>
      <text:p text:style-name="P12"/>
      <text:p text:style-name="P12"><text:span text:style-name="T1">-ner –</text:span> masculine suffix</text:p>
      <text:p text:style-name="P12"><text:span text:style-name="T9">Eireanner –</text:span><text:span text:style-name="T8"> irishman</text:span> (eirean = pessoa ou coisa da irlanda)</text:p>
      <text:p text:style-name="P12"/>
      <text:p text:style-name="P12"><text:span text:style-name="T1">-nic – </text:span>pejorative <text:span text:style-name="T8">(masculine)</text:span></text:p>
      <text:p text:style-name="P21"><text:span text:style-name="T1">Drehnknic –</text:span> drunkard</text:p>
      <text:p text:style-name="P12"/>
      <text:p text:style-name="P12"><text:span text:style-name="T1">-nica –</text:span> pejorative <text:span text:style-name="T8">(feminine)</text:span></text:p>
      <text:p text:style-name="P12"/>
      <text:p text:style-name="P12"><text:span text:style-name="T14">-os –</text:span><text:span text:style-name="T8"> </text:span><text:span text:style-name="T13">on a verb it means “game of”</text:span></text:p>
      <text:p text:style-name="P21"><text:span text:style-name="T1">Skeulkos –</text:span> esconde-esconde</text:p>
      <text:p text:style-name="P12"/>
      <text:p text:style-name="P25"><text:span text:style-name="T1">-smee –</text:span> <text:span text:style-name="T13">always on personal pronouns to emphasize oppositions</text:span></text:p>
      <text:p text:style-name="P21"><text:span text:style-name="T1">Weysmee habmos naiwo likwno nies parents –</text:span> We <text:span text:style-name="T13">(not you)</text:span> have never left our parents</text:p>
      <text:p text:style-name="P12"/>
      <text:p text:style-name="P12"><text:span text:style-name="T1">-ster –</text:span> feminine suffix. <text:span text:style-name="T13">Use this only there are no problems with change of </text:span><text:span text:style-name="T13">accentation</text:span></text:p>
      <text:p text:style-name="P12"/>
      <text:p text:style-name="P12"><text:span text:style-name="T1">-ure –</text:span> on the perfect stem it means “result” or “quality”</text:p>
      <text:p text:style-name="P12"/>
      <text:p text:style-name="P12"><text:span text:style-name="T1">-went –</text:span> maks adjectives, corresponds to the English -ful. For matter of accentuation, this suffix counts as apart substantive within of a compounded word. </text:p>
      <text:p text:style-name="P12"><text:span text:style-name="T9">Dakruwent –</text:span><text:span text:style-name="T8"> tearful (dakru = tear)</text:span></text:p>
      <text:p text:style-name="P12"/>
      <text:h text:style-name="P58" text:outline-level="1">STYLE</text:h>
      <text:p text:style-name="P12"/>
      <text:p text:style-name="P12"><text:tab/>Different of the national languages, which have native speakers inserted in a determined social context, Sambahsa is to be spoken between people of different backgrounds. A Mongolian will find difficulties in understanding a person who speaks in the German way.</text:p>
      <text:p text:style-name="P12"/>
      <text:p text:style-name="P12"><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Another example: translate “it's good to see you” to “est khauris ghate vos” instead of “est khauris vide vos”.</text:p>
      <text:p text:style-name="P12"/>
      <text:p text:style-name="P12"><text:soft-page-break/><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2"/>
      <text:p text:style-name="P12"><text:span text:style-name="T1">Cherchez la femme –</text:span> police slang for situations when there is a complication and nobody knows who was the responsible. In a literal translation it is “look for the woman”</text:p>
      <text:p text:style-name="P12"><text:span text:style-name="T1">Pourboire –</text:span> it's our tip <text:span text:style-name="T8">(the extra money that we give to the waiter)</text:span>. In direct translation it is “for drinking”.</text:p>
      <text:p text:style-name="P12"/>
      <text:p text:style-name="P12"><text:tab/>It's not like the idiotisms are untranslable, it's their direct translation that is unfeasible. Are understanding what I am trying to say?</text:p>
      <text:p text:style-name="P12"/>
      <text:p text:style-name="P12"><text:tab/>I am not saying that you have to speak a poor and personalityless Sambahsa! But you have to be aware in avoiding idiotisms and other forms of speaking that are proper of Americans or British.</text:p>
      <text:p text:style-name="P12"/>
      <text:p text:style-name="P12"><text:span text:style-name="T1"><text:tab/>What I am trying to say is:</text:span> talk in a simple way, but without lose the personality that the language allows us to have and the richness that it offer us.</text:p>
      <text:p text:style-name="P12"/>
      <text:h text:style-name="P58" text:outline-level="1">CHOOSING NEW WORDS</text:h>
      <text:p text:style-name="P12"/>
      <text:p text:style-name="P12"><text:tab/>The primary source is, surely, what was reconstructed from the ancestor Indo-European. As not all words were reconstructed, many of them can be obtained from Indo-European ancient languages like Sanskrit, Ancient Greek and Latin.</text:p>
      <text:p text:style-name="P12"/>
      <text:p text:style-name="P12"><text:tab/>Other sources are borrowed words of, at least, two linguistic branchs, from West Europe until East Asia.</text:p>
      <text:p text:style-name="P12"/>
      <text:p text:style-name="P12"><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of it.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2"/>
      <text:p text:style-name="P12"><text:tab/>As you can see, naturally that the new words have to be adapted to the orthography of Sambahsa, which due its flexibility tries at best maintain the words in their original form and original pronounce.</text:p>
      <text:p text:style-name="P12"/>
      <text:h text:style-name="P58" text:outline-level="1">COMMON MISTAKES AND DOUBTS</text:h>
      <text:p text:style-name="P12"/>
      <text:p text:style-name="P12"><text:soft-page-break/><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2"/>
      <text:p text:style-name="P12"><text:tab/>Obviously that will be added here, in future versions of this grammar, doubts of other people.</text:p>
      <text:p text:style-name="P12"/>
      <text:h text:style-name="P4" text:outline-level="2">WHAT REALLY MEANS THE VERB “LEIT”</text:h>
      <text:p text:style-name="P12"/>
      <text:p text:style-name="P12"><text:tab/>It means “to go, to run” in the figurative sense.</text:p>
      <text:p text:style-name="P12"/>
      <text:p text:style-name="P12"><text:span text:style-name="T1">Is vohs un armur quod baygh duslit ei –</text:span> he wore an armor that wasn't good in him</text:p>
      <text:p text:style-name="P21"><text:span text:style-name="T1">duslit = </text:span>dus (preffix for “bad” or “ill-”) + lit (past tense of “leit”)</text:p>
      <text:p text:style-name="P12"/>
      <text:p text:style-name="P12"><text:span text:style-name="T1">In ielg poesis, lit meis au minter dayir pisk –</text:span> In each poetry, the matter was more or less about fish</text:p>
      <text:p text:style-name="P12"/>
      <text:p text:style-name="P12"><text:span text:style-name="T1">Kam leitte yu? –</text:span> How are you? <text:span text:style-name="T8">(</text:span><text:span text:style-name="T13">or</text:span><text:span text:style-name="T8"> “how are you going?”)</text:span></text:p>
      <text:p text:style-name="P12"/>
      <text:p text:style-name="P12"><text:span text:style-name="T1">Bet tod conversation leit lyt pior oku –</text:span> but this conversation is going a bit very quickly</text:p>
      <text:p text:style-name="P12"/>
      <text:p text:style-name="P12"><text:span text:style-name="T1">Id grance leit engwn id Rhen –</text:span> the boundaries goes along the Rhine</text:p>
      <text:p text:style-name="P12"/>
      <text:p text:style-name="P12"><text:tab/>More examples, but with te word “uperleit”:</text:p>
      <text:p text:style-name="P12"/>
      <text:p text:style-name="P12"><text:span text:style-name="T1">Hind uperleit ex un agrent societat eni un democratic quader –</text:span> India makes the transition from a agricultural society within a democratic framework </text:p>
      <text:p text:style-name="P12"/>
      <text:p text:style-name="P12"><text:span text:style-name="T1">Id economic crosct nilent, uperleitend ex 9% pro yar in 2010 do 6% in 2011 –</text:span> The economic growth is slowing down, passing from 9% for year to 6% in 2011 </text:p>
      <text:p text:style-name="P12"/>
      <text:p text:style-name="P12"><text:span text:style-name="T1">Mehnent maghe uperlites fauran do id politic nivell –</text:span> They think <text:span text:style-name="T8">(they)</text:span> can pass immediately to the political level </text:p>
      <text:p text:style-name="P12"/>
      <text:p text:style-name="P12"><text:span text:style-name="T1">Serter uperlit is do id camp ios Papp –</text:span> Later, he joined the camp of the Pope </text:p>
      <text:p text:style-name="P12"/>
      <text:p text:style-name="P12"><text:span text:style-name="T1">Ghehdt uperlites id hol territorium uns land –</text:span> it can go <text:span text:style-name="T8">(extend)</text:span> beyond the whole territory of a country</text:p>
      <text:p text:style-name="P12"/>
      <text:h text:style-name="P4" text:outline-level="2">HOW ASK SOMETHING TO SOMEONE</text:h>
      <text:p text:style-name="P12"/>
      <text:p text:style-name="P12"><text:tab/>How translate “I asked my father for money”. The most correct translation is <text:span text:style-name="T2">not</text:span> “prohgim denars ad mien pater”, let's see the problems of <text:soft-page-break/>this sentence. The sentence in its passive form:</text:p>
      <text:p text:style-name="P12"/>
      <text:p text:style-name="P12"><text:span text:style-name="T1">* Denars buir prohgen ab me ud mien pater –</text:span> money was prayed to me by my father</text:p>
      <text:p text:style-name="P12"/>
      <text:p text:style-name="P12"><text:tab/>Remember that the verb “prehg”, in the sense of “ask something to someone” is used with the word “ke(m)” and in this case should be used the “ud” instead “ad”. Let's see how would be the translation of this absurd sentence.</text:p>
      <text:p text:style-name="P12"/>
      <text:p text:style-name="P12"><text:span text:style-name="T1">* Prohgim denars ad mien pater –</text:span> I prayed to money for my father</text:p>
      <text:p text:style-name="P12"/>
      <text:p text:style-name="P12"><text:tab/>Now see the sentence how it should be translated:</text:p>
      <text:p text:style-name="P12"/>
      <text:p text:style-name="P12"><text:span text:style-name="T1">I asked my father for money –</text:span> prohgim mien pater ke mi daht denars <text:span text:style-name="T8">(</text:span><text:span text:style-name="T9">literally:</text:span><text:span text:style-name="T8"> I asked my father that he give me money)</text:span></text:p>
      <text:p text:style-name="P21">Notice that “mi” is in the dative case</text:p>
      <text:p text:style-name="P12"/>
      <text:h text:style-name="P4" text:outline-level="2">HOW TO SAY WHETHER SOMETHING WILL BE DELAYED OR BE LATE?</text:h>
      <text:p text:style-name="P12"/>
      <text:p text:style-name="P12"><text:tab/>Let's start with the verb “chitay”. You can make sentences like:</text:p>
      <text:p text:style-name="P12"/>
      <text:p text:style-name="P12"><text:span text:style-name="T1">Tod saat chitayt –</text:span> this clock is late</text:p>
      <text:p text:style-name="P12"><text:span text:style-name="T1">Id machine chitayt pre schalte –</text:span> the machine is delaying to start <text:span text:style-name="T8">(</text:span><text:span text:style-name="T9">in direct </text:span><text:span text:style-name="T9">translation:</text:span><text:span text:style-name="T8"> “the machine delays before starting”. You mustn't use “kay” here)</text:span></text:p>
      <text:p text:style-name="P12"/>
      <text:p text:style-name="P12"><text:tab/>How the transitive verb “chitay” may be used with persons:</text:p>
      <text:p text:style-name="P12"/>
      <text:p text:style-name="P12"><text:span text:style-name="T1">Id seuy hat chitayt mien prient –</text:span> the rain has delayed my friend</text:p>
      <text:p text:style-name="P12"/>
      <text:p text:style-name="P12"><text:tab/>You can use the adjective “skept”.</text:p>
      <text:p text:style-name="P12"/>
      <text:p text:style-name="P12"><text:span text:style-name="T1">Mien prient est skept ob id seuy –</text:span> my friend is late due the rain</text:p>
      <text:p text:style-name="P12"/>
      <text:p text:style-name="P12"><text:tab/>There are several forms of expressing an idea:</text:p>
      <text:p text:style-name="P12"/>
      <text:p text:style-name="P12"><text:span text:style-name="T1">Id machine tehrpt wakt pre biwehrge –</text:span><text:span text:style-name="T5"> the machine needs time before it start to work</text:span></text:p>
      <text:p text:style-name="P12"/>
      <text:h text:style-name="P4" text:outline-level="2">VERBS OF DIRECTION LIKE “GWAH”</text:h>
      <text:p text:style-name="P12"/>
      <text:p text:style-name="P12"><text:tab/>Verbs like “gwah” (to go to) dispense prepositions, because their direct objects already informate that they are the direction of movement. The preposition may serve to informe something more, like in the examples below:</text:p>
      <text:p text:style-name="P12"/>
      <text:p text:style-name="P12"><text:span text:style-name="T1">Vahm gwahe kye mien dom –</text:span> I am going to my house <text:span text:style-name="T8">(I am going to the house, but I don't plain to enter into it)</text:span></text:p>
      <text:p text:style-name="P12"><text:soft-page-break/><text:span text:style-name="T1">Vahm gwahe mien dom –</text:span> I am going to my house <text:span text:style-name="T8">(I enter into the </text:span><text:span text:style-name="T8">houseentro na casa)</text:span></text:p>
      <text:p text:style-name="P12"/>
      <text:h text:style-name="P4" text:outline-level="2">WHAT'S THE DIFFERENCE BETWEEN “YAKIN” AND “WEIDWOS”?</text:h>
      <text:p text:style-name="P12"/>
      <text:p text:style-name="P12"><text:tab/>While “yakin” is an adjective, “weidwos” is an adverb.</text:p>
      <text:p text:style-name="P12"/>
      <text:p text:style-name="P12"><text:tab/>Always pay attention in the dictionary to the gramatical classification<text:tab/>of the words.</text:p>
      <text:p text:style-name="P12"/>
      <text:h text:style-name="P57" text:outline-level="1">ABOUT MINOR GRAMMATICAL ISSUES</text:h>
      <text:p text:style-name="P12"/>
      <text:h text:style-name="P3" text:outline-level="2">NAMES OF LANGUAGES AND NATIONALITIES</text:h>
      <text:p text:style-name="P12"/>
      <text:p text:style-name="P12"><text:tab/>Look the following text: “Did you know that Spanish is spoken by more than five hundred million people? But there are only forty-seven million Spaniards”.</text:p>
      <text:p text:style-name="P12"/>
      <text:p text:style-name="P12"><text:tab/>This very same text in Portuguese: “<text:span text:style-name="T29">Você sabia que o espanhol é falado por mais de quinhentos milhões de pessoas? Mas só existem quarenta e sete milhões de espanhóis</text:span>”.</text:p>
      <text:p text:style-name="P12"/>
      <text:p text:style-name="P12"><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2"/>
      <text:p text:style-name="P12"><text:tab/>Which model Sambahsa follows? Both are valid, write in the way you think is better.</text:p>
      <text:p text:style-name="P12"/>
      <text:h text:style-name="P3" text:outline-level="2">WORDS RELATED TO NUMBERS LESSER THAN TWO</text:h>
      <text:p text:style-name="P12"/>
      <text:p text:style-name="P12"><text:tab/>What's correct, “1,5 liter” or “1,5 liters”? <text:s/>In Sambahsa both are correct.</text:p>
      <text:p text:style-name="P12"/>
      <text:h text:style-name="P3" text:outline-level="2">VERBAL CONCORDANCE OF THE VERB “ES”</text:h>
      <text:p text:style-name="P12"/>
      <text:p text:style-name="P12"><text:tab/>Look the following sentences:</text:p>
      <text:p text:style-name="P12"/>
      <text:p text:style-name="P12">(1) – Id bratriya est i Purts ios Desert </text:p>
      <text:p text:style-name="P12">(2) – Id bratriya sont i Purts ios Desert</text:p>
      <text:p text:style-name="P12"/>
      <text:p text:style-name="P12"><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text:soft-page-break/><text:tab/>Yeah, I know that the best way to write this sentence would be “id bratriya est composen ab i Purts ios Desert”, but I've forced a more informal sentence in order to show you what to do in situations like that.</text:p>
      <text:p text:style-name="P12"/>
      <text:h text:style-name="P57" text:outline-level="1">WORDS AND THEIR MEANINGS</text:h>
      <text:p text:style-name="P12"/>
      <text:p text:style-name="P12"><text:tab/>Words have layers of meanings, like the word “fortuitous”, which means “coincidental” or “unplanned”, but some people think that it means “coincidentaly fortunate” or “unplannedly fortunate”, although a fortuitous thing can be unfortunate.</text:p>
      <text:p text:style-name="P12"/>
      <text:p text:style-name="P12"><text:tab/>If you see something like “milder”, which means “mitigate”, don't assume that it means “to militate” or “to provide reasons for” because it actually means “to alleviate”.</text:p>
      <text:p text:style-name="P12"/>
      <text:p text:style-name="P12"><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2"/>
      <text:h text:style-name="P58" text:outline-level="1">VOCABULARY</text:h>
      <text:p text:style-name="P12"/>
      <text:p text:style-name="P12"><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2"/>
      <text:p text:style-name="P12"><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2"/>
      <text:p text:style-name="P12"><text:tab/>There are several subchapters that treats several areas, like human body and computers, but it will be just basic concepts, there is no pretension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2"/>
      <text:p text:style-name="P12"><text:tab/>Also is important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text:soft-page-break/>can be used.</text:p>
      <text:p text:style-name="P12"/>
      <text:p text:style-name="P12"><text:tab/>In order to you expand your vocabulary – and consolidate your knowledges of grammar – it's essential that you read, listen and practise the language.</text:p>
      <text:p text:style-name="P12"/>
      <text:h text:style-name="P4" text:outline-level="2">VERBS</text:h>
      <text:p text:style-name="P12"/>
      <text:p text:style-name="P46"><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2"/>
      <text:p text:style-name="P12"><text:span text:style-name="T1">Acquiseih {akizE:y} –</text:span> to acquire <text:span text:style-name="T8">(like, for example, in a legal sense)</text:span></text:p>
      <text:p text:style-name="P12"><text:span text:style-name="T1">Addeih {adE:y} –</text:span> to add</text:p>
      <text:p text:style-name="P12"><text:span text:style-name="T1">Adore {adOr} –</text:span> to like, to love; to worship</text:p>
      <text:p text:style-name="P12"><text:span text:style-name="T1">Al {al} –</text:span> to raise <text:span text:style-name="T8">(in the sense of “I raise hens”)</text:span></text:p>
      <text:p text:style-name="P12"><text:span text:style-name="T1">Annem {Anëm} –</text:span> to breath</text:p>
      <text:p text:style-name="P12"><text:span text:style-name="T1">Antwehrd {antwE:rd}–</text:span> to answer</text:p>
      <text:p text:style-name="P12"><text:span text:style-name="T1">Appareih {aparE:y} –</text:span> to appear, to make evident <text:s/><text:span text:style-name="T8">(this verb is rarely used, don't confuse with “prehp”)</text:span></text:p>
      <text:p text:style-name="P12"><text:span text:style-name="T1">Arrive {arIv} –</text:span> to arrive</text:p>
      <text:p text:style-name="P12"><text:span text:style-name="T1">Au {Ao} –</text:span> to be without</text:p>
      <text:p text:style-name="P12"><text:span text:style-name="T1">Aur {Aor} –</text:span> to hear</text:p>
      <text:p text:style-name="P12"><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2"><text:span text:style-name="T14">Aygve {aygv} –</text:span><text:span text:style-name="T13"> to feel ashamed of</text:span></text:p>
      <text:p text:style-name="P12"><text:span text:style-name="T1">Bah {ba:} –</text:span> to say, to speak</text:p>
      <text:p text:style-name="P12"><text:span text:style-name="T1">Balbel {bAlbël} –</text:span> to chat</text:p>
      <text:p text:style-name="P12"><text:span text:style-name="T1">Balnye {bAlnyë} –</text:span> to bathe</text:p>
      <text:p text:style-name="P12"><text:span text:style-name="T1">Bay {bay} –</text:span> to fear</text:p>
      <text:p text:style-name="P12"><text:span text:style-name="T1">Behrg {be:rg} –</text:span><text:span text:style-name="T13"> to save, to put out of danger</text:span></text:p>
      <text:p text:style-name="P12"><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5"><text:span text:style-name="T1">Beuw {böw} –</text:span> to make grow, to make become; to cultivate <text:span text:style-name="T8">(a particular culture)</text:span></text:p>
      <text:p text:style-name="P12"><text:span text:style-name="T1">Bih {bi:} –</text:span> to become</text:p>
      <text:p text:style-name="P12"><text:span text:style-name="T1">Brinegh {brInëg} –</text:span> to bring</text:p>
      <text:p text:style-name="P12"><text:span text:style-name="T1">Bruneg {brÜnëg} –</text:span> to enjoy, to profit</text:p>
      <text:p text:style-name="P12"><text:span text:style-name="T1">Cheid {tceyd} –</text:span> to quarrel</text:p>
      <text:p text:style-name="P12"><text:span text:style-name="T1">Cheus {tcös} –</text:span> to choose</text:p>
      <text:p text:style-name="P12"><text:span text:style-name="T1">Chitay {tcitAy} – </text:span><text:span text:style-name="T5">to delay</text:span> <text:span text:style-name="T8">(for machines and things)</text:span></text:p>
      <text:p text:style-name="P12"><text:span text:style-name="T1">Clud {klud} –</text:span> to close</text:p>
      <text:p text:style-name="P12"><text:span text:style-name="T1">Comprehend {komprEhënd} –</text:span> to comprehend <text:span text:style-name="T8">(to have comprehension for)</text:span></text:p>
      <text:p text:style-name="P12"><text:span text:style-name="T1">Credeih {krëdE:y} –</text:span> to believe</text:p>
      <text:p text:style-name="P12"><text:span text:style-name="T1">Cultive {kultIv} –</text:span> to cultive</text:p>
      <text:p text:style-name="P12"><text:span text:style-name="T1">Curr {kur} –</text:span> to run</text:p>
      <text:p text:style-name="P12"><text:span text:style-name="T1">Dagh {dag} – </text:span><text:span text:style-name="T5">to switch on, to light</text:span></text:p>
      <text:p text:style-name="P12"><text:span text:style-name="T1">Dah {da:} –</text:span> to give</text:p>
      <text:p text:style-name="P12"><text:span text:style-name="T1">Dak {dak} – </text:span><text:span text:style-name="T5">to receive, to get</text:span></text:p>
      <text:p text:style-name="P12"><text:soft-page-break/><text:span text:style-name="T1">Daum {dAom} –</text:span><text:span text:style-name="T5"> to wonder</text:span></text:p>
      <text:p text:style-name="P12"><text:span text:style-name="T1">Deh {de:} –</text:span> to put</text:p>
      <text:p text:style-name="P12"><text:span text:style-name="T1">Dehbh {de:b} –</text:span> to suit, to fit in</text:p>
      <text:p text:style-name="P12"><text:span text:style-name="T1">Dehlg {de:lg} –</text:span> <text:span text:style-name="T13">must</text:span></text:p>
      <text:p text:style-name="P15"><text:span text:style-name="T1">Dehm {de:m} –</text:span> to put ub; to train <text:span text:style-name="T8">(an animal)</text:span></text:p>
      <text:p text:style-name="P12"><text:span text:style-name="T14">Deik {deyk} –</text:span><text:span text:style-name="T13"> to show, to indicate</text:span></text:p>
      <text:p text:style-name="P12"><text:span text:style-name="T14">Desire {dezIr} –</text:span><text:span text:style-name="T13"> to desire</text:span></text:p>
      <text:p text:style-name="P12"><text:span text:style-name="T14">Destrug {dëstrUg} –</text:span><text:span text:style-name="T13"> to destroy </text:span></text:p>
      <text:p text:style-name="P12"><text:span text:style-name="T1">Deulg {dölg} –</text:span> <text:span text:style-name="T13">to owe</text:span></text:p>
      <text:p text:style-name="P12"><text:span text:style-name="T14">Disradh {disrAd} –</text:span><text:span text:style-name="T13"> to advise Y against X</text:span></text:p>
      <text:p text:style-name="P51"><text:span text:style-name="T1">Tib disradho namore ciom yuwen –</text:span> I advise you to don't date that youngster</text:p>
      <text:p text:style-name="P12"><text:span text:style-name="T14">Drehnk {dre:nk} –</text:span><text:span text:style-name="T15"> to drink</text:span><text:span text:style-name="T12"> (alcohol)</text:span></text:p>
      <text:p text:style-name="P15"><text:span text:style-name="T1">Edd {ed} –</text:span> eat</text:p>
      <text:p text:style-name="P12"><text:span text:style-name="T1">Eih {e:y} –</text:span> to go</text:p>
      <text:p text:style-name="P12"><text:span text:style-name="T1">Eiskw {Eyskw} –</text:span> to seek, to intend, to want</text:p>
      <text:p text:style-name="P12"><text:span text:style-name="T1">Em {em} –</text:span> to take <text:span text:style-name="T8">(in the sense of “take a train” or “take a decision”)</text:span></text:p>
      <text:p text:style-name="P12"><text:span text:style-name="T14">(En)schalt {(en)cAlt} –</text:span><text:span text:style-name="T13"> to switch on </text:span><text:span text:style-name="T8">(a machine)</text:span></text:p>
      <text:p text:style-name="P12"><text:span text:style-name="T1">Entre {Entrë} –</text:span> to enter</text:p>
      <text:p text:style-name="P12"><text:span text:style-name="T1">Euc {ök} –</text:span> to learn</text:p>
      <text:p text:style-name="P12"><text:span text:style-name="T1">Exporte {ekspOrt} –</text:span> to export</text:p>
      <text:p text:style-name="P12"><text:span text:style-name="T1">Fall {fal} –</text:span> to fall</text:p>
      <text:p text:style-name="P12"><text:span text:style-name="T14">Faungmoen {faongmOyn} –</text:span><text:span text:style-name="T13"> to pay a visit to</text:span></text:p>
      <text:p text:style-name="P12"><text:span text:style-name="T14">Feug {fög} –</text:span><text:span text:style-name="T13"> to flee (from)</text:span></text:p>
      <text:p text:style-name="P12"><text:span text:style-name="T14">Fineih {finE:y} –</text:span><text:span text:style-name="T13"> to finish</text:span></text:p>
      <text:p text:style-name="P12"><text:span text:style-name="T14">Fleurt {flört} –</text:span><text:span text:style-name="T13"> to flirt</text:span></text:p>
      <text:p text:style-name="P12"><text:span text:style-name="T1">Folossie {folosI:} –</text:span> to use, make use of</text:p>
      <text:p text:style-name="P12"><text:span text:style-name="T1">Fortrehc {fortrE:k} –</text:span> <text:span text:style-name="T13">to depart, to go off </text:span><text:span text:style-name="T8">(for a travel)</text:span></text:p>
      <text:p text:style-name="P12"><text:span text:style-name="T14">Gahab {gahAb} –</text:span><text:span text:style-name="T13"> to spare </text:span><text:span text:style-name="T8">(an enemy)</text:span></text:p>
      <text:p text:style-name="P12"><text:span text:style-name="T14">Gehn {dje:n} (+ acc) –</text:span><text:span text:style-name="T13"> to father, to create </text:span><text:span text:style-name="T8">(for literary purposes you can say “bringhes do luce”)</text:span></text:p>
      <text:p text:style-name="P12"><text:span text:style-name="T14">Ghab {gab} –</text:span><text:span text:style-name="T13"> to understand </text:span><text:span text:style-name="T8">(a fact or situation)</text:span></text:p>
      <text:p text:style-name="P12"><text:span text:style-name="T14">Gham {gam} –</text:span><text:span text:style-name="T13"> to marry</text:span></text:p>
      <text:p text:style-name="P12"><text:span text:style-name="T14">Ghang {gang} – </text:span><text:span text:style-name="T15">to walk</text:span></text:p>
      <text:p text:style-name="P12"><text:span text:style-name="T14">Ghat {gat} –</text:span><text:span text:style-name="T13"> to meet</text:span></text:p>
      <text:p text:style-name="P12"><text:span text:style-name="T1">Ghehd {ge:d} –</text:span> to be able to, can</text:p>
      <text:p text:style-name="P12"><text:span text:style-name="T1">Ghend {gend} –</text:span> to take <text:span text:style-name="T8">(a thing literally with the hands)</text:span></text:p>
      <text:p text:style-name="P12"><text:span text:style-name="T14">Ghohd {go:d} –</text:span><text:span text:style-name="T13"> </text:span><text:span text:style-name="T8">past tense of “ghehd”</text:span></text:p>
      <text:p text:style-name="P12"><text:span text:style-name="T14">Ghyan {gyan} –</text:span><text:span text:style-name="T13"> to open</text:span></text:p>
      <text:p text:style-name="P12"><text:span text:style-name="T14">Gnah {nya:} –</text:span><text:span text:style-name="T13"> to be born</text:span></text:p>
      <text:p text:style-name="P12"><text:span text:style-name="T14">Gnoh {nyo:} –</text:span><text:span text:style-name="T13"> to know</text:span></text:p>
      <text:p text:style-name="P12"><text:span text:style-name="T14">Gugheir {gugEyr} –</text:span><text:span text:style-name="T13"> to mess up, to spoil something</text:span></text:p>
      <text:p text:style-name="P12"><text:span text:style-name="T14">Gvaedd {gvayd} –</text:span><text:span text:style-name="T13"> to guess</text:span></text:p>
      <text:p text:style-name="P12"><text:span text:style-name="T14">Gvehd </text:span><text:span text:style-name="T9">&lt;something&gt; &lt;from someone&gt;</text:span><text:span text:style-name="T14">{gve:d} –</text:span><text:span text:style-name="T13"> to pray </text:span><text:span text:style-name="T8">(for something </text:span><text:span text:style-name="T8">from someone, like in “I nowngmins gvehde seuy ud Div”, which means “the peasants pray for rain from God”)</text:span></text:p>
      <text:p text:style-name="P12"><text:span text:style-name="T1">Gwah {gwa:} –</text:span> to go to</text:p>
      <text:p text:style-name="P12"><text:span text:style-name="T1">Gwehm {gwe:m} –</text:span> to come</text:p>
      <text:p text:style-name="P12"><text:span text:style-name="T1">Gweup {gwöp} –</text:span> to keep, to conserve</text:p>
      <text:p text:style-name="P12"><text:soft-page-break/><text:span text:style-name="T1">Gwiv {gwiv} –</text:span> to live</text:p>
      <text:p text:style-name="P12"><text:span text:style-name="T1">Gwohm {gwo:m} – </text:span><text:span text:style-name="T8">past tense of “gwehm”</text:span></text:p>
      <text:p text:style-name="P12"><text:span text:style-name="T14">Heih {he:y} –</text:span><text:span text:style-name="T13"> to reach </text:span><text:span text:style-name="T8">(a precise point)</text:span><text:span text:style-name="T13">, to hit</text:span></text:p>
      <text:p text:style-name="P12"><text:span text:style-name="T14">Hock {hok} –</text:span><text:span text:style-name="T13"> to crouch</text:span></text:p>
      <text:p text:style-name="P12"><text:span text:style-name="T14">Iey {yey} –</text:span><text:span text:style-name="T13"> </text:span><text:span text:style-name="T8">past tense of “ay”</text:span></text:p>
      <text:p text:style-name="P12"><text:span text:style-name="T1">Ih {i:} –</text:span> <text:span text:style-name="T8">past tense of “eih”</text:span></text:p>
      <text:p text:style-name="P12"><text:span text:style-name="T14">Importe {impOrt} –</text:span><text:span text:style-name="T13"> to import </text:span><text:span text:style-name="T8">(a product)</text:span></text:p>
      <text:p text:style-name="P12"><text:span text:style-name="T1">Istifsar {istifsAr} –</text:span> to ask <text:span text:style-name="T8">(an information)</text:span></text:p>
      <text:p text:style-name="P15"><text:span text:style-name="T1">Jinkdou {jinkdU:} –</text:span> to take place, to go on <text:span text:style-name="T8">(in the sense of “the second </text:span><text:span text:style-name="T8">movie takes place in China”)</text:span></text:p>
      <text:p text:style-name="P12"><text:span text:style-name="T1">Jlampoh {jlampO:} –</text:span> to drink <text:span text:style-name="T8">(water)</text:span></text:p>
      <text:p text:style-name="P12"><text:span text:style-name="T1">Kam {kam} –</text:span> to like</text:p>
      <text:p text:style-name="P12"><text:span text:style-name="T1">Kamyab {kamyAb} –</text:span> to succeed in</text:p>
      <text:p text:style-name="P12"><text:span text:style-name="T1">Kan {kan} –</text:span> to play <text:span text:style-name="T8">(an instrument)</text:span></text:p>
      <text:p text:style-name="P15"><text:span text:style-name="T1">Kau {kAo} –</text:span> to notice, to take note of </text:p>
      <text:p text:style-name="P12"><text:span text:style-name="T1">Kaup {kAop} –</text:span> to buy</text:p>
      <text:p text:style-name="P12"><text:span text:style-name="T1">Kaur {kAor} –</text:span> to care <text:span text:style-name="T8">(kaur de = “to care for”)</text:span></text:p>
      <text:p text:style-name="P12"><text:span text:style-name="T1">Keul {köl} –</text:span> to highlight; to cultivate <text:span text:style-name="T8">(a land)</text:span></text:p>
      <text:p text:style-name="P12"><text:span text:style-name="T1">Keung {köng} –</text:span> to hesitate, to delay</text:p>
      <text:p text:style-name="P12"><text:span text:style-name="T1">Keup {köp} –</text:span> to demand, to require</text:p>
      <text:p text:style-name="P12"><text:span text:style-name="T1">Khak {qak} –</text:span> cannot. <text:span text:style-name="T8">This word also means “bad”.</text:span></text:p>
      <text:p text:style-name="P15"><text:span text:style-name="T1">Kheiss {qeys} –</text:span> to feel</text:p>
      <text:p text:style-name="P12"><text:span text:style-name="T1">Kieup {kyöp} –</text:span> <text:span text:style-name="T8">past tense of “kaup”</text:span></text:p>
      <text:p text:style-name="P15"><text:span text:style-name="T1">Klehpt {kle:pt} –</text:span> to steal</text:p>
      <text:p text:style-name="P12"><text:span text:style-name="T1">Kleu {klö} –</text:span> to listen to</text:p>
      <text:p text:style-name="P12"><text:span text:style-name="T1">Kleuster {klÖstër} –</text:span> to listen to <text:span text:style-name="T8">(more carefully)</text:span></text:p>
      <text:p text:style-name="P12"><text:span text:style-name="T1">Klu {klu} –</text:span> <text:span text:style-name="T8">past tense of “kleu”</text:span></text:p>
      <text:p text:style-name="P12"><text:span text:style-name="T14">Kurihen {kurIhën} –</text:span><text:span text:style-name="T13"> to purchase</text:span></text:p>
      <text:p text:style-name="P12"><text:span text:style-name="T14">Kussen {kUsën} –</text:span><text:span text:style-name="T13"> to kiss</text:span></text:p>
      <text:p text:style-name="P12"><text:span text:style-name="T14">Kwah {kwa:} –</text:span><text:span text:style-name="T13"> to take in, to gather; to succeed in (doing)</text:span></text:p>
      <text:p text:style-name="P12"><text:span text:style-name="T1">Kwehk {kwe:k} –</text:span> <text:span text:style-name="T13">to seem</text:span></text:p>
      <text:p text:style-name="P12"><text:span text:style-name="T1">Kwehr {kwe:r} –</text:span> to do</text:p>
      <text:p text:style-name="P12"><text:span text:style-name="T1">Lass {las} –</text:span> let</text:p>
      <text:p text:style-name="P12"><text:span text:style-name="T1">Leik {leyk} –</text:span> to play <text:span text:style-name="T8">(a game)</text:span></text:p>
      <text:p text:style-name="P12"><text:span text:style-name="T1">Leis {leys} –</text:span><text:span text:style-name="T5"> to read</text:span></text:p>
      <text:p text:style-name="P12"><text:span text:style-name="T1">Leips {leypz} –</text:span> to miss <text:span text:style-name="T8">(a deadline, a bus…)</text:span></text:p>
      <text:p text:style-name="P12"><text:span text:style-name="T1">Leit {leyt} –</text:span> to go, to run <text:span text:style-name="T8">(figurative sense)</text:span></text:p>
      <text:p text:style-name="P12"><text:span text:style-name="T14">Lever {lEvër} –</text:span><text:span text:style-name="T13"> to deliver</text:span></text:p>
      <text:p text:style-name="P12"><text:span text:style-name="T14">Lieubh {lyÖb} –</text:span><text:span text:style-name="T13"> to love</text:span></text:p>
      <text:p text:style-name="P12"><text:span text:style-name="T9">Se en</text:span><text:span text:style-name="T14">lieubh </text:span><text:span text:style-name="T9">in/med/in/… </text:span><text:span text:style-name="T14"><text:s/>{lyÖb} –</text:span><text:span text:style-name="T15"> to fall in love</text:span></text:p>
      <text:p text:style-name="P12"><text:span text:style-name="T1">Linekw {lInëkw} –</text:span> to leave</text:p>
      <text:p text:style-name="P12"><text:span text:style-name="T1">Lis {lis} –</text:span> <text:span text:style-name="T8">past tense of “leis”</text:span></text:p>
      <text:p text:style-name="P12"><text:span text:style-name="T14">Lites {lits} –</text:span><text:span text:style-name="T13"> </text:span><text:span text:style-name="T8">infinitive form of “leit”</text:span></text:p>
      <text:p text:style-name="P12"><text:span text:style-name="T14">Localise {lokaliz} –</text:span><text:span text:style-name="T13"> to locate</text:span></text:p>
      <text:p text:style-name="P12"><text:span text:style-name="T1">Magh {mag} –</text:span> can, may</text:p>
      <text:p text:style-name="P12"><text:span text:style-name="T1">Maghses {mAgsës} –</text:span> may be</text:p>
      <text:p text:style-name="P12"><text:span text:style-name="T1">Man {man} –</text:span> to stay</text:p>
      <text:p text:style-name="P12"><text:span text:style-name="T1">Manage {manAdj} –</text:span> to manage (something), to take good care of</text:p>
      <text:p text:style-name="P12"><text:span text:style-name="T1">Mank {mank} –</text:span> to lack, to be lacking <text:span text:style-name="T8">(intransitive verb)</text:span></text:p>
      <text:p text:style-name="P12"><text:soft-page-break/><text:span text:style-name="T1">Maximise {maksimIz} –</text:span> to maximize</text:p>
      <text:p text:style-name="P12"><text:span text:style-name="T1">Mayn {mayn} –</text:span><text:span text:style-name="T5"> to mean</text:span></text:p>
      <text:p text:style-name="P12"><text:span text:style-name="T1">Mehld {me:ld} –</text:span> to point ou, to signal, announce <text:span text:style-name="T8">(like in “John signals to his </text:span><text:span text:style-name="T8">son that the dictionary has errors”);</text:span> to pray</text:p>
      <text:p text:style-name="P12"><text:span text:style-name="T1">Mehm {me:m} –</text:span> to remember</text:p>
      <text:p text:style-name="P12"><text:span text:style-name="T1">Mehn {me:n} –</text:span> to think</text:p>
      <text:p text:style-name="P12"><text:span text:style-name="T1">Meil {meyl} –</text:span> to prefer, to like</text:p>
      <text:p text:style-name="P12"><text:span text:style-name="T1">Meuk {mök} –</text:span> to release</text:p>
      <text:p text:style-name="P12"><text:span text:style-name="T1">Miegh {myeg} –</text:span> <text:span text:style-name="T8">past tense of “magh”</text:span></text:p>
      <text:p text:style-name="P12"><text:span text:style-name="T14">Minimise {minimIz} –</text:span><text:span text:style-name="T13"> to minimize</text:span></text:p>
      <text:p text:style-name="P12"><text:span text:style-name="T1">Miss {mis} –</text:span> to miss <text:span text:style-name="T8">(someone)</text:span></text:p>
      <text:p text:style-name="P15"><text:span text:style-name="T1">Myehrs {mye:rz} –</text:span> to forget</text:p>
      <text:p text:style-name="P15"><text:span text:style-name="T1">Mohn {mo:n} –</text:span> <text:span text:style-name="T8">past tense of “mehn”</text:span></text:p>
      <text:p text:style-name="P12"><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2"><text:span text:style-name="T1">Nak {nak} –</text:span> to <text:span text:style-name="T13">reach</text:span></text:p>
      <text:p text:style-name="P12"><text:span text:style-name="T14">Namor {namOr} –</text:span><text:span text:style-name="T13"> to date </text:span><text:span text:style-name="T8">(like in “John and Mary are dating”)</text:span></text:p>
      <text:p text:style-name="P12"><text:span text:style-name="T1">Naudh {nAod} –</text:span> to need, to require</text:p>
      <text:p text:style-name="P12"><text:span text:style-name="T1">Nayd {nayd} –</text:span> to scoff at</text:p>
      <text:p text:style-name="P15"><text:span text:style-name="T1">Neic {neyk} –</text:span> to kill</text:p>
      <text:p text:style-name="P15"><text:span text:style-name="T1">Niklad {niklAd} – </text:span><text:span text:style-name="T5">to download</text:span> <text:span text:style-name="T8">(a file)</text:span></text:p>
      <text:p text:style-name="P12"><text:span text:style-name="T1">Neud {nöd} –</text:span> <text:span text:style-name="T13">to use</text:span></text:p>
      <text:p text:style-name="P15"><text:span text:style-name="T1">Nieudh {nyöd} –</text:span> <text:span text:style-name="T8">past tense of “naudh”</text:span></text:p>
      <text:p text:style-name="P15"><text:span text:style-name="T1">Obsok {obsOk} –</text:span> to search <text:span text:style-name="T8">(investigation)</text:span>, to rumage <text:span text:style-name="T8">(investigation)</text:span></text:p>
      <text:p text:style-name="P15"><text:span text:style-name="T1">Oisschalt {oyscAlt} –</text:span> to switch off <text:span text:style-name="T8">(a machine)</text:span></text:p>
      <text:p text:style-name="P15"><text:span text:style-name="T1">Orbat {orbAt} –</text:span> to work, to labour</text:p>
      <text:p text:style-name="P12"><text:span text:style-name="T1">Paursk {pAorzk} –</text:span> to search, to look for</text:p>
      <text:p text:style-name="P12"><text:span text:style-name="T1">Pehrd {pe:rd} –</text:span> to fart <text:span text:style-name="T8">(with noise)</text:span></text:p>
      <text:p text:style-name="P12"><text:span text:style-name="T1">Pehrn {pe:rn} –</text:span> to sell</text:p>
      <text:p text:style-name="P12"><text:span text:style-name="T1">Pehzd {pe:zd} –</text:span> to fart <text:span text:style-name="T8">(with bad smell)</text:span></text:p>
      <text:p text:style-name="P12"><text:span text:style-name="T1">Peit {peyt} –</text:span> to try</text:p>
      <text:p text:style-name="P12"><text:span text:style-name="T1">Permitt {përmIt} –</text:span> to allow</text:p>
      <text:p text:style-name="P12"><text:span text:style-name="T1">Permiss {përmIs} –</text:span> <text:span text:style-name="T8">past tense of “permitt”</text:span></text:p>
      <text:p text:style-name="P12"><text:span text:style-name="T14">Phone ad {fon ad} –</text:span><text:span text:style-name="T13"> to ring, make a call for </text:span><text:span text:style-name="T8">(phone call)</text:span></text:p>
      <text:p text:style-name="P12"><text:span text:style-name="T14">Plan {plan} –</text:span><text:span text:style-name="T13"> to plan</text:span></text:p>
      <text:p text:style-name="P12"><text:span text:style-name="T14">Pleuk {plök} –</text:span><text:span text:style-name="T13"> to fly</text:span></text:p>
      <text:p text:style-name="P12"><text:span text:style-name="T1">Poh {po:} –</text:span> <text:span text:style-name="T13">to drink</text:span></text:p>
      <text:p text:style-name="P12"><text:span text:style-name="T1">Poitt {poyt} –</text:span> to have the right to, to be entitled to</text:p>
      <text:p text:style-name="P12"><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pan text:style-name="T8">matter”)</text:span></text:p>
      <text:p text:style-name="P12"><text:span text:style-name="T14">Prehp {pre:p} –</text:span><text:span text:style-name="T13"> to appear </text:span><text:span text:style-name="T8">(in the sense of become visible)</text:span><text:span text:style-name="T13">, to come into sight</text:span></text:p>
      <text:p text:style-name="P12"><text:span text:style-name="T1">Preim {preym} –</text:span> to receive <text:span text:style-name="T8">(intentional reception, like in “to receive some </text:span><text:span text:style-name="T8">friends”)</text:span></text:p>
      <text:p text:style-name="P12"><text:span text:style-name="T1">Prete {pret} –</text:span> to understand <text:span text:style-name="T8">(a language or what was said)</text:span></text:p>
      <text:p text:style-name="P12"><text:span text:style-name="T14">Prodah {prodA:} –</text:span><text:span text:style-name="T13"> to hand over </text:span><text:span text:style-name="T8">(a criminal)</text:span></text:p>
      <text:p text:style-name="P15"><text:span text:style-name="T1">Puwen {pÜwën} –</text:span> to clean</text:p>
      <text:p text:style-name="P15"><text:soft-page-break/><text:span text:style-name="T1">Raubh {rAob} –</text:span> to steal, to rob</text:p>
      <text:p text:style-name="P15"><text:span text:style-name="T1">Recep {rëtsEp} –</text:span> to receive <text:span text:style-name="T8">(normally in a more technical sense like in: here in my village we receive the TV signal from Germany)</text:span></text:p>
      <text:p text:style-name="P12"><text:span text:style-name="T1">Reik {reyk} –</text:span> to return to, get back to</text:p>
      <text:p text:style-name="P12"><text:span text:style-name="T1">Reiss {reys} –</text:span><text:span text:style-name="T5"> to draw</text:span></text:p>
      <text:p text:style-name="P12"><text:span text:style-name="T1">Resid {rëzId} –</text:span> to reside, to live</text:p>
      <text:p text:style-name="P12"><text:span text:style-name="T1">Sagv {sagv} –</text:span> to know how to</text:p>
      <text:p text:style-name="P12"><text:span text:style-name="T1">Salg {salg} –</text:span> to go / get out of</text:p>
      <text:p text:style-name="P12"><text:span text:style-name="T1">Salg con {salg kon} –</text:span> to get together, to go out with <text:span text:style-name="T8">(it can have a sense of dating)</text:span></text:p>
      <text:p text:style-name="P12"><text:span text:style-name="T1">Sayg {sayg} –</text:span> to say</text:p>
      <text:p text:style-name="P12"><text:span text:style-name="T1">Schehnk {ce:nk} –</text:span><text:span text:style-name="T5"> to </text:span><text:span text:style-name="T15">give, to pour, to pay </text:span><text:span text:style-name="T12">(it may refer to a present)</text:span></text:p>
      <text:p text:style-name="P15"><text:span text:style-name="T1">Schikay {cikAy} –</text:span> to complain</text:p>
      <text:p text:style-name="P12"><text:span text:style-name="T1">Scrib {skrib} –</text:span><text:span text:style-name="T5"> to write</text:span></text:p>
      <text:p text:style-name="P12"><text:span text:style-name="T14">Sedd {sed} –</text:span><text:span text:style-name="T15"> to sit</text:span></text:p>
      <text:p text:style-name="P12"><text:span text:style-name="T14">Sgwesen {sgwEzën} –</text:span><text:span text:style-name="T13"> to turn/switch off, to extinguish</text:span></text:p>
      <text:p text:style-name="P12"><text:span text:style-name="T14">Skand {skand} –</text:span><text:span text:style-name="T13"> to jump</text:span></text:p>
      <text:p text:style-name="P12"><text:span text:style-name="T1">Skap {skap} –</text:span> to escape, to depart from</text:p>
      <text:p text:style-name="P12"><text:span text:style-name="T1">Skeul {sköl} –</text:span> to be obliged to, ought to</text:p>
      <text:p text:style-name="P12"><text:span text:style-name="T14">Skehpt {ske:pt} –</text:span><text:span text:style-name="T13"> to wait for</text:span></text:p>
      <text:p text:style-name="P15"><text:span text:style-name="T1">Sleu {slö} –</text:span> to release</text:p>
      <text:p text:style-name="P12"><text:span text:style-name="T1">Sisen {sIzën} –</text:span> to let to + infinitive verb<text:span text:style-name="T8"> (like in “he let me to use the </text:span><text:span text:style-name="T8">emblem of his house”)</text:span></text:p>
      <text:p text:style-name="P12"><text:span text:style-name="T14">Smauter {smAotër} –</text:span><text:span text:style-name="T13"> to watch</text:span></text:p>
      <text:p text:style-name="P12"><text:span text:style-name="T14">Snumeb {snÜmëb} –</text:span><text:span text:style-name="T13"> ro marry (a man)</text:span></text:p>
      <text:p text:style-name="P15"><text:span text:style-name="T1">Sok {sok} –</text:span> to investigate</text:p>
      <text:p text:style-name="P15"><text:span text:style-name="T1">Soll {sol} –</text:span> must <text:span text:style-name="T8">(probability)</text:span></text:p>
      <text:p text:style-name="P15"><text:span text:style-name="T1">Spar {spar} –</text:span> to spare, to save <text:span text:style-name="T8">(like in “save money”)</text:span></text:p>
      <text:p text:style-name="P15"><text:span text:style-name="T1">Speh {spe:} –</text:span><text:span text:style-name="T5"> to hope</text:span></text:p>
      <text:p text:style-name="P12"><text:span text:style-name="T14">Spehc {spe:k} –</text:span><text:span text:style-name="T13"> to look at</text:span></text:p>
      <text:p text:style-name="P12"><text:span text:style-name="T14">Spend {spend} –</text:span><text:span text:style-name="T13"> to spend</text:span></text:p>
      <text:p text:style-name="P12"><text:span text:style-name="T14">Spraneg {sprAnëg} –</text:span><text:span text:style-name="T13"> to spring, to explode, to burst </text:span><text:span text:style-name="T8">(transitive verb)</text:span></text:p>
      <text:p text:style-name="P12"><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2"><text:span text:style-name="T14">Sprehng {spre:ng} –</text:span><text:span text:style-name="T13"> to spring, to explode, to burst </text:span><text:span text:style-name="T8">(intransitive verb)</text:span></text:p>
      <text:p text:style-name="P12"><text:span text:style-name="T14">Stehm {ste:m} –</text:span><text:span text:style-name="T13"> to support </text:span><text:span text:style-name="T8">(a person, an idea, something)</text:span></text:p>
      <text:p text:style-name="P12"><text:span text:style-name="T14">Stehnk {ste:nk} –</text:span><text:span text:style-name="T13"> to stink</text:span></text:p>
      <text:p text:style-name="P12"><text:span text:style-name="T1">Studye {stUdye} –</text:span><text:span text:style-name="T5"> to study</text:span></text:p>
      <text:p text:style-name="P12"><text:span text:style-name="T1">Substitue {substitÜ:} –</text:span> to substitute</text:p>
      <text:p text:style-name="P12"><text:span text:style-name="T1">Suicide {switsId} –</text:span> to suicide</text:p>
      <text:p text:style-name="P12"><text:span text:style-name="T1">Swehk {swe:k} –</text:span><text:span text:style-name="T5"> to smell</text:span></text:p>
      <text:p text:style-name="P12"><text:span text:style-name="T1">Tarjem {tArjëm} –</text:span> to translate</text:p>
      <text:p text:style-name="P12"><text:span text:style-name="T1">Tehl –</text:span> support, bear <text:span text:style-name="T8">(both words refer to the idea of support something like a roof)</text:span><text:span text:style-name="T13">; to tolerate</text:span></text:p>
      <text:p text:style-name="P15"><text:span text:style-name="T1">Tehr {te:r} –</text:span> to cross</text:p>
      <text:p text:style-name="P12"><text:span text:style-name="T1">Tehrb {te:rb} –</text:span> to have to <text:span text:style-name="T8">(in the sense of “I have to do the dinner” or “I have to work”)</text:span></text:p>
      <text:p text:style-name="P15"><text:span text:style-name="T1">Tekhnass {teqnAs} –</text:span> to manage to, to handle <text:span text:style-name="T8">(the situation)</text:span>, to get by</text:p>
      <text:p text:style-name="P12"><text:soft-page-break/><text:span text:style-name="T14">Tengie {tëndjI:} –</text:span><text:span text:style-name="T13"> to look like</text:span></text:p>
      <text:p text:style-name="P12"><text:span text:style-name="T14">Teup {töp} –</text:span><text:span text:style-name="T13"> to hide (oneself)</text:span></text:p>
      <text:p text:style-name="P12"><text:span text:style-name="T14">Tohrb –</text:span><text:span text:style-name="T13"> </text:span><text:span text:style-name="T8">past tense of “tehrb”</text:span></text:p>
      <text:p text:style-name="P12"><text:span text:style-name="T1">Tolk {tolk} –</text:span> to talk; to explain, to interpret; to perform</text:p>
      <text:p text:style-name="P12"><text:span text:style-name="T1">Trehc {tre:k} –</text:span> to displace (oneself)</text:p>
      <text:p text:style-name="P12"><text:span text:style-name="T14">Trehv {tre:v} –</text:span><text:span text:style-name="T13"> to find, to meet </text:span><text:span text:style-name="T8">(transitive verb)</text:span></text:p>
      <text:p text:style-name="P12"><text:span text:style-name="T1">Ubklad {ubklAd} –</text:span> to upload <text:span text:style-name="T8">(a file)</text:span></text:p>
      <text:p text:style-name="P12"><text:span text:style-name="T1">Uc {uk} –</text:span> <text:span text:style-name="T8">past tense of “euc”</text:span></text:p>
      <text:p text:style-name="P15"><text:span text:style-name="T1">Uperleit do {üpërlEyt do} –</text:span> to pass to, to go to <text:span text:style-name="T8">(figurative sense)</text:span></text:p>
      <text:p text:style-name="P12"><text:span text:style-name="T1">Use {Üz} –</text:span> to use</text:p>
      <text:p text:style-name="P12"><text:span text:style-name="T1">Van {van} –</text:span> to fetch</text:p>
      <text:p text:style-name="P12"><text:span text:style-name="T1">Vansch {vanc} –</text:span> to wish, to desire</text:p>
      <text:p text:style-name="P12"><text:span text:style-name="T1">Vid {vid} –</text:span> to see</text:p>
      <text:p text:style-name="P12"><text:span text:style-name="T1">Vol {vol} –</text:span> to want</text:p>
      <text:p text:style-name="P12"><text:span text:style-name="T1">Wan {wan} –</text:span> to need <text:span text:style-name="T8">(something that is missing)</text:span>, to request <text:span text:style-name="T8">(something that is missing)</text:span></text:p>
      <text:p text:style-name="P12"><text:span text:style-name="T14">Wehd {we:d} –</text:span><text:span text:style-name="T13"> to marry (a woman)</text:span></text:p>
      <text:p text:style-name="P12"><text:span text:style-name="T1">Wehkw {wE:kw} –</text:span> to talk to, to express (oneself)</text:p>
      <text:p text:style-name="P12"><text:span text:style-name="T1">Wehl {we:l} –</text:span> to want/order someone to</text:p>
      <text:p text:style-name="P12"><text:span text:style-name="T1">Wehn {we:n} –</text:span> to desire, to feel like doing</text:p>
      <text:p text:style-name="P12"><text:span text:style-name="T1">Wehrg {we:rg} –</text:span> <text:span text:style-name="T13">to work</text:span></text:p>
      <text:p text:style-name="P12"><text:span text:style-name="T14">Wehs {we:s} –</text:span><text:span text:style-name="T13"> to find (oneself), to be </text:span><text:span text:style-name="T8">(this “be” is in the sense of location)</text:span><text:span text:style-name="T13"> </text:span></text:p>
      <text:p text:style-name="P12"><text:span text:style-name="T1">Weik {weyk} –</text:span> to inhabit, to dwell</text:p>
      <text:p text:style-name="P12"><text:span text:style-name="T1">Yeis {yeys} –</text:span> to send</text:p>
      <text:p text:style-name="P12"><text:span text:style-name="T1">Yis {yis} –</text:span> <text:span text:style-name="T8">past tense of “yeis”</text:span></text:p>
      <text:p text:style-name="P12"/>
      <text:h text:style-name="P4" text:outline-level="2">ADJECTIVES</text:h>
      <text:p text:style-name="P12"/>
      <text:p text:style-name="P12"><text:span text:style-name="T1">Akster {Akstër} –</text:span> lively, strong <text:span text:style-name="T8">(figurative sense: colors; sense, link in “strong alcohol”)</text:span> </text:p>
      <text:p text:style-name="P12"><text:span text:style-name="T1">Bell {bel} –</text:span> beautiful</text:p>
      <text:p text:style-name="P12"><text:span text:style-name="T1">Bert {bert} –</text:span> bright</text:p>
      <text:p text:style-name="P12"><text:span text:style-name="T1">Biaur {byAor} –</text:span> ugly</text:p>
      <text:p text:style-name="P12"><text:span text:style-name="T1">Biedan {biedAn} –</text:span> unhappy</text:p>
      <text:p text:style-name="P12"><text:span text:style-name="T1">Bridek {brIdëk} –</text:span> ugly <text:span text:style-name="T8">(like in “bad condition” because of a cloudy day)</text:span> </text:p>
      <text:p text:style-name="P12"><text:span text:style-name="T1">Buland {bulAnd} –</text:span> tall</text:p>
      <text:p text:style-name="P12"><text:span text:style-name="T1">Chald {tcald} –</text:span> hot</text:p>
      <text:p text:style-name="P12"><text:span text:style-name="T1">Cherkin {tcërkIn} –</text:span> ugly, naughty <text:span text:style-name="T8">(it pass an idea of sordidness)</text:span> </text:p>
      <text:p text:style-name="P12"><text:span text:style-name="T1">Clever {klEvër} –</text:span><text:span text:style-name="T5"> clever</text:span></text:p>
      <text:p text:style-name="P12"><text:span text:style-name="T1">Clus/cluden {klus / klÜdën} –</text:span> closed</text:p>
      <text:p text:style-name="P12"><text:span text:style-name="T1">Cort {kort} –</text:span> short</text:p>
      <text:p text:style-name="P12"><text:span text:style-name="T1">Deusk {dösk} –</text:span> dark</text:p>
      <text:p text:style-name="P12"><text:span text:style-name="T1">Difficil {difItsil} –</text:span> difficult</text:p>
      <text:p text:style-name="P12"><text:span text:style-name="T1">Dorgv {dorgv} –</text:span> dear; expensive</text:p>
      <text:p text:style-name="P12"><text:span text:style-name="T1">Facil {fAtsil} –</text:span> easy</text:p>
      <text:p text:style-name="P12"><text:span text:style-name="T1">Ghem {gem} –</text:span> low, inferior</text:p>
      <text:p text:style-name="P12"><text:span text:style-name="T1">Ghyan(t/en) {gyAn(t/ën)} –</text:span> open</text:p>
      <text:p text:style-name="P12"><text:span text:style-name="T1">Gohd {go:d} –</text:span> good, successful <text:span text:style-name="T8">(by contrast about something of bad quality)</text:span></text:p>
      <text:p text:style-name="P12"><text:span text:style-name="T1">Hog {hog} –</text:span> high, superior</text:p>
      <text:p text:style-name="P12"><text:soft-page-break/><text:span text:style-name="T1">Ieftin {yeftIn} –</text:span> cheap</text:p>
      <text:p text:style-name="P12"><text:span text:style-name="T1">Jadide {jadId} –</text:span> new, not worn out</text:p>
      <text:p text:style-name="P12"><text:span text:style-name="T1">Jamile {jamIl} – </text:span><text:span text:style-name="T5">nice, pretty</text:span></text:p>
      <text:p text:style-name="P12"><text:span text:style-name="T1">Kaurd {kAord} –</text:span> hard</text:p>
      <text:p text:style-name="P12"><text:span text:style-name="T1">Kiest {kyest} –</text:span> clean <text:span text:style-name="T8">(pure)</text:span></text:p>
      <text:p text:style-name="P12"><text:span text:style-name="T1">Latif {lAtif} –</text:span> kind</text:p>
      <text:p text:style-name="P12"><text:span text:style-name="T1">Lent {lent} –</text:span> slow</text:p>
      <text:p text:style-name="P12"><text:span text:style-name="T1">Leur {lör} –</text:span> free</text:p>
      <text:p text:style-name="P12"><text:span text:style-name="T1">Long {long} –</text:span> long</text:p>
      <text:p text:style-name="P12"><text:span text:style-name="T1">Madh {mad} –</text:span> wet</text:p>
      <text:p text:style-name="P12"><text:span text:style-name="T1">Maschkhoul {macqU:l} –</text:span> engaged <text:span text:style-name="T8">( borrowed , used)</text:span></text:p>
      <text:p text:style-name="P12"><text:span text:style-name="T1">Mliak {mlyak} –</text:span> meek, sweet</text:p>
      <text:p text:style-name="P12"><text:span text:style-name="T1">Murdar {murdAr} –</text:span> dirty</text:p>
      <text:p text:style-name="P12"><text:span text:style-name="T1">Muzlim {mUdzlim} –</text:span> low, feeble <text:span text:style-name="T8">(figurative sense: intensity)</text:span></text:p>
      <text:p text:style-name="P12"><text:span text:style-name="T1">Nert {nert} –</text:span> strong <text:span text:style-name="T8">(fisically)</text:span></text:p>
      <text:p text:style-name="P12"><text:span text:style-name="T1">Noroct {norOkt} –</text:span> happy</text:p>
      <text:p text:style-name="P12"><text:span text:style-name="T1">Nov {nov} –</text:span> new</text:p>
      <text:p text:style-name="P12"><text:span text:style-name="T1">Oku {Oku} –</text:span> fast</text:p>
      <text:p text:style-name="P12"><text:span text:style-name="T1">Orm {orm} –</text:span> poor</text:p>
      <text:p text:style-name="P12"><text:span text:style-name="T1">Peigher {pEygër} –</text:span> nasty, wicked</text:p>
      <text:p text:style-name="P12"><text:span text:style-name="T1">Prev {prev} –</text:span> past</text:p>
      <text:p text:style-name="P12"><text:span text:style-name="T1">Riche {ritc} –</text:span> rich</text:p>
      <text:p text:style-name="P12"><text:span text:style-name="T1">Saluber {salÜbër} –</text:span> healthy, salubrious</text:p>
      <text:p text:style-name="P12"><text:span text:style-name="T1">Sell {sel} –</text:span> good <text:span text:style-name="T8">(contra-evil)</text:span>, blest</text:p>
      <text:p text:style-name="P12"><text:span text:style-name="T1">Siuk {syuk} –</text:span> dry</text:p>
      <text:p text:style-name="P12"><text:span text:style-name="T1">Slab {slab} –</text:span> weak (fisically)</text:p>
      <text:p text:style-name="P12"><text:span text:style-name="T1">Smulk {smulk} –</text:span><text:span text:style-name="T5"> small</text:span></text:p>
      <text:p text:style-name="P12"><text:span text:style-name="T1">Srig {srig} –</text:span> cold</text:p>
      <text:p text:style-name="P12"><text:span text:style-name="T1">Staur {stAor} –</text:span> powerful</text:p>
      <text:p text:style-name="P12"><text:span text:style-name="T1">Stupid {stUpid} –</text:span> stupid</text:p>
      <text:p text:style-name="P12"><text:span text:style-name="T1">Swad {swad} –</text:span> sweet</text:p>
      <text:p text:style-name="P12"><text:span text:style-name="T1">Trauric {trAorik} –</text:span> sad, mourning</text:p>
      <text:p text:style-name="P12"><text:span text:style-name="T1">Trist {trist} –</text:span> sad (thing)</text:p>
      <text:p text:style-name="P12"><text:span text:style-name="T1">Dussaun {dusAon} –</text:span> unhealthy</text:p>
      <text:p text:style-name="P12"><text:span text:style-name="T1">Veut {vöt} –</text:span> old</text:p>
      <text:p text:style-name="P12"><text:span text:style-name="T1">Wahid {wahId} –</text:span> only</text:p>
      <text:p text:style-name="P12"><text:span text:style-name="T1">Walik {wAlik} –</text:span> strong, powerful</text:p>
      <text:p text:style-name="P12"><text:span text:style-name="T1">Yui {yuI} –</text:span> sad</text:p>
      <text:p text:style-name="P12"><text:span text:style-name="T1">Yun {yun} –</text:span> young</text:p>
      <text:p text:style-name="P12"/>
      <text:h text:style-name="P4" text:outline-level="2">BODY</text:h>
      <text:p text:style-name="P12"/>
      <text:p text:style-name="P12"><text:span text:style-name="T1">Anus {Anus} –</text:span> anus</text:p>
      <text:p text:style-name="P12"><text:span text:style-name="T1">Aur {Aor} –</text:span> ear</text:p>
      <text:p text:style-name="P12"><text:span text:style-name="T1">Badan {badAn} –</text:span> organism <text:span text:style-name="T8">(obviously when refering to the body)</text:span></text:p>
      <text:p text:style-name="P12"><text:span text:style-name="T1">Bagu {bAgu} –</text:span> forearm</text:p>
      <text:p text:style-name="P12"><text:span text:style-name="T1">Bemern {bEmërn} –</text:span> thigh</text:p>
      <text:p text:style-name="P12"><text:span text:style-name="T1">Berd {berd} –</text:span> beard</text:p>
      <text:p text:style-name="P12"><text:span text:style-name="T1">Brakh {braq} –</text:span> arm</text:p>
      <text:p text:style-name="P12"><text:soft-page-break/><text:span text:style-name="T1">Brov {brov} –</text:span> eyebrown</text:p>
      <text:p text:style-name="P12"><text:span text:style-name="T1">Cap {kap} –</text:span> head</text:p>
      <text:p text:style-name="P12"><text:span text:style-name="T1">Chol {tcol} –</text:span> forehead</text:p>
      <text:p text:style-name="P12"><text:span text:style-name="T1">Cloin {kloyn} –</text:span> buttock</text:p>
      <text:p text:style-name="P12"><text:span text:style-name="T1">Coll {kol} –</text:span> pescoço</text:p>
      <text:p text:style-name="P12"><text:span text:style-name="T1">Corpos {kOrpos} –</text:span> neck</text:p>
      <text:p text:style-name="P12"><text:span text:style-name="T1">Dent {dent} –</text:span> tooth</text:p>
      <text:p text:style-name="P12"><text:span text:style-name="T1">Dingv {dingv} –</text:span> tongue</text:p>
      <text:p text:style-name="P12"><text:span text:style-name="T1">Fingher {fIngër} –</text:span> finger</text:p>
      <text:p text:style-name="P12"><text:span text:style-name="T1">Genu {djEnu} –</text:span> knee</text:p>
      <text:p text:style-name="P12"><text:span text:style-name="T1">Gharn(a) {gArn(a)} –</text:span> gut</text:p>
      <text:p text:style-name="P12"><text:span text:style-name="T1">Gian {djyan} –</text:span><text:span text:style-name="T5"> cheeck</text:span></text:p>
      <text:p text:style-name="P12"><text:span text:style-name="T1">Glesen {glEzën} –</text:span> ankle</text:p>
      <text:p text:style-name="P12"><text:span text:style-name="T1">Gumos {gUmos} –</text:span> body secretion</text:p>
      <text:p text:style-name="P12"><text:span text:style-name="T1">Gurgule {gUrgül} –</text:span> throat</text:p>
      <text:p text:style-name="P12"><text:span text:style-name="T1">Gventer {gvEntër} –</text:span> belly</text:p>
      <text:p text:style-name="P12"><text:span text:style-name="T1">Hand {hand} –</text:span> hand</text:p>
      <text:p text:style-name="P12"><text:span text:style-name="T1">Hank {hank} –</text:span> hip</text:p>
      <text:p text:style-name="P12"><text:span text:style-name="T1">Jamb {jamb} –</text:span> leg</text:p>
      <text:p text:style-name="P12"><text:span text:style-name="T1">Kays {kays} –</text:span> hair (on the head)</text:p>
      <text:p text:style-name="P12"><text:span text:style-name="T1">Kers {kers} –</text:span> brain</text:p>
      <text:p text:style-name="P12"><text:span text:style-name="T1">Kert {kert} –</text:span> heart</text:p>
      <text:p text:style-name="P12"><text:span text:style-name="T1">Krew(os) {krEw(os)} –</text:span> flesh</text:p>
      <text:p text:style-name="P12"><text:span text:style-name="T1">Lid {lid} –</text:span> eyelid</text:p>
      <text:p text:style-name="P12"><text:span text:style-name="T1">Lige {lidj} –</text:span> face</text:p>
      <text:p text:style-name="P12"><text:span text:style-name="T1">Lip {lip} –</text:span> lip</text:p>
      <text:p text:style-name="P12"><text:span text:style-name="T1">Lyekwrnt {lyEkurnt} –</text:span> liver</text:p>
      <text:p text:style-name="P12"><text:span text:style-name="T1">Mant(u) {mAnt(u)} –</text:span> chin</text:p>
      <text:p text:style-name="P12"><text:span text:style-name="T1">Mems {mems} –</text:span> limb</text:p>
      <text:p text:style-name="P12"><text:span text:style-name="T1">Moustache – </text:span><text:span text:style-name="T5">mustache</text:span></text:p>
      <text:p text:style-name="P12"><text:span text:style-name="T1">Muscle {muskl} –</text:span> muscle</text:p>
      <text:p text:style-name="P12"><text:span text:style-name="T1">Nabh {nab} –</text:span> navel</text:p>
      <text:p text:style-name="P12"><text:span text:style-name="T1">Nas {nas} –</text:span> nose</text:p>
      <text:p text:style-name="P12"><text:span text:style-name="T1">Naster {nAstër} –</text:span> muzzle</text:p>
      <text:p text:style-name="P12"><text:span text:style-name="T1">Nayv {nayv} –</text:span> dead body</text:p>
      <text:p text:style-name="P12"><text:span text:style-name="T1">Nugver {nUgvër} –</text:span> kidney</text:p>
      <text:p text:style-name="P12"><text:span text:style-name="T1">Ok {ok} –</text:span> eye</text:p>
      <text:p text:style-name="P12"><text:span text:style-name="T1">Oklid {Oklid} –</text:span> eyelid</text:p>
      <text:p text:style-name="P12"><text:span text:style-name="T1">Okwi {Okwi} –</text:span> eyes</text:p>
      <text:p text:style-name="P12"><text:span text:style-name="T1">Olan {olAn} –</text:span> elbow</text:p>
      <text:p text:style-name="P12"><text:span text:style-name="T1">Oms {oms} –</text:span> shoulder</text:p>
      <text:p text:style-name="P12"><text:span text:style-name="T1">Onkh {onk} –</text:span> nail <text:span text:style-name="T8">(on a finger)</text:span></text:p>
      <text:p text:style-name="P12"><text:span text:style-name="T1">Ors {ors} –</text:span> ass</text:p>
      <text:p text:style-name="P12"><text:span text:style-name="T1">Ost {ost} –</text:span> bone</text:p>
      <text:p text:style-name="P12"><text:span text:style-name="T1">Papil {pApil} –</text:span> nipple</text:p>
      <text:p text:style-name="P12"><text:span text:style-name="T1">Ped {ped} –</text:span> foot</text:p>
      <text:p text:style-name="P12"><text:span text:style-name="T1">Penis {pEnis} –</text:span> penis</text:p>
      <text:p text:style-name="P12"><text:span text:style-name="T1">Pizdan {pizdAn} –</text:span> <text:span text:style-name="T13">woman's chest</text:span></text:p>
      <text:p text:style-name="P12"><text:span text:style-name="T14">Pod {pod} –</text:span><text:span text:style-name="T13"> paw</text:span></text:p>
      <text:p text:style-name="P12"><text:soft-page-break/><text:span text:style-name="T14">Poimen {pOymën} –</text:span><text:span text:style-name="T13"> mother's milk</text:span></text:p>
      <text:p text:style-name="P12"><text:span text:style-name="T1">Pulmon {pulmOn} –</text:span> lung</text:p>
      <text:p text:style-name="P12"><text:span text:style-name="T1">Regv {regv} –</text:span> back <text:span text:style-name="T8">(spine)</text:span></text:p>
      <text:p text:style-name="P12"><text:span text:style-name="T1">Runc {runk} –</text:span> wrist</text:p>
      <text:p text:style-name="P12"><text:span text:style-name="T1">Sehrg {se:rg} –</text:span> blood</text:p>
      <text:p text:style-name="P12"><text:span text:style-name="T1">Skeletum {skëlEtum} –</text:span> skeleton</text:p>
      <text:p text:style-name="P12"><text:span text:style-name="T1">Smokru {smOkru} –</text:span> goatee</text:p>
      <text:p text:style-name="P12"><text:span text:style-name="T1">Snap {snap} –</text:span> beak</text:p>
      <text:p text:style-name="P12"><text:span text:style-name="T1">Stohm {sto:m} –</text:span> mouth</text:p>
      <text:p text:style-name="P12"><text:span text:style-name="T1">Stomak {stomAk} –</text:span> stomach</text:p>
      <text:p text:style-name="P12"><text:span text:style-name="T1">Veine {veyn} –</text:span> vein</text:p>
      <text:p text:style-name="P12"><text:span text:style-name="T1">Wagin {wadjIn} –</text:span> vagina</text:p>
      <text:p text:style-name="P12"><text:span text:style-name="T1">Xiongbu {ksyOngbu} –</text:span> chest</text:p>
      <text:p text:style-name="P12"><text:span text:style-name="T1">Yowkjitia {yowkjItya} –</text:span> body (when refering to a living being)</text:p>
      <text:p text:style-name="P12"/>
      <text:h text:style-name="P4" text:outline-level="2">COLORS</text:h>
      <text:p text:style-name="P12"/>
      <text:p text:style-name="P12"><text:span text:style-name="T1">Albh {alb} –</text:span> white</text:p>
      <text:p text:style-name="P12"><text:span text:style-name="T1">Argavan {argavAn} –</text:span> lilac</text:p>
      <text:p text:style-name="P12"><text:span text:style-name="T1">Blou {blu:} –</text:span> blue</text:p>
      <text:p text:style-name="P12"><text:span text:style-name="T1">Brun {brun} –</text:span> brown</text:p>
      <text:p text:style-name="P12"><text:span text:style-name="T1">Gehlb {dje:lb} –</text:span> yellow</text:p>
      <text:p text:style-name="P12"><text:span text:style-name="T1">Glend {glend} –</text:span> green</text:p>
      <text:p text:style-name="P12"><text:span text:style-name="T1">Greis {greys} –</text:span> gray</text:p>
      <text:p text:style-name="P12"><text:span text:style-name="T1">Kenek {kEnëk} –</text:span> golden yellow</text:p>
      <text:p text:style-name="P12"><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2"><text:span text:style-name="T1">Orange {orAndj} –</text:span> orange</text:p>
      <text:p text:style-name="P12"><text:span text:style-name="T1">Pemb {pemb} –</text:span> pink</text:p>
      <text:p text:style-name="P12"><text:span text:style-name="T1">Rudh {rud} –</text:span> red</text:p>
      <text:p text:style-name="P12"><text:span text:style-name="T1">Sword {sword} –</text:span> black</text:p>
      <text:p text:style-name="P12"><text:span text:style-name="T1">Violett {violEt} –</text:span> purple</text:p>
      <text:p text:style-name="P12"/>
      <text:h text:style-name="P4" text:outline-level="2">COMPUTING</text:h>
      <text:p text:style-name="P12"/>
      <text:p text:style-name="P12"><text:tab/>As certain terms, especially acronyms, from the English language have wide acceptation in the world, maybe it's more convenient to use the original terms, like VGA, which in Sambahsa is VGT. Well, do what you think that is the better.</text:p>
      <text:p text:style-name="P12"/>
      <text:p text:style-name="P12"><text:tab/>Do you remember what I told about the verbs in the infinitive form? If not, please go back to the subchapter VERBS in this chapter VOCABULARY.</text:p>
      <text:p text:style-name="P12"><text:tab/>If you want to translate a software to Sambahsa and don't know whether you should translate the commands to the infinitive form or imperative form, see here the explanation of how it must be made:</text:p>
      <text:list xml:id="list4573595507271689561" text:style-name="L7">
        <text:list-item>
          <text:p text:style-name="P69">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69"><text:soft-page-break/>Commands given to the user by the computer are translated in the 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text:span><text:span text:style-name="T8">un blixbrev </text:span><text:span text:style-name="T13">(send us an email)</text:span></text:p>
        </text:list-item>
      </text:list>
      <text:p text:style-name="P12"/>
      <text:p text:style-name="P5"><text:bookmark-start text:name="__DdeLink__35583_1870019565"/><text:span text:style-name="T1">Abonn {abOn} –</text:span> <text:bookmark-end text:name="__DdeLink__35583_1870019565"/>to subscribe to/in</text:p>
      <text:p text:style-name="P12"><text:span text:style-name="T1">Abonnent {abOnënt} –</text:span> subscriber</text:p>
      <text:p text:style-name="P5"><text:span text:style-name="T1">Abonnment {abOnmënt} –</text:span> subscription</text:p>
      <text:p text:style-name="P12"><text:span text:style-name="T1">Adresse bar {adrEs bar} –</text:span> adress bar</text:p>
      <text:p text:style-name="P12"><text:span text:style-name="T1">AI (Artificial Inteligence) {artifitsiAl intëlidjEnts} –</text:span> AI (<text:span text:style-name="T8">Artificial Inteligence</text:span>)</text:p>
      <text:p text:style-name="P12"><text:span text:style-name="T1">Alat bar {alAt bar} –</text:span> toolbar</text:p>
      <text:p text:style-name="P12"><text:span text:style-name="T1">Alatengjia {alAtëngjya} –</text:span> toolbar</text:p>
      <text:p text:style-name="P12"><text:span text:style-name="T1">Algorithme {algorI§m(ë)} –</text:span> algorithm</text:p>
      <text:p text:style-name="P12"><text:span text:style-name="T1">Alveycomputing {alveykompUting} –</text:span> cloud computing</text:p>
      <text:p text:style-name="P12"><text:span text:style-name="T1">Analogic {analOdjik} –</text:span> analogic</text:p>
      <text:p text:style-name="P12"><text:span text:style-name="T1">Antivirus {antivIrus} –</text:span> antivirus</text:p>
      <text:p text:style-name="P12"><text:span text:style-name="T1">Anyow {anyOw} –</text:span> password</text:p>
      <text:p text:style-name="P12"><text:span text:style-name="T1">Application {aplikatyOn} –</text:span><text:span text:style-name="T5"> application</text:span></text:p>
      <text:p text:style-name="P12"><text:span text:style-name="T1">Archive {artcIv} –</text:span><text:span text:style-name="T5"> file</text:span></text:p>
      <text:p text:style-name="P12"><text:span text:style-name="T1">Arrange {arAndj} – </text:span><text:span text:style-name="T5">to format (a text)</text:span></text:p>
      <text:p text:style-name="P12"><text:span text:style-name="T1">Attache {atAtc} –</text:span> to attach (a file)</text:p>
      <text:p text:style-name="P12"><text:span text:style-name="T1">Aunviel {aonvyEl} –</text:span> wireless</text:p>
      <text:p text:style-name="P12"><text:span text:style-name="T1">Aunkabel {aonkAbël} –</text:span> wireless</text:p>
      <text:p text:style-name="P12"><text:span text:style-name="T1">Aurphone {aorfOn} –</text:span> headset, headphone</text:p>
      <text:p text:style-name="P12"><text:span text:style-name="T1">BD </text:span><text:span text:style-name="T9">(Blou-rai)</text:span><text:span text:style-name="T1"> {blu:-rä} –</text:span> BD <text:span text:style-name="T8">(Blue-ray)</text:span><text:span text:style-name="T13"> </text:span></text:p>
      <text:p text:style-name="P15"><text:span text:style-name="T1">Bichoun {bitcU:n} –</text:span> layout</text:p>
      <text:p text:style-name="P12"><text:span text:style-name="T14">Binar {binAr} –</text:span><text:span text:style-name="T13"> binary</text:span></text:p>
      <text:p text:style-name="P12"><text:span text:style-name="T14">Blixbrev {blIksbrëv} –</text:span><text:span text:style-name="T13"> e-mail</text:span></text:p>
      <text:p text:style-name="P12"><text:span text:style-name="T14">Blog {blog} –</text:span><text:span text:style-name="T13"> Blog</text:span></text:p>
      <text:p text:style-name="P12"><text:span text:style-name="T14">Bluetooth {blu:tU§} –</text:span><text:span text:style-name="T13"> bluetooth </text:span><text:span text:style-name="T8">(since it's a Registered Trademark, the </text:span><text:span text:style-name="T8">Sambahsa word keeps the English pronunciation)</text:span></text:p>
      <text:p text:style-name="P12"><text:span text:style-name="T14">Browser {brOwsër} –</text:span><text:span text:style-name="T13"> web browser</text:span></text:p>
      <text:p text:style-name="P12"><text:span text:style-name="T14">Bukmark {bukmArk} –</text:span><text:span text:style-name="T13"> bookmark (of the web browser or page of document)</text:span></text:p>
      <text:p text:style-name="P12"><text:span text:style-name="T14">Cadre per secunde {kAdr per sekUnd} –</text:span><text:span text:style-name="T13"> frame per second </text:span></text:p>
      <text:p text:style-name="P12"><text:span text:style-name="T14">CD </text:span><text:span text:style-name="T9">(compacto disk)</text:span><text:span text:style-name="T14"> {kompAkto disk} –</text:span><text:span text:style-name="T13"> CD </text:span><text:span text:style-name="T8">(compact disk)</text:span><text:span text:style-name="T13"> </text:span></text:p>
      <text:p text:style-name="P12"><text:span text:style-name="T14">Cell(ule) {tsEl(ül)} –</text:span><text:span text:style-name="T13"> cell of a spreadsheet</text:span></text:p>
      <text:p text:style-name="P12"><text:span text:style-name="T14">(Central) processor {(tsentrAl) protsesOr} –</text:span><text:span text:style-name="T13"> CPU </text:span><text:span text:style-name="T8">(Central Processing </text:span><text:span text:style-name="T8">Unit)</text:span><text:span text:style-name="T13"> </text:span></text:p>
      <text:p text:style-name="P12"><text:span text:style-name="T14">Channel {tcAnël} –</text:span><text:span text:style-name="T13"> channel (of radio, television, etc)</text:span></text:p>
      <text:p text:style-name="P12"><text:span text:style-name="T14">Chip {tcip} –</text:span><text:span text:style-name="T13"> electronic chip</text:span></text:p>
      <text:p text:style-name="P12"><text:span text:style-name="T14">Claviatolk {klavyatOlk} –</text:span><text:span text:style-name="T13"> CHAT</text:span></text:p>
      <text:p text:style-name="P12"><text:span text:style-name="T14">Claviature {klaviatÜr} –</text:span><text:span text:style-name="T13"> keyboard</text:span></text:p>
      <text:p text:style-name="P12"><text:span text:style-name="T14">Cleichwerd {klEytcwërd} –</text:span><text:span text:style-name="T13"> key-word</text:span></text:p>
      <text:p text:style-name="P12"><text:span text:style-name="T14">Click {klik} –</text:span><text:span text:style-name="T13"> click</text:span></text:p>
      <text:p text:style-name="P12"><text:span text:style-name="T14">Codec {kOdëk} –</text:span><text:span text:style-name="T13"> codec</text:span></text:p>
      <text:p text:style-name="P12"><text:span text:style-name="T14">Colunn {kolUn} –</text:span><text:span text:style-name="T13"> column</text:span></text:p>
      <text:p text:style-name="P12"><text:span text:style-name="T14">Compiler {kompIlër} –</text:span><text:span text:style-name="T13"> compiler</text:span></text:p>
      <text:p text:style-name="P12"><text:span text:style-name="T14">Computer {kompÜtër} –</text:span><text:span text:style-name="T13"> computer</text:span></text:p>
      <text:p text:style-name="P12"><text:soft-page-break/><text:span text:style-name="T14">Computerdorak {kompütërdorAk} –</text:span><text:span text:style-name="T13"> computer case, computer chassis, </text:span><text:span text:style-name="T13">tower, system unit, cabinet, base unit</text:span></text:p>
      <text:p text:style-name="P12"><text:span text:style-name="T14">Configuration {konfiguratyOn} –</text:span><text:span text:style-name="T13"> configuration</text:span></text:p>
      <text:p text:style-name="P12"><text:span text:style-name="T14">Connect {konEkt} –</text:span><text:span text:style-name="T13"> to connect </text:span><text:span text:style-name="T8">(transitive verb)</text:span></text:p>
      <text:p text:style-name="P12"><text:span text:style-name="T14">Cont(o) {kOnt(o)} –</text:span><text:span text:style-name="T13"> account</text:span></text:p>
      <text:p text:style-name="P12"><text:span text:style-name="T14">Converter {konvErtër} –</text:span><text:span text:style-name="T13"> converter</text:span></text:p>
      <text:p text:style-name="P12"><text:span text:style-name="T14">Convert {konvErt} –</text:span><text:span text:style-name="T13"> to convert</text:span></text:p>
      <text:p text:style-name="P12"><text:span text:style-name="T14">Copie {kopI:} –</text:span><text:span text:style-name="T13"> copy</text:span></text:p>
      <text:p text:style-name="P12"><text:span text:style-name="T14">Cursive texte {kursIv text} –</text:span><text:span text:style-name="T13"> italic text</text:span></text:p>
      <text:p text:style-name="P12"><text:span text:style-name="T14">Daftarnukta {daftarnUkta} –</text:span><text:span text:style-name="T15"> bullet </text:span><text:span text:style-name="T8">(graphic symbol like •, ◦, ‣)</text:span></text:p>
      <text:p text:style-name="P12"><text:span text:style-name="T14">Dakhelpage {dakhëlpAdj} –</text:span><text:span text:style-name="T13"> home page</text:span></text:p>
      <text:p text:style-name="P12"><text:span text:style-name="T14">Data {dAta} –</text:span><text:span text:style-name="T13"> dada</text:span></text:p>
      <text:p text:style-name="P12"><text:span text:style-name="T1">Databank {databAnk} –</text:span> databank</text:p>
      <text:p text:style-name="P12"><text:span text:style-name="T1">Database {databAz} –</text:span> database</text:p>
      <text:p text:style-name="P12"><text:span text:style-name="T1">Datenbank {datënbAnk} –</text:span><text:span text:style-name="T5"> data bank</text:span></text:p>
      <text:p text:style-name="P12"><text:span text:style-name="T1">Datensklad {datënsklAd} –</text:span> DRIVE <text:span text:style-name="T8">(Data storage device)</text:span> </text:p>
      <text:p text:style-name="P12"><text:span text:style-name="T1">Datia {dAtya} –</text:span> file</text:p>
      <text:p text:style-name="P12"><text:span text:style-name="T1">Datum {dAtum} –</text:span> datum</text:p>
      <text:p text:style-name="P12"><text:span text:style-name="T1">DD - darm disk {darm disk} –</text:span> HD - disco rígido <text:span text:style-name="T8">(Hard Disk Drive)</text:span> </text:p>
      <text:p text:style-name="P12"><text:span text:style-name="T1">Defect {dëfEkt} – </text:span>BUG</text:p>
      <text:p text:style-name="P12"><text:span text:style-name="T1">Desinstalle {dësinstAl} –</text:span> to uninstall</text:p>
      <text:p text:style-name="P12"><text:span text:style-name="T1">Desfragmente {dësfragmEnt} –</text:span> to defragment (a partition)</text:p>
      <text:p text:style-name="P12"><text:span text:style-name="T1">Desktop {dësktOp} –</text:span> desktop</text:p>
      <text:p text:style-name="P12"><text:span text:style-name="T1">Diaporama {dyaporAma} –</text:span> diaporama, slide show, slide presentation</text:p>
      <text:p text:style-name="P12"><text:span text:style-name="T1">Digital {didjitAl} –</text:span> digital</text:p>
      <text:p text:style-name="P12"><text:span text:style-name="T1">Disayn {dizAyn} –</text:span> design</text:p>
      <text:p text:style-name="P12"><text:span text:style-name="T1">Disayner {dizAynër} –</text:span> designer</text:p>
      <text:p text:style-name="P12"><text:span text:style-name="T1">Diskette {diskEt} –</text:span> diskette, floppy disk, floppy disc</text:p>
      <text:p text:style-name="P12"><text:span text:style-name="T1">Diskwehr {diskwE:r} –</text:span> to undo</text:p>
      <text:p text:style-name="P12"><text:span text:style-name="T1">DM </text:span><text:span text:style-name="T9">(darmo memoria)</text:span><text:span text:style-name="T1"> {dArmo memOrya} –</text:span> ROM <text:span text:style-name="T8">(Read-Only Memory)</text:span> </text:p>
      <text:p text:style-name="P12"><text:span text:style-name="T1">Document {dokÜmënt} –</text:span> document</text:p>
      <text:p text:style-name="P12"><text:span text:style-name="T1">Documentation {dokümëntatyOn} –</text:span> documentation</text:p>
      <text:p text:style-name="P12"><text:span text:style-name="T1">Dossier {dosyEr} –</text:span> folder</text:p>
      <text:p text:style-name="P12"><text:span text:style-name="T1">Drucken {drUkën} –</text:span> print</text:p>
      <text:p text:style-name="P12"><text:span text:style-name="T1">Ducer {dÜtsër} –</text:span> driver</text:p>
      <text:p text:style-name="P12"><text:span text:style-name="T1">DVD (</text:span><text:span text:style-name="T9">Digital Video Disk</text:span><text:span text:style-name="T1">) {didjitAl vidEo disk} –</text:span> DVD <text:span text:style-name="T8">(Digital Video Disc)</text:span> </text:p>
      <text:p text:style-name="P12"><text:span text:style-name="T1">E-buk {ebUk} –</text:span> e-book</text:p>
      <text:p text:style-name="P12"><text:span text:style-name="T1">Ecran {ekrAn} –</text:span> screen</text:p>
      <text:p text:style-name="P12"><text:span text:style-name="T1">(Ecran)decor {(ekran)dëkOr} –</text:span> wallpaper</text:p>
      <text:p text:style-name="P12"><text:span text:style-name="T1">Ecransparer {ekranspArër} –</text:span> screensaver</text:p>
      <text:p text:style-name="P12"><text:span text:style-name="T1">Edeih {edE:y} –</text:span> to edit</text:p>
      <text:p text:style-name="P12"><text:span text:style-name="T1">Editor {editOr} –</text:span> editor</text:p>
      <text:p text:style-name="P12"><text:span text:style-name="T1">Emulator {emulatOr} –</text:span> emulator</text:p>
      <text:p text:style-name="P12"><text:span text:style-name="T1">Enmercatnotes {enmErkatnots} –</text:span> release notes</text:p>
      <text:p text:style-name="P12"><text:span text:style-name="T1">error {erOr} –</text:span> error</text:p>
      <text:p text:style-name="P12"><text:span text:style-name="T1">Extension {ekstënsyOn} –</text:span> complement, extention, add-on</text:p>
      <text:p text:style-name="P12"><text:span text:style-name="T1">Exter ligne {ekstër lInye} –</text:span> offline</text:p>
      <text:p text:style-name="P12"><text:span text:style-name="T1">Extrag {ekstrAg} –</text:span> to cut</text:p>
      <text:p text:style-name="P12"><text:span text:style-name="T1">Fenster {fEnstër} –</text:span> window</text:p>
      <text:p text:style-name="P12"><text:soft-page-break/><text:span text:style-name="T1">Format {formAt} –</text:span> to format (a hard disc or text)</text:p>
      <text:p text:style-name="P12"><text:span text:style-name="T1">Formulire {formulIr} –</text:span> form</text:p>
      <text:p text:style-name="P12"><text:span text:style-name="T1">Forum {fOrum} –</text:span> forum</text:p>
      <text:p text:style-name="P12"><text:span text:style-name="T1">Fraumbar {fraombAr} –</text:span> scroll bar</text:p>
      <text:p text:style-name="P12"><text:span text:style-name="T1">Frequent-ye Anacta Questions (F.A.Q.) {frEkwënt-ye anAkta këstyOns} –</text:span> Frequently Asked Questions (F.A.Q.)</text:p>
      <text:p text:style-name="P12"><text:span text:style-name="T1">Funed {fÜnëd} –</text:span> to merge (table cells)</text:p>
      <text:p text:style-name="P12"><text:span text:style-name="T1">Gadabeih {gadabE:y} –</text:span> to format (a text)</text:p>
      <text:p text:style-name="P12"><text:span text:style-name="T1">Gadget {gAdjët}–</text:span> gadget</text:p>
      <text:p text:style-name="P12"><text:span text:style-name="T1">Galerie {galërI:} – </text:span>galery</text:p>
      <text:p text:style-name="P12"><text:span text:style-name="T1">Ghyanen code {gyAnën kod} –</text:span> open source</text:p>
      <text:p text:style-name="P12"><text:span text:style-name="T1">Gleim {gleym} –</text:span> to paste</text:p>
      <text:p text:style-name="P12"><text:span text:style-name="T1">GNI </text:span><text:span text:style-name="T9">(graphic (neuder) interface)</text:span><text:span text:style-name="T1"> {grAfik (nÖdër) intërfAts} –</text:span> GUI <text:span text:style-name="T8">(Graphical User Interface)</text:span> </text:p>
      <text:p text:style-name="P12"><text:span text:style-name="T1">Graphic {grAfik} –</text:span> graphic <text:span text:style-name="T8">(adjective)</text:span><text:span text:style-name="T13"> </text:span></text:p>
      <text:p text:style-name="P12"><text:span text:style-name="T1">Graphic ambient {grAfik ambyEnt} –</text:span> graphical environment</text:p>
      <text:p text:style-name="P12"><text:span text:style-name="T1">Graphic pianji {grAfik pyAnji} –</text:span> drawing tablet</text:p>
      <text:p text:style-name="P12"><text:span text:style-name="T1">Graphique {grafIk} –</text:span> graphic <text:span text:style-name="T8">(substantive)</text:span> </text:p>
      <text:p text:style-name="P12"><text:span text:style-name="T1">Hacker {hAkër} –</text:span> hacker</text:p>
      <text:p text:style-name="P12"><text:span text:style-name="T1">Hardware {hardwAr} –</text:span> hardware</text:p>
      <text:p text:style-name="P12"><text:span text:style-name="T1">Hissabpianji {hisabpyAnji} –</text:span> spreadsheet</text:p>
      <text:p text:style-name="P12"><text:span text:style-name="T1">HDMI </text:span><text:span text:style-name="T9">(Hog-definition multimedia interface)</text:span><text:span text:style-name="T1"> {hog dëfinityOn multimEdya intërfAts} –</text:span> HDMI <text:span text:style-name="T8">(High-Definition Multimedia Interface)</text:span> </text:p>
      <text:p text:style-name="P12"><text:span text:style-name="T1">Hol ecran {hol ekrAn} –</text:span> full screen</text:p>
      <text:p text:style-name="P12"><text:span text:style-name="T1">Hyperlink {hüpërlInk} –</text:span> hiperlink</text:p>
      <text:p text:style-name="P12"><text:span text:style-name="T1">IA (integren antplehcensambient) {intEgrën antple:tsënsambyEnt} –</text:span> IDE <text:span text:style-name="T8">(Integrated Development Environment)</text:span> </text:p>
      <text:p text:style-name="P12"><text:span text:style-name="T1">Icon {ikOn} –</text:span> icon</text:p>
      <text:p text:style-name="P12"><text:span text:style-name="T1">Indentation {indëntatyOn} –</text:span> indentation</text:p>
      <text:p text:style-name="P12"><text:span text:style-name="T1">Informatique {informatIk} –</text:span> computing</text:p>
      <text:p text:style-name="P12"><text:span text:style-name="T1">Infrarudh {infrarUd} –</text:span> infrared</text:p>
      <text:p text:style-name="P12"><text:span text:style-name="T1">In ligne {in lInye} –</text:span> online</text:p>
      <text:p text:style-name="P12"><text:span text:style-name="T1">Installe {instAl} –</text:span> to install</text:p>
      <text:p text:style-name="P12"><text:span text:style-name="T1">Internet {intërnEt} –</text:span> internet</text:p>
      <text:p text:style-name="P12"><text:span text:style-name="T1">Interpreter {intërprEtër} –</text:span><text:span text:style-name="T5"> interpreter </text:span><text:span text:style-name="T12">(like a Java or Python interpreter)</text:span><text:span text:style-name="T5"> </text:span></text:p>
      <text:p text:style-name="P12"><text:span text:style-name="T1">(Computer) joystick {(compÜtër) joystIk} –</text:span><text:span text:style-name="T5"> joystick</text:span></text:p>
      <text:p text:style-name="P12"><text:span text:style-name="T1">Kabel {kAbël} –</text:span> cable</text:p>
      <text:p text:style-name="P12"><text:span text:style-name="T1">Khatem {qAtëm} –</text:span> Game Over</text:p>
      <text:p text:style-name="P12"><text:span text:style-name="T1">Klad {klad} –</text:span> to load</text:p>
      <text:p text:style-name="P12"><text:span text:style-name="T1">Klink {klink} –</text:span> tab (of a window, like the tabs of Mozilla Firefox)</text:p>
      <text:p text:style-name="P12"><text:span text:style-name="T1">Knop {knop} –</text:span> button</text:p>
      <text:p text:style-name="P12"><text:span text:style-name="T1">Laptop {laptOp} –</text:span> laptop</text:p>
      <text:p text:style-name="P12"><text:span text:style-name="T1">Leikstyr {lEykstür} –</text:span> game controller</text:p>
      <text:p text:style-name="P12"><text:span text:style-name="T1">Leiser {lEyzër} –</text:span> reader</text:p>
      <text:p text:style-name="P12"><text:span text:style-name="T1">Leur software {lör softwAr} –</text:span> free software</text:p>
      <text:p text:style-name="P12"><text:span text:style-name="T1">Ligne {lInye} –</text:span> line</text:p>
      <text:p text:style-name="P12"><text:span text:style-name="T1">Log in {log in} –</text:span> login, logon</text:p>
      <text:p text:style-name="P12"><text:span text:style-name="T1">Log ex {log eks} –</text:span> logout, logoff</text:p>
      <text:p text:style-name="P12"><text:span text:style-name="T1">Materplack {matërplAk} –</text:span> motherboard</text:p>
      <text:p text:style-name="P12"><text:soft-page-break/><text:span text:style-name="T1">Mediatolker {medyatOlkër} –</text:span> media player</text:p>
      <text:p text:style-name="P12"><text:span text:style-name="T1">Memoria carte {memOrya kart} –</text:span> memory card</text:p>
      <text:p text:style-name="P12"><text:span text:style-name="T1">Metadata {metadAta} –</text:span> metadada</text:p>
      <text:p text:style-name="P12"><text:span text:style-name="T1">Metadatum {metadAtum} –</text:span> metadatum</text:p>
      <text:p text:style-name="P12"><text:span text:style-name="T1">Microphone {mikrofOn} –</text:span> microphone</text:p>
      <text:p text:style-name="P12"><text:span text:style-name="T1">Miniature {miniatÜr} –</text:span> thumbnail</text:p>
      <text:p text:style-name="P12"><text:span text:style-name="T1">Mobilphone {mobilfOn} –</text:span> cell phone</text:p>
      <text:p text:style-name="P12"><text:span text:style-name="T1">Modem {mOdëm} –</text:span> modem</text:p>
      <text:p text:style-name="P12"><text:span text:style-name="T1">Monitor {monitOr} –</text:span> monitor</text:p>
      <text:p text:style-name="P12"><text:span text:style-name="T1">Mus {mus} –</text:span> mouse</text:p>
      <text:p text:style-name="P12"><text:span text:style-name="T1">Musictolker {muziktOlkër} –</text:span> music player</text:p>
      <text:p text:style-name="P12"><text:span text:style-name="T1">Muspad {muspAd} –</text:span> mousepad</text:p>
      <text:p text:style-name="P12"><text:span text:style-name="T1">Mov {mov} –</text:span> to move</text:p>
      <text:p text:style-name="P12"><text:span text:style-name="T1">Netwehrg {netwE:rg} –</text:span> network</text:p>
      <text:p text:style-name="P12"><text:span text:style-name="T1">Niklad {niklAd} –</text:span> to download</text:p>
      <text:p text:style-name="P12"><text:span text:style-name="T1">Ogwnschirm {Oguncirm} –</text:span> firewall</text:p>
      <text:p text:style-name="P12"><text:span text:style-name="T1">Oisschalt {oyscAlt} –</text:span> turn off</text:p>
      <text:p text:style-name="P12"><text:span text:style-name="T1">Operationsysteme {opëratyonsüstEm} –</text:span> operating system</text:p>
      <text:p text:style-name="P12"><text:span text:style-name="T1">Operative systeme {opëratIv süstEm} –</text:span> operating system</text:p>
      <text:p text:style-name="P12"><text:span text:style-name="T1">Pack {pak} –</text:span> pack <text:span text:style-name="T8">(set of softwares)</text:span><text:span text:style-name="T13"> </text:span></text:p>
      <text:p text:style-name="P12"><text:span text:style-name="T14">Panell {panEl} –</text:span><text:span text:style-name="T13"> panel</text:span></text:p>
      <text:p text:style-name="P12"><text:span text:style-name="T14">Partition {partityOn} –</text:span><text:span text:style-name="T13"> partition of a hard disk)</text:span></text:p>
      <text:p text:style-name="P12"><text:span text:style-name="T14">Personalise {përsonalIz} –</text:span><text:span text:style-name="T13"> to customize, to personalize</text:span></text:p>
      <text:p text:style-name="P12"><text:span text:style-name="T14">Pfehrster {pfE:rstër} –</text:span><text:span text:style-name="T13"> cursor, ponteiro do mouse</text:span></text:p>
      <text:p text:style-name="P12"><text:span text:style-name="T14">(Computer) pianji {(kompÜtër) pyAnji} –</text:span><text:span text:style-name="T13"> tablet</text:span></text:p>
      <text:p text:style-name="P12"><text:span text:style-name="T14">Piwer texte {pIwër text} –</text:span><text:span text:style-name="T13"> bold text</text:span></text:p>
      <text:p text:style-name="P12"><text:span text:style-name="T14">Plug-in {plug-In} –</text:span><text:span text:style-name="T13"> plugin</text:span></text:p>
      <text:p text:style-name="P12"><text:span text:style-name="T14">Podcast {podkAst} –</text:span><text:span text:style-name="T13"> podcast</text:span></text:p>
      <text:p text:style-name="P12"><text:span text:style-name="T14">Post {post} –</text:span><text:span text:style-name="T13"> post </text:span><text:span text:style-name="T8">(substantive)</text:span></text:p>
      <text:p text:style-name="P12"><text:span text:style-name="T1">Primark lurhat {primArk lurhAt} –</text:span> markup language</text:p>
      <text:p text:style-name="P13">Printer {prIntër} –<text:span text:style-name="T5"> printer</text:span></text:p>
      <text:p text:style-name="P13">Processor {protsesOr} –<text:span text:style-name="T5"> processor</text:span></text:p>
      <text:p text:style-name="P13">Profile {profIl} –<text:span text:style-name="T5"> profile</text:span></text:p>
      <text:p text:style-name="P13">Programmation lurhat {programatyOn lurhAt} –<text:span text:style-name="T5"> programing language</text:span></text:p>
      <text:p text:style-name="P13">Programme {progrAm} –<text:span text:style-name="T5"> to program, to code</text:span></text:p>
      <text:p text:style-name="P12"><text:span text:style-name="T1">Pung {pung} –</text:span> button</text:p>
      <text:p text:style-name="P12"><text:span text:style-name="T1">Puwen {pÜwën} –</text:span> to debug</text:p>
      <text:p text:style-name="P12"><text:span text:style-name="T1">RAM </text:span><text:span text:style-name="T9">(random access memoria)</text:span><text:span text:style-name="T1"> {randOm ak(t)sEs mëmOrya} –</text:span> RAM <text:span text:style-name="T8">(Random Access Memory)</text:span> </text:p>
      <text:p text:style-name="P12"><text:span text:style-name="T1">Reclame {rëklAm} –</text:span> advertisement</text:p>
      <text:p text:style-name="P12"><text:span text:style-name="T1">Recorde {rëkOrd} –</text:span> to save (a document or process of a software)</text:p>
      <text:p text:style-name="P12"><text:span text:style-name="T1">Recorder {rëkOrdër} –</text:span> recorder</text:p>
      <text:p text:style-name="P12"><text:span text:style-name="T1">Renam {rënAm} –</text:span> to rename</text:p>
      <text:p text:style-name="P12"><text:span text:style-name="T1">Retrovert {rëtrovErt} –</text:span> to downgrade <text:span text:style-name="T8">(to bring back an old version or state)</text:span><text:span text:style-name="T13"> </text:span></text:p>
      <text:p text:style-name="P12"><text:span text:style-name="T14">Rekwehr {rëkwE:r} –</text:span><text:span text:style-name="T13"> to redo</text:span></text:p>
      <text:p text:style-name="P12"><text:span text:style-name="T1">Rewos bar {rEwos bar} –</text:span> space bar</text:p>
      <text:p text:style-name="P12"><text:span text:style-name="T1">Rinkap {rinkAp} –</text:span> to reset</text:p>
      <text:p text:style-name="P12"><text:span text:style-name="T1">Roig {royg} – </text:span>line <text:span text:style-name="T8">(spreadsheet)</text:span></text:p>
      <text:p text:style-name="P12"><text:span text:style-name="T1">Router {rU:tër} –</text:span> router</text:p>
      <text:p text:style-name="P12"><text:soft-page-break/><text:span text:style-name="T1">Salvguarde {salvgwArd} –</text:span> backup</text:p>
      <text:p text:style-name="P12"><text:span text:style-name="T1">Scanner {skAnër} –</text:span> scanner</text:p>
      <text:p text:style-name="P12"><text:span text:style-name="T1">Schalter {cAltër} –</text:span> on-off switch</text:p>
      <text:p text:style-name="P12"><text:span text:style-name="T1">Schrift {crift} –</text:span> font <text:span text:style-name="T8">(typeface)</text:span> </text:p>
      <text:p text:style-name="P12"><text:span text:style-name="T1">Server {sErvër} –</text:span> server</text:p>
      <text:p text:style-name="P12"><text:span text:style-name="T1">Smartphone {smartfOn} –</text:span> <text:s/>smartphone</text:p>
      <text:p text:style-name="P12"><text:span text:style-name="T1">Smauter {smAotër} –</text:span><text:span text:style-name="T5"> to view</text:span></text:p>
      <text:p text:style-name="P12"><text:span text:style-name="T1">Social netwehrg {sotsiAl nëtwE:rg} –</text:span> social network</text:p>
      <text:p text:style-name="P12"><text:span text:style-name="T1">Software {softwAr} –</text:span> software</text:p>
      <text:p text:style-name="P12"><text:span text:style-name="T1">Sokmotor {sokmotOr} –</text:span> search <text:s/>engine</text:p>
      <text:p text:style-name="P12"><text:span text:style-name="T1">SPAM –</text:span> SPAM</text:p>
      <text:p text:style-name="P12"><text:span text:style-name="T1">Sroviswor {sroviswOr} –</text:span> power supply</text:p>
      <text:p text:style-name="P12"><text:span text:style-name="T1">Stahgjia {stA:gjya} –</text:span> sidebar</text:p>
      <text:p text:style-name="P12"><text:span text:style-name="T1">Strehmen {strE:mën} –</text:span> streaming</text:p>
      <text:p text:style-name="P12"><text:span text:style-name="T1">Substrichen texte {substrItcën tekst} –</text:span> underlined text</text:p>
      <text:p text:style-name="P12"><text:span text:style-name="T1">Suppressem {suprEsëm} –</text:span> to delete</text:p>
      <text:p text:style-name="P12"><text:span text:style-name="T1">Surce code {surts kod} –</text:span> source code</text:p>
      <text:p text:style-name="P12"><text:span text:style-name="T1">Swoglehmber {swoglE:mbër} –</text:span> booting</text:p>
      <text:p text:style-name="P12"><text:span text:style-name="T1">Swoncarte {swonkArt} –</text:span> sound card</text:p>
      <text:p text:style-name="P12"><text:span text:style-name="T1">Swonkwatel {swonkwAtël} –</text:span> speaker</text:p>
      <text:p text:style-name="P12"><text:span text:style-name="T1">Synchronise {sünkronIz} –</text:span> to sync</text:p>
      <text:p text:style-name="P12"><text:span text:style-name="T1">Tab(ulation) {tab(ulatyOn)} –</text:span> tabulation</text:p>
      <text:p text:style-name="P12"><text:span text:style-name="T1">Texte futliar {text futlyAr} –</text:span> text box</text:p>
      <text:p text:style-name="P12"><text:span text:style-name="T1">Textenbeorbater {tekstënbeorbAtër} –</text:span><text:span text:style-name="T5"> text processor</text:span></text:p>
      <text:p text:style-name="P12"><text:span text:style-name="T1">Topic {tOpik} –</text:span> topic, thread (of a forum)</text:p>
      <text:p text:style-name="P12"><text:span text:style-name="T1">Touche {tu:tc} –</text:span> key (of a keyboard)</text:p>
      <text:p text:style-name="P12"><text:span text:style-name="T1">Touchecran {tu:tcëkrAn} –</text:span> touchscreen</text:p>
      <text:p text:style-name="P12"><text:span text:style-name="T1">Trackliste {traklIst} –</text:span> playlist</text:p>
      <text:p text:style-name="P12"><text:span text:style-name="T1">Transistor {transistOr} –</text:span> transistor </text:p>
      <text:p text:style-name="P12"><text:span text:style-name="T1">TV carte {TV kart} –</text:span> capture card</text:p>
      <text:p text:style-name="P12"><text:span text:style-name="T1">Ubklad {ubklAd} –</text:span> to upload</text:p>
      <text:p text:style-name="P12"><text:span text:style-name="T1">Ubnuw {ubnUw} –</text:span> update</text:p>
      <text:p text:style-name="P15"><text:span text:style-name="T1">Ubnuwen {ubnÜwën} –</text:span> to update</text:p>
      <text:p text:style-name="P12"><text:span text:style-name="T1">Ubstiumep {ubstyÜmëp} –</text:span> to upgrade</text:p>
      <text:p text:style-name="P12"><text:span text:style-name="T1">Uperswehp {üpërswE:p} –</text:span> to hibernate</text:p>
      <text:p text:style-name="P12"><text:span text:style-name="T1">Utilitat {utilitAt} –</text:span> utility</text:p>
      <text:p text:style-name="P12"><text:span text:style-name="T1">USB (</text:span><text:span text:style-name="T9">Universal Serial Bus</text:span><text:span text:style-name="T1">) {univërsAl sëriAl bus} –</text:span> USB <text:span text:style-name="T8">(Universal Serial Bus)</text:span> </text:p>
      <text:p text:style-name="P12"><text:span text:style-name="T1">USB cleich {USB kleytc}–</text:span> pendrive</text:p>
      <text:p text:style-name="P12"><text:span text:style-name="T1">Vector image {vëktOr imAdj} –</text:span> vector image</text:p>
      <text:p text:style-name="P12"><text:span text:style-name="T1">Vectorial image {vëktoryAl imAdj} –</text:span> vector image</text:p>
      <text:p text:style-name="P12"><text:span text:style-name="T1">VGT </text:span><text:span text:style-name="T9">(Video Graphique Tehxen)</text:span><text:span text:style-name="T1"> {vidEo grafIk tE:ksën} –</text:span> VGA <text:span text:style-name="T8">(Video Graphics Array)</text:span> </text:p>
      <text:p text:style-name="P12"><text:span text:style-name="T1">Video {vidEo} –</text:span> video </text:p>
      <text:p text:style-name="P12"><text:span text:style-name="T1">Videogame {videogAm} –</text:span> video game console</text:p>
      <text:p text:style-name="P12"><text:span text:style-name="T1">Videocarte {videokArt} –</text:span> video card</text:p>
      <text:p text:style-name="P12"><text:span text:style-name="T1">Videoleik {videolEyk} –</text:span> video game console</text:p>
      <text:p text:style-name="P12"><text:span text:style-name="T1">Videotolker {videotOlkër} –</text:span> video player</text:p>
      <text:p text:style-name="P12"><text:span text:style-name="T1">Wi-fi {wi-fi} –</text:span> wi-fi</text:p>
      <text:p text:style-name="P12"><text:soft-page-break/><text:span text:style-name="T1">Virtual {virtuAl} –</text:span> virtual</text:p>
      <text:p text:style-name="P12"><text:span text:style-name="T1">Virus {vIrus} –</text:span> virus</text:p>
      <text:p text:style-name="P12"><text:span text:style-name="T1">Viel {vyel} –</text:span> thread, wire</text:p>
      <text:p text:style-name="P12"><text:span text:style-name="T1">Voltage-tuler {voltAdj tÜlër} –</text:span><text:span text:style-name="T5"> power strip, surge protector</text:span></text:p>
      <text:p text:style-name="P12"><text:span text:style-name="T1">Volume {volÜm} –</text:span><text:span text:style-name="T5"> volum</text:span></text:p>
      <text:p text:style-name="P12"><text:span text:style-name="T1">Web {web} –</text:span> web</text:p>
      <text:p text:style-name="P12"><text:span text:style-name="T1">Webcam {wëbkAm} –</text:span> webcam</text:p>
      <text:p text:style-name="P12"><text:span text:style-name="T1">Website {wëbsAyt} –</text:span> website</text:p>
      <text:p text:style-name="P12"><text:span text:style-name="T1">Webtyohc {wëbtyO:k} –</text:span> feed <text:span text:style-name="T8">(substantive)</text:span></text:p>
      <text:p text:style-name="P15"><text:span text:style-name="T1">Wehrgeih {we:rdjE:y} –</text:span> to play, to run <text:span text:style-name="T8">(transitive verb)</text:span></text:p>
      <text:p text:style-name="P12"><text:span text:style-name="T1">Windows portfeuyl {windOws portfÖyl} –</text:span><text:span text:style-name="T5"> Briefcase</text:span> <text:span text:style-name="T8">(from Microsoft </text:span><text:span text:style-name="T8">Windows)</text:span> </text:p>
      <text:p text:style-name="P12"><text:span text:style-name="T1">Zoum apo {zu:m Apo} –</text:span> Zoom out</text:p>
      <text:p text:style-name="P12"><text:span text:style-name="T1">Zoum prosch {zu:m proc} –</text:span> Zoom in</text:p>
      <text:p text:style-name="P12"/>
      <text:h text:style-name="P4" text:outline-level="2">ANIMALS</text:h>
      <text:p text:style-name="P12"/>
      <text:p text:style-name="P12"><text:span text:style-name="T1">Arank {arAnk} –</text:span> spider</text:p>
      <text:p text:style-name="P12"><text:span text:style-name="T1">Aux(an) {Aoks / aoksAn} –</text:span> ox</text:p>
      <text:p text:style-name="P12"><text:span text:style-name="T1">Av {av} –</text:span> bird</text:p>
      <text:p text:style-name="P12"><text:span text:style-name="T1">Ayg {ayg} –</text:span> female goat</text:p>
      <text:p text:style-name="P12"><text:span text:style-name="T1">Aygur {aygUr} –</text:span> stallion</text:p>
      <text:p text:style-name="P12"><text:span text:style-name="T1">Baleina {balEyna} –</text:span> whale</text:p>
      <text:p text:style-name="P12"><text:span text:style-name="T1">Baul {bAol} –</text:span> bat</text:p>
      <text:p text:style-name="P12"><text:span text:style-name="T1">Bei {bey} –</text:span> bee</text:p>
      <text:p text:style-name="P12"><text:span text:style-name="T1">Bock {bok} –</text:span> male goat</text:p>
      <text:p text:style-name="P12"><text:span text:style-name="T1">Brank {brank} –</text:span> beetle</text:p>
      <text:p text:style-name="P12"><text:span text:style-name="T1">Cat {kat} –</text:span> cat</text:p>
      <text:p text:style-name="P12"><text:span text:style-name="T1">Cavall {kavAl} –</text:span> horse</text:p>
      <text:p text:style-name="P12"><text:span text:style-name="T1">Cuincule {kwInkül} –</text:span> rabbit</text:p>
      <text:p text:style-name="P12"><text:span text:style-name="T1">Delphin {dëlfIn} –</text:span> dolphin</text:p>
      <text:p text:style-name="P12"><text:span text:style-name="T1">Gall {gal} –</text:span> rooster, cock</text:p>
      <text:p text:style-name="P12"><text:span text:style-name="T1">Gaydh {gayd} –</text:span> goat <text:span text:style-name="T8">(it can be used as adjective)</text:span> </text:p>
      <text:p text:style-name="P12"><text:span text:style-name="T1">Ghelon {gëlOn} –</text:span> turtle</text:p>
      <text:p text:style-name="P12"><text:span text:style-name="T1">Ghimer {gImër} –</text:span> young animal <text:span text:style-name="T8">(one winter-old)</text:span> </text:p>
      <text:p text:style-name="P12"><text:span text:style-name="T1">Gwow {gwow} –</text:span> cow, bovine animal</text:p>
      <text:p text:style-name="P12"><text:span text:style-name="T1">Katelsqual {katëlskwAl} –</text:span> killer whale</text:p>
      <text:p text:style-name="P12"><text:span text:style-name="T1">Kiep {kyep} –</text:span> ape</text:p>
      <text:p text:style-name="P12"><text:span text:style-name="T1">Kierk {kyErk} –</text:span> chicken</text:p>
      <text:p text:style-name="P12"><text:span text:style-name="T1">Kunia {kUnya} –</text:span> she-dog, bitch</text:p>
      <text:p text:style-name="P12"><text:span text:style-name="T1">Kwaun {kwAon} –</text:span> dog</text:p>
      <text:p text:style-name="P12"><text:span text:style-name="T1">Leopard {leopArd} –</text:span> leopard</text:p>
      <text:p text:style-name="P12"><text:span text:style-name="T1">Lion {lyon} –</text:span> lion</text:p>
      <text:p text:style-name="P12"><text:span text:style-name="T1">Maymoun {maymU:n} – </text:span><text:span text:style-name="T5">monkey</text:span></text:p>
      <text:p text:style-name="P12"><text:span text:style-name="T1">Murm {murm} –</text:span> ant</text:p>
      <text:p text:style-name="P12"><text:span text:style-name="T1">Mus {mus} –</text:span> mouse</text:p>
      <text:p text:style-name="P12"><text:span text:style-name="T1">Musch {muc} –</text:span> fly</text:p>
      <text:p text:style-name="P12"><text:span text:style-name="T1">Ornd {ornd} –</text:span> eagle</text:p>
      <text:p text:style-name="P12"><text:span text:style-name="T1">Ow {ow} –</text:span> sheep</text:p>
      <text:p text:style-name="P12"><text:soft-page-break/><text:span text:style-name="T1">Paymen {pAymën} –</text:span> <text:span text:style-name="T8">(animal)</text:span> breeder</text:p>
      <text:p text:style-name="P12"><text:span text:style-name="T1">Pelpel {pElpël} –</text:span> butterfly</text:p>
      <text:p text:style-name="P12"><text:span text:style-name="T1">Pinguin {pingwIn} –</text:span> penguin</text:p>
      <text:p text:style-name="P12"><text:span text:style-name="T1">Pisk {pisk} –</text:span> fish</text:p>
      <text:p text:style-name="P12"><text:span text:style-name="T1">Pork {pork} –</text:span> pig</text:p>
      <text:p text:style-name="P12"><text:span text:style-name="T1">Rat {rat} –</text:span> rat</text:p>
      <text:p text:style-name="P12"><text:span text:style-name="T1">Schebeck {cëbEk} –</text:span> female monkey</text:p>
      <text:p text:style-name="P12"><text:span text:style-name="T1">Scorpion {skorpyOn} –</text:span> scorpion</text:p>
      <text:p text:style-name="P12"><text:span text:style-name="T1">Serpent {sErpënt} –</text:span> serpent, snake</text:p>
      <text:p text:style-name="P12"><text:span text:style-name="T1">Shamyu {xAmyu} –</text:span> shark</text:p>
      <text:p text:style-name="P12"><text:span text:style-name="T1">Sill {sil} –</text:span> seal</text:p>
      <text:p text:style-name="P12"><text:span text:style-name="T1">Taur {tAor} –</text:span> bull</text:p>
      <text:p text:style-name="P12"><text:span text:style-name="T1">Tigher {tIgër} –</text:span> tiger</text:p>
      <text:p text:style-name="P12"><text:span text:style-name="T1">Urx {urks} –</text:span> bear</text:p>
      <text:p text:style-name="P12"><text:span text:style-name="T1">Vulp(ek) {vUlp(ëk)} –</text:span> fox</text:p>
      <text:p text:style-name="P12"><text:span text:style-name="T1">Wersi {wErsi} –</text:span> young animal <text:span text:style-name="T8">(one spring old)</text:span> </text:p>
      <text:p text:style-name="P12"><text:span text:style-name="T1">Wolf {wolf} –</text:span> wolf</text:p>
      <text:p text:style-name="P12"/>
      <text:h text:style-name="P4" text:outline-level="2">MEASURES</text:h>
      <text:p text:style-name="P12"/>
      <text:p text:style-name="P12"><text:span text:style-name="T1">Absorpt energia dose {absOrpt enErdjya doz} –</text:span> absorbed dosis <text:span text:style-name="T8">(total ionizing dose)</text:span></text:p>
      <text:p text:style-name="P12"><text:span text:style-name="T1">Ampere {ampEr} (A) –</text:span> ampere</text:p>
      <text:p text:style-name="P12"><text:span text:style-name="T1">Becquerel {bëkErël} (Bq</text:span>) – becquerel</text:p>
      <text:p text:style-name="P12"><text:span text:style-name="T1">Candela {kandEla} (cd) –</text:span> candela</text:p>
      <text:p text:style-name="P12"><text:span text:style-name="T1">Catalytic activitat {katalÜtik aktivitAt} –</text:span> catalytic activity</text:p>
      <text:p text:style-name="P12"><text:span text:style-name="T1">Celsius grade {tsElsyus grAd} (°C) –</text:span> <text:s/>Celsius grade</text:p>
      <text:p text:style-name="P12"><text:span text:style-name="T1">Dwinegh {dwInëg} –</text:span> force <text:span text:style-name="T8">(in context of pressure)</text:span><text:span text:style-name="T13"> </text:span></text:p>
      <text:p text:style-name="P12"><text:span text:style-name="T14">Electric capacitat {elEktrik kapatsitAt} –</text:span><text:span text:style-name="T13"> electric capacity</text:span></text:p>
      <text:p text:style-name="P12"><text:span text:style-name="T14">Electric charge {elEktrik tcardj} –</text:span><text:span text:style-name="T13"> electric charge</text:span></text:p>
      <text:p text:style-name="P12"><text:span text:style-name="T14">Electric conductance {elEktrik konduktAnts} –</text:span><text:span text:style-name="T13"> electric conductance</text:span></text:p>
      <text:p text:style-name="P12"><text:span text:style-name="T14">Electric inductance {elEktrik induktAnts} –</text:span><text:span text:style-name="T13"> electric inductance</text:span></text:p>
      <text:p text:style-name="P12"><text:span text:style-name="T14">Electric resistence {elEktrik rezistEnts} –</text:span><text:span text:style-name="T13"> electric resistence</text:span></text:p>
      <text:p text:style-name="P12"><text:span text:style-name="T14">Electromot force {elëktromot forts} –</text:span><text:span text:style-name="T13"> electromotive force</text:span></text:p>
      <text:p text:style-name="P12"><text:span text:style-name="T14">Energia {enErdjya} –</text:span><text:span text:style-name="T13"> energy</text:span></text:p>
      <text:p text:style-name="P12"><text:span text:style-name="T14">Equivalent dose {ekivAlënt doz} –</text:span><text:span text:style-name="T13"> equivalent dose</text:span></text:p>
      <text:p text:style-name="P12"><text:span text:style-name="T1">Farad {farAd} (F) –</text:span> farad</text:p>
      <text:p text:style-name="P12"><text:span text:style-name="T1">Force {forts} –</text:span> force</text:p>
      <text:p text:style-name="P12"><text:span text:style-name="T1">Frequence {frëkEnts} –</text:span><text:span text:style-name="T5"> frequence</text:span></text:p>
      <text:p text:style-name="P12"><text:span text:style-name="T1">Gray {gray} (Gy) –</text:span> gray</text:p>
      <text:p text:style-name="P12"><text:span text:style-name="T1">Gwayder flux {gwAydër fluks} –</text:span> luminous flux</text:p>
      <text:p text:style-name="P12"><text:span text:style-name="T1">Gwayder intensitat {gwAydër intënsitAt} –</text:span> luminous intensity</text:p>
      <text:p text:style-name="P12"><text:span text:style-name="T1">Henry {hEnri} (H) –</text:span> henry</text:p>
      <text:p text:style-name="P12"><text:span text:style-name="T1">Hertz {hertz} (Hz) –</text:span> hertz</text:p>
      <text:p text:style-name="P12"><text:span text:style-name="T1">Joule {ju:l} (J) –</text:span> joule</text:p>
      <text:p text:style-name="P12"><text:span text:style-name="T1">Katal {katAl} (kat) –</text:span> katal</text:p>
      <text:p text:style-name="P12"><text:span text:style-name="T1">Kelvin {kelvIn} (k) –</text:span> kelvin</text:p>
      <text:p text:style-name="P12"><text:span text:style-name="T1">Kilogramme {kilogrAm} (kg) –</text:span> kilogram</text:p>
      <text:p text:style-name="P12"><text:span text:style-name="T1">Kweitergwis {kwEytërgwis} –</text:span> illuminance</text:p>
      <text:p text:style-name="P12"><text:soft-page-break/><text:span text:style-name="T1">Liter {lItër} –</text:span> liter</text:p>
      <text:p text:style-name="P12"><text:span text:style-name="T1">Longe {londj} –</text:span> length</text:p>
      <text:p text:style-name="P12"><text:span text:style-name="T1">Lumen {lÜmën} (lm) –</text:span> lumen</text:p>
      <text:p text:style-name="P12"><text:span text:style-name="T1">Lux {luks} (lx) –</text:span> lux</text:p>
      <text:p text:style-name="P12"><text:span text:style-name="T1">Magnetic induction {manyEtik induktyOn} –</text:span> magnetic induction</text:p>
      <text:p text:style-name="P12"><text:span text:style-name="T1">Magnetic induction flux {manyEtik induktyOn fluks} –</text:span> Magnetic induction flux</text:p>
      <text:p text:style-name="P12"><text:span text:style-name="T1">Masse {mas} –</text:span> mass</text:p>
      <text:p text:style-name="P12"><text:span text:style-name="T1">Meter {mEtër} (m)–</text:span> meter</text:p>
      <text:p text:style-name="P12"><text:span text:style-name="T1">Mole {mol} (mol) –</text:span> mol</text:p>
      <text:p text:style-name="P12"><text:span text:style-name="T1">Newton {nëwtOn} (N) –</text:span> newton</text:p>
      <text:p text:style-name="P12"><text:span text:style-name="T1">Ohm {o:m} (Ω) –</text:span> ohm</text:p>
      <text:p text:style-name="P12"><text:span text:style-name="T1">Pascal {paskAl} (Pa) –</text:span> pascal</text:p>
      <text:p text:style-name="P12"><text:span text:style-name="T1">Plane angule {plan Angül} –</text:span> plane angle</text:p>
      <text:p text:style-name="P12"><text:span text:style-name="T1">Pressem {prEsëm} –</text:span> pressure</text:p>
      <text:p text:style-name="P12"><text:span text:style-name="T1">Radian {radyAn} (rad) –</text:span> radian</text:p>
      <text:p text:style-name="P12"><text:span text:style-name="T1">Radioactivitat {radyoaktivitAt} –</text:span> radioactivity</text:p>
      <text:p text:style-name="P12"><text:span text:style-name="T1">Secunde {sekUnd} (s) –</text:span> second</text:p>
      <text:p text:style-name="P12"><text:span text:style-name="T1">Siemens {syEmëns} (S) –</text:span> siemens</text:p>
      <text:p text:style-name="P12"><text:span text:style-name="T1">Sievert {syEvërt} (Sv) –</text:span> sievert</text:p>
      <text:p text:style-name="P12"><text:span text:style-name="T1">Solid angule {sOlid Angül} –</text:span><text:span text:style-name="T5"> solid angle</text:span></text:p>
      <text:p text:style-name="P12"><text:span text:style-name="T1">Srov {srov} –</text:span> electric power</text:p>
      <text:p text:style-name="P12"><text:span text:style-name="T1">Steradian {stëradyAn} (sr) – </text:span><text:span text:style-name="T5">steradian</text:span></text:p>
      <text:p text:style-name="P12"><text:span text:style-name="T1">Stieure {styÖr} –</text:span> power</text:p>
      <text:p text:style-name="P12"><text:span text:style-name="T1">Temperature {tëmpëratÜr} –</text:span> temperature</text:p>
      <text:p text:style-name="P12"><text:span text:style-name="T1">Tesla {tEsla} (T) –</text:span> tesla</text:p>
      <text:p text:style-name="P12"><text:span text:style-name="T1">Volt {volt} (V) –</text:span> volt</text:p>
      <text:p text:style-name="P12"><text:span text:style-name="T1">Wakel {wAkël} –</text:span> batch, quantity</text:p>
      <text:p text:style-name="P12"><text:span text:style-name="T1">Wakt {wakt} –</text:span> time <text:span text:style-name="T8">(duration)</text:span></text:p>
      <text:p text:style-name="P12"><text:span text:style-name="T1">Weber {wEbër} (Wb) –</text:span> weber</text:p>
      <text:p text:style-name="P12"><text:span text:style-name="T1">Wehrg {we:rg} –</text:span> work</text:p>
      <text:p text:style-name="P12"><text:span text:style-name="T1">Watt {wat} (W) –</text:span> watt</text:p>
      <text:p text:style-name="P12"/>
      <text:h text:style-name="P4" text:outline-level="2">FAMILY</text:h>
      <text:p text:style-name="P12"/>
      <text:p text:style-name="P12"><text:span text:style-name="T1">Aja {Aja} –</text:span> granny, grandma</text:p>
      <text:p text:style-name="P12"><text:span text:style-name="T1">Amma {Ama} –</text:span> adoptive mother</text:p>
      <text:p text:style-name="P12"><text:span text:style-name="T1">Atta {Ata} –</text:span> stepfather</text:p>
      <text:p text:style-name="P12"><text:span text:style-name="T1">Bent {bent} –</text:span> girl</text:p>
      <text:p text:style-name="P12"><text:span text:style-name="T1">Brater {brAtër} –</text:span> brother</text:p>
      <text:p text:style-name="P12"><text:span text:style-name="T1">Cousin {ku:zIn} –</text:span> cousin</text:p>
      <text:p text:style-name="P12"><text:span text:style-name="T1">Cummater {kummAtër} –</text:span> godmother</text:p>
      <text:p text:style-name="P12"><text:span text:style-name="T1">Cumpater {kumpAtër} –</text:span> godfather</text:p>
      <text:p text:style-name="P12"><text:span text:style-name="T1">Daiwer {dÄwër} –</text:span> brother-in-law</text:p>
      <text:p text:style-name="P12"><text:span text:style-name="T1">Dugter {dUgtër} –</text:span> daughter</text:p>
      <text:p text:style-name="P12"><text:span text:style-name="T1">Eln {eln} –</text:span><text:span text:style-name="T5"> child, puppy</text:span></text:p>
      <text:p text:style-name="P12"><text:span text:style-name="T1">Esor {ezOr} –</text:span> wife</text:p>
      <text:p text:style-name="P12"><text:span text:style-name="T1">Ewo {Ewo} –</text:span> grandpa, grandad</text:p>
      <text:p text:style-name="P12"><text:span text:style-name="T1">Familia {famIlya} –</text:span> family</text:p>
      <text:p text:style-name="P12"><text:soft-page-break/><text:span text:style-name="T1">Fiancee {fyantsEë} –</text:span> fiancee </text:p>
      <text:p text:style-name="P12"><text:span text:style-name="T1">Fianceo {fyantsEo} –</text:span> fiancé </text:p>
      <text:p text:style-name="P12"><text:span text:style-name="T1">Gelou {djëlU:} –</text:span> sister-in-law</text:p>
      <text:p text:style-name="P12"><text:span text:style-name="T1">Gemer {djEmër} –</text:span><text:span text:style-name="T5"> sister’s husband</text:span></text:p>
      <text:p text:style-name="P12"><text:span text:style-name="T1">Genealogic dru {djënealOdjik dru} –</text:span> family tree </text:p>
      <text:p text:style-name="P12"><text:span text:style-name="T1">Grandmater {grandmAtër} –</text:span> grandmother</text:p>
      <text:p text:style-name="P12"><text:span text:style-name="T1">Grandpater {grandpAtër} –</text:span> grandfather</text:p>
      <text:p text:style-name="P12"><text:span text:style-name="T1">Gvibh {gvib} –</text:span> wife</text:p>
      <text:p text:style-name="P12"><text:span text:style-name="T1">Ienter {yEntër} –</text:span> husband’s brother’s wife</text:p>
      <text:p text:style-name="P12"><text:span text:style-name="T1">Kerab {kërAb} –</text:span> relative</text:p>
      <text:p text:style-name="P12"><text:span text:style-name="T1">Kerdprient {kërdpryEnt} –</text:span> boyfriend</text:p>
      <text:p text:style-name="P12"><text:span text:style-name="T1">Kerdprientin {kërdpryentIn} –</text:span> girlfriend</text:p>
      <text:p text:style-name="P12"><text:span text:style-name="T1">Kweil {kweyl} –</text:span> girl</text:p>
      <text:p text:style-name="P12"><text:span text:style-name="T1">Mann {man} –</text:span> husband</text:p>
      <text:p text:style-name="P12"><text:span text:style-name="T1">Mater {mAtër} –</text:span> mother</text:p>
      <text:p text:style-name="P12"><text:span text:style-name="T1">Matruw {matrUw} –</text:span> maternal uncle</text:p>
      <text:p text:style-name="P12"><text:span text:style-name="T1">Nanander {nanAndër} –</text:span> husband’s sister</text:p>
      <text:p text:style-name="P12"><text:span text:style-name="T1">Nepot {nëpOt} –</text:span> nephew</text:p>
      <text:p text:style-name="P12"><text:span text:style-name="T1">Neptia {nEptya} –</text:span> niece</text:p>
      <text:p text:style-name="P12"><text:span text:style-name="T1">Nitia {nItya} –</text:span> <text:span text:style-name="T8">circle of family and close friends</text:span></text:p>
      <text:p text:style-name="P12"><text:span text:style-name="T1">Novsta {nOvsta} –</text:span> bride </text:p>
      <text:p text:style-name="P12"><text:span text:style-name="T1">Novsto {nOvsto} –</text:span> groom</text:p>
      <text:p text:style-name="P12"><text:span text:style-name="T1">Oncle {onkl} –</text:span> uncle</text:p>
      <text:p text:style-name="P12"><text:span text:style-name="T1">Parent {pArënt} –</text:span> parent</text:p>
      <text:p text:style-name="P12"><text:span text:style-name="T1">Pater {pAtër} –</text:span> father</text:p>
      <text:p text:style-name="P12"><text:span text:style-name="T1">Prient {pryent} –</text:span> friend</text:p>
      <text:p text:style-name="P12"><text:span text:style-name="T1">Samgwelbh –</text:span> <text:span text:style-name="T8">born of the same mother</text:span> </text:p>
      <text:p text:style-name="P12"><text:span text:style-name="T1">Siour {syu:r} –</text:span> wife’s brother</text:p>
      <text:p text:style-name="P12"><text:span text:style-name="T1">Son {son} –</text:span> son</text:p>
      <text:p text:style-name="P12"><text:span text:style-name="T1">Swelion {swëlyOn} –</text:span> wife’s sister’s husband</text:p>
      <text:p text:style-name="P12"><text:span text:style-name="T1">Swesgen {swEsdjën} –</text:span> sibling</text:p>
      <text:p text:style-name="P12"><text:span text:style-name="T1">Swes(ter) {swEs(tër)} –</text:span> sister</text:p>
      <text:p text:style-name="P12"><text:span text:style-name="T1">Swoker {swOkër} –</text:span> father-in-law</text:p>
      <text:p text:style-name="P12"><text:span text:style-name="T1">Swokru {swOkru} –</text:span> mother-in-law</text:p>
      <text:p text:style-name="P12"><text:span text:style-name="T1">Tante {tant} –</text:span> aunt</text:p>
      <text:p text:style-name="P12"><text:span text:style-name="T1">Vidva {vIdva} –</text:span> widow</text:p>
      <text:p text:style-name="P12"><text:span text:style-name="T1">Vidvo(s) {vIdvo(s)} –</text:span> widower</text:p>
      <text:p text:style-name="P12"><text:span text:style-name="T1">Wehdmen {wE:dmën} –</text:span> <text:span text:style-name="T8">purchase price of the bride</text:span></text:p>
      <text:p text:style-name="P12"/>
      <text:h text:style-name="P4" text:outline-level="2">VARIOUS</text:h>
      <text:p text:style-name="P12"/>
      <text:p text:style-name="P12"><text:span text:style-name="T1">Alphabet {alfAbd} – </text:span>alphabet</text:p>
      <text:p text:style-name="P12"><text:span text:style-name="T1">Anua {Anwa} –</text:span> old woman</text:p>
      <text:p text:style-name="P12"><text:span text:style-name="T1">Aunfin {aonfIn} –</text:span> endless, infinite</text:p>
      <text:p text:style-name="P12"><text:span text:style-name="T1">Buk {buk} –</text:span> book</text:p>
      <text:p text:style-name="P12"><text:span text:style-name="T1">Dienkia {dyEnkya} –</text:span> domestic electric appliances</text:p>
      <text:p text:style-name="P12"><text:span text:style-name="T1">Distance-control {distAnts kontrOl} –</text:span> remote-control</text:p>
      <text:p text:style-name="P12"><text:span text:style-name="T1">Dru {dru} –</text:span> tree</text:p>
      <text:p text:style-name="P12"><text:span text:style-name="T1">Fall {fal} –</text:span> case <text:span text:style-name="T8">(situation)</text:span></text:p>
      <text:p text:style-name="P12"><text:soft-page-break/><text:span text:style-name="T1">Forest {forEst} –</text:span> forest</text:p>
      <text:p text:style-name="P12"><text:span text:style-name="T1">Future {futÜr} –</text:span> future <text:span text:style-name="T8">(substantive)</text:span></text:p>
      <text:p text:style-name="P12"><text:span text:style-name="T1">Geront {djërOnt} –</text:span> old man</text:p>
      <text:p text:style-name="P12"><text:span text:style-name="T1">Grammatic {gramAtik} –</text:span> grammar</text:p>
      <text:p text:style-name="P12"><text:span text:style-name="T1">Gwen {gwen} –</text:span> woman</text:p>
      <text:p text:style-name="P12"><text:span text:style-name="T1">Gwenak {gwënAk} –</text:span> young woman</text:p>
      <text:p text:style-name="P12"><text:span text:style-name="T1">Ject {jekt} –</text:span> thing</text:p>
      <text:p text:style-name="P12"><text:span text:style-name="T1">Ker {ker} –</text:span> time, occasion</text:p>
      <text:p text:style-name="P12"><text:span text:style-name="T1">Kindergarten {kindërgArtën} –</text:span> kindergarten</text:p>
      <text:p text:style-name="P12"><text:span text:style-name="T1">Kwehrmen {kwE:mën} –</text:span> way <text:span text:style-name="T8">(of doing something)</text:span></text:p>
      <text:p text:style-name="P12"><text:span text:style-name="T1">Majoritat {majoritAt} –</text:span> majority</text:p>
      <text:p text:style-name="P12"><text:span text:style-name="T1">Memoria {mëmOrya}</text:span><text:span text:style-name="T5"> – memory</text:span></text:p>
      <text:p text:style-name="P12"><text:span text:style-name="T1">Mensc {mensk} – </text:span>human, man <text:span text:style-name="T8">(“man” in the sense of specie)</text:span></text:p>
      <text:p text:style-name="P12"><text:span text:style-name="T1">Menue {mënÜ:} – </text:span><text:span text:style-name="T5">menu</text:span></text:p>
      <text:p text:style-name="P12"><text:span text:style-name="T1">Message {mesAdj} –</text:span><text:span text:style-name="T5"> menssage</text:span></text:p>
      <text:p text:style-name="P12"><text:span text:style-name="T1">Minoritat {minoritAt} –</text:span> minority</text:p>
      <text:p text:style-name="P12"><text:span text:style-name="T1">Pieg {pyeg} –</text:span> girl</text:p>
      <text:p text:style-name="P12"><text:span text:style-name="T1">Present {prEzënt} –</text:span> present</text:p>
      <text:p text:style-name="P12"><text:span text:style-name="T1">Prev {prev} –</text:span> past</text:p>
      <text:p text:style-name="P12"><text:span text:style-name="T1">Primar talim {primAr tAlim} –</text:span><text:span text:style-name="T5"> </text:span><text:span text:style-name="T12">stage when the children learns the basic, </text:span><text:span text:style-name="T12">like reading <text:s/>and very basic calculation</text:span></text:p>
      <text:p text:style-name="P12"><text:span text:style-name="T1">Pwarn {pwarn} –</text:span><text:span text:style-name="T5"> boy</text:span></text:p>
      <text:p text:style-name="P12"><text:span text:style-name="T1">Secundar talim {sëkundAr tAlim} –</text:span> <text:span text:style-name="T8">stage when teenagers learns the fundamental</text:span></text:p>
      <text:p text:style-name="P12"><text:span text:style-name="T1">Suedos {sÜ:dos} –</text:span> property <text:span text:style-name="T8">(quality)</text:span> </text:p>
      <text:p text:style-name="P12"><text:span text:style-name="T1">Television {tëlëvizyOn} – </text:span>television</text:p>
      <text:p text:style-name="P12"><text:span text:style-name="T1">Veneg {vEnëg} –</text:span> seller</text:p>
      <text:p text:style-name="P12"><text:span text:style-name="T1">Videocassette {videokasEt} –</text:span><text:span text:style-name="T5"> videocassette</text:span></text:p>
      <text:p text:style-name="P12"><text:span text:style-name="T1">Videoteip {videotEyp} –</text:span> <text:span text:style-name="T5">videocassette</text:span></text:p>
      <text:p text:style-name="P12"><text:span text:style-name="T1">Wakt {wakt} –</text:span> time <text:span text:style-name="T8">(duration)</text:span> </text:p>
      <text:p text:style-name="P12"><text:span text:style-name="T1">Wir {wir} –</text:span> man</text:p>
      <text:p text:style-name="P12"><text:span text:style-name="T1">Yeudmo {yÖdmo} –</text:span> man <text:span text:style-name="T8">(as combatent)</text:span> </text:p>
      <text:p text:style-name="P12"><text:span text:style-name="T1">Yuwen {yÜwën} –</text:span> young man</text:p>
      <text:p text:style-name="P12"><text:span text:style-name="T1">Zaman {dzamAn} –</text:span> epoch, time</text:p>
      <text:p text:style-name="P12"/>
      <text:h text:style-name="P4" text:outline-level="2">INTERJECTIONS</text:h>
      <text:p text:style-name="P12"/>
      <text:p text:style-name="P12"><text:span text:style-name="T1">Ajaban! {ajabAn} –</text:span> gosh!</text:p>
      <text:p text:style-name="P12"><text:span text:style-name="T1">Al-hamdulillah! {al hamdulilA:} –</text:span> thank you God!</text:p>
      <text:p text:style-name="P12"><text:span text:style-name="T1">Aman! {amAn} –</text:span> have mercy!</text:p>
      <text:p text:style-name="P12"><text:span text:style-name="T1">Anchoa! {antcOa} –</text:span> <text:span text:style-name="T13">not possible!</text:span></text:p>
      <text:p text:style-name="P12"><text:span text:style-name="T1">Asafa! {azAfa} –</text:span> how awful!</text:p>
      <text:p text:style-name="P12"><text:span text:style-name="T1">Bast(a)! {bAst(a)} –</text:span> it's enough!</text:p>
      <text:p text:style-name="P12"><text:span text:style-name="T1">Bravo! {brAvo} –</text:span> bravo!</text:p>
      <text:p text:style-name="P12"><text:span text:style-name="T1">Bre! {bre} –</text:span> whoa!</text:p>
      <text:p text:style-name="P12"><text:span text:style-name="T1">Chao! {tcAo} –</text:span> goodbye!</text:p>
      <text:p text:style-name="P12"><text:span text:style-name="T1">Chiba! {tcIba} –</text:span> <text:span text:style-name="T8">word used to drive a dog</text:span> </text:p>
      <text:p text:style-name="P12"><text:span text:style-name="T1">Chinchay! –</text:span> nothing!</text:p>
      <text:p text:style-name="P12"><text:span text:style-name="T1">Coul! {ku:l} –</text:span> cool!</text:p>
      <text:p text:style-name="P12"><text:soft-page-break/><text:span text:style-name="T1">Dank! {dank} –</text:span> Thanks!</text:p>
      <text:p text:style-name="P12"><text:span text:style-name="T1">E? {ë} –</text:span> hein?</text:p>
      <text:p text:style-name="P12"><text:span text:style-name="T1">Ehh {e:} –</text:span> err <text:span text:style-name="T8">(doubt)</text:span> </text:p>
      <text:p text:style-name="P12"><text:span text:style-name="T1">Gwivtu! / Gwive! {gw} –</text:span> hurray!</text:p>
      <text:p text:style-name="P12"><text:span text:style-name="T1">Ha ha ha! {ha ha ha} –</text:span> Ha ha ha!</text:p>
      <text:p text:style-name="P12"><text:span text:style-name="T1">Hay(te)! {hay(t)} –</text:span> go! <text:span text:style-name="T8">(encouragement)</text:span> </text:p>
      <text:p text:style-name="P12"><text:span text:style-name="T1">Hue! {hü:} –</text:span> Gee up! <text:span text:style-name="T8">for a horse</text:span></text:p>
      <text:p text:style-name="P12"><text:span text:style-name="T1">Hurrah! {hurA:} –</text:span> hooray!</text:p>
      <text:p text:style-name="P12"><text:span text:style-name="T1">Iblis! {Iblis} –</text:span> deuce! devil!</text:p>
      <text:p text:style-name="P21"><text:span text:style-name="T1">Interjection {intërjëktyOn} –</text:span> interjection</text:p>
      <text:p text:style-name="P12"><text:span text:style-name="T1">Lassamahallah {lasamahalA:} –</text:span> God help us!</text:p>
      <text:p text:style-name="P12"><text:span text:style-name="T1">Lutfan {lutfAn} –</text:span> be nice!</text:p>
      <text:p text:style-name="P12"><text:span text:style-name="T1">Maideh {maydE:} –</text:span> help! mayday!</text:p>
      <text:p text:style-name="P12"><text:span text:style-name="T1">Marba {mArba} –</text:span> please to meet you!</text:p>
      <text:p text:style-name="P12"><text:span text:style-name="T1">Mersie! {mërsI:} –</text:span> thank you!</text:p>
      <text:p text:style-name="P12"><text:span text:style-name="T1">O Deiwes! {o dEywës} </text:span>– great Gods!</text:p>
      <text:p text:style-name="P12"><text:span text:style-name="T1">Pawiropeku! {pawiropEku} –</text:span> goodbye! farewell!</text:p>
      <text:p text:style-name="P12"><text:span text:style-name="T1">Sayang! {sayAng} –</text:span> what a pity!</text:p>
      <text:p text:style-name="P12"><text:span text:style-name="T1">Servus! {sErvus} –</text:span> at your service!</text:p>
      <text:p text:style-name="P12"><text:span text:style-name="T1">Scha! {ca} –</text:span> hush!</text:p>
      <text:p text:style-name="P12"><text:span text:style-name="T1">Sieune {syön} –</text:span> Bless You ! <text:span text:style-name="T8">(to someone who has just sneezed)</text:span></text:p>
      <text:p text:style-name="P12"><text:span text:style-name="T1">Sikhtir {sIqtir} –</text:span> out!</text:p>
      <text:p text:style-name="P12"><text:span text:style-name="T1">Stop! {stop} –</text:span> stop!</text:p>
      <text:p text:style-name="P12"><text:span text:style-name="T1">Toi! {toy} –</text:span> <text:span text:style-name="T8">deception</text:span></text:p>
      <text:p text:style-name="P12"><text:span text:style-name="T1">Uff! {uf} –</text:span> uff!</text:p>
      <text:p text:style-name="P12"><text:span text:style-name="T1">Ups! {ups} –</text:span> ops!</text:p>
      <text:p text:style-name="P12"><text:span text:style-name="T1">Vedim! {vEdim} –</text:span> let's see! <text:span text:style-name="T8">(to bring a counter-argument)</text:span> </text:p>
      <text:p text:style-name="P12"><text:span text:style-name="T1">Yallah! {yalA:} –</text:span> my God!</text:p>
      <text:p text:style-name="P12"><text:span text:style-name="T1">Way! {way} –</text:span> ai! ui!</text:p>
      <text:p text:style-name="P12"><text:span text:style-name="T1">Zinhaar! {dzinhaAr} –</text:span> beware! caution!</text:p>
      <text:p text:style-name="P12"/>
      <text:h text:style-name="P58" text:outline-level="1">REFERENCES</text:h>
      <text:p text:style-name="P12"/>
      <text:p text:style-name="P12">SIMON, Olivier. RICE, Stephen L (ed.). <text:span text:style-name="T1">The Grammar Of Sambahsa-Mundialect In English</text:span>. 7 ed. Maio 2012.</text:p>
      <text:p text:style-name="P12"/>
      <text:p text:style-name="P13">A Starter to Sambahsa</text:p>
      <text:p text:style-name="P12"/>
      <text:p text:style-name="P12">RICE, Stephen L. <text:span text:style-name="T1">Sambahsa_Phrasebook</text:span></text:p>
      <text:p text:style-name="P12"/>
      <text:p text:style-name="P12">WINTER, Robert. <text:span text:style-name="T1">Sambahsa: Guide to Pronouns and Articles</text:span>.</text:p>
      <text:p text:style-name="P12"/>
      <text:p text:style-name="P12">LIMA, Henrique Matheus da Silva. <text:span text:style-name="T1">Manual de Alfabeto Fonético Internacional</text:span>. 2017.</text:p>
      <text:p text:style-name="P12"/>
      <text:p text:style-name="P12">OFFICIAL DAKHELPAGE OS SAMBAHSA-MUNDIALECT. <text:span text:style-name="T1">FrontPage</text:span>. Available in: &lt;http://Sambahsa.pbworks.com/w/page/10183084/FrontPage&gt;. Acesso em: jul. 2016.</text:p>
      <text:p text:style-name="P12"/>
      <text:p text:style-name="P12"><text:soft-page-break/>OFFICIAL DAKHELPAGE OS SAMBAHSA-MUNDIALECT. <text:span text:style-name="T1">IPA Sambahsa </text:span><text:span text:style-name="T1">phonetics</text:span>. Available in: &lt;http://Sambahsa.pbworks.com/w/page/10183089/IPA%20Sambahsa%20phonetics&gt;. Access in: jul. 2016.</text:p>
      <text:p text:style-name="P12"/>
      <text:p text:style-name="P12">YEAHBITCHMAGNETSOH. <text:span text:style-name="T1">Flag of Indo-European Speakers</text:span>. Reddit. Disponível em: &lt;https://www.reddit.com/r/vexillology/comments/3jlf0k/flag_of_indoeuropean_speakers/&gt;. Access in: jul 2016.</text:p>
      <text:p text:style-name="P12"/>
      <text:p text:style-name="P12">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1</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5-29T13:29:12</dc:date>
    <meta:editing-duration>P17DT6H53M57S</meta:editing-duration>
    <meta:editing-cycles>6309</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39" meta:paragraph-count="3845" meta:word-count="43014" meta:character-count="239303"/>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